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text-properties style:font-name="DejaVu Sans" officeooo:rsid="00bd0cdf" officeooo:paragraph-rsid="00d00e22"/>
    </style:style>
    <style:style style:name="P2" style:family="paragraph" style:parent-style-name="Frame_20_contents">
      <style:text-properties style:font-name="DejaVu Sans" officeooo:rsid="00bd0cdf" officeooo:paragraph-rsid="00d3b05a"/>
    </style:style>
    <style:style style:name="P3" style:family="paragraph" style:parent-style-name="Frame_20_contents">
      <style:text-properties style:font-name="DejaVu Sans" officeooo:rsid="00bd0cdf" officeooo:paragraph-rsid="00d7b7fd"/>
    </style:style>
    <style:style style:name="P4" style:family="paragraph" style:parent-style-name="Frame_20_contents">
      <style:text-properties style:font-name="DejaVu Sans" officeooo:rsid="00bd0cdf" officeooo:paragraph-rsid="00d970e4"/>
    </style:style>
    <style:style style:name="P5" style:family="paragraph" style:parent-style-name="Frame_20_contents">
      <style:text-properties style:font-name="DejaVu Sans" officeooo:rsid="00bd0cdf" officeooo:paragraph-rsid="00de6e7e"/>
    </style:style>
    <style:style style:name="P6" style:family="paragraph" style:parent-style-name="Frame_20_contents">
      <style:text-properties style:font-name="DejaVu Sans" officeooo:rsid="00bd0cdf" officeooo:paragraph-rsid="00d013a7"/>
    </style:style>
    <style:style style:name="P7" style:family="paragraph" style:parent-style-name="Frame_20_contents">
      <style:paragraph-properties>
        <style:tab-stops>
          <style:tab-stop style:position="1.1772in"/>
        </style:tab-stops>
      </style:paragraph-properties>
      <style:text-properties style:font-name="DejaVu Sans" officeooo:rsid="00bd0cdf" officeooo:paragraph-rsid="00d39f3c"/>
    </style:style>
    <style:style style:name="P8" style:family="paragraph" style:parent-style-name="Frame_20_contents">
      <style:text-properties style:font-name="DejaVu Sans" officeooo:rsid="00bd0cdf" officeooo:paragraph-rsid="00ebfa3d"/>
    </style:style>
    <style:style style:name="P9" style:family="paragraph" style:parent-style-name="Frame_20_contents">
      <style:text-properties style:font-name="DejaVu Sans" officeooo:rsid="00bd0cdf" officeooo:paragraph-rsid="00f4c7e5"/>
    </style:style>
    <style:style style:name="P10" style:family="paragraph" style:parent-style-name="Frame_20_contents">
      <style:text-properties style:font-name="DejaVu Sans" officeooo:rsid="00bd0cdf" officeooo:paragraph-rsid="00f51f09"/>
    </style:style>
    <style:style style:name="P11" style:family="paragraph" style:parent-style-name="Frame_20_contents">
      <style:text-properties style:font-name="DejaVu Sans" officeooo:rsid="00bd0cdf" officeooo:paragraph-rsid="00f9a929"/>
    </style:style>
    <style:style style:name="P12" style:family="paragraph" style:parent-style-name="Frame_20_contents">
      <style:text-properties style:font-name="DejaVu Sans" officeooo:rsid="00bd0cdf" officeooo:paragraph-rsid="00fb20d9"/>
    </style:style>
    <style:style style:name="P13" style:family="paragraph" style:parent-style-name="Frame_20_contents">
      <style:text-properties style:font-name="DejaVu Sans" officeooo:rsid="00bd0cdf" officeooo:paragraph-rsid="0100c96e"/>
    </style:style>
    <style:style style:name="P14" style:family="paragraph" style:parent-style-name="Frame_20_contents">
      <style:text-properties style:font-name="DejaVu Sans" officeooo:rsid="00bd0cdf" officeooo:paragraph-rsid="011488b6"/>
    </style:style>
    <style:style style:name="P15" style:family="paragraph" style:parent-style-name="Frame_20_contents">
      <style:text-properties style:font-name="DejaVu Sans" officeooo:rsid="00bd0cdf" officeooo:paragraph-rsid="0115930e"/>
    </style:style>
    <style:style style:name="P16" style:family="paragraph" style:parent-style-name="Frame_20_contents">
      <style:text-properties style:font-name="DejaVu Sans" officeooo:rsid="00bd0cdf" officeooo:paragraph-rsid="011757e4"/>
    </style:style>
    <style:style style:name="P17" style:family="paragraph" style:parent-style-name="Frame_20_contents">
      <style:text-properties style:font-name="DejaVu Sans" officeooo:rsid="00bd0cdf" officeooo:paragraph-rsid="0118186e"/>
    </style:style>
    <style:style style:name="P18" style:family="paragraph" style:parent-style-name="Frame_20_contents">
      <style:text-properties style:font-name="DejaVu Sans" officeooo:rsid="00bd0cdf" officeooo:paragraph-rsid="011b3117"/>
    </style:style>
    <style:style style:name="P19" style:family="paragraph" style:parent-style-name="Frame_20_contents">
      <style:text-properties style:font-name="DejaVu Sans" officeooo:rsid="00bd0cdf" officeooo:paragraph-rsid="01298e74"/>
    </style:style>
    <style:style style:name="P20" style:family="paragraph" style:parent-style-name="Frame_20_contents">
      <style:text-properties style:font-name="DejaVu Sans" officeooo:rsid="00bd0cdf" officeooo:paragraph-rsid="012fbae5"/>
    </style:style>
    <style:style style:name="P21" style:family="paragraph" style:parent-style-name="Frame_20_contents">
      <style:text-properties style:font-name="DejaVu Sans" officeooo:rsid="00bd0cdf" officeooo:paragraph-rsid="01314c65"/>
    </style:style>
    <style:style style:name="P22" style:family="paragraph" style:parent-style-name="Frame_20_contents">
      <style:text-properties style:font-name="DejaVu Sans" officeooo:rsid="00bd0cdf" officeooo:paragraph-rsid="0131671d"/>
    </style:style>
    <style:style style:name="P23" style:family="paragraph" style:parent-style-name="Frame_20_contents">
      <style:text-properties style:font-name="DejaVu Sans" officeooo:rsid="00bd0cdf" officeooo:paragraph-rsid="01333c05"/>
    </style:style>
    <style:style style:name="P24" style:family="paragraph" style:parent-style-name="Frame_20_contents">
      <style:text-properties style:font-name="DejaVu Sans" officeooo:rsid="00bd0cdf" officeooo:paragraph-rsid="0139f913"/>
    </style:style>
    <style:style style:name="P25" style:family="paragraph" style:parent-style-name="Frame_20_contents">
      <style:text-properties style:font-name="DejaVu Sans" officeooo:rsid="00bd0cdf" officeooo:paragraph-rsid="013a25dd"/>
    </style:style>
    <style:style style:name="P26" style:family="paragraph" style:parent-style-name="Frame_20_contents">
      <style:text-properties style:font-name="DejaVu Sans" officeooo:rsid="00bd0cdf" officeooo:paragraph-rsid="013bc1b0"/>
    </style:style>
    <style:style style:name="P27" style:family="paragraph" style:parent-style-name="Frame_20_contents">
      <style:text-properties style:font-name="DejaVu Sans" officeooo:rsid="00bd0cdf" officeooo:paragraph-rsid="013d1d04"/>
    </style:style>
    <style:style style:name="P28" style:family="paragraph" style:parent-style-name="Frame_20_contents">
      <style:text-properties style:font-name="DejaVu Sans" officeooo:rsid="00bd0cdf" officeooo:paragraph-rsid="01425252"/>
    </style:style>
    <style:style style:name="P29" style:family="paragraph" style:parent-style-name="Frame_20_contents">
      <style:text-properties style:font-name="DejaVu Sans" officeooo:rsid="00bd0cdf" officeooo:paragraph-rsid="014bbe3d"/>
    </style:style>
    <style:style style:name="P30" style:family="paragraph" style:parent-style-name="Frame_20_contents">
      <style:text-properties style:font-name="DejaVu Sans" officeooo:rsid="00bd0cdf" officeooo:paragraph-rsid="014d9fcc"/>
    </style:style>
    <style:style style:name="P31" style:family="paragraph" style:parent-style-name="Frame_20_contents">
      <style:text-properties style:font-name="DejaVu Sans" officeooo:rsid="00bd0cdf" officeooo:paragraph-rsid="014ebb75"/>
    </style:style>
    <style:style style:name="P32" style:family="paragraph" style:parent-style-name="Frame_20_contents">
      <style:text-properties style:font-name="DejaVu Sans" officeooo:rsid="00bd0cdf" officeooo:paragraph-rsid="01507c1d"/>
    </style:style>
    <style:style style:name="P33" style:family="paragraph" style:parent-style-name="Frame_20_contents">
      <style:text-properties style:font-name="DejaVu Sans" officeooo:rsid="00bd0cdf" officeooo:paragraph-rsid="0150d685"/>
    </style:style>
    <style:style style:name="P34" style:family="paragraph" style:parent-style-name="Frame_20_contents">
      <style:text-properties style:font-name="DejaVu Sans" officeooo:rsid="00bd0cdf" officeooo:paragraph-rsid="0153393f"/>
    </style:style>
    <style:style style:name="P35" style:family="paragraph" style:parent-style-name="Frame_20_contents">
      <style:text-properties style:font-name="DejaVu Sans" officeooo:rsid="00bd0cdf" officeooo:paragraph-rsid="0159ed8f"/>
    </style:style>
    <style:style style:name="P36" style:family="paragraph" style:parent-style-name="Frame_20_contents">
      <style:text-properties style:font-name="DejaVu Sans" officeooo:rsid="00bd0cdf" officeooo:paragraph-rsid="015fcc9c"/>
    </style:style>
    <style:style style:name="P37" style:family="paragraph" style:parent-style-name="Frame_20_contents">
      <style:text-properties style:font-name="DejaVu Sans" officeooo:rsid="00bd0cdf" officeooo:paragraph-rsid="01409a75"/>
    </style:style>
    <style:style style:name="P38" style:family="paragraph" style:parent-style-name="Frame_20_contents">
      <style:text-properties style:font-name="DejaVu Sans" officeooo:rsid="00bd0cdf" officeooo:paragraph-rsid="0143fb17"/>
    </style:style>
    <style:style style:name="P39" style:family="paragraph" style:parent-style-name="Frame_20_contents">
      <style:text-properties style:font-name="DejaVu Sans" officeooo:rsid="00bd0cdf" officeooo:paragraph-rsid="01619f88"/>
    </style:style>
    <style:style style:name="P40" style:family="paragraph" style:parent-style-name="Frame_20_contents">
      <style:text-properties style:font-name="DejaVu Sans" officeooo:rsid="00bd0cdf" officeooo:paragraph-rsid="016b8b9a"/>
    </style:style>
    <style:style style:name="P41" style:family="paragraph" style:parent-style-name="Frame_20_contents">
      <style:text-properties style:font-name="DejaVu Sans" officeooo:rsid="00bd0cdf" officeooo:paragraph-rsid="016b9807"/>
    </style:style>
    <style:style style:name="P42" style:family="paragraph" style:parent-style-name="Frame_20_contents">
      <style:text-properties style:font-name="DejaVu Sans" officeooo:rsid="00bd0cdf" officeooo:paragraph-rsid="016bb135"/>
    </style:style>
    <style:style style:name="P43" style:family="paragraph" style:parent-style-name="Frame_20_contents">
      <style:text-properties style:font-name="DejaVu Sans" officeooo:rsid="00bd0cdf" officeooo:paragraph-rsid="016d9cfc"/>
    </style:style>
    <style:style style:name="P44" style:family="paragraph" style:parent-style-name="Frame_20_contents">
      <style:text-properties style:font-name="DejaVu Sans" officeooo:rsid="00bd0cdf" officeooo:paragraph-rsid="016e243a"/>
    </style:style>
    <style:style style:name="P45" style:family="paragraph" style:parent-style-name="Frame_20_contents">
      <style:text-properties style:font-name="DejaVu Sans" officeooo:rsid="00bd0cdf" officeooo:paragraph-rsid="017021ac"/>
    </style:style>
    <style:style style:name="P46" style:family="paragraph" style:parent-style-name="Frame_20_contents">
      <style:text-properties style:font-name="DejaVu Sans" officeooo:rsid="00bd0cdf" officeooo:paragraph-rsid="017048bb"/>
    </style:style>
    <style:style style:name="P47" style:family="paragraph" style:parent-style-name="Frame_20_contents">
      <style:text-properties style:font-name="DejaVu Sans" officeooo:rsid="00bd0cdf" officeooo:paragraph-rsid="01728c84"/>
    </style:style>
    <style:style style:name="P48" style:family="paragraph" style:parent-style-name="Frame_20_contents">
      <style:text-properties style:font-name="DejaVu Sans" officeooo:rsid="00bd0cdf" officeooo:paragraph-rsid="01731ff3"/>
    </style:style>
    <style:style style:name="P49" style:family="paragraph" style:parent-style-name="Frame_20_contents">
      <style:text-properties style:font-name="DejaVu Sans" officeooo:rsid="00bd0cdf" officeooo:paragraph-rsid="0174a778"/>
    </style:style>
    <style:style style:name="P50" style:family="paragraph" style:parent-style-name="Frame_20_contents">
      <style:text-properties style:font-name="DejaVu Sans" officeooo:rsid="00bd0cdf" officeooo:paragraph-rsid="0179b54d"/>
    </style:style>
    <style:style style:name="P51" style:family="paragraph" style:parent-style-name="Frame_20_contents">
      <style:text-properties style:font-name="DejaVu Sans" officeooo:rsid="00bd0cdf" officeooo:paragraph-rsid="0179c090"/>
    </style:style>
    <style:style style:name="P52" style:family="paragraph" style:parent-style-name="Frame_20_contents">
      <style:text-properties style:font-name="DejaVu Sans" officeooo:rsid="00bd0cdf" officeooo:paragraph-rsid="017ab3e6"/>
    </style:style>
    <style:style style:name="P53" style:family="paragraph" style:parent-style-name="Frame_20_contents">
      <style:paragraph-properties fo:text-align="start" style:justify-single-word="false"/>
      <style:text-properties style:font-name="DejaVu Sans" officeooo:rsid="00bd0cdf" officeooo:paragraph-rsid="01e5bdb4"/>
    </style:style>
    <style:style style:name="P54" style:family="paragraph" style:parent-style-name="Frame_20_contents">
      <style:paragraph-properties fo:text-align="start" style:justify-single-word="false"/>
      <style:text-properties style:font-name="DejaVu Sans" officeooo:rsid="00bd0cdf" officeooo:paragraph-rsid="01e5ecf8"/>
    </style:style>
    <style:style style:name="P55" style:family="paragraph" style:parent-style-name="Frame_20_contents">
      <style:paragraph-properties fo:text-align="start" style:justify-single-word="false"/>
      <style:text-properties style:font-name="DejaVu Sans" officeooo:rsid="00bd0cdf" officeooo:paragraph-rsid="01e81bee"/>
    </style:style>
    <style:style style:name="P56" style:family="paragraph" style:parent-style-name="Frame_20_contents">
      <style:paragraph-properties fo:text-align="start" style:justify-single-word="false"/>
      <style:text-properties style:font-name="DejaVu Sans" officeooo:rsid="00bd0cdf" officeooo:paragraph-rsid="01e96c8f"/>
    </style:style>
    <style:style style:name="P57" style:family="paragraph" style:parent-style-name="Frame_20_contents">
      <style:paragraph-properties fo:text-align="start" style:justify-single-word="false"/>
      <style:text-properties style:font-name="DejaVu Sans" officeooo:rsid="00bd0cdf" officeooo:paragraph-rsid="01ea1044"/>
    </style:style>
    <style:style style:name="P58" style:family="paragraph" style:parent-style-name="Frame_20_contents">
      <style:paragraph-properties fo:text-align="start" style:justify-single-word="false"/>
      <style:text-properties style:font-name="DejaVu Sans" officeooo:rsid="00bd0cdf" officeooo:paragraph-rsid="01ed803e"/>
    </style:style>
    <style:style style:name="P59" style:family="paragraph" style:parent-style-name="Frame_20_contents">
      <style:paragraph-properties fo:text-align="start" style:justify-single-word="false"/>
      <style:text-properties style:font-name="DejaVu Sans" officeooo:rsid="00bd0cdf" officeooo:paragraph-rsid="01f38523"/>
    </style:style>
    <style:style style:name="P60" style:family="paragraph" style:parent-style-name="Frame_20_contents">
      <style:paragraph-properties fo:text-align="start" style:justify-single-word="false"/>
      <style:text-properties style:font-name="DejaVu Sans" officeooo:rsid="00bd0cdf" officeooo:paragraph-rsid="01f47977"/>
    </style:style>
    <style:style style:name="P61" style:family="paragraph" style:parent-style-name="Frame_20_contents">
      <style:paragraph-properties fo:text-align="start" style:justify-single-word="false"/>
      <style:text-properties style:font-name="DejaVu Sans" officeooo:rsid="00bd0cdf" officeooo:paragraph-rsid="01f5a511"/>
    </style:style>
    <style:style style:name="P62" style:family="paragraph" style:parent-style-name="Frame_20_contents">
      <style:paragraph-properties fo:text-align="start" style:justify-single-word="false"/>
      <style:text-properties style:font-name="DejaVu Sans" officeooo:rsid="00bd0cdf" officeooo:paragraph-rsid="01f88a56"/>
    </style:style>
    <style:style style:name="P63" style:family="paragraph" style:parent-style-name="Frame_20_contents">
      <style:paragraph-properties fo:text-align="start" style:justify-single-word="false"/>
      <style:text-properties style:font-name="DejaVu Sans" officeooo:rsid="00bd0cdf" officeooo:paragraph-rsid="01fa93c2"/>
    </style:style>
    <style:style style:name="P64" style:family="paragraph" style:parent-style-name="Frame_20_contents">
      <style:paragraph-properties fo:text-align="start" style:justify-single-word="false"/>
      <style:text-properties style:font-name="DejaVu Sans" officeooo:rsid="00bd0cdf" officeooo:paragraph-rsid="01fd6420"/>
    </style:style>
    <style:style style:name="P65" style:family="paragraph" style:parent-style-name="Frame_20_contents">
      <style:paragraph-properties fo:text-align="start" style:justify-single-word="false"/>
      <style:text-properties style:font-name="DejaVu Sans" officeooo:rsid="00bd0cdf" officeooo:paragraph-rsid="01fd6f34"/>
    </style:style>
    <style:style style:name="P66" style:family="paragraph" style:parent-style-name="Frame_20_contents">
      <style:paragraph-properties fo:text-align="start" style:justify-single-word="false"/>
      <style:text-properties style:font-name="DejaVu Sans" officeooo:rsid="00bd0cdf" officeooo:paragraph-rsid="020818ee"/>
    </style:style>
    <style:style style:name="P67" style:family="paragraph" style:parent-style-name="Frame_20_contents">
      <style:paragraph-properties fo:text-align="start" style:justify-single-word="false"/>
      <style:text-properties style:font-name="DejaVu Sans" officeooo:rsid="00bd0cdf" officeooo:paragraph-rsid="020e7862"/>
    </style:style>
    <style:style style:name="P68" style:family="paragraph" style:parent-style-name="Frame_20_contents">
      <style:paragraph-properties fo:text-align="start" style:justify-single-word="false"/>
      <style:text-properties style:font-name="DejaVu Sans" officeooo:rsid="00bd0cdf" officeooo:paragraph-rsid="021028a2"/>
    </style:style>
    <style:style style:name="P69" style:family="paragraph" style:parent-style-name="Frame_20_contents">
      <style:paragraph-properties fo:text-align="start" style:justify-single-word="false"/>
      <style:text-properties style:font-name="DejaVu Sans" officeooo:rsid="00bd0cdf" officeooo:paragraph-rsid="0211f363"/>
    </style:style>
    <style:style style:name="P70" style:family="paragraph" style:parent-style-name="Frame_20_contents">
      <style:paragraph-properties fo:text-align="start" style:justify-single-word="false"/>
      <style:text-properties style:font-name="DejaVu Sans" officeooo:rsid="00bd0cdf" officeooo:paragraph-rsid="0212b551"/>
    </style:style>
    <style:style style:name="P71" style:family="paragraph" style:parent-style-name="Frame_20_contents">
      <style:paragraph-properties fo:text-align="start" style:justify-single-word="false"/>
      <style:text-properties style:font-name="DejaVu Sans" officeooo:rsid="00bd0cdf" officeooo:paragraph-rsid="0214aea9"/>
    </style:style>
    <style:style style:name="P72" style:family="paragraph" style:parent-style-name="Frame_20_contents">
      <style:paragraph-properties fo:text-align="start" style:justify-single-word="false"/>
      <style:text-properties style:font-name="DejaVu Sans" officeooo:rsid="00bd0cdf" officeooo:paragraph-rsid="02155faf"/>
    </style:style>
    <style:style style:name="P73" style:family="paragraph" style:parent-style-name="Frame_20_contents">
      <style:paragraph-properties fo:text-align="start" style:justify-single-word="false"/>
      <style:text-properties style:font-name="DejaVu Sans" officeooo:rsid="00bd0cdf" officeooo:paragraph-rsid="02162550"/>
    </style:style>
    <style:style style:name="P74" style:family="paragraph" style:parent-style-name="Frame_20_contents">
      <style:paragraph-properties fo:text-align="start" style:justify-single-word="false"/>
      <style:text-properties style:font-name="DejaVu Sans" officeooo:rsid="00bd0cdf" officeooo:paragraph-rsid="02163738"/>
    </style:style>
    <style:style style:name="P75" style:family="paragraph" style:parent-style-name="Frame_20_contents">
      <style:paragraph-properties fo:text-align="start" style:justify-single-word="false"/>
      <style:text-properties style:font-name="DejaVu Sans" officeooo:rsid="00bd0cdf" officeooo:paragraph-rsid="02180c14"/>
    </style:style>
    <style:style style:name="P76" style:family="paragraph" style:parent-style-name="Frame_20_contents">
      <style:paragraph-properties fo:text-align="start" style:justify-single-word="false"/>
      <style:text-properties style:font-name="DejaVu Sans" officeooo:rsid="00bd0cdf" officeooo:paragraph-rsid="0218f1a3"/>
    </style:style>
    <style:style style:name="P77" style:family="paragraph" style:parent-style-name="Frame_20_contents">
      <style:paragraph-properties fo:text-align="start" style:justify-single-word="false"/>
      <style:text-properties style:font-name="DejaVu Sans" officeooo:rsid="00bd0cdf" officeooo:paragraph-rsid="0210a87c"/>
    </style:style>
    <style:style style:name="P78" style:family="paragraph" style:parent-style-name="Frame_20_contents">
      <style:paragraph-properties fo:text-align="start" style:justify-single-word="false"/>
      <style:text-properties style:font-name="DejaVu Sans" officeooo:rsid="00bd0cdf" officeooo:paragraph-rsid="021f3665"/>
    </style:style>
    <style:style style:name="P79" style:family="paragraph" style:parent-style-name="Frame_20_contents">
      <style:paragraph-properties fo:text-align="start" style:justify-single-word="false"/>
      <style:text-properties style:font-name="DejaVu Sans" officeooo:rsid="00bd0cdf" officeooo:paragraph-rsid="0220cb0c"/>
    </style:style>
    <style:style style:name="P80" style:family="paragraph" style:parent-style-name="Frame_20_contents">
      <style:paragraph-properties fo:text-align="start" style:justify-single-word="false"/>
      <style:text-properties style:font-name="DejaVu Sans" officeooo:rsid="00bd0cdf" officeooo:paragraph-rsid="0222666a"/>
    </style:style>
    <style:style style:name="P81" style:family="paragraph" style:parent-style-name="Frame_20_contents">
      <style:paragraph-properties fo:text-align="start" style:justify-single-word="false"/>
      <style:text-properties style:font-name="DejaVu Sans" officeooo:rsid="00bd0cdf" officeooo:paragraph-rsid="02287771"/>
    </style:style>
    <style:style style:name="P82" style:family="paragraph" style:parent-style-name="Frame_20_contents">
      <style:paragraph-properties fo:text-align="start" style:justify-single-word="false"/>
      <style:text-properties style:font-name="DejaVu Sans" officeooo:rsid="00bd0cdf" officeooo:paragraph-rsid="022bd311"/>
    </style:style>
    <style:style style:name="P83" style:family="paragraph" style:parent-style-name="Frame_20_contents">
      <style:paragraph-properties fo:text-align="start" style:justify-single-word="false"/>
      <style:text-properties style:font-name="DejaVu Sans" officeooo:rsid="00bd0cdf" officeooo:paragraph-rsid="023d9e95"/>
    </style:style>
    <style:style style:name="P84" style:family="paragraph" style:parent-style-name="Frame_20_contents">
      <style:paragraph-properties fo:text-align="start" style:justify-single-word="false"/>
      <style:text-properties style:font-name="DejaVu Sans" officeooo:rsid="00bd0cdf" officeooo:paragraph-rsid="023f4e63"/>
    </style:style>
    <style:style style:name="P85" style:family="paragraph" style:parent-style-name="Frame_20_contents">
      <style:paragraph-properties fo:text-align="start" style:justify-single-word="false"/>
      <style:text-properties style:font-name="DejaVu Sans" officeooo:rsid="00bd0cdf" officeooo:paragraph-rsid="0240ea6c"/>
    </style:style>
    <style:style style:name="P86" style:family="paragraph" style:parent-style-name="Frame_20_contents">
      <style:paragraph-properties fo:text-align="start" style:justify-single-word="false"/>
      <style:text-properties style:font-name="DejaVu Sans" officeooo:rsid="00bd0cdf" officeooo:paragraph-rsid="02424b9d"/>
    </style:style>
    <style:style style:name="P87" style:family="paragraph" style:parent-style-name="Frame_20_contents">
      <style:paragraph-properties fo:text-align="start" style:justify-single-word="false"/>
      <style:text-properties style:font-name="DejaVu Sans" officeooo:rsid="00bd0cdf" officeooo:paragraph-rsid="02582057"/>
    </style:style>
    <style:style style:name="P88" style:family="paragraph" style:parent-style-name="Frame_20_contents">
      <style:paragraph-properties fo:text-align="start" style:justify-single-word="false"/>
      <style:text-properties style:font-name="DejaVu Sans" officeooo:rsid="00bd0cdf" officeooo:paragraph-rsid="02591ba4"/>
    </style:style>
    <style:style style:name="P89" style:family="paragraph" style:parent-style-name="Frame_20_contents">
      <style:paragraph-properties fo:text-align="start" style:justify-single-word="false"/>
      <style:text-properties style:font-name="DejaVu Sans" officeooo:rsid="00bd0cdf" officeooo:paragraph-rsid="025ab108"/>
    </style:style>
    <style:style style:name="P90" style:family="paragraph" style:parent-style-name="Frame_20_contents">
      <style:paragraph-properties fo:text-align="start" style:justify-single-word="false"/>
      <style:text-properties style:font-name="DejaVu Sans" officeooo:rsid="00bd0cdf" officeooo:paragraph-rsid="025b3986"/>
    </style:style>
    <style:style style:name="P91" style:family="paragraph" style:parent-style-name="Frame_20_contents">
      <style:paragraph-properties fo:text-align="start" style:justify-single-word="false"/>
      <style:text-properties style:font-name="DejaVu Sans" officeooo:rsid="00bd0cdf" officeooo:paragraph-rsid="025b7751"/>
    </style:style>
    <style:style style:name="P92" style:family="paragraph" style:parent-style-name="Frame_20_contents">
      <style:paragraph-properties fo:text-align="start" style:justify-single-word="false"/>
      <style:text-properties style:font-name="DejaVu Sans" officeooo:rsid="00bd0cdf" officeooo:paragraph-rsid="025f729e"/>
    </style:style>
    <style:style style:name="P93" style:family="paragraph" style:parent-style-name="Frame_20_contents">
      <style:paragraph-properties fo:text-align="start" style:justify-single-word="false"/>
      <style:text-properties style:font-name="DejaVu Sans" officeooo:rsid="00bd0cdf" officeooo:paragraph-rsid="02606610"/>
    </style:style>
    <style:style style:name="P94" style:family="paragraph" style:parent-style-name="Frame_20_contents">
      <style:paragraph-properties fo:text-align="start" style:justify-single-word="false"/>
      <style:text-properties style:font-name="DejaVu Sans" officeooo:rsid="00bd0cdf" officeooo:paragraph-rsid="026097c4"/>
    </style:style>
    <style:style style:name="P95" style:family="paragraph" style:parent-style-name="Frame_20_contents">
      <style:paragraph-properties fo:text-align="start" style:justify-single-word="false"/>
      <style:text-properties style:font-name="DejaVu Sans" officeooo:rsid="00bd0cdf" officeooo:paragraph-rsid="0260d6a7"/>
    </style:style>
    <style:style style:name="P96" style:family="paragraph" style:parent-style-name="Frame_20_contents">
      <style:paragraph-properties fo:text-align="start" style:justify-single-word="false"/>
      <style:text-properties style:font-name="DejaVu Sans" officeooo:rsid="00bd0cdf" officeooo:paragraph-rsid="02610e7c"/>
    </style:style>
    <style:style style:name="P97" style:family="paragraph" style:parent-style-name="Frame_20_contents">
      <style:paragraph-properties fo:text-align="start" style:justify-single-word="false"/>
      <style:text-properties style:font-name="DejaVu Sans" officeooo:rsid="00bd0cdf" officeooo:paragraph-rsid="0261637f"/>
    </style:style>
    <style:style style:name="P98" style:family="paragraph" style:parent-style-name="Frame_20_contents">
      <style:paragraph-properties fo:text-align="start" style:justify-single-word="false"/>
      <style:text-properties style:font-name="DejaVu Sans" officeooo:rsid="00bd0cdf" officeooo:paragraph-rsid="026554fd"/>
    </style:style>
    <style:style style:name="P99" style:family="paragraph" style:parent-style-name="Frame_20_contents">
      <style:paragraph-properties fo:text-align="start" style:justify-single-word="false"/>
      <style:text-properties style:font-name="DejaVu Sans" officeooo:rsid="00bd0cdf" officeooo:paragraph-rsid="02696260"/>
    </style:style>
    <style:style style:name="P100" style:family="paragraph" style:parent-style-name="Frame_20_contents">
      <style:text-properties style:font-name="DejaVu Sans" officeooo:rsid="00bd0cdf" officeooo:paragraph-rsid="0184ce9a"/>
    </style:style>
    <style:style style:name="P101" style:family="paragraph" style:parent-style-name="Frame_20_contents">
      <style:text-properties style:font-name="DejaVu Sans" officeooo:rsid="00bd0cdf" officeooo:paragraph-rsid="0185fdd7"/>
    </style:style>
    <style:style style:name="P102" style:family="paragraph" style:parent-style-name="Frame_20_contents">
      <style:text-properties style:font-name="DejaVu Sans" officeooo:rsid="00bd0cdf" officeooo:paragraph-rsid="0195e114"/>
    </style:style>
    <style:style style:name="P103" style:family="paragraph" style:parent-style-name="Frame_20_contents">
      <style:text-properties style:font-name="DejaVu Sans" officeooo:rsid="00bd0cdf" officeooo:paragraph-rsid="01514a86"/>
    </style:style>
    <style:style style:name="P104" style:family="paragraph" style:parent-style-name="Frame_20_contents">
      <style:text-properties style:font-name="DejaVu Sans" officeooo:rsid="00bd0cdf" officeooo:paragraph-rsid="01d1cf87"/>
    </style:style>
    <style:style style:name="P105" style:family="paragraph" style:parent-style-name="Frame_20_contents">
      <style:text-properties style:font-name="DejaVu Sans" officeooo:rsid="00bd0cdf" officeooo:paragraph-rsid="01d5d6a9"/>
    </style:style>
    <style:style style:name="P106" style:family="paragraph" style:parent-style-name="Frame_20_contents">
      <style:text-properties style:font-name="DejaVu Sans" officeooo:rsid="00bd0cdf" officeooo:paragraph-rsid="01d7feea"/>
    </style:style>
    <style:style style:name="P107" style:family="paragraph" style:parent-style-name="Frame_20_contents">
      <style:text-properties style:font-name="DejaVu Sans" officeooo:rsid="00bd0cdf" officeooo:paragraph-rsid="01de4a34"/>
    </style:style>
    <style:style style:name="P108" style:family="paragraph" style:parent-style-name="Frame_20_contents">
      <style:text-properties style:font-name="DejaVu Sans" officeooo:rsid="00bd0cdf" officeooo:paragraph-rsid="01debab9"/>
    </style:style>
    <style:style style:name="P109" style:family="paragraph" style:parent-style-name="Frame_20_contents">
      <style:text-properties style:font-name="DejaVu Sans" officeooo:rsid="00bd0cdf" officeooo:paragraph-rsid="01ed803e"/>
    </style:style>
    <style:style style:name="P110" style:family="paragraph" style:parent-style-name="Frame_20_contents">
      <style:text-properties style:font-name="DejaVu Sans" officeooo:rsid="00bd0cdf" officeooo:paragraph-rsid="01edca68"/>
    </style:style>
    <style:style style:name="P111" style:family="paragraph" style:parent-style-name="Frame_20_contents">
      <style:text-properties style:font-name="DejaVu Sans" officeooo:rsid="00bd0cdf" officeooo:paragraph-rsid="0219ab39"/>
    </style:style>
    <style:style style:name="P112" style:family="paragraph" style:parent-style-name="Frame_20_contents">
      <style:text-properties style:font-name="DejaVu Sans" officeooo:rsid="00bd0cdf" officeooo:paragraph-rsid="021ac9c6"/>
    </style:style>
    <style:style style:name="P113" style:family="paragraph" style:parent-style-name="Frame_20_contents">
      <style:text-properties style:font-name="DejaVu Sans" officeooo:rsid="00bd0cdf" officeooo:paragraph-rsid="021d4471"/>
    </style:style>
    <style:style style:name="P114" style:family="paragraph" style:parent-style-name="Frame_20_contents">
      <style:text-properties style:font-name="DejaVu Sans" officeooo:rsid="00bd0cdf" officeooo:paragraph-rsid="022ed255"/>
    </style:style>
    <style:style style:name="P115" style:family="paragraph" style:parent-style-name="Frame_20_contents">
      <style:text-properties style:font-name="DejaVu Sans" officeooo:rsid="00bd0cdf" officeooo:paragraph-rsid="022efe6e"/>
    </style:style>
    <style:style style:name="P116" style:family="paragraph" style:parent-style-name="Frame_20_contents">
      <style:text-properties style:font-name="DejaVu Sans" officeooo:rsid="00bd0cdf" officeooo:paragraph-rsid="0233cc34"/>
    </style:style>
    <style:style style:name="P117" style:family="paragraph" style:parent-style-name="Frame_20_contents">
      <style:text-properties style:font-name="DejaVu Sans" officeooo:rsid="00bd0cdf" officeooo:paragraph-rsid="024745e9"/>
    </style:style>
    <style:style style:name="P118" style:family="paragraph" style:parent-style-name="Frame_20_contents">
      <style:text-properties style:font-name="DejaVu Sans" officeooo:rsid="00bd0cdf" officeooo:paragraph-rsid="01244b1d"/>
    </style:style>
    <style:style style:name="P119" style:family="paragraph" style:parent-style-name="Frame_20_contents">
      <style:text-properties style:font-name="DejaVu Sans" officeooo:rsid="00bd0cdf" officeooo:paragraph-rsid="0125ee8d"/>
    </style:style>
    <style:style style:name="P120" style:family="paragraph" style:parent-style-name="Frame_20_contents">
      <style:text-properties style:font-name="DejaVu Sans" officeooo:rsid="00bd0cdf" officeooo:paragraph-rsid="01692468"/>
    </style:style>
    <style:style style:name="P121" style:family="paragraph" style:parent-style-name="Frame_20_contents">
      <style:paragraph-properties fo:text-align="center" style:justify-single-word="false"/>
      <style:text-properties style:font-name="DejaVu Sans" officeooo:rsid="00bd0cdf" officeooo:paragraph-rsid="02582057"/>
    </style:style>
    <style:style style:name="P122" style:family="paragraph" style:parent-style-name="Frame_20_contents">
      <style:text-properties style:font-name="DejaVu Sans" officeooo:rsid="00bd0cdf" officeooo:paragraph-rsid="02582057"/>
    </style:style>
    <style:style style:name="P123" style:family="paragraph" style:parent-style-name="Frame_20_contents">
      <style:text-properties style:font-name="DejaVu Sans" officeooo:rsid="00bd0cdf" officeooo:paragraph-rsid="012bdca9"/>
    </style:style>
    <style:style style:name="P124" style:family="paragraph" style:parent-style-name="Frame_20_contents">
      <style:text-properties style:font-name="DejaVu Sans" officeooo:rsid="00bd0cdf" officeooo:paragraph-rsid="025ab108"/>
    </style:style>
    <style:style style:name="P125" style:family="paragraph" style:parent-style-name="Frame_20_contents">
      <style:text-properties style:font-name="DejaVu Sans" officeooo:rsid="00bd0cdf" officeooo:paragraph-rsid="025b3986"/>
    </style:style>
    <style:style style:name="P126" style:family="paragraph" style:parent-style-name="Frame_20_contents">
      <style:text-properties style:font-name="DejaVu Sans" officeooo:rsid="00bd0cdf" officeooo:paragraph-rsid="0269e7ab"/>
    </style:style>
    <style:style style:name="P127" style:family="paragraph" style:parent-style-name="Frame_20_contents">
      <style:text-properties style:font-name="DejaVu Sans" fo:font-size="10pt" officeooo:rsid="00bd0cdf" officeooo:paragraph-rsid="01d5d6a9" style:font-size-asian="10pt" style:font-size-complex="10pt"/>
    </style:style>
    <style:style style:name="P128" style:family="paragraph" style:parent-style-name="Frame_20_contents">
      <style:paragraph-properties fo:text-align="start" style:justify-single-word="false"/>
      <style:text-properties style:font-name="DejaVu Sans" fo:font-size="10pt" officeooo:rsid="00bd0cdf" officeooo:paragraph-rsid="01ed803e" style:font-size-asian="10pt" style:font-size-complex="10pt"/>
    </style:style>
    <style:style style:name="P129" style:family="paragraph" style:parent-style-name="Frame_20_contents">
      <style:text-properties style:font-name="DejaVu Sans" fo:font-size="10pt" officeooo:rsid="00bd0cdf" officeooo:paragraph-rsid="013bc1b0" style:font-size-asian="10pt" style:font-size-complex="10pt"/>
    </style:style>
    <style:style style:name="P130" style:family="paragraph" style:parent-style-name="Frame_20_contents">
      <style:text-properties style:font-name="DejaVu Sans" officeooo:rsid="024c285f" officeooo:paragraph-rsid="024c285f"/>
    </style:style>
    <style:style style:name="P131" style:family="paragraph" style:parent-style-name="Frame_20_contents">
      <style:text-properties style:font-name="DejaVu Sans" fo:font-size="12pt" officeooo:rsid="00bd0cdf" officeooo:paragraph-rsid="025b3986" style:font-size-asian="12pt" style:font-size-complex="12pt"/>
    </style:style>
    <style:style style:name="P132" style:family="paragraph" style:parent-style-name="Frame_20_contents">
      <style:paragraph-properties fo:text-align="start" style:justify-single-word="false"/>
      <style:text-properties style:font-name="DejaVu Sans" officeooo:rsid="025b3986" officeooo:paragraph-rsid="025b3986"/>
    </style:style>
    <style:style style:name="P133" style:family="paragraph" style:parent-style-name="Frame_20_contents">
      <style:paragraph-properties fo:text-align="start" style:justify-single-word="false"/>
      <style:text-properties style:font-name="DejaVu Sans" officeooo:rsid="025b3986" officeooo:paragraph-rsid="0261637f"/>
    </style:style>
    <style:style style:name="P134" style:family="paragraph" style:parent-style-name="Frame_20_contents">
      <style:text-properties style:font-name="Liberation Mono" fo:font-size="10pt" officeooo:rsid="00e14ba0" officeooo:paragraph-rsid="014d9fcc" style:font-size-asian="10pt" style:font-size-complex="10pt"/>
    </style:style>
    <style:style style:name="P135" style:family="paragraph" style:parent-style-name="Frame_20_contents">
      <style:text-properties officeooo:paragraph-rsid="0184ce9a"/>
    </style:style>
    <style:style style:name="P136" style:family="paragraph" style:parent-style-name="Frame_20_contents">
      <style:text-properties officeooo:paragraph-rsid="0185fdd7"/>
    </style:style>
    <style:style style:name="P137" style:family="paragraph" style:parent-style-name="Frame_20_contents">
      <style:text-properties officeooo:paragraph-rsid="0195e114"/>
    </style:style>
    <style:style style:name="P138" style:family="paragraph" style:parent-style-name="Frame_20_contents">
      <style:text-properties officeooo:paragraph-rsid="01b2b109"/>
    </style:style>
    <style:style style:name="P139" style:family="paragraph" style:parent-style-name="Frame_20_contents">
      <style:text-properties officeooo:paragraph-rsid="01b405bb"/>
    </style:style>
    <style:style style:name="P140" style:family="paragraph" style:parent-style-name="Frame_20_contents">
      <style:text-properties officeooo:paragraph-rsid="01b47064"/>
    </style:style>
    <style:style style:name="P141" style:family="paragraph" style:parent-style-name="Frame_20_contents">
      <style:text-properties officeooo:paragraph-rsid="01b74109"/>
    </style:style>
    <style:style style:name="P142" style:family="paragraph" style:parent-style-name="Frame_20_contents">
      <style:text-properties officeooo:paragraph-rsid="01bf0ced"/>
    </style:style>
    <style:style style:name="P143" style:family="paragraph" style:parent-style-name="Frame_20_contents">
      <style:text-properties officeooo:paragraph-rsid="01c0f8b0"/>
    </style:style>
    <style:style style:name="P144" style:family="paragraph" style:parent-style-name="Frame_20_contents">
      <style:text-properties officeooo:paragraph-rsid="01c3bc1f"/>
    </style:style>
    <style:style style:name="P145" style:family="paragraph" style:parent-style-name="Frame_20_contents">
      <style:text-properties officeooo:paragraph-rsid="01d1cf87"/>
    </style:style>
    <style:style style:name="P146" style:family="paragraph" style:parent-style-name="Frame_20_contents">
      <style:text-properties officeooo:paragraph-rsid="01d9b2d1"/>
    </style:style>
    <style:style style:name="P147" style:family="paragraph" style:parent-style-name="Frame_20_contents">
      <style:text-properties officeooo:paragraph-rsid="02301c81"/>
    </style:style>
    <style:style style:name="P148" style:family="paragraph" style:parent-style-name="Frame_20_contents">
      <style:text-properties officeooo:paragraph-rsid="024f05de"/>
    </style:style>
    <style:style style:name="P149" style:family="paragraph" style:parent-style-name="Frame_20_contents">
      <style:text-properties officeooo:paragraph-rsid="0250726f"/>
    </style:style>
    <style:style style:name="P150" style:family="paragraph" style:parent-style-name="Title">
      <style:text-properties officeooo:rsid="000294e1" officeooo:paragraph-rsid="000294e1"/>
    </style:style>
    <style:style style:name="P151" style:family="paragraph" style:parent-style-name="Standard">
      <style:text-properties style:font-name="DejaVu Sans" officeooo:rsid="00bd0cdf" officeooo:paragraph-rsid="01d5d6a9"/>
    </style:style>
    <style:style style:name="P152" style:family="paragraph" style:parent-style-name="Standard">
      <style:text-properties style:font-name="DejaVu Sans" officeooo:rsid="00bd0cdf" officeooo:paragraph-rsid="01ed803e"/>
    </style:style>
    <style:style style:name="P153" style:family="paragraph" style:parent-style-name="Standard">
      <style:text-properties style:font-name="DejaVu Sans" officeooo:rsid="00bd0cdf" officeooo:paragraph-rsid="02582057"/>
    </style:style>
    <style:style style:name="P154" style:family="paragraph" style:parent-style-name="Standard">
      <style:text-properties style:font-name="DejaVu Sans" officeooo:rsid="00bd0cdf" officeooo:paragraph-rsid="025ab108"/>
    </style:style>
    <style:style style:name="P155" style:family="paragraph" style:parent-style-name="Standard">
      <style:text-properties officeooo:paragraph-rsid="01c66179"/>
    </style:style>
    <style:style style:name="P156" style:family="paragraph" style:parent-style-name="Text_20_body">
      <style:text-properties style:font-name="Liberation Serif" fo:font-size="12pt" officeooo:rsid="00bca7af" officeooo:paragraph-rsid="010d43f2" style:font-size-asian="12pt" style:font-size-complex="12pt"/>
    </style:style>
    <style:style style:name="P157" style:family="paragraph" style:parent-style-name="Text_20_body">
      <style:text-properties style:font-name="Liberation Serif" fo:font-size="12pt" officeooo:rsid="00bca7af" officeooo:paragraph-rsid="01821969" style:font-size-asian="12pt" style:font-size-complex="12pt"/>
    </style:style>
    <style:style style:name="P158" style:family="paragraph" style:parent-style-name="Text_20_body">
      <style:text-properties style:font-name="Liberation Serif" fo:font-size="12pt" officeooo:rsid="010d43f2" officeooo:paragraph-rsid="010d43f2" style:font-size-asian="12pt" style:font-size-complex="12pt"/>
    </style:style>
    <style:style style:name="P15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officeooo:paragraph-rsid="01916f65"/>
    </style:style>
    <style:style style:name="P160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officeooo:paragraph-rsid="01ab1626"/>
    </style:style>
    <style:style style:name="P161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officeooo:paragraph-rsid="01ab46aa"/>
    </style:style>
    <style:style style:name="P162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officeooo:paragraph-rsid="021ac9c6"/>
    </style:style>
    <style:style style:name="P163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84ce9a"/>
    </style:style>
    <style:style style:name="P164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85fdd7"/>
    </style:style>
    <style:style style:name="P165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8af1cc"/>
    </style:style>
    <style:style style:name="P166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8f4b4a"/>
    </style:style>
    <style:style style:name="P167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01e6d"/>
    </style:style>
    <style:style style:name="P168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16f65"/>
    </style:style>
    <style:style style:name="P169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1776e"/>
    </style:style>
    <style:style style:name="P170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17e63"/>
    </style:style>
    <style:style style:name="P171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32ee9"/>
    </style:style>
    <style:style style:name="P172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3d85b"/>
    </style:style>
    <style:style style:name="P173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4234d"/>
    </style:style>
    <style:style style:name="P174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5e114"/>
    </style:style>
    <style:style style:name="P175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63e6e"/>
    </style:style>
    <style:style style:name="P176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70c7f"/>
    </style:style>
    <style:style style:name="P177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7cd08"/>
    </style:style>
    <style:style style:name="P178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9ded7"/>
    </style:style>
    <style:style style:name="P179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d276c"/>
    </style:style>
    <style:style style:name="P180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26d09"/>
    </style:style>
    <style:style style:name="P181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6cd47"/>
    </style:style>
    <style:style style:name="P182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812f0"/>
    </style:style>
    <style:style style:name="P183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af369"/>
    </style:style>
    <style:style style:name="P184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b1626"/>
    </style:style>
    <style:style style:name="P185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b46aa"/>
    </style:style>
    <style:style style:name="P186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bef30"/>
    </style:style>
    <style:style style:name="P187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ee52f"/>
    </style:style>
    <style:style style:name="P188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f9532"/>
    </style:style>
    <style:style style:name="P189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b0f7ec"/>
    </style:style>
    <style:style style:name="P190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e96c8f"/>
    </style:style>
    <style:style style:name="P191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ea1044"/>
    </style:style>
    <style:style style:name="P192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219ab39"/>
    </style:style>
    <style:style style:name="P193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21ac9c6"/>
    </style:style>
    <style:style style:name="P194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22f7226"/>
    </style:style>
    <style:style style:name="P195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247ef55"/>
    </style:style>
    <style:style style:name="P196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2564ed8"/>
    </style:style>
    <style:style style:name="P197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style:font-name="DejaVu Sans" officeooo:rsid="00bd0cdf" officeooo:paragraph-rsid="021ac9c6"/>
    </style:style>
    <style:style style:name="P198" style:family="paragraph" style:parent-style-name="Frame_20_contents">
      <style:paragraph-properties fo:margin-top="0in" fo:margin-bottom="0in" loext:contextual-spacing="false" fo:line-height="100%" fo:text-align="start" style:justify-single-word="false" style:writing-mode="lr-tb"/>
      <style:text-properties style:font-name="DejaVu Sans" officeooo:rsid="00bd0cdf" officeooo:paragraph-rsid="022ed255"/>
    </style:style>
    <style:style style:name="P199" style:family="paragraph" style:parent-style-name="Frame_20_contents">
      <style:paragraph-properties fo:margin-top="0in" fo:margin-bottom="0in" loext:contextual-spacing="false" fo:line-height="100%" fo:text-align="start" style:justify-single-word="false" style:writing-mode="lr-tb"/>
      <style:text-properties style:font-name="DejaVu Sans" officeooo:rsid="00bd0cdf" officeooo:paragraph-rsid="023d9e95"/>
    </style:style>
    <style:style style:name="P200" style:family="paragraph" style:parent-style-name="Frame_20_contents">
      <style:paragraph-properties fo:margin-top="0in" fo:margin-bottom="0in" loext:contextual-spacing="false" fo:line-height="100%" fo:text-align="start" style:justify-single-word="false" style:writing-mode="lr-tb"/>
      <style:text-properties style:font-name="DejaVu Sans" officeooo:rsid="00bd0cdf" officeooo:paragraph-rsid="0240ea6c"/>
    </style:style>
    <style:style style:name="P201" style:family="paragraph" style:parent-style-name="Frame_20_contents">
      <style:paragraph-properties fo:margin-top="0in" fo:margin-bottom="0in" loext:contextual-spacing="false" fo:line-height="100%" fo:text-align="start" style:justify-single-word="false" style:writing-mode="lr-tb"/>
      <style:text-properties style:font-name="DejaVu Sans" officeooo:rsid="00bd0cdf" officeooo:paragraph-rsid="02443b2d"/>
    </style:style>
    <style:style style:name="P202" style:family="paragraph" style:parent-style-name="Frame_20_contents">
      <style:paragraph-properties fo:margin-top="0in" fo:margin-bottom="0in" loext:contextual-spacing="false" fo:line-height="100%" fo:text-align="start" style:justify-single-word="false" style:writing-mode="lr-tb"/>
      <style:text-properties style:font-name="DejaVu Sans" officeooo:rsid="00bd0cdf" officeooo:paragraph-rsid="025b3986"/>
    </style:style>
    <style:style style:name="P203" style:family="paragraph" style:parent-style-name="Text_20_body">
      <style:paragraph-properties fo:margin-top="0in" fo:margin-bottom="0in" loext:contextual-spacing="false" fo:line-height="100%" fo:text-align="start" style:justify-single-word="false" fo:break-before="page" style:writing-mode="lr-tb"/>
      <style:text-properties officeooo:paragraph-rsid="01aaf369"/>
    </style:style>
    <style:style style:name="P204" style:family="paragraph" style:parent-style-name="Text_20_body">
      <style:paragraph-properties fo:margin-top="0in" fo:margin-bottom="0in" loext:contextual-spacing="false" fo:line-height="100%" fo:text-align="start" style:justify-single-word="false" fo:break-before="page" style:writing-mode="lr-tb"/>
      <style:text-properties officeooo:paragraph-rsid="01ab46aa"/>
    </style:style>
    <style:style style:name="P205" style:family="paragraph" style:parent-style-name="Frame_20_contents">
      <style:paragraph-properties fo:break-before="page"/>
      <style:text-properties style:font-name="DejaVu Sans" officeooo:rsid="00bd0cdf" officeooo:paragraph-rsid="01d5d6a9"/>
    </style:style>
    <style:style style:name="P206" style:family="paragraph" style:parent-style-name="Frame_20_contents">
      <style:paragraph-properties fo:text-align="center" style:justify-single-word="false" fo:break-before="page"/>
      <style:text-properties style:font-name="DejaVu Sans" officeooo:rsid="00bd0cdf" officeooo:paragraph-rsid="01e519ce"/>
    </style:style>
    <style:style style:name="P207" style:family="paragraph" style:parent-style-name="Frame_20_contents">
      <style:paragraph-properties fo:text-align="center" style:justify-single-word="false" fo:break-before="page"/>
      <style:text-properties style:font-name="DejaVu Sans" officeooo:rsid="00bd0cdf" officeooo:paragraph-rsid="0219ab39"/>
    </style:style>
    <style:style style:name="P208" style:family="paragraph" style:parent-style-name="Frame_20_contents">
      <style:paragraph-properties fo:text-align="center" style:justify-single-word="false" fo:break-before="page"/>
      <style:text-properties style:font-name="DejaVu Sans" officeooo:rsid="00bd0cdf" officeooo:paragraph-rsid="023d9e95"/>
    </style:style>
    <style:style style:name="P209" style:family="paragraph" style:parent-style-name="Heading_20_1">
      <style:paragraph-properties fo:text-align="center" style:justify-single-word="false"/>
      <style:text-properties officeooo:rsid="00bc4b58" officeooo:paragraph-rsid="00bc4b58"/>
    </style:style>
    <style:style style:name="P210" style:family="paragraph" style:parent-style-name="Heading_20_1">
      <style:paragraph-properties fo:text-align="center" style:justify-single-word="false" fo:break-before="page"/>
      <style:text-properties style:font-name="Liberation Sans" fo:font-size="18.2000007629395pt" officeooo:rsid="00e14ba0" officeooo:paragraph-rsid="00e14ba0" style:font-size-asian="18.2000007629395pt" style:font-size-complex="18.2000007629395pt"/>
    </style:style>
    <style:style style:name="P211" style:family="paragraph" style:parent-style-name="Heading_20_1">
      <style:paragraph-properties fo:text-align="center" style:justify-single-word="false" fo:break-before="page"/>
      <style:text-properties officeooo:paragraph-rsid="0184c209"/>
    </style:style>
    <style:style style:name="T1" style:family="text">
      <style:text-properties fo:color="#ff0000" style:font-name="Liberation Mono" fo:font-size="10pt" style:font-size-asian="10pt" style:font-size-complex="10pt"/>
    </style:style>
    <style:style style:name="T2" style:family="text">
      <style:text-properties fo:color="#ff0000" style:font-name="Liberation Mono" fo:font-size="10pt" officeooo:rsid="00f2ab72" style:font-size-asian="10pt" style:font-size-complex="10pt"/>
    </style:style>
    <style:style style:name="T3" style:family="text">
      <style:text-properties fo:color="#ff0000" style:font-name="Liberation Mono" fo:font-size="10pt" officeooo:rsid="00f449d6" style:font-size-asian="10pt" style:font-size-complex="10pt"/>
    </style:style>
    <style:style style:name="T4" style:family="text">
      <style:text-properties fo:color="#ff0000" style:font-name="Liberation Mono" fo:font-size="10pt" officeooo:rsid="00cf9f13" style:font-size-asian="10pt" style:font-size-complex="10pt"/>
    </style:style>
    <style:style style:name="T5" style:family="text">
      <style:text-properties fo:color="#ff0000" style:font-name="Liberation Mono" fo:font-size="10pt" officeooo:rsid="0137a7b4" style:font-size-asian="10pt" style:font-size-complex="10pt"/>
    </style:style>
    <style:style style:name="T6" style:family="text">
      <style:text-properties fo:color="#ff0000" style:font-name="Liberation Mono" fo:font-size="10pt" officeooo:rsid="013b4b9d" style:font-size-asian="10pt" style:font-size-complex="10pt"/>
    </style:style>
    <style:style style:name="T7" style:family="text">
      <style:text-properties fo:color="#ff0000" style:font-name="Liberation Mono" fo:font-size="10pt" officeooo:rsid="00bfb5fd" style:font-size-asian="10pt" style:font-size-complex="10pt"/>
    </style:style>
    <style:style style:name="T8" style:family="text">
      <style:text-properties fo:color="#ff0000" style:font-name="Liberation Mono" fo:font-size="10pt" officeooo:rsid="00fbd886" style:font-size-asian="10pt" style:font-size-complex="10pt"/>
    </style:style>
    <style:style style:name="T9" style:family="text">
      <style:text-properties fo:color="#ff0000" style:font-name="Liberation Mono" fo:font-size="10pt" officeooo:rsid="00f4c7e5" style:font-size-asian="10pt" style:font-size-complex="10pt"/>
    </style:style>
    <style:style style:name="T10" style:family="text">
      <style:text-properties fo:color="#ff0000" style:font-name="Liberation Mono" fo:font-size="10pt" officeooo:rsid="00bf360d" style:font-size-asian="10pt" style:font-size-complex="10pt"/>
    </style:style>
    <style:style style:name="T11" style:family="text">
      <style:text-properties fo:color="#ff0000" style:font-name="Liberation Mono" fo:font-size="10pt" officeooo:rsid="00f51f09" style:font-size-asian="10pt" style:font-size-complex="10pt"/>
    </style:style>
    <style:style style:name="T12" style:family="text">
      <style:text-properties fo:color="#ff0000" style:font-name="Liberation Mono" fo:font-size="10pt" officeooo:rsid="00f9a929" style:font-size-asian="10pt" style:font-size-complex="10pt"/>
    </style:style>
    <style:style style:name="T13" style:family="text">
      <style:text-properties fo:color="#ff0000" style:font-name="Liberation Mono" fo:font-size="10pt" officeooo:rsid="01409a75" style:font-size-asian="10pt" style:font-size-complex="10pt"/>
    </style:style>
    <style:style style:name="T14" style:family="text">
      <style:text-properties fo:color="#ff0000" style:font-name="Liberation Mono" fo:font-size="10pt" officeooo:rsid="0184ce9a" style:font-size-asian="10pt" style:font-size-complex="10pt"/>
    </style:style>
    <style:style style:name="T15" style:family="text">
      <style:text-properties fo:color="#ff0000" style:font-name="Liberation Mono" fo:font-size="10pt" officeooo:rsid="0185fdd7" style:font-size-asian="10pt" style:font-size-complex="10pt"/>
    </style:style>
    <style:style style:name="T16" style:family="text">
      <style:text-properties fo:color="#ff0000" style:font-name="Liberation Mono" fo:font-size="10pt" officeooo:rsid="01877e32" style:font-size-asian="10pt" style:font-size-complex="10pt"/>
    </style:style>
    <style:style style:name="T17" style:family="text">
      <style:text-properties fo:color="#ff0000" style:font-name="Liberation Mono" fo:font-size="10pt" officeooo:rsid="01890992" style:font-size-asian="10pt" style:font-size-complex="10pt"/>
    </style:style>
    <style:style style:name="T18" style:family="text">
      <style:text-properties fo:color="#ff0000" style:font-name="Liberation Mono" fo:font-size="10pt" officeooo:rsid="018c5167" style:font-size-asian="10pt" style:font-size-complex="10pt"/>
    </style:style>
    <style:style style:name="T19" style:family="text">
      <style:text-properties fo:color="#ff0000" style:font-name="Liberation Mono" fo:font-size="10pt" officeooo:rsid="018f4b4a" style:font-size-asian="10pt" style:font-size-complex="10pt"/>
    </style:style>
    <style:style style:name="T20" style:family="text">
      <style:text-properties fo:color="#ff0000" style:font-name="Liberation Mono" fo:font-size="10pt" officeooo:rsid="01932ee9" style:font-size-asian="10pt" style:font-size-complex="10pt"/>
    </style:style>
    <style:style style:name="T21" style:family="text">
      <style:text-properties fo:color="#ff0000" style:font-name="Liberation Mono" fo:font-size="10pt" officeooo:rsid="0195e114" style:font-size-asian="10pt" style:font-size-complex="10pt"/>
    </style:style>
    <style:style style:name="T22" style:family="text">
      <style:text-properties fo:color="#ff0000" style:font-name="Liberation Mono" fo:font-size="10pt" officeooo:rsid="019d276c" style:font-size-asian="10pt" style:font-size-complex="10pt"/>
    </style:style>
    <style:style style:name="T23" style:family="text">
      <style:text-properties fo:color="#ff0000" style:font-name="Liberation Mono" fo:font-size="10pt" officeooo:rsid="01a26d09" style:font-size-asian="10pt" style:font-size-complex="10pt"/>
    </style:style>
    <style:style style:name="T24" style:family="text">
      <style:text-properties fo:color="#ff0000" style:font-name="Liberation Mono" fo:font-size="10pt" officeooo:rsid="01aaf369" style:font-size-asian="10pt" style:font-size-complex="10pt"/>
    </style:style>
    <style:style style:name="T25" style:family="text">
      <style:text-properties fo:color="#ff0000" style:font-name="Liberation Mono" fo:font-size="10pt" officeooo:rsid="01ab1626" style:font-size-asian="10pt" style:font-size-complex="10pt"/>
    </style:style>
    <style:style style:name="T26" style:family="text">
      <style:text-properties fo:color="#ff0000" style:font-name="Liberation Mono" fo:font-size="10pt" officeooo:rsid="01ab46aa" style:font-size-asian="10pt" style:font-size-complex="10pt"/>
    </style:style>
    <style:style style:name="T27" style:family="text">
      <style:text-properties fo:color="#ff0000" style:font-name="Liberation Mono" fo:font-size="10pt" officeooo:rsid="01b0f7ec" style:font-size-asian="10pt" style:font-size-complex="10pt"/>
    </style:style>
    <style:style style:name="T28" style:family="text">
      <style:text-properties fo:color="#ff0000" style:font-name="Liberation Mono" fo:font-size="10pt" officeooo:rsid="01b2b109" style:font-size-asian="10pt" style:font-size-complex="10pt"/>
    </style:style>
    <style:style style:name="T29" style:family="text">
      <style:text-properties fo:color="#ff0000" style:font-name="Liberation Mono" fo:font-size="10pt" officeooo:rsid="01b48f16" style:font-size-asian="10pt" style:font-size-complex="10pt"/>
    </style:style>
    <style:style style:name="T30" style:family="text">
      <style:text-properties fo:color="#ff0000" style:font-name="Liberation Mono" fo:font-size="10pt" officeooo:rsid="01c07ea7" style:font-size-asian="10pt" style:font-size-complex="10pt"/>
    </style:style>
    <style:style style:name="T31" style:family="text">
      <style:text-properties fo:color="#ff0000" style:font-name="Liberation Mono" fo:font-size="10pt" officeooo:rsid="01ce0293" style:font-size-asian="10pt" style:font-size-complex="10pt"/>
    </style:style>
    <style:style style:name="T32" style:family="text">
      <style:text-properties fo:color="#ff0000" style:font-name="Liberation Mono" fo:font-size="10pt" officeooo:rsid="01ceefd9" style:font-size-asian="10pt" style:font-size-complex="10pt"/>
    </style:style>
    <style:style style:name="T33" style:family="text">
      <style:text-properties fo:color="#ff0000" style:font-name="Liberation Mono" fo:font-size="10pt" officeooo:rsid="01d1cf87" style:font-size-asian="10pt" style:font-size-complex="10pt"/>
    </style:style>
    <style:style style:name="T34" style:family="text">
      <style:text-properties fo:color="#ff0000" style:font-name="Liberation Mono" fo:font-size="10pt" officeooo:rsid="01e5bdb4" style:font-size-asian="10pt" style:font-size-complex="10pt"/>
    </style:style>
    <style:style style:name="T35" style:family="text">
      <style:text-properties fo:color="#ff0000" style:font-name="Liberation Mono" fo:font-size="10pt" officeooo:rsid="01e5ecf8" style:font-size-asian="10pt" style:font-size-complex="10pt"/>
    </style:style>
    <style:style style:name="T36" style:family="text">
      <style:text-properties fo:color="#ff0000" style:font-name="Liberation Mono" fo:font-size="10pt" officeooo:rsid="01e81bee" style:font-size-asian="10pt" style:font-size-complex="10pt"/>
    </style:style>
    <style:style style:name="T37" style:family="text">
      <style:text-properties fo:color="#ff0000" style:font-name="Liberation Mono" fo:font-size="10pt" officeooo:rsid="01e96c8f" style:font-size-asian="10pt" style:font-size-complex="10pt"/>
    </style:style>
    <style:style style:name="T38" style:family="text">
      <style:text-properties fo:color="#ff0000" style:font-name="Liberation Mono" fo:font-size="10pt" officeooo:rsid="01ea1044" style:font-size-asian="10pt" style:font-size-complex="10pt"/>
    </style:style>
    <style:style style:name="T39" style:family="text">
      <style:text-properties fo:color="#ff0000" style:font-name="Liberation Mono" fo:font-size="10pt" officeooo:rsid="01ec92f1" style:font-size-asian="10pt" style:font-size-complex="10pt"/>
    </style:style>
    <style:style style:name="T40" style:family="text">
      <style:text-properties fo:color="#ff0000" style:font-name="Liberation Mono" fo:font-size="10pt" officeooo:rsid="01ed803e" style:font-size-asian="10pt" style:font-size-complex="10pt"/>
    </style:style>
    <style:style style:name="T41" style:family="text">
      <style:text-properties fo:color="#ff0000" style:font-name="Liberation Mono" fo:font-size="10pt" officeooo:rsid="01f38523" style:font-size-asian="10pt" style:font-size-complex="10pt"/>
    </style:style>
    <style:style style:name="T42" style:family="text">
      <style:text-properties fo:color="#ff0000" style:font-name="Liberation Mono" fo:font-size="10pt" officeooo:rsid="01f47977" style:font-size-asian="10pt" style:font-size-complex="10pt"/>
    </style:style>
    <style:style style:name="T43" style:family="text">
      <style:text-properties fo:color="#ff0000" style:font-name="Liberation Mono" fo:font-size="10pt" officeooo:rsid="01fa93c2" style:font-size-asian="10pt" style:font-size-complex="10pt"/>
    </style:style>
    <style:style style:name="T44" style:family="text">
      <style:text-properties fo:color="#ff0000" style:font-name="Liberation Mono" fo:font-size="10pt" officeooo:rsid="01fd6f34" style:font-size-asian="10pt" style:font-size-complex="10pt"/>
    </style:style>
    <style:style style:name="T45" style:family="text">
      <style:text-properties fo:color="#ff0000" style:font-name="Liberation Mono" fo:font-size="10pt" officeooo:rsid="02155faf" style:font-size-asian="10pt" style:font-size-complex="10pt"/>
    </style:style>
    <style:style style:name="T46" style:family="text">
      <style:text-properties fo:color="#ff0000" style:font-name="Liberation Mono" fo:font-size="10pt" officeooo:rsid="0219ab39" style:font-size-asian="10pt" style:font-size-complex="10pt"/>
    </style:style>
    <style:style style:name="T47" style:family="text">
      <style:text-properties fo:color="#ff0000" style:font-name="Liberation Mono" fo:font-size="10pt" officeooo:rsid="021ac9c6" style:font-size-asian="10pt" style:font-size-complex="10pt"/>
    </style:style>
    <style:style style:name="T48" style:family="text">
      <style:text-properties fo:color="#ff0000" style:font-name="Liberation Mono" fo:font-size="10pt" officeooo:rsid="02301c81" style:font-size-asian="10pt" style:font-size-complex="10pt"/>
    </style:style>
    <style:style style:name="T49" style:family="text">
      <style:text-properties fo:color="#ff0000" style:font-name="Liberation Mono" fo:font-size="10pt" officeooo:rsid="023d9e95" style:font-size-asian="10pt" style:font-size-complex="10pt"/>
    </style:style>
    <style:style style:name="T50" style:family="text">
      <style:text-properties fo:color="#ff0000" style:font-name="Liberation Mono" fo:font-size="10pt" officeooo:rsid="023f4e63" style:font-size-asian="10pt" style:font-size-complex="10pt"/>
    </style:style>
    <style:style style:name="T51" style:family="text">
      <style:text-properties fo:color="#ff0000" style:font-name="Liberation Mono" fo:font-size="10pt" officeooo:rsid="0240ea6c" style:font-size-asian="10pt" style:font-size-complex="10pt"/>
    </style:style>
    <style:style style:name="T52" style:family="text">
      <style:text-properties fo:color="#ff0000" style:font-name="Liberation Mono" fo:font-size="10pt" officeooo:rsid="02436abe" style:font-size-asian="10pt" style:font-size-complex="10pt"/>
    </style:style>
    <style:style style:name="T53" style:family="text">
      <style:text-properties fo:color="#ff0000" style:font-name="Liberation Mono" fo:font-size="10pt" officeooo:rsid="02582057" style:font-size-asian="10pt" style:font-size-complex="10pt"/>
    </style:style>
    <style:style style:name="T54" style:family="text">
      <style:text-properties fo:color="#ff0000" style:font-name="Liberation Mono" fo:font-size="10pt" officeooo:rsid="025ab108" style:font-size-asian="10pt" style:font-size-complex="10pt"/>
    </style:style>
    <style:style style:name="T55" style:family="text">
      <style:text-properties fo:color="#ff0000" style:font-name="Liberation Mono" fo:font-size="10pt" officeooo:rsid="025b3986" style:font-size-asian="10pt" style:font-size-complex="10pt"/>
    </style:style>
    <style:style style:name="T56" style:family="text">
      <style:text-properties fo:color="#ff0000" style:font-name="Liberation Mono" fo:font-size="10pt" officeooo:rsid="025f729e" style:font-size-asian="10pt" style:font-size-complex="10pt"/>
    </style:style>
    <style:style style:name="T57" style:family="text">
      <style:text-properties fo:color="#ff0000" style:font-name="Liberation Mono" fo:font-size="10pt" officeooo:rsid="02606610" style:font-size-asian="10pt" style:font-size-complex="10pt"/>
    </style:style>
    <style:style style:name="T58" style:family="text">
      <style:text-properties fo:color="#ff0000" style:font-name="Liberation Mono" fo:font-size="10pt" officeooo:rsid="0260d6a7" style:font-size-asian="10pt" style:font-size-complex="10pt"/>
    </style:style>
    <style:style style:name="T59" style:family="text">
      <style:text-properties fo:color="#ff0000" style:font-name="Liberation Mono" fo:font-size="10pt" officeooo:rsid="026554fd" style:font-size-asian="10pt" style:font-size-complex="10pt"/>
    </style:style>
    <style:style style:name="T60" style:family="text">
      <style:text-properties fo:color="#ff0000" style:font-name="Liberation Mono" fo:font-size="10pt" officeooo:rsid="02696260" style:font-size-asian="10pt" style:font-size-complex="10pt"/>
    </style:style>
    <style:style style:name="T61" style:family="text">
      <style:text-properties fo:color="#ff0000" style:font-name="Liberation Mono" officeooo:rsid="00f449d6"/>
    </style:style>
    <style:style style:name="T62" style:family="text">
      <style:text-properties fo:color="#ff0000" style:font-name="Liberation Mono" officeooo:rsid="00f2ab72"/>
    </style:style>
    <style:style style:name="T63" style:family="text">
      <style:text-properties fo:color="#ff0000" fo:font-size="10pt" style:font-size-asian="10pt" style:font-size-complex="10pt"/>
    </style:style>
    <style:style style:name="T64" style:family="text">
      <style:text-properties fo:color="#ff0000" fo:font-size="10pt" officeooo:rsid="00cf9f13" style:font-size-asian="10pt" style:font-size-complex="10pt"/>
    </style:style>
    <style:style style:name="T65" style:family="text">
      <style:text-properties fo:color="#ff0000" fo:font-size="10pt" officeooo:rsid="0100c96e" style:font-size-asian="10pt" style:font-size-complex="10pt"/>
    </style:style>
    <style:style style:name="T66" style:family="text">
      <style:text-properties fo:color="#ff0000" fo:font-size="10pt" officeooo:rsid="00d39f3c" style:font-size-asian="10pt" style:font-size-complex="10pt"/>
    </style:style>
    <style:style style:name="T67" style:family="text">
      <style:text-properties fo:color="#ff0000" fo:font-size="10pt" officeooo:rsid="00eb8a88" style:font-size-asian="10pt" style:font-size-complex="10pt"/>
    </style:style>
    <style:style style:name="T68" style:family="text">
      <style:text-properties fo:color="#ff0000" fo:font-size="10pt" officeooo:rsid="00d970e4" style:font-size-asian="10pt" style:font-size-complex="10pt"/>
    </style:style>
    <style:style style:name="T69" style:family="text">
      <style:text-properties fo:color="#ff0000" fo:font-size="10pt" officeooo:rsid="00be5b6f" style:font-size-asian="10pt" style:font-size-complex="10pt"/>
    </style:style>
    <style:style style:name="T70" style:family="text">
      <style:text-properties fo:color="#ff0000" fo:font-size="10pt" officeooo:rsid="00cbd5e6" style:font-size-asian="10pt" style:font-size-complex="10pt"/>
    </style:style>
    <style:style style:name="T71" style:family="text">
      <style:text-properties fo:color="#ff0000" fo:font-size="10pt" officeooo:rsid="00bfb5fd" style:font-size-asian="10pt" style:font-size-complex="10pt"/>
    </style:style>
    <style:style style:name="T72" style:family="text">
      <style:text-properties fo:color="#ff0000" fo:font-size="10pt" officeooo:rsid="00bf360d" style:font-size-asian="10pt" style:font-size-complex="10pt"/>
    </style:style>
    <style:style style:name="T73" style:family="text">
      <style:text-properties fo:color="#ff0000" fo:font-size="10pt" officeooo:rsid="00eee1f3" style:font-size-asian="10pt" style:font-size-complex="10pt"/>
    </style:style>
    <style:style style:name="T74" style:family="text">
      <style:text-properties fo:color="#ff0000" fo:font-size="10pt" officeooo:rsid="00d591e4" style:font-size-asian="10pt" style:font-size-complex="10pt"/>
    </style:style>
    <style:style style:name="T75" style:family="text">
      <style:text-properties fo:color="#ff0000" fo:font-size="10pt" officeooo:rsid="00d3d659" style:font-size-asian="10pt" style:font-size-complex="10pt"/>
    </style:style>
    <style:style style:name="T76" style:family="text">
      <style:text-properties fo:color="#ff0000" fo:font-size="10pt" officeooo:rsid="013bc1b0" style:font-size-asian="10pt" style:font-size-complex="10pt"/>
    </style:style>
    <style:style style:name="T77" style:family="text">
      <style:text-properties fo:color="#ff0000" fo:font-size="10pt" officeooo:rsid="013ec469" style:font-size-asian="10pt" style:font-size-complex="10pt"/>
    </style:style>
    <style:style style:name="T78" style:family="text">
      <style:text-properties fo:color="#ff0000" fo:font-size="10pt" officeooo:rsid="01425252" style:font-size-asian="10pt" style:font-size-complex="10pt"/>
    </style:style>
    <style:style style:name="T79" style:family="text">
      <style:text-properties fo:color="#ff0000" fo:font-size="10pt" officeooo:rsid="016587ec" style:font-size-asian="10pt" style:font-size-complex="10pt"/>
    </style:style>
    <style:style style:name="T80" style:family="text">
      <style:text-properties fo:color="#ff0000" fo:font-size="10pt" officeooo:rsid="01670a77" style:font-size-asian="10pt" style:font-size-complex="10pt"/>
    </style:style>
    <style:style style:name="T81" style:family="text">
      <style:text-properties fo:color="#ff0000" fo:font-size="10pt" officeooo:rsid="00bd0cdf" style:font-size-asian="10pt" style:font-size-complex="10pt"/>
    </style:style>
    <style:style style:name="T82" style:family="text">
      <style:text-properties fo:color="#ff0000" fo:font-size="10pt" officeooo:rsid="01901e6d" style:font-size-asian="10pt" style:font-size-complex="10pt"/>
    </style:style>
    <style:style style:name="T83" style:family="text">
      <style:text-properties fo:color="#ff0000" fo:font-size="10pt" officeooo:rsid="025ab108" style:font-size-asian="10pt" style:font-size-complex="10pt"/>
    </style:style>
    <style:style style:name="T84" style:family="text">
      <style:text-properties fo:color="#ff0000" fo:font-size="10pt" officeooo:rsid="025b3986" style:font-size-asian="10pt" style:font-size-complex="10pt"/>
    </style:style>
    <style:style style:name="T85" style:family="text">
      <style:text-properties fo:color="#008000" style:font-name="Liberation Mono" fo:font-size="10pt" officeooo:rsid="00f2ab72" style:font-size-asian="10pt" style:font-size-complex="10pt"/>
    </style:style>
    <style:style style:name="T86" style:family="text">
      <style:text-properties fo:color="#008000" style:font-name="Liberation Mono" fo:font-size="10pt" officeooo:rsid="00bfb5fd" style:font-size-asian="10pt" style:font-size-complex="10pt"/>
    </style:style>
    <style:style style:name="T87" style:family="text">
      <style:text-properties fo:color="#008000" style:font-name="Liberation Mono" fo:font-size="10pt" officeooo:rsid="00f4c7e5" style:font-size-asian="10pt" style:font-size-complex="10pt"/>
    </style:style>
    <style:style style:name="T88" style:family="text">
      <style:text-properties fo:color="#008000" style:font-name="Liberation Mono" fo:font-size="10pt" officeooo:rsid="00bf360d" style:font-size-asian="10pt" style:font-size-complex="10pt"/>
    </style:style>
    <style:style style:name="T89" style:family="text">
      <style:text-properties fo:color="#008000" style:font-name="Liberation Mono" fo:font-size="10pt" officeooo:rsid="0102e646" style:font-size-asian="10pt" style:font-size-complex="10pt"/>
    </style:style>
    <style:style style:name="T90" style:family="text">
      <style:text-properties fo:color="#008000" style:font-name="Liberation Mono" fo:font-size="10pt" officeooo:rsid="01066288" style:font-size-asian="10pt" style:font-size-complex="10pt"/>
    </style:style>
    <style:style style:name="T91" style:family="text">
      <style:text-properties fo:color="#008000" style:font-name="Liberation Mono" fo:font-size="10pt" officeooo:rsid="0119d056" style:font-size-asian="10pt" style:font-size-complex="10pt"/>
    </style:style>
    <style:style style:name="T92" style:family="text">
      <style:text-properties fo:color="#008000" style:font-name="Liberation Mono" fo:font-size="10pt" officeooo:rsid="011b3117" style:font-size-asian="10pt" style:font-size-complex="10pt"/>
    </style:style>
    <style:style style:name="T93" style:family="text">
      <style:text-properties fo:color="#008000" style:font-name="Liberation Mono" fo:font-size="10pt" officeooo:rsid="011c6233" style:font-size-asian="10pt" style:font-size-complex="10pt"/>
    </style:style>
    <style:style style:name="T94" style:family="text">
      <style:text-properties fo:color="#008000" style:font-name="Liberation Mono" fo:font-size="10pt" officeooo:rsid="00c8cd81" style:font-size-asian="10pt" style:font-size-complex="10pt"/>
    </style:style>
    <style:style style:name="T95" style:family="text">
      <style:text-properties fo:color="#008000" style:font-name="Liberation Mono" fo:font-size="10pt" officeooo:rsid="00f6af9d" style:font-size-asian="10pt" style:font-size-complex="10pt"/>
    </style:style>
    <style:style style:name="T96" style:family="text">
      <style:text-properties fo:color="#008000" style:font-name="Liberation Mono" fo:font-size="10pt" officeooo:rsid="013bc1b0" style:font-size-asian="10pt" style:font-size-complex="10pt"/>
    </style:style>
    <style:style style:name="T97" style:family="text">
      <style:text-properties fo:color="#008000" style:font-name="Liberation Mono" fo:font-size="10pt" officeooo:rsid="01462f5e" style:font-size-asian="10pt" style:font-size-complex="10pt"/>
    </style:style>
    <style:style style:name="T98" style:family="text">
      <style:text-properties fo:color="#008000" style:font-name="Liberation Mono" fo:font-size="10pt" officeooo:rsid="014bbe3d" style:font-size-asian="10pt" style:font-size-complex="10pt"/>
    </style:style>
    <style:style style:name="T99" style:family="text">
      <style:text-properties fo:color="#008000" style:font-name="Liberation Mono" fo:font-size="10pt" officeooo:rsid="0159ed8f" style:font-size-asian="10pt" style:font-size-complex="10pt"/>
    </style:style>
    <style:style style:name="T100" style:family="text">
      <style:text-properties fo:color="#008000" style:font-name="Liberation Mono" fo:font-size="10pt" officeooo:rsid="015b1b9a" style:font-size-asian="10pt" style:font-size-complex="10pt"/>
    </style:style>
    <style:style style:name="T101" style:family="text">
      <style:text-properties fo:color="#008000" style:font-name="Liberation Mono" fo:font-size="10pt" officeooo:rsid="015cfdf5" style:font-size-asian="10pt" style:font-size-complex="10pt"/>
    </style:style>
    <style:style style:name="T102" style:family="text">
      <style:text-properties fo:color="#008000" style:font-name="Liberation Mono" fo:font-size="10pt" officeooo:rsid="015d0a25" style:font-size-asian="10pt" style:font-size-complex="10pt"/>
    </style:style>
    <style:style style:name="T103" style:family="text">
      <style:text-properties fo:color="#008000" style:font-name="Liberation Mono" fo:font-size="10pt" officeooo:rsid="015e6e8b" style:font-size-asian="10pt" style:font-size-complex="10pt"/>
    </style:style>
    <style:style style:name="T104" style:family="text">
      <style:text-properties fo:color="#008000" style:font-name="Liberation Mono" fo:font-size="10pt" officeooo:rsid="01619f88" style:font-size-asian="10pt" style:font-size-complex="10pt"/>
    </style:style>
    <style:style style:name="T105" style:family="text">
      <style:text-properties fo:color="#008000" style:font-name="Liberation Mono" fo:font-size="10pt" officeooo:rsid="016bb135" style:font-size-asian="10pt" style:font-size-complex="10pt"/>
    </style:style>
    <style:style style:name="T106" style:family="text">
      <style:text-properties fo:color="#008000" style:font-name="Liberation Mono" fo:font-size="10pt" officeooo:rsid="016d9cfc" style:font-size-asian="10pt" style:font-size-complex="10pt"/>
    </style:style>
    <style:style style:name="T107" style:family="text">
      <style:text-properties fo:color="#008000" style:font-name="Liberation Mono" fo:font-size="10pt" officeooo:rsid="016debeb" style:font-size-asian="10pt" style:font-size-complex="10pt"/>
    </style:style>
    <style:style style:name="T108" style:family="text">
      <style:text-properties fo:color="#008000" style:font-name="Liberation Mono" fo:font-size="10pt" officeooo:rsid="016e243a" style:font-size-asian="10pt" style:font-size-complex="10pt"/>
    </style:style>
    <style:style style:name="T109" style:family="text">
      <style:text-properties fo:color="#008000" style:font-name="Liberation Mono" fo:font-size="10pt" officeooo:rsid="017021ac" style:font-size-asian="10pt" style:font-size-complex="10pt"/>
    </style:style>
    <style:style style:name="T110" style:family="text">
      <style:text-properties fo:color="#008000" style:font-name="Liberation Mono" fo:font-size="10pt" officeooo:rsid="017048bb" style:font-size-asian="10pt" style:font-size-complex="10pt"/>
    </style:style>
    <style:style style:name="T111" style:family="text">
      <style:text-properties fo:color="#008000" style:font-name="Liberation Mono" fo:font-size="10pt" officeooo:rsid="01728c84" style:font-size-asian="10pt" style:font-size-complex="10pt"/>
    </style:style>
    <style:style style:name="T112" style:family="text">
      <style:text-properties fo:color="#008000" style:font-name="Liberation Mono" fo:font-size="10pt" officeooo:rsid="01731ff3" style:font-size-asian="10pt" style:font-size-complex="10pt"/>
    </style:style>
    <style:style style:name="T113" style:family="text">
      <style:text-properties fo:color="#008000" style:font-name="Liberation Mono" fo:font-size="10pt" officeooo:rsid="0174a778" style:font-size-asian="10pt" style:font-size-complex="10pt"/>
    </style:style>
    <style:style style:name="T114" style:family="text">
      <style:text-properties fo:color="#008000" style:font-name="Liberation Mono" fo:font-size="10pt" officeooo:rsid="01785f31" style:font-size-asian="10pt" style:font-size-complex="10pt"/>
    </style:style>
    <style:style style:name="T115" style:family="text">
      <style:text-properties fo:color="#008000" style:font-name="Liberation Mono" fo:font-size="10pt" officeooo:rsid="0179b54d" style:font-size-asian="10pt" style:font-size-complex="10pt"/>
    </style:style>
    <style:style style:name="T116" style:family="text">
      <style:text-properties fo:color="#008000" style:font-name="Liberation Mono" fo:font-size="10pt" officeooo:rsid="0179c090" style:font-size-asian="10pt" style:font-size-complex="10pt"/>
    </style:style>
    <style:style style:name="T117" style:family="text">
      <style:text-properties fo:color="#008000" style:font-name="Liberation Mono" fo:font-size="10pt" officeooo:rsid="017ab3e6" style:font-size-asian="10pt" style:font-size-complex="10pt"/>
    </style:style>
    <style:style style:name="T118" style:family="text">
      <style:text-properties fo:color="#008000" style:font-name="Liberation Mono" fo:font-size="10pt" officeooo:rsid="017c2b2e" style:font-size-asian="10pt" style:font-size-complex="10pt"/>
    </style:style>
    <style:style style:name="T119" style:family="text">
      <style:text-properties fo:color="#008000" style:font-name="Liberation Mono" fo:font-size="10pt" officeooo:rsid="018076cb" style:font-size-asian="10pt" style:font-size-complex="10pt"/>
    </style:style>
    <style:style style:name="T120" style:family="text">
      <style:text-properties fo:color="#008000" style:font-name="Liberation Mono" fo:font-size="10pt" officeooo:rsid="0180826f" style:font-size-asian="10pt" style:font-size-complex="10pt"/>
    </style:style>
    <style:style style:name="T121" style:family="text">
      <style:text-properties fo:color="#008000" style:font-name="Liberation Mono" fo:font-size="10pt" officeooo:rsid="0181fed8" style:font-size-asian="10pt" style:font-size-complex="10pt"/>
    </style:style>
    <style:style style:name="T122" style:family="text">
      <style:text-properties fo:color="#008000" style:font-name="Liberation Mono" fo:font-size="10pt" officeooo:rsid="0184ce9a" style:font-size-asian="10pt" style:font-size-complex="10pt"/>
    </style:style>
    <style:style style:name="T123" style:family="text">
      <style:text-properties fo:color="#008000" style:font-name="Liberation Mono" fo:font-size="10pt" officeooo:rsid="0186074e" style:font-size-asian="10pt" style:font-size-complex="10pt"/>
    </style:style>
    <style:style style:name="T124" style:family="text">
      <style:text-properties fo:color="#008000" style:font-name="Liberation Mono" fo:font-size="10pt" officeooo:rsid="01877e32" style:font-size-asian="10pt" style:font-size-complex="10pt"/>
    </style:style>
    <style:style style:name="T125" style:family="text">
      <style:text-properties fo:color="#008000" style:font-name="Liberation Mono" fo:font-size="10pt" officeooo:rsid="01901e6d" style:font-size-asian="10pt" style:font-size-complex="10pt"/>
    </style:style>
    <style:style style:name="T126" style:family="text">
      <style:text-properties fo:color="#008000" style:font-name="Liberation Mono" fo:font-size="10pt" officeooo:rsid="01916f65" style:font-size-asian="10pt" style:font-size-complex="10pt"/>
    </style:style>
    <style:style style:name="T127" style:family="text">
      <style:text-properties fo:color="#008000" style:font-name="Liberation Mono" fo:font-size="10pt" officeooo:rsid="0193d85b" style:font-size-asian="10pt" style:font-size-complex="10pt"/>
    </style:style>
    <style:style style:name="T128" style:family="text">
      <style:text-properties fo:color="#008000" style:font-name="Liberation Mono" fo:font-size="10pt" officeooo:rsid="01963e6e" style:font-size-asian="10pt" style:font-size-complex="10pt"/>
    </style:style>
    <style:style style:name="T129" style:family="text">
      <style:text-properties fo:color="#008000" style:font-name="Liberation Mono" fo:font-size="10pt" officeooo:rsid="01970c7f" style:font-size-asian="10pt" style:font-size-complex="10pt"/>
    </style:style>
    <style:style style:name="T130" style:family="text">
      <style:text-properties fo:color="#008000" style:font-name="Liberation Mono" fo:font-size="10pt" officeooo:rsid="0197cd08" style:font-size-asian="10pt" style:font-size-complex="10pt"/>
    </style:style>
    <style:style style:name="T131" style:family="text">
      <style:text-properties fo:color="#008000" style:font-name="Liberation Mono" fo:font-size="10pt" officeooo:rsid="0199ded7" style:font-size-asian="10pt" style:font-size-complex="10pt"/>
    </style:style>
    <style:style style:name="T132" style:family="text">
      <style:text-properties fo:color="#008000" style:font-name="Liberation Mono" fo:font-size="10pt" officeooo:rsid="019d276c" style:font-size-asian="10pt" style:font-size-complex="10pt"/>
    </style:style>
    <style:style style:name="T133" style:family="text">
      <style:text-properties fo:color="#008000" style:font-name="Liberation Mono" fo:font-size="10pt" officeooo:rsid="01a26d09" style:font-size-asian="10pt" style:font-size-complex="10pt"/>
    </style:style>
    <style:style style:name="T134" style:family="text">
      <style:text-properties fo:color="#008000" style:font-name="Liberation Mono" fo:font-size="10pt" officeooo:rsid="01a43ca2" style:font-size-asian="10pt" style:font-size-complex="10pt"/>
    </style:style>
    <style:style style:name="T135" style:family="text">
      <style:text-properties fo:color="#008000" style:font-name="Liberation Mono" fo:font-size="10pt" officeooo:rsid="01a6cd47" style:font-size-asian="10pt" style:font-size-complex="10pt"/>
    </style:style>
    <style:style style:name="T136" style:family="text">
      <style:text-properties fo:color="#008000" style:font-name="Liberation Mono" fo:font-size="10pt" officeooo:rsid="01a812f0" style:font-size-asian="10pt" style:font-size-complex="10pt"/>
    </style:style>
    <style:style style:name="T137" style:family="text">
      <style:text-properties fo:color="#008000" style:font-name="Liberation Mono" fo:font-size="10pt" officeooo:rsid="01a9fbcc" style:font-size-asian="10pt" style:font-size-complex="10pt"/>
    </style:style>
    <style:style style:name="T138" style:family="text">
      <style:text-properties fo:color="#008000" style:font-name="Liberation Mono" fo:font-size="10pt" officeooo:rsid="01aaf369" style:font-size-asian="10pt" style:font-size-complex="10pt"/>
    </style:style>
    <style:style style:name="T139" style:family="text">
      <style:text-properties fo:color="#008000" style:font-name="Liberation Mono" fo:font-size="10pt" officeooo:rsid="01ab1626" style:font-size-asian="10pt" style:font-size-complex="10pt"/>
    </style:style>
    <style:style style:name="T140" style:family="text">
      <style:text-properties fo:color="#008000" style:font-name="Liberation Mono" fo:font-size="10pt" officeooo:rsid="01abef30" style:font-size-asian="10pt" style:font-size-complex="10pt"/>
    </style:style>
    <style:style style:name="T141" style:family="text">
      <style:text-properties fo:color="#008000" style:font-name="Liberation Mono" fo:font-size="10pt" officeooo:rsid="01ad594b" style:font-size-asian="10pt" style:font-size-complex="10pt"/>
    </style:style>
    <style:style style:name="T142" style:family="text">
      <style:text-properties fo:color="#008000" style:font-name="Liberation Mono" fo:font-size="10pt" officeooo:rsid="01aee52f" style:font-size-asian="10pt" style:font-size-complex="10pt"/>
    </style:style>
    <style:style style:name="T143" style:family="text">
      <style:text-properties fo:color="#008000" style:font-name="Liberation Mono" fo:font-size="10pt" officeooo:rsid="01af9532" style:font-size-asian="10pt" style:font-size-complex="10pt"/>
    </style:style>
    <style:style style:name="T144" style:family="text">
      <style:text-properties fo:color="#008000" style:font-name="Liberation Mono" fo:font-size="10pt" officeooo:rsid="01b0f7ec" style:font-size-asian="10pt" style:font-size-complex="10pt"/>
    </style:style>
    <style:style style:name="T145" style:family="text">
      <style:text-properties fo:color="#008000" style:font-name="Liberation Mono" fo:font-size="10pt" officeooo:rsid="01b2b109" style:font-size-asian="10pt" style:font-size-complex="10pt"/>
    </style:style>
    <style:style style:name="T146" style:family="text">
      <style:text-properties fo:color="#008000" style:font-name="Liberation Mono" fo:font-size="10pt" officeooo:rsid="01b32d31" style:font-size-asian="10pt" style:font-size-complex="10pt"/>
    </style:style>
    <style:style style:name="T147" style:family="text">
      <style:text-properties fo:color="#008000" style:font-name="Liberation Mono" fo:font-size="10pt" officeooo:rsid="01b405bb" style:font-size-asian="10pt" style:font-size-complex="10pt"/>
    </style:style>
    <style:style style:name="T148" style:family="text">
      <style:text-properties fo:color="#008000" style:font-name="Liberation Mono" fo:font-size="10pt" officeooo:rsid="01b47064" style:font-size-asian="10pt" style:font-size-complex="10pt"/>
    </style:style>
    <style:style style:name="T149" style:family="text">
      <style:text-properties fo:color="#008000" style:font-name="Liberation Mono" fo:font-size="10pt" officeooo:rsid="01b74109" style:font-size-asian="10pt" style:font-size-complex="10pt"/>
    </style:style>
    <style:style style:name="T150" style:family="text">
      <style:text-properties fo:color="#008000" style:font-name="Liberation Mono" fo:font-size="10pt" officeooo:rsid="01b7d496" style:font-size-asian="10pt" style:font-size-complex="10pt"/>
    </style:style>
    <style:style style:name="T151" style:family="text">
      <style:text-properties fo:color="#008000" style:font-name="Liberation Mono" fo:font-size="10pt" officeooo:rsid="01b84b10" style:font-size-asian="10pt" style:font-size-complex="10pt"/>
    </style:style>
    <style:style style:name="T152" style:family="text">
      <style:text-properties fo:color="#008000" style:font-name="Liberation Mono" fo:font-size="10pt" officeooo:rsid="01b8d103" style:font-size-asian="10pt" style:font-size-complex="10pt"/>
    </style:style>
    <style:style style:name="T153" style:family="text">
      <style:text-properties fo:color="#008000" style:font-name="Liberation Mono" fo:font-size="10pt" officeooo:rsid="01ba4a90" style:font-size-asian="10pt" style:font-size-complex="10pt"/>
    </style:style>
    <style:style style:name="T154" style:family="text">
      <style:text-properties fo:color="#008000" style:font-name="Liberation Mono" fo:font-size="10pt" officeooo:rsid="01baab8e" style:font-size-asian="10pt" style:font-size-complex="10pt"/>
    </style:style>
    <style:style style:name="T155" style:family="text">
      <style:text-properties fo:color="#008000" style:font-name="Liberation Mono" fo:font-size="10pt" officeooo:rsid="01be167d" style:font-size-asian="10pt" style:font-size-complex="10pt"/>
    </style:style>
    <style:style style:name="T156" style:family="text">
      <style:text-properties fo:color="#008000" style:font-name="Liberation Mono" fo:font-size="10pt" officeooo:rsid="01bf0ced" style:font-size-asian="10pt" style:font-size-complex="10pt"/>
    </style:style>
    <style:style style:name="T157" style:family="text">
      <style:text-properties fo:color="#008000" style:font-name="Liberation Mono" fo:font-size="10pt" officeooo:rsid="01c0b498" style:font-size-asian="10pt" style:font-size-complex="10pt"/>
    </style:style>
    <style:style style:name="T158" style:family="text">
      <style:text-properties fo:color="#008000" style:font-name="Liberation Mono" fo:font-size="10pt" officeooo:rsid="01c0f8b0" style:font-size-asian="10pt" style:font-size-complex="10pt"/>
    </style:style>
    <style:style style:name="T159" style:family="text">
      <style:text-properties fo:color="#008000" style:font-name="Liberation Mono" fo:font-size="10pt" officeooo:rsid="01c2441f" style:font-size-asian="10pt" style:font-size-complex="10pt"/>
    </style:style>
    <style:style style:name="T160" style:family="text">
      <style:text-properties fo:color="#008000" style:font-name="Liberation Mono" fo:font-size="10pt" officeooo:rsid="01c3bc1f" style:font-size-asian="10pt" style:font-size-complex="10pt"/>
    </style:style>
    <style:style style:name="T161" style:family="text">
      <style:text-properties fo:color="#008000" style:font-name="Liberation Mono" fo:font-size="10pt" officeooo:rsid="01c4c1a2" style:font-size-asian="10pt" style:font-size-complex="10pt"/>
    </style:style>
    <style:style style:name="T162" style:family="text">
      <style:text-properties fo:color="#008000" style:font-name="Liberation Mono" fo:font-size="10pt" officeooo:rsid="01c66179" style:font-size-asian="10pt" style:font-size-complex="10pt"/>
    </style:style>
    <style:style style:name="T163" style:family="text">
      <style:text-properties fo:color="#008000" style:font-name="Liberation Mono" fo:font-size="10pt" officeooo:rsid="01c86003" style:font-size-asian="10pt" style:font-size-complex="10pt"/>
    </style:style>
    <style:style style:name="T164" style:family="text">
      <style:text-properties fo:color="#008000" style:font-name="Liberation Mono" fo:font-size="10pt" officeooo:rsid="01c94dc9" style:font-size-asian="10pt" style:font-size-complex="10pt"/>
    </style:style>
    <style:style style:name="T165" style:family="text">
      <style:text-properties fo:color="#008000" style:font-name="Liberation Mono" fo:font-size="10pt" officeooo:rsid="01d474d0" style:font-size-asian="10pt" style:font-size-complex="10pt"/>
    </style:style>
    <style:style style:name="T166" style:family="text">
      <style:text-properties fo:color="#008000" style:font-name="Liberation Mono" fo:font-size="10pt" officeooo:rsid="01d5d6a9" style:font-size-asian="10pt" style:font-size-complex="10pt"/>
    </style:style>
    <style:style style:name="T167" style:family="text">
      <style:text-properties fo:color="#008000" style:font-name="Liberation Mono" fo:font-size="10pt" officeooo:rsid="01d66700" style:font-size-asian="10pt" style:font-size-complex="10pt"/>
    </style:style>
    <style:style style:name="T168" style:family="text">
      <style:text-properties fo:color="#008000" style:font-name="Liberation Mono" fo:font-size="10pt" officeooo:rsid="01d9b2d1" style:font-size-asian="10pt" style:font-size-complex="10pt"/>
    </style:style>
    <style:style style:name="T169" style:family="text">
      <style:text-properties fo:color="#008000" style:font-name="Liberation Mono" fo:font-size="10pt" officeooo:rsid="01dae598" style:font-size-asian="10pt" style:font-size-complex="10pt"/>
    </style:style>
    <style:style style:name="T170" style:family="text">
      <style:text-properties fo:color="#008000" style:font-name="Liberation Mono" fo:font-size="10pt" officeooo:rsid="01e30214" style:font-size-asian="10pt" style:font-size-complex="10pt"/>
    </style:style>
    <style:style style:name="T171" style:family="text">
      <style:text-properties fo:color="#008000" style:font-name="Liberation Mono" fo:font-size="10pt" officeooo:rsid="01e5bdb4" style:font-size-asian="10pt" style:font-size-complex="10pt"/>
    </style:style>
    <style:style style:name="T172" style:family="text">
      <style:text-properties fo:color="#008000" style:font-name="Liberation Mono" fo:font-size="10pt" officeooo:rsid="01e65d06" style:font-size-asian="10pt" style:font-size-complex="10pt"/>
    </style:style>
    <style:style style:name="T173" style:family="text">
      <style:text-properties fo:color="#008000" style:font-name="Liberation Mono" fo:font-size="10pt" officeooo:rsid="01e81bee" style:font-size-asian="10pt" style:font-size-complex="10pt"/>
    </style:style>
    <style:style style:name="T174" style:family="text">
      <style:text-properties fo:color="#008000" style:font-name="Liberation Mono" fo:font-size="10pt" officeooo:rsid="01e96c8f" style:font-size-asian="10pt" style:font-size-complex="10pt"/>
    </style:style>
    <style:style style:name="T175" style:family="text">
      <style:text-properties fo:color="#008000" style:font-name="Liberation Mono" fo:font-size="10pt" officeooo:rsid="01ea1044" style:font-size-asian="10pt" style:font-size-complex="10pt"/>
    </style:style>
    <style:style style:name="T176" style:family="text">
      <style:text-properties fo:color="#008000" style:font-name="Liberation Mono" fo:font-size="10pt" officeooo:rsid="01f12046" style:font-size-asian="10pt" style:font-size-complex="10pt"/>
    </style:style>
    <style:style style:name="T177" style:family="text">
      <style:text-properties fo:color="#008000" style:font-name="Liberation Mono" fo:font-size="10pt" officeooo:rsid="01f38523" style:font-size-asian="10pt" style:font-size-complex="10pt"/>
    </style:style>
    <style:style style:name="T178" style:family="text">
      <style:text-properties fo:color="#008000" style:font-name="Liberation Mono" fo:font-size="10pt" officeooo:rsid="01f47977" style:font-size-asian="10pt" style:font-size-complex="10pt"/>
    </style:style>
    <style:style style:name="T179" style:family="text">
      <style:text-properties fo:color="#008000" style:font-name="Liberation Mono" fo:font-size="10pt" officeooo:rsid="01f5a511" style:font-size-asian="10pt" style:font-size-complex="10pt"/>
    </style:style>
    <style:style style:name="T180" style:family="text">
      <style:text-properties fo:color="#008000" style:font-name="Liberation Mono" fo:font-size="10pt" officeooo:rsid="01f6ead1" style:font-size-asian="10pt" style:font-size-complex="10pt"/>
    </style:style>
    <style:style style:name="T181" style:family="text">
      <style:text-properties fo:color="#008000" style:font-name="Liberation Mono" fo:font-size="10pt" officeooo:rsid="01f88a56" style:font-size-asian="10pt" style:font-size-complex="10pt"/>
    </style:style>
    <style:style style:name="T182" style:family="text">
      <style:text-properties fo:color="#008000" style:font-name="Liberation Mono" fo:font-size="10pt" officeooo:rsid="01fa93c2" style:font-size-asian="10pt" style:font-size-complex="10pt"/>
    </style:style>
    <style:style style:name="T183" style:family="text">
      <style:text-properties fo:color="#008000" style:font-name="Liberation Mono" fo:font-size="10pt" officeooo:rsid="01fd6f34" style:font-size-asian="10pt" style:font-size-complex="10pt"/>
    </style:style>
    <style:style style:name="T184" style:family="text">
      <style:text-properties fo:color="#008000" style:font-name="Liberation Mono" fo:font-size="10pt" officeooo:rsid="01fd8f9e" style:font-size-asian="10pt" style:font-size-complex="10pt"/>
    </style:style>
    <style:style style:name="T185" style:family="text">
      <style:text-properties fo:color="#008000" style:font-name="Liberation Mono" fo:font-size="10pt" officeooo:rsid="01fe1718" style:font-size-asian="10pt" style:font-size-complex="10pt"/>
    </style:style>
    <style:style style:name="T186" style:family="text">
      <style:text-properties fo:color="#008000" style:font-name="Liberation Mono" fo:font-size="10pt" officeooo:rsid="02003941" style:font-size-asian="10pt" style:font-size-complex="10pt"/>
    </style:style>
    <style:style style:name="T187" style:family="text">
      <style:text-properties fo:color="#008000" style:font-name="Liberation Mono" fo:font-size="10pt" officeooo:rsid="02020f69" style:font-size-asian="10pt" style:font-size-complex="10pt"/>
    </style:style>
    <style:style style:name="T188" style:family="text">
      <style:text-properties fo:color="#008000" style:font-name="Liberation Mono" fo:font-size="10pt" officeooo:rsid="02059f52" style:font-size-asian="10pt" style:font-size-complex="10pt"/>
    </style:style>
    <style:style style:name="T189" style:family="text">
      <style:text-properties fo:color="#008000" style:font-name="Liberation Mono" fo:font-size="10pt" officeooo:rsid="02064a38" style:font-size-asian="10pt" style:font-size-complex="10pt"/>
    </style:style>
    <style:style style:name="T190" style:family="text">
      <style:text-properties fo:color="#008000" style:font-name="Liberation Mono" fo:font-size="10pt" officeooo:rsid="020818ee" style:font-size-asian="10pt" style:font-size-complex="10pt"/>
    </style:style>
    <style:style style:name="T191" style:family="text">
      <style:text-properties fo:color="#008000" style:font-name="Liberation Mono" fo:font-size="10pt" officeooo:rsid="020bb32f" style:font-size-asian="10pt" style:font-size-complex="10pt"/>
    </style:style>
    <style:style style:name="T192" style:family="text">
      <style:text-properties fo:color="#008000" style:font-name="Liberation Mono" fo:font-size="10pt" officeooo:rsid="020e7862" style:font-size-asian="10pt" style:font-size-complex="10pt"/>
    </style:style>
    <style:style style:name="T193" style:family="text">
      <style:text-properties fo:color="#008000" style:font-name="Liberation Mono" fo:font-size="10pt" officeooo:rsid="0210a87c" style:font-size-asian="10pt" style:font-size-complex="10pt"/>
    </style:style>
    <style:style style:name="T194" style:family="text">
      <style:text-properties fo:color="#008000" style:font-name="Liberation Mono" fo:font-size="10pt" officeooo:rsid="0211f363" style:font-size-asian="10pt" style:font-size-complex="10pt"/>
    </style:style>
    <style:style style:name="T195" style:family="text">
      <style:text-properties fo:color="#008000" style:font-name="Liberation Mono" fo:font-size="10pt" officeooo:rsid="0212b551" style:font-size-asian="10pt" style:font-size-complex="10pt"/>
    </style:style>
    <style:style style:name="T196" style:family="text">
      <style:text-properties fo:color="#008000" style:font-name="Liberation Mono" fo:font-size="10pt" officeooo:rsid="0214aea9" style:font-size-asian="10pt" style:font-size-complex="10pt"/>
    </style:style>
    <style:style style:name="T197" style:family="text">
      <style:text-properties fo:color="#008000" style:font-name="Liberation Mono" fo:font-size="10pt" officeooo:rsid="02180c14" style:font-size-asian="10pt" style:font-size-complex="10pt"/>
    </style:style>
    <style:style style:name="T198" style:family="text">
      <style:text-properties fo:color="#008000" style:font-name="Liberation Mono" fo:font-size="10pt" officeooo:rsid="0218d675" style:font-size-asian="10pt" style:font-size-complex="10pt"/>
    </style:style>
    <style:style style:name="T199" style:family="text">
      <style:text-properties fo:color="#008000" style:font-name="Liberation Mono" fo:font-size="10pt" officeooo:rsid="0218f1a3" style:font-size-asian="10pt" style:font-size-complex="10pt"/>
    </style:style>
    <style:style style:name="T200" style:family="text">
      <style:text-properties fo:color="#008000" style:font-name="Liberation Mono" fo:font-size="10pt" officeooo:rsid="0219ab39" style:font-size-asian="10pt" style:font-size-complex="10pt"/>
    </style:style>
    <style:style style:name="T201" style:family="text">
      <style:text-properties fo:color="#008000" style:font-name="Liberation Mono" fo:font-size="10pt" officeooo:rsid="021ac9c6" style:font-size-asian="10pt" style:font-size-complex="10pt"/>
    </style:style>
    <style:style style:name="T202" style:family="text">
      <style:text-properties fo:color="#008000" style:font-name="Liberation Mono" fo:font-size="10pt" officeooo:rsid="021bfb8c" style:font-size-asian="10pt" style:font-size-complex="10pt"/>
    </style:style>
    <style:style style:name="T203" style:family="text">
      <style:text-properties fo:color="#008000" style:font-name="Liberation Mono" fo:font-size="10pt" officeooo:rsid="021f3665" style:font-size-asian="10pt" style:font-size-complex="10pt"/>
    </style:style>
    <style:style style:name="T204" style:family="text">
      <style:text-properties fo:color="#008000" style:font-name="Liberation Mono" fo:font-size="10pt" officeooo:rsid="0220cb0c" style:font-size-asian="10pt" style:font-size-complex="10pt"/>
    </style:style>
    <style:style style:name="T205" style:family="text">
      <style:text-properties fo:color="#008000" style:font-name="Liberation Mono" fo:font-size="10pt" officeooo:rsid="0222666a" style:font-size-asian="10pt" style:font-size-complex="10pt"/>
    </style:style>
    <style:style style:name="T206" style:family="text">
      <style:text-properties fo:color="#008000" style:font-name="Liberation Mono" fo:font-size="10pt" officeooo:rsid="022372cf" style:font-size-asian="10pt" style:font-size-complex="10pt"/>
    </style:style>
    <style:style style:name="T207" style:family="text">
      <style:text-properties fo:color="#008000" style:font-name="Liberation Mono" fo:font-size="10pt" officeooo:rsid="02270f78" style:font-size-asian="10pt" style:font-size-complex="10pt"/>
    </style:style>
    <style:style style:name="T208" style:family="text">
      <style:text-properties fo:color="#008000" style:font-name="Liberation Mono" fo:font-size="10pt" officeooo:rsid="02287771" style:font-size-asian="10pt" style:font-size-complex="10pt"/>
    </style:style>
    <style:style style:name="T209" style:family="text">
      <style:text-properties fo:color="#008000" style:font-name="Liberation Mono" fo:font-size="10pt" officeooo:rsid="022a2945" style:font-size-asian="10pt" style:font-size-complex="10pt"/>
    </style:style>
    <style:style style:name="T210" style:family="text">
      <style:text-properties fo:color="#008000" style:font-name="Liberation Mono" fo:font-size="10pt" officeooo:rsid="022bd311" style:font-size-asian="10pt" style:font-size-complex="10pt"/>
    </style:style>
    <style:style style:name="T211" style:family="text">
      <style:text-properties fo:color="#008000" style:font-name="Liberation Mono" fo:font-size="10pt" officeooo:rsid="022ed255" style:font-size-asian="10pt" style:font-size-complex="10pt"/>
    </style:style>
    <style:style style:name="T212" style:family="text">
      <style:text-properties fo:color="#008000" style:font-name="Liberation Mono" fo:font-size="10pt" officeooo:rsid="02303e8a" style:font-size-asian="10pt" style:font-size-complex="10pt"/>
    </style:style>
    <style:style style:name="T213" style:family="text">
      <style:text-properties fo:color="#008000" style:font-name="Liberation Mono" fo:font-size="10pt" officeooo:rsid="02319635" style:font-size-asian="10pt" style:font-size-complex="10pt"/>
    </style:style>
    <style:style style:name="T214" style:family="text">
      <style:text-properties fo:color="#008000" style:font-name="Liberation Mono" fo:font-size="10pt" officeooo:rsid="023323aa" style:font-size-asian="10pt" style:font-size-complex="10pt"/>
    </style:style>
    <style:style style:name="T215" style:family="text">
      <style:text-properties fo:color="#008000" style:font-name="Liberation Mono" fo:font-size="10pt" officeooo:rsid="023d9e95" style:font-size-asian="10pt" style:font-size-complex="10pt"/>
    </style:style>
    <style:style style:name="T216" style:family="text">
      <style:text-properties fo:color="#008000" style:font-name="Liberation Mono" fo:font-size="10pt" officeooo:rsid="024031d9" style:font-size-asian="10pt" style:font-size-complex="10pt"/>
    </style:style>
    <style:style style:name="T217" style:family="text">
      <style:text-properties fo:color="#008000" style:font-name="Liberation Mono" fo:font-size="10pt" officeooo:rsid="0240ea6c" style:font-size-asian="10pt" style:font-size-complex="10pt"/>
    </style:style>
    <style:style style:name="T218" style:family="text">
      <style:text-properties fo:color="#008000" style:font-name="Liberation Mono" fo:font-size="10pt" officeooo:rsid="02460021" style:font-size-asian="10pt" style:font-size-complex="10pt"/>
    </style:style>
    <style:style style:name="T219" style:family="text">
      <style:text-properties fo:color="#008000" style:font-name="Liberation Mono" fo:font-size="10pt" officeooo:rsid="0247ef55" style:font-size-asian="10pt" style:font-size-complex="10pt"/>
    </style:style>
    <style:style style:name="T220" style:family="text">
      <style:text-properties fo:color="#008000" style:font-name="Liberation Mono" fo:font-size="10pt" officeooo:rsid="024f05de" style:font-size-asian="10pt" style:font-size-complex="10pt"/>
    </style:style>
    <style:style style:name="T221" style:family="text">
      <style:text-properties fo:color="#008000" style:font-name="Liberation Mono" fo:font-size="10pt" officeooo:rsid="0250726f" style:font-size-asian="10pt" style:font-size-complex="10pt"/>
    </style:style>
    <style:style style:name="T222" style:family="text">
      <style:text-properties fo:color="#008000" style:font-name="Liberation Mono" fo:font-size="10pt" officeooo:rsid="0251276d" style:font-size-asian="10pt" style:font-size-complex="10pt"/>
    </style:style>
    <style:style style:name="T223" style:family="text">
      <style:text-properties fo:color="#008000" style:font-name="Liberation Mono" fo:font-size="10pt" officeooo:rsid="0252e5bf" style:font-size-asian="10pt" style:font-size-complex="10pt"/>
    </style:style>
    <style:style style:name="T224" style:family="text">
      <style:text-properties fo:color="#008000" style:font-name="Liberation Mono" fo:font-size="10pt" officeooo:rsid="02545e5b" style:font-size-asian="10pt" style:font-size-complex="10pt"/>
    </style:style>
    <style:style style:name="T225" style:family="text">
      <style:text-properties fo:color="#008000" style:font-name="Liberation Mono" fo:font-size="10pt" officeooo:rsid="02564ed8" style:font-size-asian="10pt" style:font-size-complex="10pt"/>
    </style:style>
    <style:style style:name="T226" style:family="text">
      <style:text-properties fo:color="#008000" style:font-name="Liberation Mono" fo:font-size="10pt" officeooo:rsid="025795d7" style:font-size-asian="10pt" style:font-size-complex="10pt"/>
    </style:style>
    <style:style style:name="T227" style:family="text">
      <style:text-properties fo:color="#008000" style:font-name="Liberation Mono" fo:font-size="10pt" officeooo:rsid="00f449d6" style:font-size-asian="10pt" style:font-size-complex="10pt"/>
    </style:style>
    <style:style style:name="T228" style:family="text">
      <style:text-properties fo:color="#008000" style:font-name="Liberation Mono" fo:font-size="10pt" officeooo:rsid="02582057" style:font-size-asian="10pt" style:font-size-complex="10pt"/>
    </style:style>
    <style:style style:name="T229" style:family="text">
      <style:text-properties fo:color="#008000" style:font-name="Liberation Mono" fo:font-size="10pt" officeooo:rsid="02591ba4" style:font-size-asian="10pt" style:font-size-complex="10pt"/>
    </style:style>
    <style:style style:name="T230" style:family="text">
      <style:text-properties fo:color="#008000" style:font-name="Liberation Mono" fo:font-size="10pt" officeooo:rsid="025ab108" style:font-size-asian="10pt" style:font-size-complex="10pt"/>
    </style:style>
    <style:style style:name="T231" style:family="text">
      <style:text-properties fo:color="#008000" style:font-name="Liberation Mono" fo:font-size="10pt" officeooo:rsid="025b7751" style:font-size-asian="10pt" style:font-size-complex="10pt"/>
    </style:style>
    <style:style style:name="T232" style:family="text">
      <style:text-properties fo:color="#008000" style:font-name="Liberation Mono" fo:font-size="10pt" officeooo:rsid="025f729e" style:font-size-asian="10pt" style:font-size-complex="10pt"/>
    </style:style>
    <style:style style:name="T233" style:family="text">
      <style:text-properties fo:color="#008000" style:font-name="Liberation Mono" fo:font-size="10pt" officeooo:rsid="02606610" style:font-size-asian="10pt" style:font-size-complex="10pt"/>
    </style:style>
    <style:style style:name="T234" style:family="text">
      <style:text-properties fo:color="#008000" style:font-name="Liberation Mono" fo:font-size="10pt" officeooo:rsid="0261637f" style:font-size-asian="10pt" style:font-size-complex="10pt"/>
    </style:style>
    <style:style style:name="T235" style:family="text">
      <style:text-properties fo:color="#008000" style:font-name="Liberation Mono" fo:font-size="10pt" officeooo:rsid="0269e7ab" style:font-size-asian="10pt" style:font-size-complex="10pt"/>
    </style:style>
    <style:style style:name="T236" style:family="text">
      <style:text-properties fo:color="#008000" style:font-name="Liberation Mono" fo:font-size="10pt" officeooo:rsid="026b5747" style:font-size-asian="10pt" style:font-size-complex="10pt"/>
    </style:style>
    <style:style style:name="T237" style:family="text">
      <style:text-properties fo:color="#008000" style:font-name="Liberation Mono" fo:font-size="10pt" officeooo:rsid="026b7b0e" style:font-size-asian="10pt" style:font-size-complex="10pt"/>
    </style:style>
    <style:style style:name="T238" style:family="text">
      <style:text-properties fo:color="#008000" style:font-name="Liberation Mono" fo:font-size="10pt" officeooo:rsid="026edb95" style:font-size-asian="10pt" style:font-size-complex="10pt"/>
    </style:style>
    <style:style style:name="T239" style:family="text">
      <style:text-properties fo:color="#008000" style:font-name="Liberation Mono" fo:font-size="10pt" officeooo:rsid="02704b6e" style:font-size-asian="10pt" style:font-size-complex="10pt"/>
    </style:style>
    <style:style style:name="T240" style:family="text">
      <style:text-properties fo:color="#008000" style:font-name="Liberation Mono" fo:font-size="10pt" officeooo:rsid="02714586" style:font-size-asian="10pt" style:font-size-complex="10pt"/>
    </style:style>
    <style:style style:name="T241" style:family="text">
      <style:text-properties fo:color="#008000" style:font-name="Liberation Mono" fo:font-size="10pt" officeooo:rsid="02765834" style:font-size-asian="10pt" style:font-size-complex="10pt"/>
    </style:style>
    <style:style style:name="T242" style:family="text">
      <style:text-properties fo:color="#008000" style:font-name="Liberation Mono" fo:font-size="10pt" officeooo:rsid="0278468d" style:font-size-asian="10pt" style:font-size-complex="10pt"/>
    </style:style>
    <style:style style:name="T243" style:family="text">
      <style:text-properties fo:color="#008000" style:font-name="Liberation Mono" officeooo:rsid="00f449d6"/>
    </style:style>
    <style:style style:name="T244" style:family="text">
      <style:text-properties fo:color="#008000" style:font-name="Liberation Mono" officeooo:rsid="011f468d"/>
    </style:style>
    <style:style style:name="T245" style:family="text">
      <style:text-properties fo:color="#008000" fo:font-size="10pt" style:font-size-asian="10pt" style:font-size-complex="10pt"/>
    </style:style>
    <style:style style:name="T246" style:family="text">
      <style:text-properties fo:color="#008000" fo:font-size="10pt" officeooo:rsid="00cf9f13" style:font-size-asian="10pt" style:font-size-complex="10pt"/>
    </style:style>
    <style:style style:name="T247" style:family="text">
      <style:text-properties fo:color="#008000" fo:font-size="10pt" officeooo:rsid="00d39f3c" style:font-size-asian="10pt" style:font-size-complex="10pt"/>
    </style:style>
    <style:style style:name="T248" style:family="text">
      <style:text-properties fo:color="#008000" fo:font-size="10pt" officeooo:rsid="00de7a06" style:font-size-asian="10pt" style:font-size-complex="10pt"/>
    </style:style>
    <style:style style:name="T249" style:family="text">
      <style:text-properties fo:color="#008000" fo:font-size="10pt" officeooo:rsid="0107f21d" style:font-size-asian="10pt" style:font-size-complex="10pt"/>
    </style:style>
    <style:style style:name="T250" style:family="text">
      <style:text-properties fo:color="#008000" fo:font-size="10pt" officeooo:rsid="0114cfb8" style:font-size-asian="10pt" style:font-size-complex="10pt"/>
    </style:style>
    <style:style style:name="T251" style:family="text">
      <style:text-properties fo:color="#008000" fo:font-size="10pt" officeooo:rsid="01095478" style:font-size-asian="10pt" style:font-size-complex="10pt"/>
    </style:style>
    <style:style style:name="T252" style:family="text">
      <style:text-properties fo:color="#008000" fo:font-size="10pt" officeooo:rsid="010adafb" style:font-size-asian="10pt" style:font-size-complex="10pt"/>
    </style:style>
    <style:style style:name="T253" style:family="text">
      <style:text-properties fo:color="#008000" fo:font-size="10pt" officeooo:rsid="00c8cd81" style:font-size-asian="10pt" style:font-size-complex="10pt"/>
    </style:style>
    <style:style style:name="T254" style:family="text">
      <style:text-properties fo:color="#008000" fo:font-size="10pt" officeooo:rsid="01298e74" style:font-size-asian="10pt" style:font-size-complex="10pt"/>
    </style:style>
    <style:style style:name="T255" style:family="text">
      <style:text-properties fo:color="#008000" fo:font-size="10pt" officeooo:rsid="00bf360d" style:font-size-asian="10pt" style:font-size-complex="10pt"/>
    </style:style>
    <style:style style:name="T256" style:family="text">
      <style:text-properties fo:color="#008000" fo:font-size="10pt" officeooo:rsid="0115930e" style:font-size-asian="10pt" style:font-size-complex="10pt"/>
    </style:style>
    <style:style style:name="T257" style:family="text">
      <style:text-properties fo:color="#008000" fo:font-size="10pt" officeooo:rsid="01333c05" style:font-size-asian="10pt" style:font-size-complex="10pt"/>
    </style:style>
    <style:style style:name="T258" style:family="text">
      <style:text-properties fo:color="#008000" fo:font-size="10pt" officeooo:rsid="01340af5" style:font-size-asian="10pt" style:font-size-complex="10pt"/>
    </style:style>
    <style:style style:name="T259" style:family="text">
      <style:text-properties fo:color="#008000" fo:font-size="10pt" officeooo:rsid="0102e646" style:font-size-asian="10pt" style:font-size-complex="10pt"/>
    </style:style>
    <style:style style:name="T260" style:family="text">
      <style:text-properties fo:color="#008000" fo:font-size="10pt" officeooo:rsid="00edef3c" style:font-size-asian="10pt" style:font-size-complex="10pt"/>
    </style:style>
    <style:style style:name="T261" style:family="text">
      <style:text-properties fo:color="#008000" fo:font-size="10pt" officeooo:rsid="00bfb5fd" style:font-size-asian="10pt" style:font-size-complex="10pt"/>
    </style:style>
    <style:style style:name="T262" style:family="text">
      <style:text-properties fo:color="#008000" fo:font-size="10pt" officeooo:rsid="012c2263" style:font-size-asian="10pt" style:font-size-complex="10pt"/>
    </style:style>
    <style:style style:name="T263" style:family="text">
      <style:text-properties fo:color="#008000" fo:font-size="10pt" officeooo:rsid="012e2f62" style:font-size-asian="10pt" style:font-size-complex="10pt"/>
    </style:style>
    <style:style style:name="T264" style:family="text">
      <style:text-properties fo:color="#008000" fo:font-size="10pt" officeooo:rsid="01314c65" style:font-size-asian="10pt" style:font-size-complex="10pt"/>
    </style:style>
    <style:style style:name="T265" style:family="text">
      <style:text-properties fo:color="#008000" fo:font-size="10pt" officeooo:rsid="012fbae5" style:font-size-asian="10pt" style:font-size-complex="10pt"/>
    </style:style>
    <style:style style:name="T266" style:family="text">
      <style:text-properties fo:color="#008000" fo:font-size="10pt" officeooo:rsid="0131671d" style:font-size-asian="10pt" style:font-size-complex="10pt"/>
    </style:style>
    <style:style style:name="T267" style:family="text">
      <style:text-properties fo:color="#008000" fo:font-size="10pt" officeooo:rsid="01066288" style:font-size-asian="10pt" style:font-size-complex="10pt"/>
    </style:style>
    <style:style style:name="T268" style:family="text">
      <style:text-properties fo:color="#008000" fo:font-size="10pt" officeooo:rsid="0119d056" style:font-size-asian="10pt" style:font-size-complex="10pt"/>
    </style:style>
    <style:style style:name="T269" style:family="text">
      <style:text-properties fo:color="#008000" fo:font-size="10pt" officeooo:rsid="010b89be" style:font-size-asian="10pt" style:font-size-complex="10pt"/>
    </style:style>
    <style:style style:name="T270" style:family="text">
      <style:text-properties fo:color="#008000" fo:font-size="10pt" officeooo:rsid="0125ee8d" style:font-size-asian="10pt" style:font-size-complex="10pt"/>
    </style:style>
    <style:style style:name="T271" style:family="text">
      <style:text-properties fo:color="#008000" fo:font-size="10pt" officeooo:rsid="011488b6" style:font-size-asian="10pt" style:font-size-complex="10pt"/>
    </style:style>
    <style:style style:name="T272" style:family="text">
      <style:text-properties fo:color="#008000" fo:font-size="10pt" officeooo:rsid="0113b2c9" style:font-size-asian="10pt" style:font-size-complex="10pt"/>
    </style:style>
    <style:style style:name="T273" style:family="text">
      <style:text-properties fo:color="#008000" fo:font-size="10pt" officeooo:rsid="01244b1d" style:font-size-asian="10pt" style:font-size-complex="10pt"/>
    </style:style>
    <style:style style:name="T274" style:family="text">
      <style:text-properties fo:color="#008000" fo:font-size="10pt" officeooo:rsid="0123b33a" style:font-size-asian="10pt" style:font-size-complex="10pt"/>
    </style:style>
    <style:style style:name="T275" style:family="text">
      <style:text-properties fo:color="#008000" fo:font-size="10pt" officeooo:rsid="0127c85f" style:font-size-asian="10pt" style:font-size-complex="10pt"/>
    </style:style>
    <style:style style:name="T276" style:family="text">
      <style:text-properties fo:color="#008000" fo:font-size="10pt" officeooo:rsid="01208aa6" style:font-size-asian="10pt" style:font-size-complex="10pt"/>
    </style:style>
    <style:style style:name="T277" style:family="text">
      <style:text-properties fo:color="#008000" fo:font-size="10pt" officeooo:rsid="00d3d659" style:font-size-asian="10pt" style:font-size-complex="10pt"/>
    </style:style>
    <style:style style:name="T278" style:family="text">
      <style:text-properties fo:color="#008000" fo:font-size="10pt" officeooo:rsid="01358954" style:font-size-asian="10pt" style:font-size-complex="10pt"/>
    </style:style>
    <style:style style:name="T279" style:family="text">
      <style:text-properties fo:color="#008000" fo:font-size="10pt" officeooo:rsid="00be5b6f" style:font-size-asian="10pt" style:font-size-complex="10pt"/>
    </style:style>
    <style:style style:name="T280" style:family="text">
      <style:text-properties fo:color="#008000" fo:font-size="10pt" officeooo:rsid="014ebb75" style:font-size-asian="10pt" style:font-size-complex="10pt"/>
    </style:style>
    <style:style style:name="T281" style:family="text">
      <style:text-properties fo:color="#008000" fo:font-size="10pt" officeooo:rsid="01507c1d" style:font-size-asian="10pt" style:font-size-complex="10pt"/>
    </style:style>
    <style:style style:name="T282" style:family="text">
      <style:text-properties fo:color="#008000" fo:font-size="10pt" officeooo:rsid="0150d685" style:font-size-asian="10pt" style:font-size-complex="10pt"/>
    </style:style>
    <style:style style:name="T283" style:family="text">
      <style:text-properties fo:color="#008000" fo:font-size="10pt" officeooo:rsid="01514a86" style:font-size-asian="10pt" style:font-size-complex="10pt"/>
    </style:style>
    <style:style style:name="T284" style:family="text">
      <style:text-properties fo:color="#008000" fo:font-size="10pt" officeooo:rsid="0155f402" style:font-size-asian="10pt" style:font-size-complex="10pt"/>
    </style:style>
    <style:style style:name="T285" style:family="text">
      <style:text-properties fo:color="#008000" fo:font-size="10pt" officeooo:rsid="0161c9e6" style:font-size-asian="10pt" style:font-size-complex="10pt"/>
    </style:style>
    <style:style style:name="T286" style:family="text">
      <style:text-properties fo:color="#008000" fo:font-size="10pt" officeooo:rsid="0161cfd3" style:font-size-asian="10pt" style:font-size-complex="10pt"/>
    </style:style>
    <style:style style:name="T287" style:family="text">
      <style:text-properties fo:color="#008000" fo:font-size="10pt" officeooo:rsid="01677de5" style:font-size-asian="10pt" style:font-size-complex="10pt"/>
    </style:style>
    <style:style style:name="T288" style:family="text">
      <style:text-properties fo:color="#008000" fo:font-size="10pt" officeooo:rsid="01692468" style:font-size-asian="10pt" style:font-size-complex="10pt"/>
    </style:style>
    <style:style style:name="T289" style:family="text">
      <style:text-properties fo:color="#008000" fo:font-size="10pt" officeooo:rsid="016b8b9a" style:font-size-asian="10pt" style:font-size-complex="10pt"/>
    </style:style>
    <style:style style:name="T290" style:family="text">
      <style:text-properties fo:color="#008000" fo:font-size="10pt" officeooo:rsid="016b9807" style:font-size-asian="10pt" style:font-size-complex="10pt"/>
    </style:style>
    <style:style style:name="T291" style:family="text">
      <style:text-properties fo:color="#008000" fo:font-size="10pt" officeooo:rsid="013ec469" style:font-size-asian="10pt" style:font-size-complex="10pt"/>
    </style:style>
    <style:style style:name="T292" style:family="text">
      <style:text-properties fo:color="#008000" fo:font-size="10pt" officeooo:rsid="01728c84" style:font-size-asian="10pt" style:font-size-complex="10pt"/>
    </style:style>
    <style:style style:name="T293" style:family="text">
      <style:text-properties fo:color="#008000" fo:font-size="10pt" officeooo:rsid="017ab3e6" style:font-size-asian="10pt" style:font-size-complex="10pt"/>
    </style:style>
    <style:style style:name="T294" style:family="text">
      <style:text-properties fo:color="#008000" fo:font-size="10pt" officeooo:rsid="017c2b2e" style:font-size-asian="10pt" style:font-size-complex="10pt"/>
    </style:style>
    <style:style style:name="T295" style:family="text">
      <style:text-properties fo:color="#008000" fo:font-size="10pt" officeooo:rsid="018af1cc" style:font-size-asian="10pt" style:font-size-complex="10pt"/>
    </style:style>
    <style:style style:name="T296" style:family="text">
      <style:text-properties fo:color="#008000" fo:font-size="10pt" officeooo:rsid="00cdbeee" style:font-size-asian="10pt" style:font-size-complex="10pt"/>
    </style:style>
    <style:style style:name="T297" style:family="text">
      <style:text-properties fo:color="#008000" fo:font-size="10pt" officeooo:rsid="016587ec" style:font-size-asian="10pt" style:font-size-complex="10pt"/>
    </style:style>
    <style:style style:name="T298" style:family="text">
      <style:text-properties fo:color="#008000" fo:font-size="10pt" officeooo:rsid="01af9532" style:font-size-asian="10pt" style:font-size-complex="10pt"/>
    </style:style>
    <style:style style:name="T299" style:family="text">
      <style:text-properties fo:color="#008000" fo:font-size="10pt" officeooo:rsid="01de4a34" style:font-size-asian="10pt" style:font-size-complex="10pt"/>
    </style:style>
    <style:style style:name="T300" style:family="text">
      <style:text-properties fo:color="#008000" fo:font-size="10pt" officeooo:rsid="01dea531" style:font-size-asian="10pt" style:font-size-complex="10pt"/>
    </style:style>
    <style:style style:name="T301" style:family="text">
      <style:text-properties fo:color="#008000" fo:font-size="10pt" officeooo:rsid="01e1df81" style:font-size-asian="10pt" style:font-size-complex="10pt"/>
    </style:style>
    <style:style style:name="T302" style:family="text">
      <style:text-properties fo:color="#008000" fo:font-size="10pt" officeooo:rsid="01e5bdb4" style:font-size-asian="10pt" style:font-size-complex="10pt"/>
    </style:style>
    <style:style style:name="T303" style:family="text">
      <style:text-properties fo:color="#008000" fo:font-size="10pt" officeooo:rsid="01e96c8f" style:font-size-asian="10pt" style:font-size-complex="10pt"/>
    </style:style>
    <style:style style:name="T304" style:family="text">
      <style:text-properties fo:color="#008000" fo:font-size="10pt" officeooo:rsid="022efe6e" style:font-size-asian="10pt" style:font-size-complex="10pt"/>
    </style:style>
    <style:style style:name="T305" style:family="text">
      <style:text-properties fo:color="#008000" fo:font-size="10pt" officeooo:rsid="0233cc34" style:font-size-asian="10pt" style:font-size-complex="10pt"/>
    </style:style>
    <style:style style:name="T306" style:family="text">
      <style:text-properties fo:color="#008000" fo:font-size="10pt" officeooo:rsid="02345b69" style:font-size-asian="10pt" style:font-size-complex="10pt"/>
    </style:style>
    <style:style style:name="T307" style:family="text">
      <style:text-properties fo:color="#008000" fo:font-size="10pt" officeooo:rsid="0235d6b5" style:font-size-asian="10pt" style:font-size-complex="10pt"/>
    </style:style>
    <style:style style:name="T308" style:family="text">
      <style:text-properties fo:color="#008000" fo:font-size="10pt" officeooo:rsid="02363037" style:font-size-asian="10pt" style:font-size-complex="10pt"/>
    </style:style>
    <style:style style:name="T309" style:family="text">
      <style:text-properties fo:color="#008000" fo:font-size="10pt" officeooo:rsid="0237e444" style:font-size-asian="10pt" style:font-size-complex="10pt"/>
    </style:style>
    <style:style style:name="T310" style:family="text">
      <style:text-properties fo:color="#008000" fo:font-size="10pt" officeooo:rsid="023b41a0" style:font-size-asian="10pt" style:font-size-complex="10pt"/>
    </style:style>
    <style:style style:name="T311" style:family="text">
      <style:text-properties fo:color="#008000" fo:font-size="10pt" officeooo:rsid="02472ec4" style:font-size-asian="10pt" style:font-size-complex="10pt"/>
    </style:style>
    <style:style style:name="T312" style:family="text">
      <style:text-properties fo:color="#008000" fo:font-size="10pt" officeooo:rsid="024745e9" style:font-size-asian="10pt" style:font-size-complex="10pt"/>
    </style:style>
    <style:style style:name="T313" style:family="text">
      <style:text-properties fo:color="#008000" fo:font-size="10pt" officeooo:rsid="024828c4" style:font-size-asian="10pt" style:font-size-complex="10pt"/>
    </style:style>
    <style:style style:name="T314" style:family="text">
      <style:text-properties fo:color="#008000" fo:font-size="10pt" officeooo:rsid="024962b8" style:font-size-asian="10pt" style:font-size-complex="10pt"/>
    </style:style>
    <style:style style:name="T315" style:family="text">
      <style:text-properties fo:color="#008000" fo:font-size="10pt" officeooo:rsid="0249cef9" style:font-size-asian="10pt" style:font-size-complex="10pt"/>
    </style:style>
    <style:style style:name="T316" style:family="text">
      <style:text-properties fo:color="#008000" fo:font-size="10pt" officeooo:rsid="025ab108" style:font-size-asian="10pt" style:font-size-complex="10pt"/>
    </style:style>
    <style:style style:name="T317" style:family="text">
      <style:text-properties fo:color="#008000" fo:font-size="10pt" officeooo:rsid="025b3986" style:font-size-asian="10pt" style:font-size-complex="10pt"/>
    </style:style>
    <style:style style:name="T318" style:family="text">
      <style:text-properties fo:color="#008000" fo:font-size="10pt" officeooo:rsid="025b7751" style:font-size-asian="10pt" style:font-size-complex="10pt"/>
    </style:style>
    <style:style style:name="T319" style:family="text">
      <style:text-properties fo:color="#008000" fo:font-size="10pt" officeooo:rsid="025f729e" style:font-size-asian="10pt" style:font-size-complex="10pt"/>
    </style:style>
    <style:style style:name="T320" style:family="text">
      <style:text-properties fo:color="#008000" fo:font-size="10pt" officeooo:rsid="02610e7c" style:font-size-asian="10pt" style:font-size-complex="10pt"/>
    </style:style>
    <style:style style:name="T321" style:family="text">
      <style:text-properties fo:color="#008000" fo:font-size="10pt" officeooo:rsid="0261637f" style:font-size-asian="10pt" style:font-size-complex="10pt"/>
    </style:style>
    <style:style style:name="T322" style:family="text">
      <style:text-properties fo:color="#008000" fo:font-size="10pt" officeooo:rsid="026347c5" style:font-size-asian="10pt" style:font-size-complex="10pt"/>
    </style:style>
    <style:style style:name="T323" style:family="text">
      <style:text-properties fo:color="#008000" fo:font-size="10pt" officeooo:rsid="026554fd" style:font-size-asian="10pt" style:font-size-complex="10pt"/>
    </style:style>
    <style:style style:name="T324" style:family="text">
      <style:text-properties fo:color="#008000" fo:font-size="10pt" officeooo:rsid="026711e2" style:font-size-asian="10pt" style:font-size-complex="10pt"/>
    </style:style>
    <style:style style:name="T325" style:family="text">
      <style:text-properties fo:color="#000000" style:font-name="Liberation Mono" fo:font-size="10pt" style:font-size-asian="10pt" style:font-size-complex="10pt"/>
    </style:style>
    <style:style style:name="T326" style:family="text">
      <style:text-properties fo:color="#000000" style:font-name="Liberation Mono" fo:font-size="10pt" officeooo:rsid="00d39f3c" style:font-size-asian="10pt" style:font-size-complex="10pt"/>
    </style:style>
    <style:style style:name="T327" style:family="text">
      <style:text-properties fo:color="#000000" style:font-name="Liberation Mono" fo:font-size="10pt" officeooo:rsid="00de7a06" style:font-size-asian="10pt" style:font-size-complex="10pt"/>
    </style:style>
    <style:style style:name="T328" style:family="text">
      <style:text-properties fo:color="#000000" style:font-name="Liberation Mono" fo:font-size="10pt" officeooo:rsid="00f2ab72" style:font-size-asian="10pt" style:font-size-complex="10pt"/>
    </style:style>
    <style:style style:name="T329" style:family="text">
      <style:text-properties fo:color="#000000" style:font-name="Liberation Mono" fo:font-size="10pt" officeooo:rsid="01105471" style:font-size-asian="10pt" style:font-size-complex="10pt"/>
    </style:style>
    <style:style style:name="T330" style:family="text">
      <style:text-properties fo:color="#000000" style:font-name="Liberation Mono" fo:font-size="10pt" officeooo:rsid="00f449d6" style:font-size-asian="10pt" style:font-size-complex="10pt"/>
    </style:style>
    <style:style style:name="T331" style:family="text">
      <style:text-properties fo:color="#000000" style:font-name="Liberation Mono" fo:font-size="10pt" officeooo:rsid="00bfb5fd" style:font-size-asian="10pt" style:font-size-complex="10pt"/>
    </style:style>
    <style:style style:name="T332" style:family="text">
      <style:text-properties fo:color="#000000" style:font-name="Liberation Mono" fo:font-size="10pt" officeooo:rsid="0139f913" style:font-size-asian="10pt" style:font-size-complex="10pt"/>
    </style:style>
    <style:style style:name="T333" style:family="text">
      <style:text-properties fo:color="#000000" style:font-name="Liberation Mono" fo:font-size="10pt" officeooo:rsid="013a25dd" style:font-size-asian="10pt" style:font-size-complex="10pt"/>
    </style:style>
    <style:style style:name="T334" style:family="text">
      <style:text-properties fo:color="#000000" style:font-name="Liberation Mono" fo:font-size="10pt" officeooo:rsid="013b4b9d" style:font-size-asian="10pt" style:font-size-complex="10pt"/>
    </style:style>
    <style:style style:name="T335" style:family="text">
      <style:text-properties fo:color="#000000" style:font-name="Liberation Mono" fo:font-size="10pt" officeooo:rsid="00f51f09" style:font-size-asian="10pt" style:font-size-complex="10pt"/>
    </style:style>
    <style:style style:name="T336" style:family="text">
      <style:text-properties fo:color="#000000" style:font-name="Liberation Mono" fo:font-size="10pt" officeooo:rsid="00f4c7e5" style:font-size-asian="10pt" style:font-size-complex="10pt"/>
    </style:style>
    <style:style style:name="T337" style:family="text">
      <style:text-properties fo:color="#000000" style:font-name="Liberation Mono" fo:font-size="10pt" officeooo:rsid="00f9a929" style:font-size-asian="10pt" style:font-size-complex="10pt"/>
    </style:style>
    <style:style style:name="T338" style:family="text">
      <style:text-properties fo:color="#000000" style:font-name="Liberation Mono" fo:font-size="10pt" officeooo:rsid="013d1d04" style:font-size-asian="10pt" style:font-size-complex="10pt"/>
    </style:style>
    <style:style style:name="T339" style:family="text">
      <style:text-properties fo:color="#000000" style:font-name="Liberation Mono" fo:font-size="10pt" officeooo:rsid="013ec469" style:font-size-asian="10pt" style:font-size-complex="10pt"/>
    </style:style>
    <style:style style:name="T340" style:family="text">
      <style:text-properties fo:color="#000000" style:font-name="Liberation Mono" fo:font-size="10pt" officeooo:rsid="01409a75" style:font-size-asian="10pt" style:font-size-complex="10pt"/>
    </style:style>
    <style:style style:name="T341" style:family="text">
      <style:text-properties fo:color="#000000" style:font-name="Liberation Mono" fo:font-size="10pt" officeooo:rsid="0143fb17" style:font-size-asian="10pt" style:font-size-complex="10pt"/>
    </style:style>
    <style:style style:name="T342" style:family="text">
      <style:text-properties fo:color="#000000" style:font-name="Liberation Mono" fo:font-size="10pt" officeooo:rsid="014bbe3d" style:font-size-asian="10pt" style:font-size-complex="10pt"/>
    </style:style>
    <style:style style:name="T343" style:family="text">
      <style:text-properties fo:color="#000000" style:font-name="Liberation Mono" fo:font-size="10pt" officeooo:rsid="015fcc9c" style:font-size-asian="10pt" style:font-size-complex="10pt"/>
    </style:style>
    <style:style style:name="T344" style:family="text">
      <style:text-properties fo:color="#000000" style:font-name="Liberation Mono" fo:font-size="10pt" officeooo:rsid="016e243a" style:font-size-asian="10pt" style:font-size-complex="10pt"/>
    </style:style>
    <style:style style:name="T345" style:family="text">
      <style:text-properties fo:color="#000000" style:font-name="Liberation Mono" fo:font-size="10pt" officeooo:rsid="017048bb" style:font-size-asian="10pt" style:font-size-complex="10pt"/>
    </style:style>
    <style:style style:name="T346" style:family="text">
      <style:text-properties fo:color="#000000" style:font-name="Liberation Mono" fo:font-size="10pt" officeooo:rsid="017de4c9" style:font-size-asian="10pt" style:font-size-complex="10pt"/>
    </style:style>
    <style:style style:name="T347" style:family="text">
      <style:text-properties fo:color="#000000" style:font-name="Liberation Mono" fo:font-size="10pt" officeooo:rsid="00cf9f13" style:font-size-asian="10pt" style:font-size-complex="10pt"/>
    </style:style>
    <style:style style:name="T348" style:family="text">
      <style:text-properties fo:color="#000000" style:font-name="Liberation Mono" fo:font-size="10pt" officeooo:rsid="0184ce9a" style:font-size-asian="10pt" style:font-size-complex="10pt"/>
    </style:style>
    <style:style style:name="T349" style:family="text">
      <style:text-properties fo:color="#000000" style:font-name="Liberation Mono" fo:font-size="10pt" officeooo:rsid="0185fdd7" style:font-size-asian="10pt" style:font-size-complex="10pt"/>
    </style:style>
    <style:style style:name="T350" style:family="text">
      <style:text-properties fo:color="#000000" style:font-name="Liberation Mono" fo:font-size="10pt" officeooo:rsid="018f4b4a" style:font-size-asian="10pt" style:font-size-complex="10pt"/>
    </style:style>
    <style:style style:name="T351" style:family="text">
      <style:text-properties fo:color="#000000" style:font-name="Liberation Mono" fo:font-size="10pt" officeooo:rsid="01901e6d" style:font-size-asian="10pt" style:font-size-complex="10pt"/>
    </style:style>
    <style:style style:name="T352" style:family="text">
      <style:text-properties fo:color="#000000" style:font-name="Liberation Mono" fo:font-size="10pt" officeooo:rsid="01916f65" style:font-size-asian="10pt" style:font-size-complex="10pt"/>
    </style:style>
    <style:style style:name="T353" style:family="text">
      <style:text-properties fo:color="#000000" style:font-name="Liberation Mono" fo:font-size="10pt" officeooo:rsid="0195e114" style:font-size-asian="10pt" style:font-size-complex="10pt"/>
    </style:style>
    <style:style style:name="T354" style:family="text">
      <style:text-properties fo:color="#000000" style:font-name="Liberation Mono" fo:font-size="10pt" officeooo:rsid="01983639" style:font-size-asian="10pt" style:font-size-complex="10pt"/>
    </style:style>
    <style:style style:name="T355" style:family="text">
      <style:text-properties fo:color="#000000" style:font-name="Liberation Mono" fo:font-size="10pt" officeooo:rsid="019d276c" style:font-size-asian="10pt" style:font-size-complex="10pt"/>
    </style:style>
    <style:style style:name="T356" style:family="text">
      <style:text-properties fo:color="#000000" style:font-name="Liberation Mono" fo:font-size="10pt" officeooo:rsid="01a26d09" style:font-size-asian="10pt" style:font-size-complex="10pt"/>
    </style:style>
    <style:style style:name="T357" style:family="text">
      <style:text-properties fo:color="#000000" style:font-name="Liberation Mono" fo:font-size="10pt" officeooo:rsid="01a552a6" style:font-size-asian="10pt" style:font-size-complex="10pt"/>
    </style:style>
    <style:style style:name="T358" style:family="text">
      <style:text-properties fo:color="#000000" style:font-name="Liberation Mono" fo:font-size="10pt" officeooo:rsid="01a6cd47" style:font-size-asian="10pt" style:font-size-complex="10pt"/>
    </style:style>
    <style:style style:name="T359" style:family="text">
      <style:text-properties fo:color="#000000" style:font-name="Liberation Mono" fo:font-size="10pt" officeooo:rsid="01a7d825" style:font-size-asian="10pt" style:font-size-complex="10pt"/>
    </style:style>
    <style:style style:name="T360" style:family="text">
      <style:text-properties fo:color="#000000" style:font-name="Liberation Mono" fo:font-size="10pt" officeooo:rsid="01ab1626" style:font-size-asian="10pt" style:font-size-complex="10pt"/>
    </style:style>
    <style:style style:name="T361" style:family="text">
      <style:text-properties fo:color="#000000" style:font-name="Liberation Mono" fo:font-size="10pt" officeooo:rsid="01aee52f" style:font-size-asian="10pt" style:font-size-complex="10pt"/>
    </style:style>
    <style:style style:name="T362" style:family="text">
      <style:text-properties fo:color="#000000" style:font-name="Liberation Mono" fo:font-size="10pt" officeooo:rsid="01af9532" style:font-size-asian="10pt" style:font-size-complex="10pt"/>
    </style:style>
    <style:style style:name="T363" style:family="text">
      <style:text-properties fo:color="#000000" style:font-name="Liberation Mono" fo:font-size="10pt" officeooo:rsid="01b0f7ec" style:font-size-asian="10pt" style:font-size-complex="10pt"/>
    </style:style>
    <style:style style:name="T364" style:family="text">
      <style:text-properties fo:color="#000000" style:font-name="Liberation Mono" fo:font-size="10pt" officeooo:rsid="01b2b109" style:font-size-asian="10pt" style:font-size-complex="10pt"/>
    </style:style>
    <style:style style:name="T365" style:family="text">
      <style:text-properties fo:color="#000000" style:font-name="Liberation Mono" fo:font-size="10pt" officeooo:rsid="01c94dc9" style:font-size-asian="10pt" style:font-size-complex="10pt"/>
    </style:style>
    <style:style style:name="T366" style:family="text">
      <style:text-properties fo:color="#000000" style:font-name="Liberation Mono" fo:font-size="10pt" officeooo:rsid="01d049c7" style:font-size-asian="10pt" style:font-size-complex="10pt"/>
    </style:style>
    <style:style style:name="T367" style:family="text">
      <style:text-properties fo:color="#000000" style:font-name="Liberation Mono" fo:font-size="10pt" officeooo:rsid="01d1cf87" style:font-size-asian="10pt" style:font-size-complex="10pt"/>
    </style:style>
    <style:style style:name="T368" style:family="text">
      <style:text-properties fo:color="#000000" style:font-name="Liberation Mono" fo:font-size="10pt" officeooo:rsid="01d7feea" style:font-size-asian="10pt" style:font-size-complex="10pt"/>
    </style:style>
    <style:style style:name="T369" style:family="text">
      <style:text-properties fo:color="#000000" style:font-name="Liberation Mono" fo:font-size="10pt" officeooo:rsid="01e5bdb4" style:font-size-asian="10pt" style:font-size-complex="10pt"/>
    </style:style>
    <style:style style:name="T370" style:family="text">
      <style:text-properties fo:color="#000000" style:font-name="Liberation Mono" fo:font-size="10pt" officeooo:rsid="01e5ecf8" style:font-size-asian="10pt" style:font-size-complex="10pt"/>
    </style:style>
    <style:style style:name="T371" style:family="text">
      <style:text-properties fo:color="#000000" style:font-name="Liberation Mono" fo:font-size="10pt" officeooo:rsid="01e65d06" style:font-size-asian="10pt" style:font-size-complex="10pt"/>
    </style:style>
    <style:style style:name="T372" style:family="text">
      <style:text-properties fo:color="#000000" style:font-name="Liberation Mono" fo:font-size="10pt" officeooo:rsid="01e81bee" style:font-size-asian="10pt" style:font-size-complex="10pt"/>
    </style:style>
    <style:style style:name="T373" style:family="text">
      <style:text-properties fo:color="#000000" style:font-name="Liberation Mono" fo:font-size="10pt" officeooo:rsid="01e96c8f" style:font-size-asian="10pt" style:font-size-complex="10pt"/>
    </style:style>
    <style:style style:name="T374" style:family="text">
      <style:text-properties fo:color="#000000" style:font-name="Liberation Mono" fo:font-size="10pt" officeooo:rsid="01ea1044" style:font-size-asian="10pt" style:font-size-complex="10pt"/>
    </style:style>
    <style:style style:name="T375" style:family="text">
      <style:text-properties fo:color="#000000" style:font-name="Liberation Mono" fo:font-size="10pt" officeooo:rsid="01ec92f1" style:font-size-asian="10pt" style:font-size-complex="10pt"/>
    </style:style>
    <style:style style:name="T376" style:family="text">
      <style:text-properties fo:color="#000000" style:font-name="Liberation Mono" fo:font-size="10pt" officeooo:rsid="01ed803e" style:font-size-asian="10pt" style:font-size-complex="10pt"/>
    </style:style>
    <style:style style:name="T377" style:family="text">
      <style:text-properties fo:color="#000000" style:font-name="Liberation Mono" fo:font-size="10pt" officeooo:rsid="01edca68" style:font-size-asian="10pt" style:font-size-complex="10pt"/>
    </style:style>
    <style:style style:name="T378" style:family="text">
      <style:text-properties fo:color="#000000" style:font-name="Liberation Mono" fo:font-size="10pt" officeooo:rsid="01f38523" style:font-size-asian="10pt" style:font-size-complex="10pt"/>
    </style:style>
    <style:style style:name="T379" style:family="text">
      <style:text-properties fo:color="#000000" style:font-name="Liberation Mono" fo:font-size="10pt" officeooo:rsid="01f47977" style:font-size-asian="10pt" style:font-size-complex="10pt"/>
    </style:style>
    <style:style style:name="T380" style:family="text">
      <style:text-properties fo:color="#000000" style:font-name="Liberation Mono" fo:font-size="10pt" officeooo:rsid="01f5a511" style:font-size-asian="10pt" style:font-size-complex="10pt"/>
    </style:style>
    <style:style style:name="T381" style:family="text">
      <style:text-properties fo:color="#000000" style:font-name="Liberation Mono" fo:font-size="10pt" officeooo:rsid="01f6ead1" style:font-size-asian="10pt" style:font-size-complex="10pt"/>
    </style:style>
    <style:style style:name="T382" style:family="text">
      <style:text-properties fo:color="#000000" style:font-name="Liberation Mono" fo:font-size="10pt" officeooo:rsid="01f88a56" style:font-size-asian="10pt" style:font-size-complex="10pt"/>
    </style:style>
    <style:style style:name="T383" style:family="text">
      <style:text-properties fo:color="#000000" style:font-name="Liberation Mono" fo:font-size="10pt" officeooo:rsid="01fa93c2" style:font-size-asian="10pt" style:font-size-complex="10pt"/>
    </style:style>
    <style:style style:name="T384" style:family="text">
      <style:text-properties fo:color="#000000" style:font-name="Liberation Mono" fo:font-size="10pt" officeooo:rsid="01fc7980" style:font-size-asian="10pt" style:font-size-complex="10pt"/>
    </style:style>
    <style:style style:name="T385" style:family="text">
      <style:text-properties fo:color="#000000" style:font-name="Liberation Mono" fo:font-size="10pt" officeooo:rsid="020cc93d" style:font-size-asian="10pt" style:font-size-complex="10pt"/>
    </style:style>
    <style:style style:name="T386" style:family="text">
      <style:text-properties fo:color="#000000" style:font-name="Liberation Mono" fo:font-size="10pt" officeooo:rsid="021014a5" style:font-size-asian="10pt" style:font-size-complex="10pt"/>
    </style:style>
    <style:style style:name="T387" style:family="text">
      <style:text-properties fo:color="#000000" style:font-name="Liberation Mono" fo:font-size="10pt" officeooo:rsid="02162550" style:font-size-asian="10pt" style:font-size-complex="10pt"/>
    </style:style>
    <style:style style:name="T388" style:family="text">
      <style:text-properties fo:color="#000000" style:font-name="Liberation Mono" fo:font-size="10pt" officeooo:rsid="02180c14" style:font-size-asian="10pt" style:font-size-complex="10pt"/>
    </style:style>
    <style:style style:name="T389" style:family="text">
      <style:text-properties fo:color="#000000" style:font-name="Liberation Mono" fo:font-size="10pt" officeooo:rsid="0219ab39" style:font-size-asian="10pt" style:font-size-complex="10pt"/>
    </style:style>
    <style:style style:name="T390" style:family="text">
      <style:text-properties fo:color="#000000" style:font-name="Liberation Mono" fo:font-size="10pt" officeooo:rsid="021ac9c6" style:font-size-asian="10pt" style:font-size-complex="10pt"/>
    </style:style>
    <style:style style:name="T391" style:family="text">
      <style:text-properties fo:color="#000000" style:font-name="Liberation Mono" fo:font-size="10pt" officeooo:rsid="023d9e95" style:font-size-asian="10pt" style:font-size-complex="10pt"/>
    </style:style>
    <style:style style:name="T392" style:family="text">
      <style:text-properties fo:color="#000000" style:font-name="Liberation Mono" fo:font-size="10pt" officeooo:rsid="023f4e63" style:font-size-asian="10pt" style:font-size-complex="10pt"/>
    </style:style>
    <style:style style:name="T393" style:family="text">
      <style:text-properties fo:color="#000000" style:font-name="Liberation Mono" fo:font-size="10pt" officeooo:rsid="02546db5" style:font-size-asian="10pt" style:font-size-complex="10pt"/>
    </style:style>
    <style:style style:name="T394" style:family="text">
      <style:text-properties fo:color="#000000" style:font-name="Liberation Mono" fo:font-size="10pt" officeooo:rsid="02564ed8" style:font-size-asian="10pt" style:font-size-complex="10pt"/>
    </style:style>
    <style:style style:name="T395" style:family="text">
      <style:text-properties fo:color="#000000" style:font-name="Liberation Mono" fo:font-size="10pt" officeooo:rsid="02582057" style:font-size-asian="10pt" style:font-size-complex="10pt"/>
    </style:style>
    <style:style style:name="T396" style:family="text">
      <style:text-properties fo:color="#000000" style:font-name="Liberation Mono" fo:font-size="10pt" officeooo:rsid="025ab108" style:font-size-asian="10pt" style:font-size-complex="10pt"/>
    </style:style>
    <style:style style:name="T397" style:family="text">
      <style:text-properties fo:color="#000000" style:font-name="Liberation Mono" fo:font-size="10pt" officeooo:rsid="025b3986" style:font-size-asian="10pt" style:font-size-complex="10pt"/>
    </style:style>
    <style:style style:name="T398" style:family="text">
      <style:text-properties fo:color="#000000" style:font-name="Liberation Mono" fo:font-size="10pt" officeooo:rsid="025f729e" style:font-size-asian="10pt" style:font-size-complex="10pt"/>
    </style:style>
    <style:style style:name="T399" style:family="text">
      <style:text-properties fo:color="#000000" style:font-name="Liberation Mono" fo:font-size="10pt" officeooo:rsid="02606610" style:font-size-asian="10pt" style:font-size-complex="10pt"/>
    </style:style>
    <style:style style:name="T400" style:family="text">
      <style:text-properties fo:color="#000000" style:font-name="Liberation Mono" fo:font-size="10pt" officeooo:rsid="0260d6a7" style:font-size-asian="10pt" style:font-size-complex="10pt"/>
    </style:style>
    <style:style style:name="T401" style:family="text">
      <style:text-properties fo:color="#000000" style:font-name="Liberation Mono" fo:font-size="10pt" officeooo:rsid="026d3a36" style:font-size-asian="10pt" style:font-size-complex="10pt"/>
    </style:style>
    <style:style style:name="T402" style:family="text">
      <style:text-properties fo:color="#000000" style:font-name="Liberation Mono" officeooo:rsid="00d39f3c"/>
    </style:style>
    <style:style style:name="T403" style:family="text">
      <style:text-properties fo:color="#000000" style:font-name="Liberation Mono" officeooo:rsid="00f2ab72"/>
    </style:style>
    <style:style style:name="T404" style:family="text">
      <style:text-properties fo:color="#000000" style:font-name="Liberation Mono" officeooo:rsid="01105471"/>
    </style:style>
    <style:style style:name="T405" style:family="text">
      <style:text-properties fo:color="#000000" style:font-name="Liberation Mono" officeooo:rsid="00f449d6"/>
    </style:style>
    <style:style style:name="T406" style:family="text">
      <style:text-properties fo:color="#000000" style:font-name="DejaVu Sans" fo:font-size="10pt" officeooo:rsid="00bd0cdf" style:font-size-asian="10pt" style:font-size-complex="10pt"/>
    </style:style>
    <style:style style:name="T407" style:family="text">
      <style:text-properties fo:color="#000000" fo:font-size="10pt" style:font-size-asian="10pt" style:font-size-complex="10pt"/>
    </style:style>
    <style:style style:name="T408" style:family="text">
      <style:text-properties fo:color="#000000" fo:font-size="10pt" officeooo:rsid="00cf9f13" style:font-size-asian="10pt" style:font-size-complex="10pt"/>
    </style:style>
    <style:style style:name="T409" style:family="text">
      <style:text-properties fo:color="#000000" fo:font-size="10pt" officeooo:rsid="00d39f3c" style:font-size-asian="10pt" style:font-size-complex="10pt"/>
    </style:style>
    <style:style style:name="T410" style:family="text">
      <style:text-properties fo:color="#000000" fo:font-size="10pt" officeooo:rsid="010fd7f6" style:font-size-asian="10pt" style:font-size-complex="10pt"/>
    </style:style>
    <style:style style:name="T411" style:family="text">
      <style:text-properties fo:color="#000000" fo:font-size="10pt" officeooo:rsid="00de7a06" style:font-size-asian="10pt" style:font-size-complex="10pt"/>
    </style:style>
    <style:style style:name="T412" style:family="text">
      <style:text-properties fo:color="#000000" fo:font-size="10pt" officeooo:rsid="00bfb5fd" style:font-size-asian="10pt" style:font-size-complex="10pt"/>
    </style:style>
    <style:style style:name="T413" style:family="text">
      <style:text-properties fo:color="#000000" fo:font-size="10pt" officeooo:rsid="0103ff02" style:font-size-asian="10pt" style:font-size-complex="10pt"/>
    </style:style>
    <style:style style:name="T414" style:family="text">
      <style:text-properties fo:color="#000000" fo:font-size="10pt" officeooo:rsid="013ec469" style:font-size-asian="10pt" style:font-size-complex="10pt"/>
    </style:style>
    <style:style style:name="T415" style:family="text">
      <style:text-properties fo:color="#000000" fo:font-size="10pt" officeooo:rsid="01425252" style:font-size-asian="10pt" style:font-size-complex="10pt"/>
    </style:style>
    <style:style style:name="T416" style:family="text">
      <style:text-properties fo:color="#000000" fo:font-size="10pt" officeooo:rsid="00bf360d" style:font-size-asian="10pt" style:font-size-complex="10pt"/>
    </style:style>
    <style:style style:name="T417" style:family="text">
      <style:text-properties fo:color="#000000" fo:font-size="10pt" officeooo:rsid="013bc1b0" style:font-size-asian="10pt" style:font-size-complex="10pt"/>
    </style:style>
    <style:style style:name="T418" style:family="text">
      <style:text-properties fo:color="#000000" fo:font-size="10pt" officeooo:rsid="00c8cd81" style:font-size-asian="10pt" style:font-size-complex="10pt"/>
    </style:style>
    <style:style style:name="T419" style:family="text">
      <style:text-properties fo:color="#000000" fo:font-size="10pt" officeooo:rsid="017c2b2e" style:font-size-asian="10pt" style:font-size-complex="10pt"/>
    </style:style>
    <style:style style:name="T420" style:family="text">
      <style:text-properties fo:color="#000000" fo:font-size="10pt" officeooo:rsid="018af1cc" style:font-size-asian="10pt" style:font-size-complex="10pt"/>
    </style:style>
    <style:style style:name="T421" style:family="text">
      <style:text-properties fo:color="#000000" fo:font-size="10pt" officeooo:rsid="018dcfce" style:font-size-asian="10pt" style:font-size-complex="10pt"/>
    </style:style>
    <style:style style:name="T422" style:family="text">
      <style:text-properties fo:color="#000000" fo:font-size="10pt" officeooo:rsid="018f4b4a" style:font-size-asian="10pt" style:font-size-complex="10pt"/>
    </style:style>
    <style:style style:name="T423" style:family="text">
      <style:text-properties fo:color="#000000" fo:font-size="10pt" officeooo:rsid="01901e6d" style:font-size-asian="10pt" style:font-size-complex="10pt"/>
    </style:style>
    <style:style style:name="T424" style:family="text">
      <style:text-properties fo:color="#000000" fo:font-size="10pt" officeooo:rsid="01916f65" style:font-size-asian="10pt" style:font-size-complex="10pt"/>
    </style:style>
    <style:style style:name="T425" style:family="text">
      <style:text-properties fo:color="#000000" fo:font-size="10pt" officeooo:rsid="01aaf369" style:font-size-asian="10pt" style:font-size-complex="10pt"/>
    </style:style>
    <style:style style:name="T426" style:family="text">
      <style:text-properties fo:color="#000000" fo:font-size="10pt" officeooo:rsid="00cdbeee" style:font-size-asian="10pt" style:font-size-complex="10pt"/>
    </style:style>
    <style:style style:name="T427" style:family="text">
      <style:text-properties fo:color="#000000" fo:font-size="10pt" officeooo:rsid="01abef30" style:font-size-asian="10pt" style:font-size-complex="10pt"/>
    </style:style>
    <style:style style:name="T428" style:family="text">
      <style:text-properties fo:color="#000000" fo:font-size="10pt" officeooo:rsid="01af9532" style:font-size-asian="10pt" style:font-size-complex="10pt"/>
    </style:style>
    <style:style style:name="T429" style:family="text">
      <style:text-properties fo:color="#000000" fo:font-size="10pt" officeooo:rsid="01e96c8f" style:font-size-asian="10pt" style:font-size-complex="10pt"/>
    </style:style>
    <style:style style:name="T430" style:family="text">
      <style:text-properties fo:color="#000000" fo:font-size="10pt" officeooo:rsid="021ac9c6" style:font-size-asian="10pt" style:font-size-complex="10pt"/>
    </style:style>
    <style:style style:name="T431" style:family="text">
      <style:text-properties fo:color="#000000" fo:font-size="10pt" officeooo:rsid="022efe6e" style:font-size-asian="10pt" style:font-size-complex="10pt"/>
    </style:style>
    <style:style style:name="T432" style:family="text">
      <style:text-properties fo:color="#000000" fo:font-size="10pt" officeooo:rsid="00d3d659" style:font-size-asian="10pt" style:font-size-complex="10pt"/>
    </style:style>
    <style:style style:name="T433" style:family="text">
      <style:text-properties fo:color="#000000" fo:font-size="10pt" officeooo:rsid="025ebd33" style:font-size-asian="10pt" style:font-size-complex="10pt"/>
    </style:style>
    <style:style style:name="T434" style:family="text">
      <style:text-properties fo:color="#000000" fo:font-size="10pt" officeooo:rsid="025f729e" style:font-size-asian="10pt" style:font-size-complex="10pt"/>
    </style:style>
    <style:style style:name="T435" style:family="text">
      <style:text-properties fo:color="#000000" fo:font-size="10pt" officeooo:rsid="02606610" style:font-size-asian="10pt" style:font-size-complex="10pt"/>
    </style:style>
    <style:style style:name="T436" style:family="text">
      <style:text-properties fo:color="#000000" fo:font-size="10pt" officeooo:rsid="026097c4" style:font-size-asian="10pt" style:font-size-complex="10pt"/>
    </style:style>
    <style:style style:name="T437" style:family="text">
      <style:text-properties fo:color="#000000" fo:font-size="10pt" officeooo:rsid="02610e7c" style:font-size-asian="10pt" style:font-size-complex="10pt"/>
    </style:style>
    <style:style style:name="T438" style:family="text">
      <style:text-properties fo:color="#000000" fo:font-size="10pt" officeooo:rsid="0261637f" style:font-size-asian="10pt" style:font-size-complex="10pt"/>
    </style:style>
    <style:style style:name="T439" style:family="text">
      <style:text-properties fo:color="#000000" fo:font-size="10pt" officeooo:rsid="02661662" style:font-size-asian="10pt" style:font-size-complex="10pt"/>
    </style:style>
    <style:style style:name="T440" style:family="text">
      <style:text-properties fo:color="#000000" fo:font-size="10pt" officeooo:rsid="0268be7d" style:font-size-asian="10pt" style:font-size-complex="10pt"/>
    </style:style>
    <style:style style:name="T441" style:family="text">
      <style:text-properties fo:color="#000000" fo:font-size="10pt" officeooo:rsid="02716f5e" style:font-size-asian="10pt" style:font-size-complex="10pt"/>
    </style:style>
    <style:style style:name="T442" style:family="text">
      <style:text-properties fo:color="#000000" style:font-name="Liberation Sans" fo:font-size="18.2000007629395pt" officeooo:rsid="0184c209" style:font-size-asian="18.2000007629395pt" style:font-size-complex="18.2000007629395pt"/>
    </style:style>
    <style:style style:name="T443" style:family="text">
      <style:text-properties fo:color="#000000" style:font-name="Liberation Sans" fo:font-size="18.2000007629395pt" officeooo:rsid="019b938e" style:font-size-asian="18.2000007629395pt" style:font-size-complex="18.2000007629395pt"/>
    </style:style>
    <style:style style:name="T444" style:family="text">
      <style:text-properties fo:color="#000000" style:font-name="Liberation Sans" fo:font-size="18.2000007629395pt" officeooo:rsid="01d7feea" style:font-size-asian="18.2000007629395pt" style:font-size-complex="18.2000007629395pt"/>
    </style:style>
    <style:style style:name="T445" style:family="text">
      <style:text-properties fo:color="#000000" style:font-name="Liberation Sans" fo:font-size="18.2000007629395pt" officeooo:rsid="01e036c9" style:font-size-asian="18.2000007629395pt" style:font-size-complex="18.2000007629395pt"/>
    </style:style>
    <style:style style:name="T446" style:family="text">
      <style:text-properties fo:color="#000000" style:font-name="Liberation Sans" fo:font-size="18.2000007629395pt" officeooo:rsid="01e519ce" style:font-size-asian="18.2000007629395pt" style:font-size-complex="18.2000007629395pt"/>
    </style:style>
    <style:style style:name="T447" style:family="text">
      <style:text-properties fo:color="#000000" style:font-name="Liberation Sans" fo:font-size="18.2000007629395pt" officeooo:rsid="023d9e95" style:font-size-asian="18.2000007629395pt" style:font-size-complex="18.2000007629395pt"/>
    </style:style>
    <style:style style:name="T448" style:family="text">
      <style:text-properties style:font-name="Liberation Mono" fo:font-size="10pt" style:font-size-asian="10pt" style:font-size-complex="10pt"/>
    </style:style>
    <style:style style:name="T449" style:family="text">
      <style:text-properties style:font-name="Liberation Mono" fo:font-size="10pt" officeooo:rsid="00d39f3c" style:font-size-asian="10pt" style:font-size-complex="10pt"/>
    </style:style>
    <style:style style:name="T450" style:family="text">
      <style:text-properties style:font-name="Liberation Mono" fo:font-size="10pt" officeooo:rsid="00cf9f13" style:font-size-asian="10pt" style:font-size-complex="10pt"/>
    </style:style>
    <style:style style:name="T451" style:family="text">
      <style:text-properties style:font-name="Liberation Mono" fo:font-size="10pt" officeooo:rsid="00d970e4" style:font-size-asian="10pt" style:font-size-complex="10pt"/>
    </style:style>
    <style:style style:name="T452" style:family="text">
      <style:text-properties style:font-name="Liberation Mono" fo:font-size="10pt" officeooo:rsid="00f4c7e5" style:font-size-asian="10pt" style:font-size-complex="10pt"/>
    </style:style>
    <style:style style:name="T453" style:family="text">
      <style:text-properties style:font-name="Liberation Mono" fo:font-size="10pt" officeooo:rsid="00bfb5fd" style:font-size-asian="10pt" style:font-size-complex="10pt"/>
    </style:style>
    <style:style style:name="T454" style:family="text">
      <style:text-properties style:font-name="Liberation Mono" fo:font-size="10pt" officeooo:rsid="00bf360d" style:font-size-asian="10pt" style:font-size-complex="10pt"/>
    </style:style>
    <style:style style:name="T455" style:family="text">
      <style:text-properties style:font-name="Liberation Mono" fo:font-size="10pt" officeooo:rsid="013bc1b0" style:font-size-asian="10pt" style:font-size-complex="10pt"/>
    </style:style>
    <style:style style:name="T456" style:family="text">
      <style:text-properties style:font-name="Liberation Mono" fo:font-size="10pt" officeooo:rsid="016bb135" style:font-size-asian="10pt" style:font-size-complex="10pt"/>
    </style:style>
    <style:style style:name="T457" style:family="text">
      <style:text-properties style:font-name="Liberation Mono" fo:font-size="10pt" officeooo:rsid="016d9cfc" style:font-size-asian="10pt" style:font-size-complex="10pt"/>
    </style:style>
    <style:style style:name="T458" style:family="text">
      <style:text-properties style:font-name="Liberation Mono" fo:font-size="10pt" officeooo:rsid="0269e7ab" style:font-size-asian="10pt" style:font-size-complex="10pt"/>
    </style:style>
    <style:style style:name="T459" style:family="text">
      <style:text-properties fo:color="#0047ff" style:font-name="Liberation Mono" fo:font-size="10pt" officeooo:rsid="00cf9f13" style:font-size-asian="10pt" style:font-size-complex="10pt"/>
    </style:style>
    <style:style style:name="T460" style:family="text">
      <style:text-properties fo:color="#0047ff" style:font-name="Liberation Mono" fo:font-size="10pt" officeooo:rsid="00eb8a88" style:font-size-asian="10pt" style:font-size-complex="10pt"/>
    </style:style>
    <style:style style:name="T461" style:family="text">
      <style:text-properties fo:color="#0047ff" style:font-name="Liberation Mono" fo:font-size="10pt" officeooo:rsid="00ebfa3d" style:font-size-asian="10pt" style:font-size-complex="10pt"/>
    </style:style>
    <style:style style:name="T462" style:family="text">
      <style:text-properties fo:color="#0047ff" style:font-name="Liberation Mono" fo:font-size="10pt" officeooo:rsid="0137a7b4" style:font-size-asian="10pt" style:font-size-complex="10pt"/>
    </style:style>
    <style:style style:name="T463" style:family="text">
      <style:text-properties fo:color="#0047ff" style:font-name="Liberation Mono" fo:font-size="10pt" officeooo:rsid="00bfb5fd" style:font-size-asian="10pt" style:font-size-complex="10pt"/>
    </style:style>
    <style:style style:name="T464" style:family="text">
      <style:text-properties fo:color="#0047ff" style:font-name="Liberation Mono" fo:font-size="10pt" officeooo:rsid="01ce0293" style:font-size-asian="10pt" style:font-size-complex="10pt"/>
    </style:style>
    <style:style style:name="T465" style:family="text">
      <style:text-properties fo:color="#0047ff" style:font-name="Liberation Mono" fo:font-size="10pt" officeooo:rsid="01ceefd9" style:font-size-asian="10pt" style:font-size-complex="10pt"/>
    </style:style>
    <style:style style:name="T466" style:family="text">
      <style:text-properties fo:color="#0047ff" style:font-name="Liberation Mono" fo:font-size="10pt" officeooo:rsid="01d1cf87" style:font-size-asian="10pt" style:font-size-complex="10pt"/>
    </style:style>
    <style:style style:name="T467" style:family="text">
      <style:text-properties fo:color="#0047ff" style:font-name="Liberation Mono" fo:font-size="10pt" officeooo:rsid="00d970e4" style:font-size-asian="10pt" style:font-size-complex="10pt"/>
    </style:style>
    <style:style style:name="T468" style:family="text">
      <style:text-properties fo:color="#0047ff" style:font-name="Liberation Mono" fo:font-size="10pt" officeooo:rsid="01ed803e" style:font-size-asian="10pt" style:font-size-complex="10pt"/>
    </style:style>
    <style:style style:name="T469" style:family="text">
      <style:text-properties fo:color="#0047ff" fo:font-size="10pt" style:font-size-asian="10pt" style:font-size-complex="10pt"/>
    </style:style>
    <style:style style:name="T470" style:family="text">
      <style:text-properties fo:color="#0047ff" fo:font-size="10pt" officeooo:rsid="00cf9f13" style:font-size-asian="10pt" style:font-size-complex="10pt"/>
    </style:style>
    <style:style style:name="T471" style:family="text">
      <style:text-properties fo:color="#0047ff" fo:font-size="10pt" officeooo:rsid="00eb8a88" style:font-size-asian="10pt" style:font-size-complex="10pt"/>
    </style:style>
    <style:style style:name="T472" style:family="text">
      <style:text-properties fo:color="#0047ff" fo:font-size="10pt" officeooo:rsid="00ebfa3d" style:font-size-asian="10pt" style:font-size-complex="10pt"/>
    </style:style>
    <style:style style:name="T473" style:family="text">
      <style:text-properties fo:color="#0047ff" fo:font-size="10pt" officeooo:rsid="00bfb5fd" style:font-size-asian="10pt" style:font-size-complex="10pt"/>
    </style:style>
    <style:style style:name="T474" style:family="text">
      <style:text-properties fo:color="#0047ff" fo:font-size="10pt" officeooo:rsid="00d591e4" style:font-size-asian="10pt" style:font-size-complex="10pt"/>
    </style:style>
    <style:style style:name="T475" style:family="text">
      <style:text-properties fo:color="#0047ff" style:font-name="DejaVu Sans" fo:font-size="10pt" officeooo:rsid="00bd0cdf" style:font-size-asian="10pt" style:font-size-complex="10pt"/>
    </style:style>
    <style:style style:name="T476" style:family="text">
      <style:text-properties fo:color="#0047ff" style:font-name="DejaVu Sans" fo:font-size="10pt" officeooo:rsid="0214aea9" style:font-size-asian="10pt" style:font-size-complex="10pt"/>
    </style:style>
    <style:style style:name="T477" style:family="text">
      <style:text-properties officeooo:rsid="00eb8a88"/>
    </style:style>
    <style:style style:name="T478" style:family="text">
      <style:text-properties fo:color="#b84723" style:font-name="Liberation Mono" fo:font-size="10pt" officeooo:rsid="00bfb5fd" style:font-size-asian="10pt" style:font-size-complex="10pt"/>
    </style:style>
    <style:style style:name="T479" style:family="text">
      <style:text-properties fo:color="#b84723" fo:font-size="10pt" style:font-size-asian="10pt" style:font-size-complex="10pt"/>
    </style:style>
    <style:style style:name="T480" style:family="text">
      <style:text-properties fo:color="#b84723" fo:font-size="10pt" officeooo:rsid="00bf360d" style:font-size-asian="10pt" style:font-size-complex="10pt"/>
    </style:style>
    <style:style style:name="T481" style:family="text">
      <style:text-properties fo:color="#b84723" fo:font-size="10pt" officeooo:rsid="00bfb5fd" style:font-size-asian="10pt" style:font-size-complex="10pt"/>
    </style:style>
    <style:style style:name="T482" style:family="text">
      <style:text-properties fo:color="#b84723" fo:font-size="10pt" officeooo:rsid="00d3d659" style:font-size-asian="10pt" style:font-size-complex="10pt"/>
    </style:style>
    <style:style style:name="T483" style:family="text">
      <style:text-properties fo:color="#b84723" fo:font-size="10pt" officeooo:rsid="0143fb17" style:font-size-asian="10pt" style:font-size-complex="10pt"/>
    </style:style>
    <style:style style:name="T484" style:family="text">
      <style:text-properties fo:color="#b84723" fo:font-size="10pt" officeooo:rsid="018af1cc" style:font-size-asian="10pt" style:font-size-complex="10pt"/>
    </style:style>
    <style:style style:name="T485" style:family="text">
      <style:text-properties fo:color="#b84723" fo:font-size="10pt" officeooo:rsid="01901e6d" style:font-size-asian="10pt" style:font-size-complex="10pt"/>
    </style:style>
    <style:style style:name="T486" style:family="text">
      <style:text-properties fo:color="#b84723" fo:font-size="10pt" officeooo:rsid="01ab1626" style:font-size-asian="10pt" style:font-size-complex="10pt"/>
    </style:style>
    <style:style style:name="T487" style:family="text">
      <style:text-properties fo:color="#b84723" fo:font-size="10pt" officeooo:rsid="01e96c8f" style:font-size-asian="10pt" style:font-size-complex="10pt"/>
    </style:style>
    <style:style style:name="T488" style:family="text">
      <style:text-properties fo:color="#b84723" fo:font-size="10pt" officeooo:rsid="021ac9c6" style:font-size-asian="10pt" style:font-size-complex="10pt"/>
    </style:style>
    <style:style style:name="T489" style:family="text">
      <style:text-properties fo:color="#b84723" fo:font-size="10pt" officeooo:rsid="023d9e95" style:font-size-asian="10pt" style:font-size-complex="10pt"/>
    </style:style>
    <style:style style:name="T490" style:family="text">
      <style:text-properties fo:color="#b84723" fo:font-size="10pt" officeooo:rsid="0240ea6c" style:font-size-asian="10pt" style:font-size-complex="10pt"/>
    </style:style>
    <style:style style:name="T491" style:family="text">
      <style:text-properties fo:color="#b84723" fo:font-size="10pt" officeooo:rsid="025b3986" style:font-size-asian="10pt" style:font-size-complex="10pt"/>
    </style:style>
    <style:style style:name="T492" style:family="text">
      <style:text-properties fo:color="#b84723" fo:font-size="10pt" officeooo:rsid="0260d6a7" style:font-size-asian="10pt" style:font-size-complex="10pt"/>
    </style:style>
    <style:style style:name="T493" style:family="text">
      <style:text-properties fo:color="#b84723" fo:font-size="10pt" officeooo:rsid="02696260" style:font-size-asian="10pt" style:font-size-complex="10pt"/>
    </style:style>
    <style:style style:name="T494" style:family="text">
      <style:text-properties officeooo:rsid="00fbda93"/>
    </style:style>
    <style:style style:name="T495" style:family="text">
      <style:text-properties fo:font-size="10pt" style:font-size-asian="10pt" style:font-size-complex="10pt"/>
    </style:style>
    <style:style style:name="T496" style:family="text">
      <style:text-properties fo:font-size="10pt" officeooo:rsid="00cf9f13" style:font-size-asian="10pt" style:font-size-complex="10pt"/>
    </style:style>
    <style:style style:name="T497" style:family="text">
      <style:text-properties fo:font-size="10pt" officeooo:rsid="01227743" style:font-size-asian="10pt" style:font-size-complex="10pt"/>
    </style:style>
    <style:style style:name="T498" style:family="text">
      <style:text-properties fo:font-size="10pt" officeooo:rsid="00d39f3c" style:font-size-asian="10pt" style:font-size-complex="10pt"/>
    </style:style>
    <style:style style:name="T499" style:family="text">
      <style:text-properties fo:font-size="10pt" officeooo:rsid="00d970e4" style:font-size-asian="10pt" style:font-size-complex="10pt"/>
    </style:style>
    <style:style style:name="T500" style:family="text">
      <style:text-properties fo:font-size="10pt" officeooo:rsid="00be5b6f" style:font-size-asian="10pt" style:font-size-complex="10pt"/>
    </style:style>
    <style:style style:name="T501" style:family="text">
      <style:text-properties fo:font-size="10pt" officeooo:rsid="00c8cd81" style:font-size-asian="10pt" style:font-size-complex="10pt"/>
    </style:style>
    <style:style style:name="T502" style:family="text">
      <style:text-properties fo:font-size="10pt" officeooo:rsid="00bfb5fd" style:font-size-asian="10pt" style:font-size-complex="10pt"/>
    </style:style>
    <style:style style:name="T503" style:family="text">
      <style:text-properties fo:font-size="10pt" officeooo:rsid="00bf360d" style:font-size-asian="10pt" style:font-size-complex="10pt"/>
    </style:style>
    <style:style style:name="T504" style:family="text">
      <style:text-properties fo:font-size="10pt" officeooo:rsid="012e2f62" style:font-size-asian="10pt" style:font-size-complex="10pt"/>
    </style:style>
    <style:style style:name="T505" style:family="text">
      <style:text-properties fo:font-size="10pt" officeooo:rsid="00cdbeee" style:font-size-asian="10pt" style:font-size-complex="10pt"/>
    </style:style>
    <style:style style:name="T506" style:family="text">
      <style:text-properties fo:font-size="10pt" officeooo:rsid="01066288" style:font-size-asian="10pt" style:font-size-complex="10pt"/>
    </style:style>
    <style:style style:name="T507" style:family="text">
      <style:text-properties fo:font-size="10pt" officeooo:rsid="00d591e4" style:font-size-asian="10pt" style:font-size-complex="10pt"/>
    </style:style>
    <style:style style:name="T508" style:family="text">
      <style:text-properties fo:font-size="10pt" officeooo:rsid="00d3d659" style:font-size-asian="10pt" style:font-size-complex="10pt"/>
    </style:style>
    <style:style style:name="T509" style:family="text">
      <style:text-properties fo:font-size="10pt" officeooo:rsid="013bc1b0" style:font-size-asian="10pt" style:font-size-complex="10pt"/>
    </style:style>
    <style:style style:name="T510" style:family="text">
      <style:text-properties fo:font-size="10pt" officeooo:rsid="0155f402" style:font-size-asian="10pt" style:font-size-complex="10pt"/>
    </style:style>
    <style:style style:name="T511" style:family="text">
      <style:text-properties fo:font-size="10pt" officeooo:rsid="016587ec" style:font-size-asian="10pt" style:font-size-complex="10pt"/>
    </style:style>
    <style:style style:name="T512" style:family="text">
      <style:text-properties fo:font-size="10pt" officeooo:rsid="016b05e4" style:font-size-asian="10pt" style:font-size-complex="10pt"/>
    </style:style>
    <style:style style:name="T513" style:family="text">
      <style:text-properties fo:font-size="10pt" officeooo:rsid="016b8b9a" style:font-size-asian="10pt" style:font-size-complex="10pt"/>
    </style:style>
    <style:style style:name="T514" style:family="text">
      <style:text-properties fo:font-size="10pt" officeooo:rsid="01aaf369" style:font-size-asian="10pt" style:font-size-complex="10pt"/>
    </style:style>
    <style:style style:name="T515" style:family="text">
      <style:text-properties fo:font-size="10pt" officeooo:rsid="01de4a34" style:font-size-asian="10pt" style:font-size-complex="10pt"/>
    </style:style>
    <style:style style:name="T516" style:family="text">
      <style:text-properties fo:font-size="10pt" officeooo:rsid="024828c4" style:font-size-asian="10pt" style:font-size-complex="10pt"/>
    </style:style>
    <style:style style:name="T517" style:family="text">
      <style:text-properties fo:font-size="10pt" officeooo:rsid="025ab108" style:font-size-asian="10pt" style:font-size-complex="10pt"/>
    </style:style>
    <style:style style:name="T518" style:family="text">
      <style:text-properties officeooo:rsid="01821969"/>
    </style:style>
    <style:style style:name="T519" style:family="text">
      <style:text-properties officeooo:rsid="01824439"/>
    </style:style>
    <style:style style:name="T520" style:family="text">
      <style:text-properties officeooo:rsid="019b938e"/>
    </style:style>
    <style:style style:name="T521" style:family="text">
      <style:text-properties officeooo:rsid="01ccd01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0">Mo’s Halo Whitepapers:</text:p>
      <text:h text:style-name="P209" text:outline-level="1"><text:span text:style-name="T521">Constants, enumerators and </text:span>structures</text:h>
      <text:p text:style-name="P157"><text:tab/>The structures <text:span text:style-name="T494">specified in this document</text:span> are defined using the ANSI C<text:span text:style-name="T477">++</text:span> standard, however the data type naming convention follows the one described in the glossary and terminology whitepaper.<text:span text:style-name="T494"> Additionally, the structures will only include some of the most generic and important ones, and will not include anything related to Open Sauce.</text:span></text:p>
      <text:p text:style-name="P156"/>
      <text:p text:style-name="P158"><text:tab/>Any tag specific structures<text:span text:style-name="T518">(including Open Sauce ones)</text:span> you may find by running tag_definition_extractor.py with the MEK installed. It will output structure definitions to text files in the same directory as the extractor. These definitions will not use the ANSI C++ standard however, as they will be extracted from my Python definitions. The h1_tag_types.txt and h2_tag_types.txt specify the tag class fourcc's you need to type in to the extractor to get the definitions you're looking for.<text:span text:style-name="T519"> Be aware however, I have done VERY little work with Halo 2, so don't expect much from me regarding it.</text:span></text:p>
      <text:h text:style-name="P210" text:outline-level="1">General</text:h>
      <text:p text:style-name="P6"><text:span text:style-name="Source_20_Text"><text:span text:style-name="T470">enum </text:span></text:span><text:span text:style-name="Source_20_Text"><text:span text:style-name="T471">class </text:span></text:span><text:span text:style-name="Source_20_Text"><text:span text:style-name="T64">TagClass</text:span></text:span><text:span text:style-name="Source_20_Text"><text:span text:style-name="T471"> </text:span></text:span><text:span text:style-name="Source_20_Text"><text:span text:style-name="T496">: </text:span></text:span><text:span text:style-name="Source_20_Text"><text:span text:style-name="T64">UEnum32</text:span></text:span><text:span text:style-name="Source_20_Text"><text:span text:style-name="T496"> {</text:span></text:span><text:span text:style-name="Source_20_Text"><text:span text:style-name="T408"> <text:s/></text:span></text:span><text:span text:style-name="Source_20_Text"><text:span text:style-name="T246">// </text:span></text:span><text:span text:style-name="Source_20_Text"><text:span text:style-name="T311">TagClass is a f</text:span></text:span><text:span text:style-name="Source_20_Text"><text:span text:style-name="T246">ourCC value</text:span></text:span></text:p>
      <text:p text:style-name="P7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actr</text:span></text:span><text:span text:style-name="Source_20_Text"><text:span text:style-name="T326"> = </text:span></text:span><text:span text:style-name="Source_20_Text"><text:span text:style-name="T409">0x61637472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actor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actv</text:span></text:span><text:span text:style-name="Source_20_Text"><text:span text:style-name="T326"> = </text:span></text:span><text:span text:style-name="Source_20_Text"><text:span text:style-name="T409">0x61637476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actor_variant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ant_</text:span></text:span><text:span text:style-name="Source_20_Text"><text:span text:style-name="T326"> = </text:span></text:span><text:span text:style-name="Source_20_Text"><text:span text:style-name="T409">0x616E7421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antenna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bipd</text:span></text:span><text:span text:style-name="Source_20_Text"><text:span text:style-name="T326"> = </text:span></text:span><text:span text:style-name="Source_20_Text"><text:span text:style-name="T409">0x62697064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biped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bitm</text:span></text:span><text:span text:style-name="Source_20_Text"><text:span text:style-name="T326"> = </text:span></text:span><text:span text:style-name="Source_20_Text"><text:span text:style-name="T409">0x6269746D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bitmap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trak</text:span></text:span><text:span text:style-name="Source_20_Text"><text:span text:style-name="T326"> = </text:span></text:span><text:span text:style-name="Source_20_Text"><text:span text:style-name="T409">0x7472616B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camera_track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colo</text:span></text:span><text:span text:style-name="Source_20_Text"><text:span text:style-name="T326"> = </text:span></text:span><text:span text:style-name="Source_20_Text"><text:span text:style-name="T409">0x636F6C6F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color_table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cdmg</text:span></text:span><text:span text:style-name="Source_20_Text"><text:span text:style-name="T326"> = </text:span></text:span><text:span text:style-name="Source_20_Text"><text:span text:style-name="T409">0x63646D67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continuous_damage_effect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cont</text:span></text:span><text:span text:style-name="Source_20_Text"><text:span text:style-name="T326"> = </text:span></text:span><text:span text:style-name="Source_20_Text"><text:span text:style-name="T409">0x636F6E74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contrail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jpt_</text:span></text:span><text:span text:style-name="Source_20_Text"><text:span text:style-name="T326"> = </text:span></text:span><text:span text:style-name="Source_20_Text"><text:span text:style-name="T409">0x6A707421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damage_effect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deca</text:span></text:span><text:span text:style-name="Source_20_Text"><text:span text:style-name="T326"> = </text:span></text:span><text:span text:style-name="Source_20_Text"><text:span text:style-name="T409">0x64656361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decal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dobc</text:span></text:span><text:span text:style-name="Source_20_Text"><text:span text:style-name="T326"> = </text:span></text:span><text:span text:style-name="Source_20_Text"><text:span text:style-name="T409">0x646F6263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detail_object_collection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devi</text:span></text:span><text:span text:style-name="Source_20_Text"><text:span text:style-name="T326"> = </text:span></text:span><text:span text:style-name="Source_20_Text"><text:span text:style-name="T409">0x64657669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device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ctrl</text:span></text:span><text:span text:style-name="Source_20_Text"><text:span text:style-name="T326"> = </text:span></text:span><text:span text:style-name="Source_20_Text"><text:span text:style-name="T409">0x6374726C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device_control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lifi</text:span></text:span><text:span text:style-name="Source_20_Text"><text:span text:style-name="T326"> = </text:span></text:span><text:span text:style-name="Source_20_Text"><text:span text:style-name="T409">0x6C696669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device_light_fixture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mach</text:span></text:span><text:span text:style-name="Source_20_Text"><text:span text:style-name="T326"> = </text:span></text:span><text:span text:style-name="Source_20_Text"><text:span text:style-name="T409">0x6D616368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device_machine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udlg</text:span></text:span><text:span text:style-name="Source_20_Text"><text:span text:style-name="T326"> = </text:span></text:span><text:span text:style-name="Source_20_Text"><text:span text:style-name="T409">0x75646C67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dialogue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effe</text:span></text:span><text:span text:style-name="Source_20_Text"><text:span text:style-name="T326"> = </text:span></text:span><text:span text:style-name="Source_20_Text"><text:span text:style-name="T409">0x65666665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effect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eqip</text:span></text:span><text:span text:style-name="Source_20_Text"><text:span text:style-name="T326"> = </text:span></text:span><text:span text:style-name="Source_20_Text"><text:span text:style-name="T409">0x65716970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equipment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flag</text:span></text:span><text:span text:style-name="Source_20_Text"><text:span text:style-name="T326"> = </text:span></text:span><text:span text:style-name="Source_20_Text"><text:span text:style-name="T409">0x666C6167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flag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fog </text:span></text:span><text:span text:style-name="Source_20_Text"><text:span text:style-name="T326"><text:s/>= </text:span></text:span><text:span text:style-name="Source_20_Text"><text:span text:style-name="T409">0x666F6720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fog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font</text:span></text:span><text:span text:style-name="Source_20_Text"><text:span text:style-name="T326"> = </text:span></text:span><text:span text:style-name="Source_20_Text"><text:span text:style-name="T409">0x666F6E74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font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garb</text:span></text:span><text:span text:style-name="Source_20_Text"><text:span text:style-name="T326"> = </text:span></text:span><text:span text:style-name="Source_20_Text"><text:span text:style-name="T409">0x67617262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garbage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mod2</text:span></text:span><text:span text:style-name="Source_20_Text"><text:span text:style-name="T326"> = </text:span></text:span><text:span text:style-name="Source_20_Text"><text:span text:style-name="T409">0x6D6F6432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gbxmodel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matg</text:span></text:span><text:span text:style-name="Source_20_Text"><text:span text:style-name="T326"> = </text:span></text:span><text:span text:style-name="Source_20_Text"><text:span text:style-name="T409">0x6D617467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globals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glw</text:span></text:span><text:span text:style-name="Source_20_Text"><text:span text:style-name="T67">_</text:span></text:span><text:span text:style-name="Source_20_Text"><text:span text:style-name="T326"> = </text:span></text:span><text:span text:style-name="Source_20_Text"><text:span text:style-name="T409">0x676C7721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glow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grhi</text:span></text:span><text:span text:style-name="Source_20_Text"><text:span text:style-name="T326"> = </text:span></text:span><text:span text:style-name="Source_20_Text"><text:span text:style-name="T409">0x67726869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grenade_hud_interface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hudg</text:span></text:span><text:span text:style-name="Source_20_Text"><text:span text:style-name="T326"> = </text:span></text:span><text:span text:style-name="Source_20_Text"><text:span text:style-name="T409">0x68756467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hud_globals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hmt</text:span></text:span><text:span text:style-name="Source_20_Text"><text:span text:style-name="T409"> </text:span></text:span><text:span text:style-name="Source_20_Text"><text:span text:style-name="T326"><text:s/>= </text:span></text:span><text:span text:style-name="Source_20_Text"><text:span text:style-name="T409">0x686D7420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hud_message_text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hud_</text:span></text:span><text:span text:style-name="Source_20_Text"><text:span text:style-name="T326"> = </text:span></text:span><text:span text:style-name="Source_20_Text"><text:span text:style-name="T409">0x68756423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hud_number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devc</text:span></text:span><text:span text:style-name="Source_20_Text"><text:span text:style-name="T326"> = </text:span></text:span><text:span text:style-name="Source_20_Text"><text:span text:style-name="T409">0x64657663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input_device_defaults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item</text:span></text:span><text:span text:style-name="Source_20_Text"><text:span text:style-name="T326"> = </text:span></text:span><text:span text:style-name="Source_20_Text"><text:span text:style-name="T409">0x6974656D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item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itmc</text:span></text:span><text:span text:style-name="Source_20_Text"><text:span text:style-name="T326"> = </text:span></text:span><text:span text:style-name="Source_20_Text"><text:span text:style-name="T409">0x69746D63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item_collection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lens</text:span></text:span><text:span text:style-name="Source_20_Text"><text:span text:style-name="T326"> = </text:span></text:span><text:span text:style-name="Source_20_Text"><text:span text:style-name="T409">0x6C656E73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lens_flare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ligh</text:span></text:span><text:span text:style-name="Source_20_Text"><text:span text:style-name="T326"> = </text:span></text:span><text:span text:style-name="Source_20_Text"><text:span text:style-name="T409">0x6C696768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light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mgs2</text:span></text:span><text:span text:style-name="Source_20_Text"><text:span text:style-name="T326"> = </text:span></text:span><text:span text:style-name="Source_20_Text"><text:span text:style-name="T409">0x6D677332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light_volume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elec</text:span></text:span><text:span text:style-name="Source_20_Text"><text:span text:style-name="T326"> = </text:span></text:span><text:span text:style-name="Source_20_Text"><text:span text:style-name="T409">0x656C6563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lightning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foot</text:span></text:span><text:span text:style-name="Source_20_Text"><text:span text:style-name="T326"> = </text:span></text:span><text:span text:style-name="Source_20_Text"><text:span text:style-name="T409">0x666F6F74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material_effects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metr</text:span></text:span><text:span text:style-name="Source_20_Text"><text:span text:style-name="T326"> = </text:span></text:span><text:span text:style-name="Source_20_Text"><text:span text:style-name="T409">0x6D657472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meter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mode</text:span></text:span><text:span text:style-name="Source_20_Text"><text:span text:style-name="T326"> = </text:span></text:span><text:span text:style-name="Source_20_Text"><text:span text:style-name="T409">0x6D6F6465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model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antr</text:span></text:span><text:span text:style-name="Source_20_Text"><text:span text:style-name="T326"> = </text:span></text:span><text:span text:style-name="Source_20_Text"><text:span text:style-name="T409">0x616E7472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model_animations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coll</text:span></text:span><text:span text:style-name="Source_20_Text"><text:span text:style-name="T326"> = </text:span></text:span><text:span text:style-name="Source_20_Text"><text:span text:style-name="T409">0x636F6C6C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model_collision_geometry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mply</text:span></text:span><text:span text:style-name="Source_20_Text"><text:span text:style-name="T326"> = </text:span></text:span><text:span text:style-name="Source_20_Text"><text:span text:style-name="T409">0x6D706C79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multiplayer_scenario_description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obje</text:span></text:span><text:span text:style-name="Source_20_Text"><text:span text:style-name="T326"> = </text:span></text:span><text:span text:style-name="Source_20_Text"><text:span text:style-name="T409">0x6F626A65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object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part</text:span></text:span><text:span text:style-name="Source_20_Text"><text:span text:style-name="T326"> = </text:span></text:span><text:span text:style-name="Source_20_Text"><text:span text:style-name="T409">0x70617274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particle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pctl</text:span></text:span><text:span text:style-name="Source_20_Text"><text:span text:style-name="T326"> = </text:span></text:span><text:span text:style-name="Source_20_Text"><text:span text:style-name="T409">0x7063746C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particle_system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phys</text:span></text:span><text:span text:style-name="Source_20_Text"><text:span text:style-name="T326"> = </text:span></text:span><text:span text:style-name="Source_20_Text"><text:span text:style-name="T409">0x70687973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physics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plac</text:span></text:span><text:span text:style-name="Source_20_Text"><text:span text:style-name="T326"> = </text:span></text:span><text:span text:style-name="Source_20_Text"><text:span text:style-name="T409">0x706C6163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placeholder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pphy</text:span></text:span><text:span text:style-name="Source_20_Text"><text:span text:style-name="T326"> = </text:span></text:span><text:span text:style-name="Source_20_Text"><text:span text:style-name="T409">0x70706879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point_physics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ngpr</text:span></text:span><text:span text:style-name="Source_20_Text"><text:span text:style-name="T326"> = </text:span></text:span><text:span text:style-name="Source_20_Text"><text:span text:style-name="T409">0x6E677072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preferences_network_game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proj</text:span></text:span><text:span text:style-name="Source_20_Text"><text:span text:style-name="T326"> = </text:span></text:span><text:span text:style-name="Source_20_Text"><text:span text:style-name="T409">0x70726F6A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projectile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scnr</text:span></text:span><text:span text:style-name="Source_20_Text"><text:span text:style-name="T326"> = </text:span></text:span><text:span text:style-name="Source_20_Text"><text:span text:style-name="T409">0x73636E72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scenario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sbsp</text:span></text:span><text:span text:style-name="Source_20_Text"><text:span text:style-name="T326"> = </text:span></text:span><text:span text:style-name="Source_20_Text"><text:span text:style-name="T409">0x73627370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scenario_structure_bsp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scen</text:span></text:span><text:span text:style-name="Source_20_Text"><text:span text:style-name="T326"> = </text:span></text:span><text:span text:style-name="Source_20_Text"><text:span text:style-name="T409">0x7363656E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scenery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shdr</text:span></text:span><text:span text:style-name="Source_20_Text"><text:span text:style-name="T326"> = </text:span></text:span><text:span text:style-name="Source_20_Text"><text:span text:style-name="T409">0x73686472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shader</text:span></text:span></text:p>
      <text:p text:style-name="P13"><text:soft-page-break/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senv</text:span></text:span><text:span text:style-name="Source_20_Text"><text:span text:style-name="T326"> = </text:span></text:span><text:span text:style-name="Source_20_Text"><text:span text:style-name="T409">0x73656E76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shader_environment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soso</text:span></text:span><text:span text:style-name="Source_20_Text"><text:span text:style-name="T326"> = </text:span></text:span><text:span text:style-name="Source_20_Text"><text:span text:style-name="T409">0x736F736F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shader_model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schi</text:span></text:span><text:span text:style-name="Source_20_Text"><text:span text:style-name="T326"> = </text:span></text:span><text:span text:style-name="Source_20_Text"><text:span text:style-name="T409">0x73636869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shader_transparent_chicago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scex</text:span></text:span><text:span text:style-name="Source_20_Text"><text:span text:style-name="T326"> = </text:span></text:span><text:span text:style-name="Source_20_Text"><text:span text:style-name="T409">0x73636578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shader_transparent_chicago_extended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sotr</text:span></text:span><text:span text:style-name="Source_20_Text"><text:span text:style-name="T326"> = </text:span></text:span><text:span text:style-name="Source_20_Text"><text:span text:style-name="T409">0x736F7472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shader_transparent_generic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sgla</text:span></text:span><text:span text:style-name="Source_20_Text"><text:span text:style-name="T326"> = </text:span></text:span><text:span text:style-name="Source_20_Text"><text:span text:style-name="T409">0x73676C61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shader_transparent_glass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smet</text:span></text:span><text:span text:style-name="Source_20_Text"><text:span text:style-name="T326"> = </text:span></text:span><text:span text:style-name="Source_20_Text"><text:span text:style-name="T409">0x736D6574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shader_transparent_meter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spla</text:span></text:span><text:span text:style-name="Source_20_Text"><text:span text:style-name="T326"> = </text:span></text:span><text:span text:style-name="Source_20_Text"><text:span text:style-name="T409">0x73706C61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shader_transparent_plasma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swat</text:span></text:span><text:span text:style-name="Source_20_Text"><text:span text:style-name="T326"> = </text:span></text:span><text:span text:style-name="Source_20_Text"><text:span text:style-name="T409">0x73776174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shader_transparent_water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sky</text:span></text:span><text:span text:style-name="Source_20_Text"><text:span text:style-name="T409"> </text:span></text:span><text:span text:style-name="Source_20_Text"><text:span text:style-name="T326"><text:s/>= </text:span></text:span><text:span text:style-name="Source_20_Text"><text:span text:style-name="T409">0x736B7920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sky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snd_</text:span></text:span><text:span text:style-name="Source_20_Text"><text:span text:style-name="T326"> = </text:span></text:span><text:span text:style-name="Source_20_Text"><text:span text:style-name="T409">0x736E6421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sound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snde</text:span></text:span><text:span text:style-name="Source_20_Text"><text:span text:style-name="T326"> = </text:span></text:span><text:span text:style-name="Source_20_Text"><text:span text:style-name="T409">0x736E6465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sound_environment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lsnd</text:span></text:span><text:span text:style-name="Source_20_Text"><text:span text:style-name="T326"> = </text:span></text:span><text:span text:style-name="Source_20_Text"><text:span text:style-name="T409">0x6C736E64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sound_looping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ssce</text:span></text:span><text:span text:style-name="Source_20_Text"><text:span text:style-name="T326"> = </text:span></text:span><text:span text:style-name="Source_20_Text"><text:span text:style-name="T409">0x73736365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sound_scenery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boom</text:span></text:span><text:span text:style-name="Source_20_Text"><text:span text:style-name="T326"> = </text:span></text:span><text:span text:style-name="Source_20_Text"><text:span text:style-name="T409">0x626F6F6D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spheroid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str</text:span></text:span><text:span text:style-name="Source_20_Text"><text:span text:style-name="T67">_</text:span></text:span><text:span text:style-name="Source_20_Text"><text:span text:style-name="T326"> = </text:span></text:span><text:span text:style-name="Source_20_Text"><text:span text:style-name="T409">0x73747223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string_list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tagc</text:span></text:span><text:span text:style-name="Source_20_Text"><text:span text:style-name="T326"> = </text:span></text:span><text:span text:style-name="Source_20_Text"><text:span text:style-name="T409">0x74616763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tag_collection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Soul</text:span></text:span><text:span text:style-name="Source_20_Text"><text:span text:style-name="T326"> = </text:span></text:span><text:span text:style-name="Source_20_Text"><text:span text:style-name="T409">0x536F756C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ui_widget_collection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DeLa</text:span></text:span><text:span text:style-name="Source_20_Text"><text:span text:style-name="T326"> = </text:span></text:span><text:span text:style-name="Source_20_Text"><text:span text:style-name="T409">0x44654C61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ui_widget_definition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ustr</text:span></text:span><text:span text:style-name="Source_20_Text"><text:span text:style-name="T326"> = </text:span></text:span><text:span text:style-name="Source_20_Text"><text:span text:style-name="T409">0x75737472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unicode_string_list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unit</text:span></text:span><text:span text:style-name="Source_20_Text"><text:span text:style-name="T326"> = </text:span></text:span><text:span text:style-name="Source_20_Text"><text:span text:style-name="T409">0x756E6974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unit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unhi</text:span></text:span><text:span text:style-name="Source_20_Text"><text:span text:style-name="T326"> = </text:span></text:span><text:span text:style-name="Source_20_Text"><text:span text:style-name="T409">0x756E6869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unit_hud_interface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vehi</text:span></text:span><text:span text:style-name="Source_20_Text"><text:span text:style-name="T326"> = </text:span></text:span><text:span text:style-name="Source_20_Text"><text:span text:style-name="T409">0x76656869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vehicle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vcky</text:span></text:span><text:span text:style-name="Source_20_Text"><text:span text:style-name="T326"> = </text:span></text:span><text:span text:style-name="Source_20_Text"><text:span text:style-name="T409">0x76636B79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virtual_keyboard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weap</text:span></text:span><text:span text:style-name="Source_20_Text"><text:span text:style-name="T326"> = </text:span></text:span><text:span text:style-name="Source_20_Text"><text:span text:style-name="T409">0x77656170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weapon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wphi</text:span></text:span><text:span text:style-name="Source_20_Text"><text:span text:style-name="T326"> = </text:span></text:span><text:span text:style-name="Source_20_Text"><text:span text:style-name="T409">0x77706869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weapon_hud_interface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rain</text:span></text:span><text:span text:style-name="Source_20_Text"><text:span text:style-name="T326"> = </text:span></text:span><text:span text:style-name="Source_20_Text"><text:span text:style-name="T409">0x7261696E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weather_particle_system</text:span></text:span></text:p>
      <text:p text:style-name="P13"><text:span text:style-name="Source_20_Text"><text:span text:style-name="T409"><text:s text:c="4"/></text:span></text:span><text:span text:style-name="Source_20_Text"><text:span text:style-name="T65">tagcls_</text:span></text:span><text:span text:style-name="Source_20_Text"><text:span text:style-name="T66">wind</text:span></text:span><text:span text:style-name="Source_20_Text"><text:span text:style-name="T326"> = </text:span></text:span><text:span text:style-name="Source_20_Text"><text:span text:style-name="T409">0x77696E64</text:span></text:span><text:span text:style-name="Source_20_Text"><text:span text:style-name="T410">,</text:span></text:span><text:span text:style-name="Source_20_Text"><text:span text:style-name="T409"> <text:s/></text:span></text:span><text:span text:style-name="Source_20_Text"><text:span text:style-name="T247">// wind</text:span></text:span></text:p>
      <text:p text:style-name="P13"><text:span text:style-name="Source_20_Text"><text:span text:style-name="T411"><text:s text:c="4"/></text:span></text:span><text:span text:style-name="Source_20_Text"><text:span text:style-name="T65">tagcls_none</text:span></text:span><text:span text:style-name="Source_20_Text"><text:span text:style-name="T327"> = </text:span></text:span><text:span text:style-name="Source_20_Text"><text:span text:style-name="T411">0xFFFFFFFF</text:span></text:span><text:span text:style-name="Source_20_Text"><text:span text:style-name="T410">,</text:span></text:span><text:span text:style-name="Source_20_Text"><text:span text:style-name="T411"> <text:s/></text:span></text:span><text:span text:style-name="Source_20_Text"><text:span text:style-name="T248">// nothing</text:span></text:span></text:p>
      <text:p text:style-name="P2"><text:span text:style-name="Source_20_Text"><text:span text:style-name="T497"><text:s text:c="4"/>} </text:span></text:span><text:span text:style-name="Source_20_Text"><text:span text:style-name="T64">TagClass</text:span></text:span><text:span text:style-name="Source_20_Text"><text:span text:style-name="T496">;</text:span></text:span></text:p>
      <text:p text:style-name="P1"><text:span text:style-name="Source_20_Text"><text:span text:style-name="T495"/></text:span></text:p>
      <text:p text:style-name="P1"><text:span text:style-name="Source_20_Text"><text:span text:style-name="T495"/></text:span></text:p>
      <text:p text:style-name="P117"><text:span text:style-name="Source_20_Text"><text:span text:style-name="T470">enum </text:span></text:span><text:span text:style-name="Source_20_Text"><text:span text:style-name="T471">class </text:span></text:span><text:span text:style-name="Source_20_Text"><text:span text:style-name="T64">EngineID</text:span></text:span><text:span text:style-name="Source_20_Text"><text:span text:style-name="T496"> : </text:span></text:span><text:span text:style-name="Source_20_Text"><text:span text:style-name="T64">BUEnum32</text:span></text:span><text:span text:style-name="Source_20_Text"><text:span text:style-name="T496"> { <text:s/></text:span></text:span><text:span text:style-name="Source_20_Text"><text:span text:style-name="T246">// </text:span></text:span><text:span text:style-name="Source_20_Text"><text:span text:style-name="T312">EngineID</text:span></text:span><text:span text:style-name="Source_20_Text"><text:span text:style-name="T311"> is a f</text:span></text:span><text:span text:style-name="Source_20_Text"><text:span text:style-name="T246">ourCC value</text:span></text:span></text:p>
      <text:p text:style-name="P3"><text:span text:style-name="Source_20_Text"><text:span text:style-name="T498"><text:s text:c="4"/></text:span></text:span><text:span text:style-name="Source_20_Text"><text:span text:style-name="T66">engine_id_blam</text:span></text:span><text:span text:style-name="Source_20_Text"><text:span text:style-name="T449"> = </text:span></text:span><text:span text:style-name="Source_20_Text"><text:span text:style-name="T498">0x6D616C62 <text:s/></text:span></text:span><text:span text:style-name="Source_20_Text"><text:span text:style-name="T247">// <text:s/>Halo 1 engine id</text:span></text:span></text:p>
      <text:p text:style-name="P4"><text:span text:style-name="Source_20_Text"><text:span text:style-name="T499"><text:s text:c="4"/>} </text:span></text:span><text:span text:style-name="Source_20_Text"><text:span text:style-name="T68">EngineID</text:span></text:span><text:span text:style-name="Source_20_Text"><text:span text:style-name="T499">;</text:span></text:span></text:p>
      <text:p text:style-name="P1"><text:span text:style-name="Source_20_Text"><text:span text:style-name="T495"/></text:span></text:p>
      <text:p text:style-name="P1"><text:span text:style-name="Source_20_Text"><text:span text:style-name="T495"/></text:span></text:p>
      <text:p text:style-name="P41"><text:span text:style-name="Source_20_Text"><text:span text:style-name="T261">/</text:span></text:span><text:span text:style-name="Source_20_Text"><text:span text:style-name="T290">*</text:span></text:span><text:span text:style-name="Source_20_Text"><text:span text:style-name="T275"> </text:span></text:span><text:span text:style-name="Source_20_Text"><text:span text:style-name="T290">TagHeaders are </text:span></text:span><text:span text:style-name="Source_20_Text"><text:span text:style-name="T280">only used </text:span></text:span><text:span text:style-name="Source_20_Text"><text:span text:style-name="T290">at the start of a tagfile to specify the</text:span></text:span></text:p>
      <text:p text:style-name="P41"><text:span text:style-name="Source_20_Text"><text:span text:style-name="T290">** type of tag and provide integrity checks for tools parsing it.*/</text:span></text:span></text:p>
      <text:p text:style-name="P8"><text:span text:style-name="Source_20_Text"><text:span text:style-name="T472">typedef </text:span></text:span><text:span text:style-name="Source_20_Text"><text:span text:style-name="T473">struct</text:span></text:span><text:span text:style-name="Source_20_Text"><text:span text:style-name="T502"> </text:span></text:span><text:span text:style-name="Source_20_Text"><text:span text:style-name="T71">TagHeader</text:span></text:span><text:span text:style-name="Source_20_Text"><text:span text:style-name="T502"> {</text:span></text:span></text:p>
      <text:p text:style-name="P1"><text:span text:style-name="Source_20_Text"><text:span text:style-name="T503"><text:s text:c="4"/></text:span></text:span><text:span text:style-name="Source_20_Text"><text:span text:style-name="T72">Pad</text:span></text:span><text:span text:style-name="Source_20_Text"><text:span text:style-name="T503">[</text:span></text:span><text:span text:style-name="Source_20_Text"><text:span text:style-name="T480">36</text:span></text:span><text:span text:style-name="Source_20_Text"><text:span text:style-name="T503">]<text:tab/></text:span></text:span><text:span text:style-name="Source_20_Text"><text:span text:style-name="T509"><text:tab/></text:span></text:span><text:span text:style-name="Source_20_Text"><text:span text:style-name="T503">pad0;</text:span></text:span></text:p>
      <text:p text:style-name="P5"><text:span text:style-name="Source_20_Text"><text:span text:style-name="T503"><text:s text:c="4"/></text:span></text:span><text:span text:style-name="Source_20_Text"><text:span text:style-name="T72">TagClass</text:span></text:span><text:span text:style-name="Source_20_Text"><text:span text:style-name="T503"><text:tab/>tag_class;</text:span></text:span></text:p>
      <text:p text:style-name="P1"><text:span text:style-name="Source_20_Text"><text:span text:style-name="T503"><text:s text:c="4"/></text:span></text:span><text:span text:style-name="Source_20_Text"><text:span text:style-name="T72">UInt32</text:span></text:span><text:span text:style-name="Source_20_Text"><text:span text:style-name="T503"><text:tab/></text:span></text:span><text:span text:style-name="Source_20_Text"><text:span text:style-name="T509"><text:tab/></text:span></text:span><text:span text:style-name="Source_20_Text"><text:span text:style-name="T503">checksum;</text:span></text:span></text:p>
      <text:p text:style-name="P17"><text:span text:style-name="Source_20_Text"><text:span text:style-name="T503"><text:s text:c="4"/></text:span></text:span><text:span text:style-name="Source_20_Text"><text:span text:style-name="T72">UInt32</text:span></text:span><text:span text:style-name="Source_20_Text"><text:span text:style-name="T503"><text:tab/></text:span></text:span><text:span text:style-name="Source_20_Text"><text:span text:style-name="T509"><text:tab/></text:span></text:span><text:span text:style-name="Source_20_Text"><text:span text:style-name="T503">header_size; <text:s/></text:span></text:span><text:span text:style-name="Source_20_Text"><text:span text:style-name="T255">// </text:span></text:span><text:span text:style-name="Source_20_Text"><text:span text:style-name="T256">always</text:span></text:span><text:span text:style-name="Source_20_Text"><text:span text:style-name="T255"> == 64</text:span></text:span></text:p>
      <text:p text:style-name="P1"><text:span text:style-name="Source_20_Text"><text:span text:style-name="T503"><text:s text:c="4"/></text:span></text:span><text:span text:style-name="Source_20_Text"><text:span text:style-name="T72">Pad</text:span></text:span><text:span text:style-name="Source_20_Text"><text:span text:style-name="T503">[</text:span></text:span><text:span text:style-name="Source_20_Text"><text:span text:style-name="T480">8</text:span></text:span><text:span text:style-name="Source_20_Text"><text:span text:style-name="T503">]<text:tab/></text:span></text:span><text:span text:style-name="Source_20_Text"><text:span text:style-name="T509"><text:tab/></text:span></text:span><text:span text:style-name="Source_20_Text"><text:span text:style-name="T503">pad1;</text:span></text:span></text:p>
      <text:p text:style-name="P5"><text:span text:style-name="Source_20_Text"><text:span text:style-name="T503"><text:s text:c="4"/></text:span></text:span><text:span text:style-name="Source_20_Text"><text:span text:style-name="T72">UInt16</text:span></text:span><text:span text:style-name="Source_20_Text"><text:span text:style-name="T503"><text:tab/></text:span></text:span><text:span text:style-name="Source_20_Text"><text:span text:style-name="T509"><text:tab/></text:span></text:span><text:span text:style-name="Source_20_Text"><text:span text:style-name="T503">tag_version; <text:s/></text:span></text:span><text:span text:style-name="Source_20_Text"><text:span text:style-name="T255">/</text:span></text:span><text:span text:style-name="Source_20_Text"><text:span text:style-name="T257">*</text:span></text:span><text:span text:style-name="Source_20_Text"><text:span text:style-name="T255"> </text:span></text:span><text:span text:style-name="Source_20_Text"><text:span text:style-name="T258">value</text:span></text:span><text:span text:style-name="Source_20_Text"><text:span text:style-name="T255"> depends on the tag_class</text:span></text:span><text:span text:style-name="Source_20_Text"><text:span text:style-name="T257">.</text:span></text:span></text:p>
      <text:p text:style-name="P23"><text:span text:style-name="Source_20_Text"><text:span text:style-name="T257"><text:s text:c="4"/></text:span></text:span><text:span text:style-name="Source_20_Text"><text:span text:style-name="T317">//</text:span></text:span><text:span text:style-name="Source_20_Text"><text:span text:style-name="T257"> </text:span></text:span><text:span text:style-name="Source_20_Text"><text:span text:style-name="T258">tag_version must be </text:span></text:span><text:span text:style-name="Source_20_Text"><text:span text:style-name="T317">correct or </text:span></text:span><text:span text:style-name="Source_20_Text"><text:span text:style-name="T258">the HEK tools</text:span></text:span><text:span text:style-name="Source_20_Text"><text:span text:style-name="T317"> will consider the tag corrupted</text:span></text:span></text:p>
      <text:p text:style-name="P1"><text:span text:style-name="Source_20_Text"><text:span text:style-name="T503"><text:s text:c="4"/></text:span></text:span><text:span text:style-name="Source_20_Text"><text:span text:style-name="T72">UInt8</text:span></text:span><text:span text:style-name="Source_20_Text"><text:span text:style-name="T503"><text:tab/><text:tab/>integrity0; <text:s text:c="2"/></text:span></text:span><text:span text:style-name="Source_20_Text"><text:span text:style-name="T255">// </text:span></text:span><text:span text:style-name="Source_20_Text"><text:span text:style-name="T256">always</text:span></text:span><text:span text:style-name="Source_20_Text"><text:span text:style-name="T255"> == 0x00</text:span></text:span></text:p>
      <text:p text:style-name="P15"><text:span text:style-name="Source_20_Text"><text:span text:style-name="T503"><text:s text:c="4"/></text:span></text:span><text:span text:style-name="Source_20_Text"><text:span text:style-name="T72">UInt8</text:span></text:span><text:span text:style-name="Source_20_Text"><text:span text:style-name="T503"><text:tab/><text:tab/>integrity1; <text:s text:c="2"/></text:span></text:span><text:span text:style-name="Source_20_Text"><text:span text:style-name="T255">// </text:span></text:span><text:span text:style-name="Source_20_Text"><text:span text:style-name="T256">always</text:span></text:span><text:span text:style-name="Source_20_Text"><text:span text:style-name="T255"> == 0xFF</text:span></text:span></text:p>
      <text:p text:style-name="P16"><text:span text:style-name="Source_20_Text"><text:span text:style-name="T503"><text:s text:c="4"/></text:span></text:span><text:span text:style-name="Source_20_Text"><text:span text:style-name="T72">EngineID</text:span></text:span><text:span text:style-name="Source_20_Text"><text:span text:style-name="T503"><text:tab/>engine_id; <text:s text:c="3"/></text:span></text:span><text:span text:style-name="Source_20_Text"><text:span text:style-name="T255">// </text:span></text:span><text:span text:style-name="Source_20_Text"><text:span text:style-name="T256">always</text:span></text:span><text:span text:style-name="Source_20_Text"><text:span text:style-name="T255"> == </text:span></text:span><text:span text:style-name="Source_20_Text"><text:span text:style-name="T259">engine_id_</text:span></text:span><text:span text:style-name="Source_20_Text"><text:span text:style-name="T255">blam</text:span></text:span></text:p>
      <text:p text:style-name="P124"><text:span text:style-name="Source_20_Text"><text:span text:style-name="T503"><text:s text:c="4"/>} </text:span></text:span><text:span text:style-name="Source_20_Text"><text:span text:style-name="T72">TagHeader</text:span></text:span><text:span text:style-name="Source_20_Text"><text:span text:style-name="T503">; <text:s/></text:span></text:span><text:span text:style-name="Source_20_Text"><text:span text:style-name="T253">// </text:span></text:span><text:span text:style-name="Source_20_Text"><text:span text:style-name="T254">struct </text:span></text:span><text:span text:style-name="Source_20_Text"><text:span text:style-name="T253">size == </text:span></text:span><text:span text:style-name="Source_20_Text"><text:span text:style-name="T260">6</text:span></text:span><text:span text:style-name="Source_20_Text"><text:span text:style-name="T253">4 bytes</text:span></text:span></text:p>
      <text:p text:style-name="P131"/>
      <text:p text:style-name="P131"><text:span text:style-name="Source_20_Text"><text:span text:style-name="T276">// lightmaps and models use these in their compressed vertices</text:span></text:span></text:p>
      <text:p text:style-name="P131"><text:span text:style-name="Source_20_Text"><text:span text:style-name="T472">typedef </text:span></text:span><text:span text:style-name="Source_20_Text"><text:span text:style-name="T474">struct</text:span></text:span><text:span text:style-name="Source_20_Text"><text:span text:style-name="T507"> </text:span></text:span><text:span text:style-name="Source_20_Text"><text:span text:style-name="T73">Co</text:span></text:span><text:span text:style-name="Source_20_Text"><text:span text:style-name="T74">mpressed</text:span></text:span><text:span text:style-name="Source_20_Text"><text:span text:style-name="T73">N</text:span></text:span><text:span text:style-name="Source_20_Text"><text:span text:style-name="T74">ormal32</text:span></text:span><text:span text:style-name="Source_20_Text"><text:span text:style-name="T507"> {</text:span></text:span><text:span text:style-name="Source_20_Text"><text:span text:style-name="T516"><text:tab/></text:span></text:span><text:span text:style-name="Source_20_Text"><text:span text:style-name="T307">//</text:span></text:span><text:span text:style-name="Source_20_Text"><text:span text:style-name="T313"><text:tab/>use the below code to decompress these.</text:span></text:span></text:p>
      <text:p text:style-name="P131"><text:span text:style-name="Source_20_Text"><text:span text:style-name="T508"><text:s text:c="4"/></text:span></text:span><text:span text:style-name="Source_20_Text"><text:span text:style-name="T75">S1Int32</text:span></text:span><text:span text:style-name="Source_20_Text"><text:span text:style-name="T508"><text:tab/>i : </text:span></text:span><text:span text:style-name="Source_20_Text"><text:span text:style-name="T482">11</text:span></text:span><text:span text:style-name="Source_20_Text"><text:span text:style-name="T508">; <text:s/></text:span></text:span><text:span text:style-name="Source_20_Text"><text:span text:style-name="T307">//</text:span></text:span><text:span text:style-name="Source_20_Text"><text:span text:style-name="T313"><text:tab/></text:span></text:span><text:span text:style-name="Source_20_Text"><text:span text:style-name="T315">Float </text:span></text:span><text:span text:style-name="Source_20_Text"><text:span text:style-name="T307">i = </text:span></text:span><text:span text:style-name="Source_20_Text"><text:span text:style-name="T308">(</text:span></text:span><text:span text:style-name="Source_20_Text"><text:span text:style-name="T314">norm.</text:span></text:span><text:span text:style-name="Source_20_Text"><text:span text:style-name="T277">i</text:span></text:span><text:span text:style-name="Source_20_Text"><text:span text:style-name="T308"> &amp; </text:span></text:span><text:span text:style-name="Source_20_Text"><text:span text:style-name="T309">1023</text:span></text:span><text:span text:style-name="Source_20_Text"><text:span text:style-name="T308">)</text:span></text:span><text:span text:style-name="Source_20_Text"><text:span text:style-name="T277">/1023</text:span></text:span><text:span text:style-name="Source_20_Text"><text:span text:style-name="T278">.0</text:span></text:span><text:span text:style-name="Source_20_Text"><text:span text:style-name="T307"> - 1.0*!!(</text:span></text:span><text:span text:style-name="Source_20_Text"><text:span text:style-name="T314">norm.</text:span></text:span><text:span text:style-name="Source_20_Text"><text:span text:style-name="T307">i</text:span></text:span><text:span text:style-name="Source_20_Text"><text:span text:style-name="T308"> </text:span></text:span><text:span text:style-name="Source_20_Text"><text:span text:style-name="T307">&amp;</text:span></text:span><text:span text:style-name="Source_20_Text"><text:span text:style-name="T308"> </text:span></text:span><text:span text:style-name="Source_20_Text"><text:span text:style-name="T307">0x400);</text:span></text:span></text:p>
      <text:p text:style-name="P131"><text:span text:style-name="Source_20_Text"><text:span text:style-name="T508"><text:s text:c="4"/></text:span></text:span><text:span text:style-name="Source_20_Text"><text:span text:style-name="T75">S1Int32</text:span></text:span><text:span text:style-name="Source_20_Text"><text:span text:style-name="T508"><text:tab/>j : </text:span></text:span><text:span text:style-name="Source_20_Text"><text:span text:style-name="T482">11</text:span></text:span><text:span text:style-name="Source_20_Text"><text:span text:style-name="T508">; <text:s/></text:span></text:span><text:span text:style-name="Source_20_Text"><text:span text:style-name="T307">//</text:span></text:span><text:span text:style-name="Source_20_Text"><text:span text:style-name="T313"><text:tab/></text:span></text:span><text:span text:style-name="Source_20_Text"><text:span text:style-name="T315">Float </text:span></text:span><text:span text:style-name="Source_20_Text"><text:span text:style-name="T307">j = </text:span></text:span><text:span text:style-name="Source_20_Text"><text:span text:style-name="T308">(</text:span></text:span><text:span text:style-name="Source_20_Text"><text:span text:style-name="T314">norm.</text:span></text:span><text:span text:style-name="Source_20_Text"><text:span text:style-name="T308">j &amp; </text:span></text:span><text:span text:style-name="Source_20_Text"><text:span text:style-name="T309">1023</text:span></text:span><text:span text:style-name="Source_20_Text"><text:span text:style-name="T308">)</text:span></text:span><text:span text:style-name="Source_20_Text"><text:span text:style-name="T277">/1023</text:span></text:span><text:span text:style-name="Source_20_Text"><text:span text:style-name="T278">.0</text:span></text:span><text:span text:style-name="Source_20_Text"><text:span text:style-name="T307"> - 1.0*!!(</text:span></text:span><text:span text:style-name="Source_20_Text"><text:span text:style-name="T314">norm.</text:span></text:span><text:span text:style-name="Source_20_Text"><text:span text:style-name="T307">j</text:span></text:span><text:span text:style-name="Source_20_Text"><text:span text:style-name="T308"> </text:span></text:span><text:span text:style-name="Source_20_Text"><text:span text:style-name="T307">&amp;</text:span></text:span><text:span text:style-name="Source_20_Text"><text:span text:style-name="T308"> </text:span></text:span><text:span text:style-name="Source_20_Text"><text:span text:style-name="T307">0x400);</text:span></text:span></text:p>
      <text:p text:style-name="P131"><text:span text:style-name="Source_20_Text"><text:span text:style-name="T508"><text:s text:c="4"/></text:span></text:span><text:span text:style-name="Source_20_Text"><text:span text:style-name="T75">S1Int32</text:span></text:span><text:span text:style-name="Source_20_Text"><text:span text:style-name="T508"><text:tab/>k : </text:span></text:span><text:span text:style-name="Source_20_Text"><text:span text:style-name="T482">10</text:span></text:span><text:span text:style-name="Source_20_Text"><text:span text:style-name="T508">; <text:s/></text:span></text:span><text:span text:style-name="Source_20_Text"><text:span text:style-name="T307">//</text:span></text:span><text:span text:style-name="Source_20_Text"><text:span text:style-name="T313"><text:tab/></text:span></text:span><text:span text:style-name="Source_20_Text"><text:span text:style-name="T315">Float </text:span></text:span><text:span text:style-name="Source_20_Text"><text:span text:style-name="T307">k = </text:span></text:span><text:span text:style-name="Source_20_Text"><text:span text:style-name="T308">(</text:span></text:span><text:span text:style-name="Source_20_Text"><text:span text:style-name="T314">norm.</text:span></text:span><text:span text:style-name="Source_20_Text"><text:span text:style-name="T308">k &amp; </text:span></text:span><text:span text:style-name="Source_20_Text"><text:span text:style-name="T310"><text:s/></text:span></text:span><text:span text:style-name="Source_20_Text"><text:span text:style-name="T309">511</text:span></text:span><text:span text:style-name="Source_20_Text"><text:span text:style-name="T308">)</text:span></text:span><text:span text:style-name="Source_20_Text"><text:span text:style-name="T277">/</text:span></text:span><text:span text:style-name="Source_20_Text"><text:span text:style-name="T307">511</text:span></text:span><text:span text:style-name="Source_20_Text"><text:span text:style-name="T278">.0</text:span></text:span><text:span text:style-name="Source_20_Text"><text:span text:style-name="T307"> <text:s/>- 1.0*!!(</text:span></text:span><text:span text:style-name="Source_20_Text"><text:span text:style-name="T314">norm.</text:span></text:span><text:span text:style-name="Source_20_Text"><text:span text:style-name="T307">k</text:span></text:span><text:span text:style-name="Source_20_Text"><text:span text:style-name="T308"> </text:span></text:span><text:span text:style-name="Source_20_Text"><text:span text:style-name="T307">&amp;</text:span></text:span><text:span text:style-name="Source_20_Text"><text:span text:style-name="T308"> </text:span></text:span><text:span text:style-name="Source_20_Text"><text:span text:style-name="T307">0x200);</text:span></text:span></text:p>
      <text:p text:style-name="P125"><text:span text:style-name="Source_20_Text"><text:span text:style-name="T277"><text:s text:c="4"/></text:span></text:span><text:span text:style-name="Source_20_Text"><text:span text:style-name="T432">}</text:span></text:span><text:span text:style-name="Source_20_Text"><text:span text:style-name="T277"> </text:span></text:span><text:span text:style-name="Source_20_Text"><text:span text:style-name="T73">Co</text:span></text:span><text:span text:style-name="Source_20_Text"><text:span text:style-name="T74">mpressed</text:span></text:span><text:span text:style-name="Source_20_Text"><text:span text:style-name="T73">N</text:span></text:span><text:span text:style-name="Source_20_Text"><text:span text:style-name="T74">ormal32</text:span></text:span><text:span text:style-name="Source_20_Text"><text:span text:style-name="T413">;</text:span></text:span><text:span text:style-name="Source_20_Text"><text:span text:style-name="T277"> <text:s/></text:span></text:span><text:span text:style-name="Source_20_Text"><text:span text:style-name="T253">// </text:span></text:span><text:span text:style-name="Source_20_Text"><text:span text:style-name="T254">struct </text:span></text:span><text:span text:style-name="Source_20_Text"><text:span text:style-name="T253">size == </text:span></text:span><text:span text:style-name="Source_20_Text"><text:span text:style-name="T260">4</text:span></text:span><text:span text:style-name="Source_20_Text"><text:span text:style-name="T253"> bytes</text:span></text:span></text:p>
      <text:p text:style-name="P154"/>
      <text:p text:style-name="P124"><text:soft-page-break/><text:span text:style-name="Source_20_Text"><text:span text:style-name="T472">typedef </text:span></text:span><text:span text:style-name="Source_20_Text"><text:span text:style-name="T473">struct</text:span></text:span><text:span text:style-name="Source_20_Text"><text:span text:style-name="T502"> </text:span></text:span><text:span text:style-name="Source_20_Text"><text:span text:style-name="T83">FromTo</text:span></text:span><text:span text:style-name="Source_20_Text"><text:span text:style-name="T502"> {</text:span></text:span></text:p>
      <text:p text:style-name="P124"><text:span text:style-name="Source_20_Text"><text:span text:style-name="T502"><text:s text:c="4"/></text:span></text:span><text:span text:style-name="Source_20_Text"><text:span text:style-name="T83">Float</text:span></text:span><text:span text:style-name="Source_20_Text"><text:span text:style-name="T79"><text:tab/></text:span></text:span><text:span text:style-name="Source_20_Text"><text:span text:style-name="T517">from</text:span></text:span><text:span text:style-name="Source_20_Text"><text:span text:style-name="T502">;</text:span></text:span></text:p>
      <text:p text:style-name="P124"><text:span text:style-name="Source_20_Text"><text:span text:style-name="T502"><text:s text:c="4"/></text:span></text:span><text:span text:style-name="Source_20_Text"><text:span text:style-name="T83">Float</text:span></text:span><text:span text:style-name="Source_20_Text"><text:span text:style-name="T79"><text:tab/></text:span></text:span><text:span text:style-name="Source_20_Text"><text:span text:style-name="T517">to</text:span></text:span><text:span text:style-name="Source_20_Text"><text:span text:style-name="T502">;</text:span></text:span></text:p>
      <text:p text:style-name="P125"><text:span text:style-name="Source_20_Text"><text:span text:style-name="T261"><text:s text:c="4"/></text:span></text:span><text:span text:style-name="Source_20_Text"><text:span text:style-name="T412">}</text:span></text:span><text:span text:style-name="Source_20_Text"><text:span text:style-name="T261"> </text:span></text:span><text:span text:style-name="Source_20_Text"><text:span text:style-name="T71">TagRef</text:span></text:span><text:span text:style-name="Source_20_Text"><text:span text:style-name="T412">;</text:span></text:span><text:span text:style-name="Source_20_Text"><text:span text:style-name="T261"> <text:s/></text:span></text:span><text:span text:style-name="Source_20_Text"><text:span text:style-name="T253">// </text:span></text:span><text:span text:style-name="Source_20_Text"><text:span text:style-name="T254">struct </text:span></text:span><text:span text:style-name="Source_20_Text"><text:span text:style-name="T253">size == </text:span></text:span><text:span text:style-name="Source_20_Text"><text:span text:style-name="T316">8</text:span></text:span><text:span text:style-name="Source_20_Text"><text:span text:style-name="T253"> bytes</text:span></text:span></text:p>
      <text:p text:style-name="P19"><text:span text:style-name="Source_20_Text"><text:span text:style-name="T495"/></text:span></text:p>
      <text:p text:style-name="P19"><text:span text:style-name="Source_20_Text"><text:span text:style-name="T495"/></text:span></text:p>
      <text:p text:style-name="P19"><text:span text:style-name="Source_20_Text"><text:span text:style-name="T472">typedef </text:span></text:span><text:span text:style-name="Source_20_Text"><text:span text:style-name="T473">struct</text:span></text:span><text:span text:style-name="Source_20_Text"><text:span text:style-name="T502"> </text:span></text:span><text:span text:style-name="Source_20_Text"><text:span text:style-name="T71">Reflexive</text:span></text:span><text:span text:style-name="Source_20_Text"><text:span text:style-name="T502"> {</text:span></text:span></text:p>
      <text:p text:style-name="P19"><text:span text:style-name="Source_20_Text"><text:span text:style-name="T502"><text:s text:c="4"/></text:span></text:span><text:span text:style-name="Source_20_Text"><text:span text:style-name="T71">SInt32</text:span></text:span><text:span text:style-name="Source_20_Text"><text:span text:style-name="T502"><text:tab/>size;<text:tab/></text:span></text:span><text:span text:style-name="Source_20_Text"><text:span text:style-name="T510"> <text:s text:c="3"/></text:span></text:span><text:span text:style-name="Source_20_Text"><text:span text:style-name="T261">// number of structs in the array</text:span></text:span><text:span text:style-name="Source_20_Text"><text:span text:style-name="T262">.</text:span></text:span></text:p>
      <text:p text:style-name="P19"><text:span text:style-name="Source_20_Text"><text:span text:style-name="T502"><text:s text:c="4"/></text:span></text:span><text:span text:style-name="Source_20_Text"><text:span text:style-name="T71">UInt32</text:span></text:span><text:span text:style-name="Source_20_Text"><text:span text:style-name="T502"><text:tab/>pointer; <text:s/></text:span></text:span><text:span text:style-name="Source_20_Text"><text:span text:style-name="T261">// pointer to the array(in</text:span></text:span><text:span text:style-name="Source_20_Text"><text:span text:style-name="T284">side</text:span></text:span><text:span text:style-name="Source_20_Text"><text:span text:style-name="T261"> a map only)</text:span></text:span></text:p>
      <text:p text:style-name="P108"><text:span text:style-name="Source_20_Text"><text:span text:style-name="T502"><text:s text:c="4"/></text:span></text:span><text:span text:style-name="Source_20_Text"><text:span text:style-name="T71">UInt32</text:span></text:span><text:span text:style-name="Source_20_Text"><text:span text:style-name="T502"><text:tab/>id;</text:span></text:span><text:span text:style-name="Source_20_Text"><text:span text:style-name="T280"> <text:s/></text:span></text:span><text:span text:style-name="Source_20_Text"><text:span text:style-name="T284"><text:s text:c="5"/></text:span></text:span><text:span text:style-name="Source_20_Text"><text:span text:style-name="T280">// only used in</text:span></text:span><text:span text:style-name="Source_20_Text"><text:span text:style-name="T282">side</text:span></text:span><text:span text:style-name="Source_20_Text"><text:span text:style-name="T280"> a map</text:span></text:span><text:span text:style-name="Source_20_Text"><text:span text:style-name="T300">(purpose unknown).</text:span></text:span></text:p>
      <text:p text:style-name="P26"><text:span text:style-name="Source_20_Text"><text:span text:style-name="T502"><text:s text:c="4"/>} </text:span></text:span><text:span text:style-name="Source_20_Text"><text:span text:style-name="T71">Reflexive</text:span></text:span><text:span text:style-name="Source_20_Text"><text:span text:style-name="T502">; <text:s/></text:span></text:span><text:span text:style-name="Source_20_Text"><text:span text:style-name="T253">// </text:span></text:span><text:span text:style-name="Source_20_Text"><text:span text:style-name="T254">struct </text:span></text:span><text:span text:style-name="Source_20_Text"><text:span text:style-name="T253">size == </text:span></text:span><text:span text:style-name="Source_20_Text"><text:span text:style-name="T260">12</text:span></text:span><text:span text:style-name="Source_20_Text"><text:span text:style-name="T253"> bytes</text:span></text:span></text:p>
      <text:p text:style-name="P129"/>
      <text:p text:style-name="P129"/>
      <text:p text:style-name="P26"><text:span text:style-name="Source_20_Text"><text:span text:style-name="T472">typedef </text:span></text:span><text:span text:style-name="Source_20_Text"><text:span text:style-name="T473">s</text:span></text:span><text:span text:style-name="Source_20_Text"><text:span text:style-name="T469">truct</text:span></text:span><text:span text:style-name="Source_20_Text"><text:span text:style-name="T500"> </text:span></text:span><text:span text:style-name="Source_20_Text"><text:span text:style-name="T69">T</text:span></text:span><text:span text:style-name="Source_20_Text"><text:span text:style-name="T63">ag</text:span></text:span><text:span text:style-name="Source_20_Text"><text:span text:style-name="T70">I</text:span></text:span><text:span text:style-name="Source_20_Text"><text:span text:style-name="T63">d</text:span></text:span><text:span text:style-name="Source_20_Text"><text:span text:style-name="T500"> </text:span></text:span><text:span text:style-name="Source_20_Text"><text:span text:style-name="T495">{</text:span></text:span></text:p>
      <text:p text:style-name="P26"><text:span text:style-name="Source_20_Text"><text:span text:style-name="T249"><text:s text:c="4"/>/</text:span></text:span><text:span text:style-name="Source_20_Text"><text:span text:style-name="T250">*</text:span></text:span><text:span text:style-name="Source_20_Text"><text:span text:style-name="T249"> For all intents and purposes, this is what this struct looks</text:span></text:span></text:p>
      <text:p text:style-name="P26"><text:span text:style-name="Source_20_Text"><text:span text:style-name="T249"><text:s text:c="4"/></text:span></text:span><text:span text:style-name="Source_20_Text"><text:span text:style-name="T250">**</text:span></text:span><text:span text:style-name="Source_20_Text"><text:span text:style-name="T249"> like</text:span></text:span><text:span text:style-name="Source_20_Text"><text:span text:style-name="T251">.</text:span></text:span><text:span text:style-name="Source_20_Text"><text:span text:style-name="T249"> </text:span></text:span><text:span text:style-name="Source_20_Text"><text:span text:style-name="T251">Y</text:span></text:span><text:span text:style-name="Source_20_Text"><text:span text:style-name="T249">ou should know </text:span></text:span><text:span text:style-name="Source_20_Text"><text:span text:style-name="T251">however, </text:span></text:span><text:span text:style-name="Source_20_Text"><text:span text:style-name="T249">that it is TECHNICALLY just a</text:span></text:span></text:p>
      <text:p text:style-name="P26"><text:span text:style-name="Source_20_Text"><text:span text:style-name="T249"><text:s text:c="4"/></text:span></text:span><text:span text:style-name="Source_20_Text"><text:span text:style-name="T250">**</text:span></text:span><text:span text:style-name="Source_20_Text"><text:span text:style-name="T249"> single UInt32, </text:span></text:span><text:span text:style-name="Source_20_Text"><text:span text:style-name="T285">and</text:span></text:span><text:span text:style-name="Source_20_Text"><text:span text:style-name="T249"> the UInt16's </text:span></text:span><text:span text:style-name="Source_20_Text"><text:span text:style-name="T285">are </text:span></text:span><text:span text:style-name="Source_20_Text"><text:span text:style-name="T249">masked off whenever they are</text:span></text:span></text:p>
      <text:p text:style-name="P26"><text:span text:style-name="Source_20_Text"><text:span text:style-name="T249"><text:s text:c="4"/></text:span></text:span><text:span text:style-name="Source_20_Text"><text:span text:style-name="T250">**</text:span></text:span><text:span text:style-name="Source_20_Text"><text:span text:style-name="T249"> individually needed. I found this out by looking at Halo 2 map</text:span></text:span></text:p>
      <text:p text:style-name="P26"><text:span text:style-name="Source_20_Text"><text:span text:style-name="T249"><text:s text:c="4"/></text:span></text:span><text:span text:style-name="Source_20_Text"><text:span text:style-name="T250">**</text:span></text:span><text:span text:style-name="Source_20_Text"><text:span text:style-name="T249"> files, where the order and endianness of these UInt16's are</text:span></text:span></text:p>
      <text:p text:style-name="P26"><text:span text:style-name="Source_20_Text"><text:span text:style-name="T249"><text:s text:c="4"/></text:span></text:span><text:span text:style-name="Source_20_Text"><text:span text:style-name="T250">**</text:span></text:span><text:span text:style-name="Source_20_Text"><text:span text:style-name="T249"> swapped, which would only be if a TagID is a single UInt32.</text:span></text:span></text:p>
      <text:p text:style-name="P26"><text:span text:style-name="Source_20_Text"><text:span text:style-name="T252"><text:s text:c="4"/></text:span></text:span><text:span text:style-name="Source_20_Text"><text:span text:style-name="T250">**</text:span></text:span><text:span text:style-name="Source_20_Text"><text:span text:style-name="T252"> </text:span></text:span><text:span text:style-name="Source_20_Text"><text:span text:style-name="T245">tag_table_index</text:span></text:span><text:span text:style-name="Source_20_Text"><text:span text:style-name="T252"> is the index into the tag_index you will find</text:span></text:span></text:p>
      <text:p text:style-name="P26"><text:span text:style-name="Source_20_Text"><text:span text:style-name="T252"><text:s text:c="4"/></text:span></text:span><text:span text:style-name="Source_20_Text"><text:span text:style-name="T250">**</text:span></text:span><text:span text:style-name="Source_20_Text"><text:span text:style-name="T252"> the tag at. </text:span></text:span><text:span text:style-name="Source_20_Text"><text:span text:style-name="T245">table_index</text:span></text:span><text:span text:style-name="Source_20_Text"><text:span text:style-name="T252"> is related, </text:span></text:span><text:span text:style-name="Source_20_Text"><text:span text:style-name="T286">but </text:span></text:span><text:span text:style-name="Source_20_Text"><text:span text:style-name="T252">its use is unknown.</text:span></text:span><text:span text:style-name="Source_20_Text"><text:span text:style-name="T250">*/</text:span></text:span></text:p>
      <text:p text:style-name="P40"><text:span text:style-name="Source_20_Text"><text:span text:style-name="T495"><text:s text:c="4"/></text:span></text:span><text:span text:style-name="Source_20_Text"><text:span text:style-name="T63">UInt16</text:span></text:span><text:span text:style-name="Source_20_Text"><text:span text:style-name="T495"><text:tab/>tag_table_index</text:span></text:span><text:span text:style-name="Source_20_Text"><text:span text:style-name="T501">;</text:span></text:span><text:span text:style-name="Source_20_Text"><text:span text:style-name="T289"><text:tab/></text:span></text:span><text:span text:style-name="Source_20_Text"><text:span text:style-name="T261">//</text:span></text:span><text:span text:style-name="Source_20_Text"><text:span text:style-name="T275"> </text:span></text:span><text:span text:style-name="Source_20_Text"><text:span text:style-name="T280">only used in</text:span></text:span><text:span text:style-name="Source_20_Text"><text:span text:style-name="T282">side</text:span></text:span><text:span text:style-name="Source_20_Text"><text:span text:style-name="T280"> a map</text:span></text:span></text:p>
      <text:p text:style-name="P40"><text:span text:style-name="Source_20_Text"><text:span text:style-name="T495"><text:s text:c="4"/></text:span></text:span><text:span text:style-name="Source_20_Text"><text:span text:style-name="T63">UInt16</text:span></text:span><text:span text:style-name="Source_20_Text"><text:span text:style-name="T495"><text:tab/>table_index</text:span></text:span><text:span text:style-name="Source_20_Text"><text:span text:style-name="T501">;</text:span></text:span><text:span text:style-name="Source_20_Text"><text:span text:style-name="T513"><text:tab/></text:span></text:span><text:span text:style-name="Source_20_Text"><text:span text:style-name="T261">//</text:span></text:span><text:span text:style-name="Source_20_Text"><text:span text:style-name="T275"> </text:span></text:span><text:span text:style-name="Source_20_Text"><text:span text:style-name="T280">only used in</text:span></text:span><text:span text:style-name="Source_20_Text"><text:span text:style-name="T282">side</text:span></text:span><text:span text:style-name="Source_20_Text"><text:span text:style-name="T280"> a map</text:span></text:span></text:p>
      <text:p text:style-name="P26"><text:span text:style-name="Source_20_Text"><text:span text:style-name="T245"><text:s text:c="4"/></text:span></text:span><text:span text:style-name="Source_20_Text"><text:span text:style-name="T407">}</text:span></text:span><text:span text:style-name="Source_20_Text"><text:span text:style-name="T279"> </text:span></text:span><text:span text:style-name="Source_20_Text"><text:span text:style-name="T69">T</text:span></text:span><text:span text:style-name="Source_20_Text"><text:span text:style-name="T63">ag</text:span></text:span><text:span text:style-name="Source_20_Text"><text:span text:style-name="T70">I</text:span></text:span><text:span text:style-name="Source_20_Text"><text:span text:style-name="T63">d</text:span></text:span><text:span text:style-name="Source_20_Text"><text:span text:style-name="T418">;</text:span></text:span><text:span text:style-name="Source_20_Text"><text:span text:style-name="T253"> <text:s/>// </text:span></text:span><text:span text:style-name="Source_20_Text"><text:span text:style-name="T254">struct </text:span></text:span><text:span text:style-name="Source_20_Text"><text:span text:style-name="T253">size == 4 bytes</text:span></text:span></text:p>
      <text:p text:style-name="P26"/>
      <text:p text:style-name="P26"/>
      <text:p text:style-name="P19"><text:span text:style-name="Source_20_Text"><text:span text:style-name="T472">typedef </text:span></text:span><text:span text:style-name="Source_20_Text"><text:span text:style-name="T473">struct</text:span></text:span><text:span text:style-name="Source_20_Text"><text:span text:style-name="T502"> </text:span></text:span><text:span text:style-name="Source_20_Text"><text:span text:style-name="T71">TagRef</text:span></text:span><text:span text:style-name="Source_20_Text"><text:span text:style-name="T502"> {</text:span></text:span></text:p>
      <text:p text:style-name="P19"><text:span text:style-name="Source_20_Text"><text:span text:style-name="T502"><text:s text:c="4"/></text:span></text:span><text:span text:style-name="Source_20_Text"><text:span text:style-name="T71">TagClass</text:span></text:span><text:span text:style-name="Source_20_Text"><text:span text:style-name="T79"><text:tab/></text:span></text:span><text:span text:style-name="Source_20_Text"><text:span text:style-name="T502">class;</text:span></text:span></text:p>
      <text:p text:style-name="P33"><text:span text:style-name="Source_20_Text"><text:span text:style-name="T502"><text:s text:c="4"/></text:span></text:span><text:span text:style-name="Source_20_Text"><text:span text:style-name="T71">SInt32</text:span></text:span><text:span text:style-name="Source_20_Text"><text:span text:style-name="T76"><text:tab/></text:span></text:span><text:span text:style-name="Source_20_Text"><text:span text:style-name="T79"><text:tab/></text:span></text:span><text:span text:style-name="Source_20_Text"><text:span text:style-name="T502">path_pointer;</text:span></text:span><text:span text:style-name="Source_20_Text"><text:span text:style-name="T514"><text:tab/></text:span></text:span><text:span text:style-name="Source_20_Text"><text:span text:style-name="T280">// only used in</text:span></text:span><text:span text:style-name="Source_20_Text"><text:span text:style-name="T282">side</text:span></text:span><text:span text:style-name="Source_20_Text"><text:span text:style-name="T280"> a map</text:span></text:span></text:p>
      <text:p text:style-name="P20"><text:span text:style-name="Source_20_Text"><text:span text:style-name="T504"><text:s text:c="3"/></text:span></text:span><text:span text:style-name="Source_20_Text"><text:span text:style-name="T263"><text:s/>/* </text:span></text:span><text:span text:style-name="Source_20_Text"><text:span text:style-name="T264">In a tagfile, </text:span></text:span><text:span text:style-name="Source_20_Text"><text:span text:style-name="T265">path_length specifies the number of characters</text:span></text:span></text:p>
      <text:p text:style-name="P21"><text:span text:style-name="Source_20_Text"><text:span text:style-name="T265"><text:s text:c="4"/>** in the</text:span></text:span><text:span text:style-name="Source_20_Text"><text:span text:style-name="T264"> </text:span></text:span><text:span text:style-name="Source_20_Text"><text:span text:style-name="T265">string(excluding the 0x00 delimiter on the end).</text:span></text:span></text:p>
      <text:p text:style-name="P21"><text:span text:style-name="Source_20_Text"><text:span text:style-name="T264"><text:s text:c="4"/>** If the string is empty(because the TagRef references nothing)</text:span></text:span></text:p>
      <text:p text:style-name="P21"><text:span text:style-name="Source_20_Text"><text:span text:style-name="T263"><text:s text:c="4"/>** </text:span></text:span><text:span text:style-name="Source_20_Text"><text:span text:style-name="T264">then </text:span></text:span><text:span text:style-name="Source_20_Text"><text:span text:style-name="T263">the string wont even have the 0x00 delimiter.</text:span></text:span></text:p>
      <text:p text:style-name="P116"><text:span text:style-name="Source_20_Text"><text:span text:style-name="T264"><text:s text:c="4"/>** </text:span></text:span><text:span text:style-name="Source_20_Text"><text:span text:style-name="T263">This means the</text:span></text:span><text:span text:style-name="Source_20_Text"><text:span text:style-name="T264"> number of bytes the </text:span></text:span><text:span text:style-name="Source_20_Text"><text:span text:style-name="T266">tag path </text:span></text:span><text:span text:style-name="Source_20_Text"><text:span text:style-name="T264">string</text:span></text:span><text:span text:style-name="Source_20_Text"><text:span text:style-name="T305"> </text:span></text:span><text:span text:style-name="Source_20_Text"><text:span text:style-name="T264">consists</text:span></text:span></text:p>
      <text:p text:style-name="P22"><text:span text:style-name="Source_20_Text"><text:span text:style-name="T264"><text:s text:c="4"/>** of is</text:span></text:span><text:span text:style-name="Source_20_Text"><text:span text:style-name="T266"> </text:span></text:span><text:span text:style-name="Source_20_Text"><text:span text:style-name="T264">either 0, or path_length + 1</text:span></text:span><text:span text:style-name="Source_20_Text"><text:span text:style-name="T305">, but never just 1</text:span></text:span><text:span text:style-name="Source_20_Text"><text:span text:style-name="T306">.</text:span></text:span><text:span text:style-name="Source_20_Text"><text:span text:style-name="T264"> </text:span></text:span><text:span text:style-name="Source_20_Text"><text:span text:style-name="T263">*/</text:span></text:span></text:p>
      <text:p text:style-name="P32"><text:span text:style-name="Source_20_Text"><text:span text:style-name="T502"><text:s text:c="4"/></text:span></text:span><text:span text:style-name="Source_20_Text"><text:span text:style-name="T71">SInt32</text:span></text:span><text:span text:style-name="Source_20_Text"><text:span text:style-name="T502"><text:tab/></text:span></text:span><text:span text:style-name="Source_20_Text"><text:span text:style-name="T511"><text:tab/></text:span></text:span><text:span text:style-name="Source_20_Text"><text:span text:style-name="T502">path_length;</text:span></text:span><text:span text:style-name="Source_20_Text"><text:span text:style-name="T514"><text:tab/></text:span></text:span><text:span text:style-name="Source_20_Text"><text:span text:style-name="T280">// only used </text:span></text:span><text:span text:style-name="Source_20_Text"><text:span text:style-name="T281">outside</text:span></text:span><text:span text:style-name="Source_20_Text"><text:span text:style-name="T280"> a map</text:span></text:span><text:span text:style-name="Source_20_Text"><text:span text:style-name="T282">?</text:span></text:span></text:p>
      <text:p text:style-name="P31"><text:span text:style-name="Source_20_Text"><text:span text:style-name="T502"><text:s text:c="4"/></text:span></text:span><text:span text:style-name="Source_20_Text"><text:span text:style-name="T71">T</text:span></text:span><text:span text:style-name="Source_20_Text"><text:span text:style-name="T63">ag</text:span></text:span><text:span text:style-name="Source_20_Text"><text:span text:style-name="T70">I</text:span></text:span><text:span text:style-name="Source_20_Text"><text:span text:style-name="T63">d</text:span></text:span><text:span text:style-name="Source_20_Text"><text:span text:style-name="T505"><text:tab/></text:span></text:span><text:span text:style-name="Source_20_Text"><text:span text:style-name="T511"><text:tab/></text:span></text:span><text:span text:style-name="Source_20_Text"><text:span text:style-name="T505">id;</text:span></text:span><text:span text:style-name="Source_20_Text"><text:span text:style-name="T514"><text:tab/><text:tab/><text:tab/></text:span></text:span><text:span text:style-name="Source_20_Text"><text:span text:style-name="T280">// only used in</text:span></text:span><text:span text:style-name="Source_20_Text"><text:span text:style-name="T282">side</text:span></text:span><text:span text:style-name="Source_20_Text"><text:span text:style-name="T280"> a map</text:span></text:span></text:p>
      <text:p text:style-name="P123"><text:span text:style-name="Source_20_Text"><text:span text:style-name="T502"><text:s text:c="4"/>} </text:span></text:span><text:span text:style-name="Source_20_Text"><text:span text:style-name="T71">TagRef</text:span></text:span><text:span text:style-name="Source_20_Text"><text:span text:style-name="T412">;</text:span></text:span><text:span text:style-name="Source_20_Text"><text:span text:style-name="T261"> <text:s/></text:span></text:span><text:span text:style-name="Source_20_Text"><text:span text:style-name="T253">// </text:span></text:span><text:span text:style-name="Source_20_Text"><text:span text:style-name="T254">struct </text:span></text:span><text:span text:style-name="Source_20_Text"><text:span text:style-name="T253">size == </text:span></text:span><text:span text:style-name="Source_20_Text"><text:span text:style-name="T260">16</text:span></text:span><text:span text:style-name="Source_20_Text"><text:span text:style-name="T253"> bytes</text:span></text:span></text:p>
      <text:p text:style-name="P1"><text:span text:style-name="Source_20_Text"><text:span text:style-name="T495"/></text:span></text:p>
      <text:p text:style-name="P1"><text:span text:style-name="Source_20_Text"><text:span text:style-name="T495"/></text:span></text:p>
      <text:p text:style-name="P1"><text:span text:style-name="Source_20_Text"><text:span text:style-name="T472">typedef </text:span></text:span><text:span text:style-name="Source_20_Text"><text:span text:style-name="T473">struct</text:span></text:span><text:span text:style-name="Source_20_Text"><text:span text:style-name="T502"> </text:span></text:span><text:span text:style-name="Source_20_Text"><text:span text:style-name="T71">RawdataRef</text:span></text:span><text:span text:style-name="Source_20_Text"><text:span text:style-name="T502"> {</text:span></text:span></text:p>
      <text:p text:style-name="P9"><text:span text:style-name="Source_20_Text"><text:span text:style-name="T502"><text:s text:c="4"/></text:span></text:span><text:span text:style-name="Source_20_Text"><text:span text:style-name="T71">SInt32</text:span></text:span><text:span text:style-name="Source_20_Text"><text:span text:style-name="T502"><text:tab/>size;</text:span></text:span></text:p>
      <text:p text:style-name="P119"><text:span text:style-name="Source_20_Text"><text:span text:style-name="T506"><text:s text:c="4"/></text:span></text:span><text:span text:style-name="Source_20_Text"><text:span text:style-name="T267">/</text:span></text:span><text:span text:style-name="Source_20_Text"><text:span text:style-name="T268">*</text:span></text:span><text:span text:style-name="Source_20_Text"><text:span text:style-name="T267"> </text:span></text:span><text:span text:style-name="Source_20_Text"><text:span text:style-name="T269">T</text:span></text:span><text:span text:style-name="Source_20_Text"><text:span text:style-name="T267">his flag is used to determine if </text:span></text:span><text:span text:style-name="Source_20_Text"><text:span text:style-name="T270">the</text:span></text:span><text:span text:style-name="Source_20_Text"><text:span text:style-name="T267"> </text:span></text:span><text:span text:style-name="Source_20_Text"><text:span text:style-name="T270">raw</text:span></text:span><text:span text:style-name="Source_20_Text"><text:span text:style-name="T267">data is in a</text:span></text:span><text:span text:style-name="Source_20_Text"><text:span text:style-name="T270"> </text:span></text:span><text:span text:style-name="Source_20_Text"><text:span text:style-name="T267">Halo PC</text:span></text:span></text:p>
      <text:p text:style-name="P119"><text:span text:style-name="Source_20_Text"><text:span text:style-name="T271"><text:s text:c="4"/></text:span></text:span><text:span text:style-name="Source_20_Text"><text:span text:style-name="T250">**</text:span></text:span><text:span text:style-name="Source_20_Text"><text:span text:style-name="T271"> </text:span></text:span><text:span text:style-name="Source_20_Text"><text:span text:style-name="T267">or Halo CE resource map</text:span></text:span><text:span text:style-name="Source_20_Text"><text:span text:style-name="T272"> rather</text:span></text:span><text:span text:style-name="Source_20_Text"><text:span text:style-name="T271"> </text:span></text:span><text:span text:style-name="Source_20_Text"><text:span text:style-name="T267">than the map this</text:span></text:span><text:span text:style-name="Source_20_Text"><text:span text:style-name="T270"> </text:span></text:span><text:span text:style-name="Source_20_Text"><text:span text:style-name="T267">RawdataRef</text:span></text:span></text:p>
      <text:p text:style-name="P119"><text:span text:style-name="Source_20_Text"><text:span text:style-name="T271"><text:s text:c="4"/></text:span></text:span><text:span text:style-name="Source_20_Text"><text:span text:style-name="T250">**</text:span></text:span><text:span text:style-name="Source_20_Text"><text:span text:style-name="T267"> struct is in.</text:span></text:span><text:span text:style-name="Source_20_Text"><text:span text:style-name="T272"> It appears that</text:span></text:span><text:span text:style-name="Source_20_Text"><text:span text:style-name="T271"> </text:span></text:span><text:span text:style-name="Source_20_Text"><text:span text:style-name="T272">this flag is </text:span></text:span><text:span text:style-name="Source_20_Text"><text:span text:style-name="T271">ONLY</text:span></text:span><text:span text:style-name="Source_20_Text"><text:span text:style-name="T270"> </text:span></text:span><text:span text:style-name="Source_20_Text"><text:span text:style-name="T271">used to</text:span></text:span></text:p>
      <text:p text:style-name="P118"><text:span text:style-name="Source_20_Text"><text:span text:style-name="T271"><text:s text:c="4"/></text:span></text:span><text:span text:style-name="Source_20_Text"><text:span text:style-name="T250">**</text:span></text:span><text:span text:style-name="Source_20_Text"><text:span text:style-name="T271"> specify if a sound</text:span></text:span><text:span text:style-name="Source_20_Text"><text:span text:style-name="T270"> permutations</text:span></text:span><text:span text:style-name="Source_20_Text"><text:span text:style-name="T271"> </text:span></text:span><text:span text:style-name="Source_20_Text"><text:span text:style-name="T273">samples/mouth data</text:span></text:span><text:span text:style-name="Source_20_Text"><text:span text:style-name="T271"> </text:span></text:span><text:span text:style-name="Source_20_Text"><text:span text:style-name="T274">is</text:span></text:span><text:span text:style-name="Source_20_Text"><text:span text:style-name="T271"> stored</text:span></text:span></text:p>
      <text:p text:style-name="P119"><text:span text:style-name="Source_20_Text"><text:span text:style-name="T271"><text:s text:c="4"/></text:span></text:span><text:span text:style-name="Source_20_Text"><text:span text:style-name="T250">**</text:span></text:span><text:span text:style-name="Source_20_Text"><text:span text:style-name="T273"> </text:span></text:span><text:span text:style-name="Source_20_Text"><text:span text:style-name="T271">in the</text:span></text:span><text:span text:style-name="Source_20_Text"><text:span text:style-name="T270"> </text:span></text:span><text:span text:style-name="Source_20_Text"><text:span text:style-name="T271">resource map. Bitmaps use a different flag to specify</text:span></text:span></text:p>
      <text:p text:style-name="P14"><text:span text:style-name="Source_20_Text"><text:span text:style-name="T271"><text:s text:c="4"/></text:span></text:span><text:span text:style-name="Source_20_Text"><text:span text:style-name="T250">**</text:span></text:span><text:span text:style-name="Source_20_Text"><text:span text:style-name="T271"> this while font, hud_message_text, and unicode_string_list</text:span></text:span></text:p>
      <text:p text:style-name="P14"><text:span text:style-name="Source_20_Text"><text:span text:style-name="T271"><text:s text:c="4"/></text:span></text:span><text:span text:style-name="Source_20_Text"><text:span text:style-name="T250">**</text:span></text:span><text:span text:style-name="Source_20_Text"><text:span text:style-name="T271"> tags assume the data is in the same map as the RawdataRef.</text:span></text:span><text:span text:style-name="Source_20_Text"><text:span text:style-name="T268">*/</text:span></text:span></text:p>
      <text:p text:style-name="P120"><text:span text:style-name="Source_20_Text"><text:span text:style-name="T502"><text:s text:c="4"/></text:span></text:span><text:span text:style-name="Source_20_Text"><text:span text:style-name="T71">Bool32</text:span></text:span><text:span text:style-name="Source_20_Text"><text:span text:style-name="T80"><text:tab/></text:span></text:span><text:span text:style-name="Source_20_Text"><text:span text:style-name="T502">data_in_resource_map : </text:span></text:span><text:span text:style-name="Source_20_Text"><text:span text:style-name="T481">1</text:span></text:span><text:span text:style-name="Source_20_Text"><text:span text:style-name="T502">;</text:span></text:span><text:span text:style-name="Source_20_Text"><text:span text:style-name="T512"><text:tab/></text:span></text:span><text:span text:style-name="Source_20_Text"><text:span text:style-name="T288">// o</text:span></text:span><text:span text:style-name="Source_20_Text"><text:span text:style-name="T280">nly used in</text:span></text:span><text:span text:style-name="Source_20_Text"><text:span text:style-name="T282">side</text:span></text:span><text:span text:style-name="Source_20_Text"><text:span text:style-name="T280"> a map</text:span></text:span></text:p>
      <text:p text:style-name="P130"/>
      <text:p text:style-name="P107"><text:span text:style-name="Source_20_Text"><text:span text:style-name="T502"><text:s text:c="4"/></text:span></text:span><text:span text:style-name="Source_20_Text"><text:span text:style-name="T71">UInt32</text:span></text:span><text:span text:style-name="Source_20_Text"><text:span text:style-name="T502"><text:tab/>raw_pointer;</text:span></text:span><text:span text:style-name="Source_20_Text"><text:span text:style-name="T515"><text:tab/></text:span></text:span><text:span text:style-name="Source_20_Text"><text:span text:style-name="T261">/</text:span></text:span><text:span text:style-name="Source_20_Text"><text:span text:style-name="T299">*</text:span></text:span><text:span text:style-name="Source_20_Text"><text:span text:style-name="T275"> </text:span></text:span><text:span text:style-name="Source_20_Text"><text:span text:style-name="T280">only used in</text:span></text:span><text:span text:style-name="Source_20_Text"><text:span text:style-name="T282">side</text:span></text:span><text:span text:style-name="Source_20_Text"><text:span text:style-name="T280"> a map</text:span></text:span><text:span text:style-name="Source_20_Text"><text:span text:style-name="T299">.</text:span></text:span></text:p>
      <text:p text:style-name="P107"><text:span text:style-name="Source_20_Text"><text:span text:style-name="T299"><text:s text:c="4"/>**<text:tab/><text:tab/><text:tab/><text:tab/> <text:s text:c="2"/>should only be used if pointer == 0 */</text:span></text:span></text:p>
      <text:p text:style-name="P107"><text:span text:style-name="Source_20_Text"><text:span text:style-name="T502"><text:s text:c="4"/></text:span></text:span><text:span text:style-name="Source_20_Text"><text:span text:style-name="T71">UInt32</text:span></text:span><text:span text:style-name="Source_20_Text"><text:span text:style-name="T502"><text:tab/>pointer;</text:span></text:span><text:span text:style-name="Source_20_Text"><text:span text:style-name="T280"> </text:span></text:span><text:span text:style-name="Source_20_Text"><text:span text:style-name="T287"><text:tab/><text:tab/></text:span></text:span><text:span text:style-name="Source_20_Text"><text:span text:style-name="T261">/</text:span></text:span><text:span text:style-name="Source_20_Text"><text:span text:style-name="T299">*</text:span></text:span><text:span text:style-name="Source_20_Text"><text:span text:style-name="T275"> </text:span></text:span><text:span text:style-name="Source_20_Text"><text:span text:style-name="T280">only used in</text:span></text:span><text:span text:style-name="Source_20_Text"><text:span text:style-name="T282">side</text:span></text:span><text:span text:style-name="Source_20_Text"><text:span text:style-name="T280"> a map</text:span></text:span><text:span text:style-name="Source_20_Text"><text:span text:style-name="T299">(uses magic).</text:span></text:span></text:p>
      <text:p text:style-name="P107"><text:span text:style-name="Source_20_Text"><text:span text:style-name="T299"><text:s text:c="4"/>**<text:tab/><text:tab/><text:tab/><text:tab/> <text:s text:c="2"/>if pointer == 0, use raw_pointer instead.*/</text:span></text:span></text:p>
      <text:p text:style-name="P103"><text:span text:style-name="Source_20_Text"><text:span text:style-name="T502"><text:s text:c="4"/></text:span></text:span><text:span text:style-name="Source_20_Text"><text:span text:style-name="T71">UInt32</text:span></text:span><text:span text:style-name="Source_20_Text"><text:span text:style-name="T502"><text:tab/>id;</text:span></text:span><text:span text:style-name="Source_20_Text"><text:span text:style-name="T280"> <text:s/></text:span></text:span><text:span text:style-name="Source_20_Text"><text:span text:style-name="T283"><text:s text:c="4"/></text:span></text:span><text:span text:style-name="Source_20_Text"><text:span text:style-name="T287"><text:tab/><text:tab/></text:span></text:span><text:span text:style-name="Source_20_Text"><text:span text:style-name="T280">// only used in</text:span></text:span><text:span text:style-name="Source_20_Text"><text:span text:style-name="T282">side</text:span></text:span><text:span text:style-name="Source_20_Text"><text:span text:style-name="T280"> a map</text:span></text:span><text:span text:style-name="Source_20_Text"><text:span text:style-name="T300">(purpose unknown).</text:span></text:span></text:p>
      <text:p text:style-name="P124"><text:span text:style-name="Source_20_Text"><text:span text:style-name="T502"><text:s text:c="4"/>} </text:span></text:span><text:span text:style-name="Source_20_Text"><text:span text:style-name="T71">RawdataRef</text:span></text:span><text:span text:style-name="Source_20_Text"><text:span text:style-name="T502">; <text:s/></text:span></text:span><text:span text:style-name="Source_20_Text"><text:span text:style-name="T253">// </text:span></text:span><text:span text:style-name="Source_20_Text"><text:span text:style-name="T254">struct </text:span></text:span><text:span text:style-name="Source_20_Text"><text:span text:style-name="T253">size == </text:span></text:span><text:span text:style-name="Source_20_Text"><text:span text:style-name="T260">20</text:span></text:span><text:span text:style-name="Source_20_Text"><text:span text:style-name="T253"> bytes</text:span></text:span></text:p>
      <text:h text:style-name="P211" text:outline-level="1"><text:span text:style-name="Source_20_Text"><text:span text:style-name="T442">Mapfile</text:span></text:span><text:span text:style-name="Source_20_Text"><text:span text:style-name="T443">s</text:span></text:span></text:h>
      <text:p text:style-name="P138"><text:span text:style-name="Source_20_Text"><text:span text:style-name="T145">/</text:span></text:span><text:span text:style-name="Source_20_Text"><text:span text:style-name="T146">*</text:span></text:span><text:span text:style-name="Source_20_Text"><text:span text:style-name="T145"> </text:span></text:span><text:span text:style-name="Source_20_Text"><text:span text:style-name="T146">These </text:span></text:span><text:span text:style-name="Source_20_Text"><text:span text:style-name="T156">"index_magic" values </text:span></text:span><text:span text:style-name="Source_20_Text"><text:span text:style-name="T146">are </text:span></text:span><text:span text:style-name="Source_20_Text"><text:span text:style-name="T157">virtual </text:span></text:span><text:span text:style-name="Source_20_Text"><text:span text:style-name="T146">addresses each </text:span></text:span><text:span text:style-name="Source_20_Text"><text:span text:style-name="T150">engine</text:span></text:span><text:span text:style-name="Source_20_Text"><text:span text:style-name="T153"> loads</text:span></text:span><text:span text:style-name="Source_20_Text"><text:span text:style-name="T146"> </text:span></text:span><text:span text:style-name="Source_20_Text"><text:span text:style-name="T176">it </text:span></text:span><text:span text:style-name="Source_20_Text"><text:span text:style-name="T146">map at</text:span></text:span><text:span text:style-name="Source_20_Text"><text:span text:style-name="T156">.</text:span></text:span><text:span text:style-name="Source_20_Text"><text:span text:style-name="T146"> </text:span></text:span></text:p>
      <text:p text:style-name="P142"><text:span text:style-name="Source_20_Text"><text:span text:style-name="T146">** When a</text:span></text:span><text:span text:style-name="Source_20_Text"><text:span text:style-name="T153"> map</text:span></text:span><text:span text:style-name="Source_20_Text"><text:span text:style-name="T156"> </text:span></text:span><text:span text:style-name="Source_20_Text"><text:span text:style-name="T146">is loaded </text:span></text:span><text:span text:style-name="Source_20_Text"><text:span text:style-name="T154">by</text:span></text:span><text:span text:style-name="Source_20_Text"><text:span text:style-name="T146"> the game </text:span></text:span><text:span text:style-name="Source_20_Text"><text:span text:style-name="T154">the map</text:span></text:span><text:span text:style-name="Source_20_Text"><text:span text:style-name="T146"> was built for, it will be loaded</text:span></text:span></text:p>
      <text:p text:style-name="P142"><text:span text:style-name="Source_20_Text"><text:span text:style-name="T156">** </text:span></text:span><text:span text:style-name="Source_20_Text"><text:span text:style-name="T146">with </text:span></text:span><text:span text:style-name="Source_20_Text"><text:span text:style-name="T156">its </text:span></text:span><text:span text:style-name="Source_20_Text"><text:span text:style-name="T146">TagIndex struct allocated at this address</text:span></text:span><text:span text:style-name="Source_20_Text"><text:span text:style-name="T147">. This will make all</text:span></text:span></text:p>
      <text:p text:style-name="P142"><text:span text:style-name="Source_20_Text"><text:span text:style-name="T156">** </text:span></text:span><text:span text:style-name="Source_20_Text"><text:span text:style-name="T147">"magic"</text:span></text:span><text:span text:style-name="Source_20_Text"><text:span text:style-name="T156"> </text:span></text:span><text:span text:style-name="Source_20_Text"><text:span text:style-name="T147">pointers in the map </text:span></text:span><text:span text:style-name="Source_20_Text"><text:span text:style-name="T155">directly</text:span></text:span><text:span text:style-name="Source_20_Text"><text:span text:style-name="T147"> point to other areas of the map file.</text:span></text:span></text:p>
      <text:p text:style-name="P139"><text:span text:style-name="Source_20_Text"><text:span text:style-name="T147">**</text:span></text:span></text:p>
      <text:p text:style-name="P139"><text:span text:style-name="Source_20_Text"><text:span text:style-name="T147">** If you just want to read the map without loading it </text:span></text:span><text:span text:style-name="Source_20_Text"><text:span text:style-name="T151">in </text:span></text:span><text:span text:style-name="Source_20_Text"><text:span text:style-name="T152">using</text:span></text:span><text:span text:style-name="Source_20_Text"><text:span text:style-name="T147"> this address,</text:span></text:span></text:p>
      <text:p text:style-name="P139"><text:span text:style-name="Source_20_Text"><text:span text:style-name="T147">** you need to adjust each "magic" pointer in the map when you read it by</text:span></text:span></text:p>
      <text:p text:style-name="P139"><text:span text:style-name="Source_20_Text"><text:span text:style-name="T147">** subtracting the appropriate index_magic from the pointer and adding the</text:span></text:span></text:p>
      <text:p text:style-name="P140"><text:span text:style-name="Source_20_Text"><text:span text:style-name="T147">** address the maps TagIndex struct is located at in the map.</text:span></text:span></text:p>
      <text:p text:style-name="P140"><text:span text:style-name="Source_20_Text"><text:span text:style-name="T148">**</text:span></text:span></text:p>
      <text:p text:style-name="P140"><text:span text:style-name="Source_20_Text"><text:span text:style-name="T148">** So </text:span></text:span><text:span text:style-name="Source_20_Text"><text:span text:style-name="T162">l</text:span></text:span><text:span text:style-name="Source_20_Text"><text:span text:style-name="T148">ets</text:span></text:span><text:span text:style-name="Source_20_Text"><text:span text:style-name="T158"> </text:span></text:span><text:span text:style-name="Source_20_Text"><text:span text:style-name="T162">take an</text:span></text:span><text:span text:style-name="Source_20_Text"><text:span text:style-name="T148"> xbox </text:span></text:span><text:span text:style-name="Source_20_Text"><text:span text:style-name="T212">halo </text:span></text:span><text:span text:style-name="Source_20_Text"><text:span text:style-name="T148">map</text:span></text:span><text:span text:style-name="Source_20_Text"><text:span text:style-name="T162"> for example(</text:span></text:span><text:span text:style-name="Source_20_Text"><text:span text:style-name="T148">so its index</text:span></text:span><text:span text:style-name="Source_20_Text"><text:span text:style-name="T162">_</text:span></text:span><text:span text:style-name="Source_20_Text"><text:span text:style-name="T148">magic is </text:span></text:span><text:span text:style-name="Source_20_Text"><text:span text:style-name="T145">0x803A6000</text:span></text:span><text:span text:style-name="Source_20_Text"><text:span text:style-name="T162">)</text:span></text:span><text:span text:style-name="Source_20_Text"><text:span text:style-name="T148">.</text:span></text:span></text:p>
      <text:p text:style-name="P155"><text:span text:style-name="Source_20_Text"><text:span text:style-name="T162">** L</text:span></text:span><text:span text:style-name="Source_20_Text"><text:span text:style-name="T148">ets say the maps </text:span></text:span><text:span text:style-name="Source_20_Text"><text:span text:style-name="T162">Xbox</text:span></text:span><text:span text:style-name="Source_20_Text"><text:span text:style-name="T148">TagIndex is located at 0x00851974, and</text:span></text:span><text:span text:style-name="Source_20_Text"><text:span text:style-name="T162"> </text:span></text:span><text:span text:style-name="Source_20_Text"><text:span text:style-name="T148">that</text:span></text:span><text:span text:style-name="Source_20_Text"><text:span text:style-name="T162"> the</text:span></text:span></text:p>
      <text:p text:style-name="P155"><text:span text:style-name="Source_20_Text"><text:span text:style-name="T162">**</text:span></text:span><text:span text:style-name="Source_20_Text"><text:span text:style-name="T148"> </text:span></text:span><text:span text:style-name="Source_20_Text"><text:span text:style-name="T142">tag_index_array_offset</text:span></text:span><text:span text:style-name="Source_20_Text"><text:span text:style-name="T148"> </text:span></text:span><text:span text:style-name="Source_20_Text"><text:span text:style-name="T159">attribute</text:span></text:span><text:span text:style-name="Source_20_Text"><text:span text:style-name="T148"> </text:span></text:span><text:span text:style-name="Source_20_Text"><text:span text:style-name="T162">of that Xbox</text:span></text:span><text:span text:style-name="Source_20_Text"><text:span text:style-name="T148">TagIndex is set to </text:span></text:span><text:span text:style-name="Source_20_Text"><text:span text:style-name="T145">0x803A60</text:span></text:span><text:span text:style-name="Source_20_Text"><text:span text:style-name="T148">24.</text:span></text:span></text:p>
      <text:p text:style-name="P143"><text:span text:style-name="Source_20_Text"><text:span text:style-name="T148">** To get the</text:span></text:span><text:span text:style-name="Source_20_Text"><text:span text:style-name="T158"> </text:span></text:span><text:span text:style-name="Source_20_Text"><text:span text:style-name="T148">offset the tag_index_array is at, you do:</text:span></text:span></text:p>
      <text:p text:style-name="P140"><text:span text:style-name="Source_20_Text"><text:span text:style-name="T148">** <text:s text:c="4"/></text:span></text:span><text:span text:style-name="Source_20_Text"><text:span text:style-name="T142">tag_index_array_offset</text:span></text:span><text:span text:style-name="Source_20_Text"><text:span text:style-name="T148"> - INDEX_MAGIC + </text:span></text:span><text:span text:style-name="Source_20_Text"><text:span text:style-name="T142">tag_index_offset</text:span></text:span></text:p>
      <text:p text:style-name="P144"><text:span text:style-name="Source_20_Text"><text:span text:style-name="T160">**</text:span></text:span></text:p>
      <text:p text:style-name="P140"><text:span text:style-name="Source_20_Text"><text:span text:style-name="T148">** which </text:span></text:span><text:span text:style-name="Source_20_Text"><text:span text:style-name="T161">for this example</text:span></text:span><text:span text:style-name="Source_20_Text"><text:span text:style-name="T148"> </text:span></text:span><text:span text:style-name="Source_20_Text"><text:span text:style-name="T161">would be</text:span></text:span><text:span text:style-name="Source_20_Text"><text:span text:style-name="T148">:</text:span></text:span></text:p>
      <text:p text:style-name="P140"><text:span text:style-name="Source_20_Text"><text:span text:style-name="T148">** <text:s text:c="4"/></text:span></text:span><text:span text:style-name="Source_20_Text"><text:span text:style-name="T145">0x803A60</text:span></text:span><text:span text:style-name="Source_20_Text"><text:span text:style-name="T148">24 - </text:span></text:span><text:span text:style-name="Source_20_Text"><text:span text:style-name="T145">0x803A6000</text:span></text:span><text:span text:style-name="Source_20_Text"><text:span text:style-name="T148"> + 0x00851974 = 0x00851998</text:span></text:span></text:p>
      <text:p text:style-name="P140"><text:span text:style-name="Source_20_Text"><text:span text:style-name="T148">**</text:span></text:span></text:p>
      <text:p text:style-name="P140"><text:span text:style-name="Source_20_Text"><text:span text:style-name="T148">** If you notice, this is directly after the 36 byte </text:span></text:span><text:span text:style-name="Source_20_Text"><text:span text:style-name="T162">Xbox</text:span></text:span><text:span text:style-name="Source_20_Text"><text:span text:style-name="T148">TagIndex struct</text:span></text:span><text:span text:style-name="Source_20_Text"><text:span text:style-name="T168">.</text:span></text:span></text:p>
      <text:p text:style-name="P146"><text:span text:style-name="Source_20_Text"><text:span text:style-name="T148">** </text:span></text:span><text:span text:style-name="Source_20_Text"><text:span text:style-name="T168">This </text:span></text:span><text:span text:style-name="Source_20_Text"><text:span text:style-name="T148">is where </text:span></text:span><text:span text:style-name="Source_20_Text"><text:span text:style-name="T168">the array</text:span></text:span><text:span text:style-name="Source_20_Text"><text:span text:style-name="T148"> should be unless the map is protected. </text:span></text:span><text:span text:style-name="Source_20_Text"><text:span text:style-name="T168">Any time </text:span></text:span><text:span text:style-name="Source_20_Text"><text:span text:style-name="T169">a</text:span></text:span></text:p>
      <text:p text:style-name="P141"><text:span text:style-name="Source_20_Text"><text:span text:style-name="T149">**</text:span></text:span><text:span text:style-name="Source_20_Text"><text:span text:style-name="T168"> </text:span></text:span><text:span text:style-name="Source_20_Text"><text:span text:style-name="T149">pointer is </text:span></text:span><text:span text:style-name="Source_20_Text"><text:span text:style-name="T169">called "</text:span></text:span><text:span text:style-name="Source_20_Text"><text:span text:style-name="T149">magic</text:span></text:span><text:span text:style-name="Source_20_Text"><text:span text:style-name="T169">"</text:span></text:span><text:span text:style-name="Source_20_Text"><text:span text:style-name="T149"> or </text:span></text:span><text:span text:style-name="Source_20_Text"><text:span text:style-name="T169">"</text:span></text:span><text:span text:style-name="Source_20_Text"><text:span text:style-name="T149">uses magic</text:span></text:span><text:span text:style-name="Source_20_Text"><text:span text:style-name="T169">"</text:span></text:span><text:span text:style-name="Source_20_Text"><text:span text:style-name="T149">, this is how </text:span></text:span><text:span text:style-name="Source_20_Text"><text:span text:style-name="T169">to</text:span></text:span><text:span text:style-name="Source_20_Text"><text:span text:style-name="T149"> </text:span></text:span><text:span text:style-name="Source_20_Text"><text:span text:style-name="T163">work with</text:span></text:span><text:span text:style-name="Source_20_Text"><text:span text:style-name="T149"> it.</text:span></text:span><text:span text:style-name="Source_20_Text"><text:span text:style-name="T148">*/</text:span></text:span></text:p>
      <text:p text:style-name="P147"><text:span text:style-name="Source_20_Text"><text:span text:style-name="T464">const</text:span></text:span><text:span text:style-name="Source_20_Text"><text:span text:style-name="T31"> UInt32</text:span></text:span><text:span text:style-name="Source_20_Text"><text:span text:style-name="T32"> <text:s/></text:span></text:span><text:span text:style-name="Source_20_Text"><text:span text:style-name="T28">INDEX_MAGIC</text:span></text:span><text:span text:style-name="Source_20_Text"><text:span text:style-name="T48">_</text:span></text:span><text:span text:style-name="Source_20_Text"><text:span text:style-name="T29">H1_</text:span></text:span><text:span text:style-name="Source_20_Text"><text:span text:style-name="T28">PCDEMO</text:span></text:span><text:span text:style-name="Source_20_Text"><text:span text:style-name="T29"><text:tab/></text:span></text:span><text:span text:style-name="Source_20_Text"><text:span text:style-name="T32"><text:tab/></text:span></text:span><text:span text:style-name="Source_20_Text"><text:span text:style-name="T364">= 0x4BF10000</text:span></text:span><text:span text:style-name="Source_20_Text"><text:span text:style-name="T366">;</text:span></text:span></text:p>
      <text:p text:style-name="P147"><text:span text:style-name="Source_20_Text"><text:span text:style-name="T464">const</text:span></text:span><text:span text:style-name="Source_20_Text"><text:span text:style-name="T31"> UInt32</text:span></text:span><text:span text:style-name="Source_20_Text"><text:span text:style-name="T32"> <text:s/></text:span></text:span><text:span text:style-name="Source_20_Text"><text:span text:style-name="T28">INDEX_MAGIC</text:span></text:span><text:span text:style-name="Source_20_Text"><text:span text:style-name="T48">_</text:span></text:span><text:span text:style-name="Source_20_Text"><text:span text:style-name="T29">H1_</text:span></text:span><text:span text:style-name="Source_20_Text"><text:span text:style-name="T28">PC</text:span></text:span><text:span text:style-name="Source_20_Text"><text:span text:style-name="T29"><text:tab/><text:tab/></text:span></text:span><text:span text:style-name="Source_20_Text"><text:span text:style-name="T364">= 0x40440000</text:span></text:span><text:span text:style-name="Source_20_Text"><text:span text:style-name="T366">;</text:span></text:span></text:p>
      <text:p text:style-name="P147"><text:span text:style-name="Source_20_Text"><text:span text:style-name="T464">const</text:span></text:span><text:span text:style-name="Source_20_Text"><text:span text:style-name="T31"> UInt32</text:span></text:span><text:span text:style-name="Source_20_Text"><text:span text:style-name="T32"> <text:s/></text:span></text:span><text:span text:style-name="Source_20_Text"><text:span text:style-name="T28">INDEX_MAGIC</text:span></text:span><text:span text:style-name="Source_20_Text"><text:span text:style-name="T48">_</text:span></text:span><text:span text:style-name="Source_20_Text"><text:span text:style-name="T29">H1_</text:span></text:span><text:span text:style-name="Source_20_Text"><text:span text:style-name="T28">CE</text:span></text:span><text:span text:style-name="Source_20_Text"><text:span text:style-name="T29"><text:tab/><text:tab/></text:span></text:span><text:span text:style-name="Source_20_Text"><text:span text:style-name="T364">= 0x40440000</text:span></text:span><text:span text:style-name="Source_20_Text"><text:span text:style-name="T366">;</text:span></text:span></text:p>
      <text:p text:style-name="P147"><text:span text:style-name="Source_20_Text"><text:span text:style-name="T464">const</text:span></text:span><text:span text:style-name="Source_20_Text"><text:span text:style-name="T31"> UInt32</text:span></text:span><text:span text:style-name="Source_20_Text"><text:span text:style-name="T32"> <text:s/></text:span></text:span><text:span text:style-name="Source_20_Text"><text:span text:style-name="T28">INDEX_MAGIC</text:span></text:span><text:span text:style-name="Source_20_Text"><text:span text:style-name="T48">_</text:span></text:span><text:span text:style-name="Source_20_Text"><text:span text:style-name="T29">H1_</text:span></text:span><text:span text:style-name="Source_20_Text"><text:span text:style-name="T28">XBOX</text:span></text:span><text:span text:style-name="Source_20_Text"><text:span text:style-name="T29"><text:tab/></text:span></text:span><text:span text:style-name="Source_20_Text"><text:span text:style-name="T32"><text:tab/></text:span></text:span><text:span text:style-name="Source_20_Text"><text:span text:style-name="T364">= 0x803A6000</text:span></text:span><text:span text:style-name="Source_20_Text"><text:span text:style-name="T366">;</text:span></text:span></text:p>
      <text:p text:style-name="P147"><text:span text:style-name="Source_20_Text"><text:span text:style-name="T464">const</text:span></text:span><text:span text:style-name="Source_20_Text"><text:span text:style-name="T31"> UInt32</text:span></text:span><text:span text:style-name="Source_20_Text"><text:span text:style-name="T32"> <text:s/></text:span></text:span><text:span text:style-name="Source_20_Text"><text:span text:style-name="T28">INDEX_MAGIC</text:span></text:span><text:span text:style-name="Source_20_Text"><text:span text:style-name="T48">_</text:span></text:span><text:span text:style-name="Source_20_Text"><text:span text:style-name="T28">STUBBS_</text:span></text:span><text:span text:style-name="Source_20_Text"><text:span text:style-name="T30">XBOX</text:span></text:span><text:span text:style-name="Source_20_Text"><text:span text:style-name="T29"><text:tab/></text:span></text:span><text:span text:style-name="Source_20_Text"><text:span text:style-name="T364">= 0x8038B000</text:span></text:span><text:span text:style-name="Source_20_Text"><text:span text:style-name="T366">;</text:span></text:span></text:p>
      <text:p text:style-name="P147"><text:span text:style-name="Source_20_Text"><text:span text:style-name="T464">const</text:span></text:span><text:span text:style-name="Source_20_Text"><text:span text:style-name="T31"> UInt32</text:span></text:span><text:span text:style-name="Source_20_Text"><text:span text:style-name="T32"> <text:s/></text:span></text:span><text:span text:style-name="Source_20_Text"><text:span text:style-name="T28">INDEX_MAGIC</text:span></text:span><text:span text:style-name="Source_20_Text"><text:span text:style-name="T48">_</text:span></text:span><text:span text:style-name="Source_20_Text"><text:span text:style-name="T28">STUBBS_</text:span></text:span><text:span text:style-name="Source_20_Text"><text:span text:style-name="T30">PC</text:span></text:span><text:span text:style-name="Source_20_Text"><text:span text:style-name="T32"><text:tab/></text:span></text:span><text:span text:style-name="Source_20_Text"><text:span text:style-name="T29"><text:tab/></text:span></text:span><text:span text:style-name="Source_20_Text"><text:span text:style-name="T364">= 0x40440000</text:span></text:span><text:span text:style-name="Source_20_Text"><text:span text:style-name="T366">;</text:span></text:span></text:p>
      <text:p text:style-name="P147"><text:span text:style-name="Source_20_Text"><text:span text:style-name="T464">const</text:span></text:span><text:span text:style-name="Source_20_Text"><text:span text:style-name="T31"> UInt32</text:span></text:span><text:span text:style-name="Source_20_Text"><text:span text:style-name="T32"> <text:s/></text:span></text:span><text:span text:style-name="Source_20_Text"><text:span text:style-name="T28">INDEX_MAGIC</text:span></text:span><text:span text:style-name="Source_20_Text"><text:span text:style-name="T48">_</text:span></text:span><text:span text:style-name="Source_20_Text"><text:span text:style-name="T28">SHADOWRUN</text:span></text:span><text:span text:style-name="Source_20_Text"><text:span text:style-name="T32"><text:tab/></text:span></text:span><text:span text:style-name="Source_20_Text"><text:span text:style-name="T29"><text:tab/></text:span></text:span><text:span text:style-name="Source_20_Text"><text:span text:style-name="T364">= 0x8069E000</text:span></text:span><text:span text:style-name="Source_20_Text"><text:span text:style-name="T366">;</text:span></text:span></text:p>
      <text:p text:style-name="P147"><text:span text:style-name="Source_20_Text"><text:span text:style-name="T464">const</text:span></text:span><text:span text:style-name="Source_20_Text"><text:span text:style-name="T31"> UInt32</text:span></text:span><text:span text:style-name="Source_20_Text"><text:span text:style-name="T32"> <text:s/></text:span></text:span><text:span text:style-name="Source_20_Text"><text:span text:style-name="T28">INDEX_MAGIC</text:span></text:span><text:span text:style-name="Source_20_Text"><text:span text:style-name="T48">_</text:span></text:span><text:span text:style-name="Source_20_Text"><text:span text:style-name="T28">H2V_M</text:span></text:span><text:span text:style-name="Source_20_Text"><text:span text:style-name="T48">P</text:span></text:span><text:span text:style-name="Source_20_Text"><text:span text:style-name="T29"><text:tab/></text:span></text:span><text:span text:style-name="Source_20_Text"><text:span text:style-name="T32"><text:tab/></text:span></text:span><text:span text:style-name="Source_20_Text"><text:span text:style-name="T364">= 0x01400000</text:span></text:span><text:span text:style-name="Source_20_Text"><text:span text:style-name="T366">;</text:span></text:span></text:p>
      <text:p text:style-name="P137"><text:span text:style-name="Source_20_Text"><text:span text:style-name="T459"/></text:span></text:p>
      <text:p text:style-name="P137"><text:span text:style-name="Source_20_Text"><text:span text:style-name="T459"/></text:span></text:p>
      <text:p text:style-name="P137"><text:span text:style-name="Source_20_Text"><text:span text:style-name="T459">enum </text:span></text:span><text:span text:style-name="Source_20_Text"><text:span text:style-name="T460">class </text:span></text:span><text:span text:style-name="Source_20_Text"><text:span text:style-name="T21">RsrcMapType</text:span></text:span><text:span text:style-name="Source_20_Text"><text:span text:style-name="T450"> : </text:span></text:span><text:span text:style-name="Source_20_Text"><text:span text:style-name="T14">U</text:span></text:span><text:span text:style-name="Source_20_Text"><text:span text:style-name="T4">Enum</text:span></text:span><text:span text:style-name="Source_20_Text"><text:span text:style-name="T14">32</text:span></text:span><text:span text:style-name="Source_20_Text"><text:span text:style-name="T450"> {</text:span></text:span></text:p>
      <text:p text:style-name="P102"><text:span text:style-name="Source_20_Text"><text:span text:style-name="T326"><text:s text:c="4"/></text:span></text:span><text:span text:style-name="Source_20_Text"><text:span text:style-name="T21">rsrc_map_type_bitmaps</text:span></text:span><text:span text:style-name="Source_20_Text"><text:span text:style-name="T14"><text:tab/></text:span></text:span><text:span text:style-name="Source_20_Text"><text:span text:style-name="T21"><text:tab/></text:span></text:span><text:span text:style-name="Source_20_Text"><text:span text:style-name="T326">= </text:span></text:span><text:span text:style-name="Source_20_Text"><text:span text:style-name="T353">1</text:span></text:span><text:span text:style-name="Source_20_Text"><text:span text:style-name="T329">,</text:span></text:span></text:p>
      <text:p text:style-name="P174"><text:span text:style-name="Source_20_Text"><text:span text:style-name="T326"><text:s text:c="4"/></text:span></text:span><text:span text:style-name="Source_20_Text"><text:span text:style-name="T21">rsrc_map_type_sounds</text:span></text:span><text:span text:style-name="Source_20_Text"><text:span text:style-name="T14"><text:tab/><text:tab/></text:span></text:span><text:span text:style-name="Source_20_Text"><text:span text:style-name="T326">=</text:span></text:span><text:span text:style-name="Source_20_Text"><text:span text:style-name="T348"> </text:span></text:span><text:span text:style-name="Source_20_Text"><text:span text:style-name="T353">2,</text:span></text:span></text:p>
      <text:p text:style-name="P175"><text:span text:style-name="Source_20_Text"><text:span text:style-name="T326"><text:s text:c="4"/></text:span></text:span><text:span text:style-name="Source_20_Text"><text:span text:style-name="T21">rsrc_map_type_localization<text:tab/></text:span></text:span><text:span text:style-name="Source_20_Text"><text:span text:style-name="T326">=</text:span></text:span><text:span text:style-name="Source_20_Text"><text:span text:style-name="T348"> </text:span></text:span><text:span text:style-name="Source_20_Text"><text:span text:style-name="T353">3</text:span></text:span><text:span text:style-name="Source_20_Text"><text:span text:style-name="T329">,</text:span></text:span><text:span text:style-name="Source_20_Text"><text:span text:style-name="T349"><text:tab/></text:span></text:span><text:span text:style-name="Source_20_Text"><text:span text:style-name="T94">//</text:span></text:span><text:span text:style-name="Source_20_Text"><text:span text:style-name="T128"> Halo CE only</text:span></text:span><text:span text:style-name="Source_20_Text"><text:span text:style-name="T328"><text:line-break/></text:span></text:span><text:span text:style-name="Source_20_Text"><text:span text:style-name="T330"> <text:s text:c="3"/>} </text:span></text:span><text:span text:style-name="Source_20_Text"><text:span text:style-name="T21">RsrcMapType</text:span></text:span><text:span text:style-name="Source_20_Text"><text:span text:style-name="T330">;</text:span></text:span></text:p>
      <text:p text:style-name="P174"><text:span text:style-name="Source_20_Text"><text:span text:style-name="T330"/></text:span></text:p>
      <text:p text:style-name="P174"><text:span text:style-name="Source_20_Text"><text:span text:style-name="T330"/></text:span></text:p>
      <text:p text:style-name="P135"><text:span text:style-name="Source_20_Text"><text:span text:style-name="T459">enum </text:span></text:span><text:span text:style-name="Source_20_Text"><text:span text:style-name="T460">class </text:span></text:span><text:span text:style-name="Source_20_Text"><text:span text:style-name="T14">MapVersion</text:span></text:span><text:span text:style-name="Source_20_Text"><text:span text:style-name="T450"> : </text:span></text:span><text:span text:style-name="Source_20_Text"><text:span text:style-name="T14">U</text:span></text:span><text:span text:style-name="Source_20_Text"><text:span text:style-name="T4">Enum</text:span></text:span><text:span text:style-name="Source_20_Text"><text:span text:style-name="T14">32</text:span></text:span><text:span text:style-name="Source_20_Text"><text:span text:style-name="T450"> {</text:span></text:span></text:p>
      <text:p text:style-name="P100"><text:span text:style-name="Source_20_Text"><text:span text:style-name="T326"><text:s text:c="4"/></text:span></text:span><text:span text:style-name="Source_20_Text"><text:span text:style-name="T14">map_version_halo1_xbox<text:tab/></text:span></text:span><text:span text:style-name="Source_20_Text"><text:span text:style-name="T326">= </text:span></text:span><text:span text:style-name="Source_20_Text"><text:span text:style-name="T348">5</text:span></text:span><text:span text:style-name="Source_20_Text"><text:span text:style-name="T329">,</text:span></text:span><text:span text:style-name="Source_20_Text"><text:span text:style-name="T365"><text:tab/></text:span></text:span><text:span text:style-name="Source_20_Text"><text:span text:style-name="T164">// stubbs, stubbspc, shadowrun, halo1xbox</text:span></text:span></text:p>
      <text:p text:style-name="P100"><text:span text:style-name="Source_20_Text"><text:span text:style-name="T326"><text:s text:c="4"/></text:span></text:span><text:span text:style-name="Source_20_Text"><text:span text:style-name="T14">map_version_halo1_pc_demo<text:tab/></text:span></text:span><text:span text:style-name="Source_20_Text"><text:span text:style-name="T326">= </text:span></text:span><text:span text:style-name="Source_20_Text"><text:span text:style-name="T348">6</text:span></text:span><text:span text:style-name="Source_20_Text"><text:span text:style-name="T329">,</text:span></text:span></text:p>
      <text:p text:style-name="P100"><text:span text:style-name="Source_20_Text"><text:span text:style-name="T326"><text:s text:c="4"/></text:span></text:span><text:span text:style-name="Source_20_Text"><text:span text:style-name="T14">map_version_halo1_pc<text:tab/></text:span></text:span><text:span text:style-name="Source_20_Text"><text:span text:style-name="T326">= </text:span></text:span><text:span text:style-name="Source_20_Text"><text:span text:style-name="T348">7</text:span></text:span><text:span text:style-name="Source_20_Text"><text:span text:style-name="T329">,</text:span></text:span></text:p>
      <text:p text:style-name="P163"><text:span text:style-name="Source_20_Text"><text:span text:style-name="T326"><text:s text:c="4"/></text:span></text:span><text:span text:style-name="Source_20_Text"><text:span text:style-name="T14">map_version_halo2<text:tab/><text:tab/></text:span></text:span><text:span text:style-name="Source_20_Text"><text:span text:style-name="T326">=</text:span></text:span><text:span text:style-name="Source_20_Text"><text:span text:style-name="T348"> 8</text:span></text:span><text:span text:style-name="Source_20_Text"><text:span text:style-name="T329">,</text:span></text:span><text:span text:style-name="Source_20_Text"><text:span text:style-name="T365"><text:tab/></text:span></text:span><text:span text:style-name="Source_20_Text"><text:span text:style-name="T164">// ALL versions(alpha, epsilon, xbox, vista)</text:span></text:span></text:p>
      <text:p text:style-name="P163"><text:span text:style-name="Source_20_Text"><text:span text:style-name="T326"><text:s text:c="4"/></text:span></text:span><text:span text:style-name="Source_20_Text"><text:span text:style-name="T14">map_version_halo3<text:tab/><text:tab/></text:span></text:span><text:span text:style-name="Source_20_Text"><text:span text:style-name="T326">=</text:span></text:span><text:span text:style-name="Source_20_Text"><text:span text:style-name="T348"> 11</text:span></text:span><text:span text:style-name="Source_20_Text"><text:span text:style-name="T329">,</text:span></text:span></text:p>
      <text:p text:style-name="P194"><text:span text:style-name="Source_20_Text"><text:span text:style-name="T329"><text:s text:c="4"/></text:span></text:span><text:span text:style-name="Source_20_Text"><text:span text:style-name="T14">map_version_halo1_ce<text:tab/></text:span></text:span><text:span text:style-name="Source_20_Text"><text:span text:style-name="T326">=</text:span></text:span><text:span text:style-name="Source_20_Text"><text:span text:style-name="T328"> 60</text:span></text:span><text:span text:style-name="Source_20_Text"><text:span text:style-name="T348">9</text:span></text:span><text:span text:style-name="Source_20_Text"><text:span text:style-name="T329">,</text:span></text:span><text:span text:style-name="Source_20_Text"><text:span text:style-name="T328"><text:line-break/></text:span></text:span><text:span text:style-name="Source_20_Text"><text:span text:style-name="T330"> <text:s text:c="3"/>} </text:span></text:span><text:span text:style-name="Source_20_Text"><text:span text:style-name="T14">MapVersion</text:span></text:span><text:span text:style-name="Source_20_Text"><text:span text:style-name="T330">;</text:span></text:span></text:p>
      <text:p text:style-name="P163"><text:span text:style-name="Source_20_Text"><text:span text:style-name="T330"/></text:span></text:p>
      <text:p text:style-name="P136"><text:span text:style-name="Source_20_Text"><text:span text:style-name="T330"/></text:span></text:p>
      <text:p text:style-name="P136"><text:span text:style-name="Source_20_Text"><text:span text:style-name="T459">enum </text:span></text:span><text:span text:style-name="Source_20_Text"><text:span text:style-name="T460">class </text:span></text:span><text:span text:style-name="Source_20_Text"><text:span text:style-name="T14">Map</text:span></text:span><text:span text:style-name="Source_20_Text"><text:span text:style-name="T15">Type</text:span></text:span><text:span text:style-name="Source_20_Text"><text:span text:style-name="T450"> : </text:span></text:span><text:span text:style-name="Source_20_Text"><text:span text:style-name="T14">U</text:span></text:span><text:span text:style-name="Source_20_Text"><text:span text:style-name="T4">Enum</text:span></text:span><text:span text:style-name="Source_20_Text"><text:span text:style-name="T18">16</text:span></text:span><text:span text:style-name="Source_20_Text"><text:span text:style-name="T450"> {</text:span></text:span></text:p>
      <text:p text:style-name="P101"><text:span text:style-name="Source_20_Text"><text:span text:style-name="T326"><text:s text:c="4"/></text:span></text:span><text:span text:style-name="Source_20_Text"><text:span text:style-name="T14">map_</text:span></text:span><text:span text:style-name="Source_20_Text"><text:span text:style-name="T15">type</text:span></text:span><text:span text:style-name="Source_20_Text"><text:span text:style-name="T14">_</text:span></text:span><text:span text:style-name="Source_20_Text"><text:span text:style-name="T15">singleplayer</text:span></text:span><text:span text:style-name="Source_20_Text"><text:span text:style-name="T14"><text:tab/></text:span></text:span><text:span text:style-name="Source_20_Text"><text:span text:style-name="T15"><text:tab/></text:span></text:span><text:span text:style-name="Source_20_Text"><text:span text:style-name="T326">= </text:span></text:span><text:span text:style-name="Source_20_Text"><text:span text:style-name="T349">0</text:span></text:span><text:span text:style-name="Source_20_Text"><text:span text:style-name="T329">,</text:span></text:span></text:p>
      <text:p text:style-name="P101"><text:span text:style-name="Source_20_Text"><text:span text:style-name="T326"><text:s text:c="4"/></text:span></text:span><text:span text:style-name="Source_20_Text"><text:span text:style-name="T14">map_</text:span></text:span><text:span text:style-name="Source_20_Text"><text:span text:style-name="T15">type</text:span></text:span><text:span text:style-name="Source_20_Text"><text:span text:style-name="T14">_</text:span></text:span><text:span text:style-name="Source_20_Text"><text:span text:style-name="T15">multiplayer</text:span></text:span><text:span text:style-name="Source_20_Text"><text:span text:style-name="T14"><text:tab/></text:span></text:span><text:span text:style-name="Source_20_Text"><text:span text:style-name="T15"><text:tab/></text:span></text:span><text:span text:style-name="Source_20_Text"><text:span text:style-name="T326">=</text:span></text:span><text:span text:style-name="Source_20_Text"><text:span text:style-name="T349"> 1</text:span></text:span><text:span text:style-name="Source_20_Text"><text:span text:style-name="T329">,</text:span></text:span></text:p>
      <text:p text:style-name="P101"><text:span text:style-name="Source_20_Text"><text:span text:style-name="T326"><text:s text:c="4"/></text:span></text:span><text:span text:style-name="Source_20_Text"><text:span text:style-name="T14">map_</text:span></text:span><text:span text:style-name="Source_20_Text"><text:span text:style-name="T15">type_mainmenu</text:span></text:span><text:span text:style-name="Source_20_Text"><text:span text:style-name="T14"><text:tab/></text:span></text:span><text:span text:style-name="Source_20_Text"><text:span text:style-name="T15"><text:tab/><text:tab/></text:span></text:span><text:span text:style-name="Source_20_Text"><text:span text:style-name="T326">= </text:span></text:span><text:span text:style-name="Source_20_Text"><text:span text:style-name="T349">2</text:span></text:span><text:span text:style-name="Source_20_Text"><text:span text:style-name="T329">,</text:span></text:span></text:p>
      <text:p text:style-name="P164"><text:span text:style-name="Source_20_Text"><text:span text:style-name="T326"><text:s text:c="4"/></text:span></text:span><text:span text:style-name="Source_20_Text"><text:span text:style-name="T14">map_</text:span></text:span><text:span text:style-name="Source_20_Text"><text:span text:style-name="T15">type</text:span></text:span><text:span text:style-name="Source_20_Text"><text:span text:style-name="T14">_</text:span></text:span><text:span text:style-name="Source_20_Text"><text:span text:style-name="T15">shared</text:span></text:span><text:span text:style-name="Source_20_Text"><text:span text:style-name="T14"><text:tab/></text:span></text:span><text:span text:style-name="Source_20_Text"><text:span text:style-name="T15"><text:tab/></text:span></text:span><text:span text:style-name="Source_20_Text"><text:span text:style-name="T14"><text:tab/></text:span></text:span><text:span text:style-name="Source_20_Text"><text:span text:style-name="T326">=</text:span></text:span><text:span text:style-name="Source_20_Text"><text:span text:style-name="T348"> </text:span></text:span><text:span text:style-name="Source_20_Text"><text:span text:style-name="T349">3</text:span></text:span><text:span text:style-name="Source_20_Text"><text:span text:style-name="T329">,</text:span></text:span><text:span text:style-name="Source_20_Text"><text:span text:style-name="T349"><text:tab/></text:span></text:span><text:span text:style-name="Source_20_Text"><text:span text:style-name="T94">//</text:span></text:span><text:span text:style-name="Source_20_Text"><text:span text:style-name="T123"> halo 2 and onward only</text:span></text:span></text:p>
      <text:p text:style-name="P183"><text:span text:style-name="Source_20_Text"><text:span text:style-name="T326"><text:s text:c="4"/></text:span></text:span><text:span text:style-name="Source_20_Text"><text:span text:style-name="T14">map_</text:span></text:span><text:span text:style-name="Source_20_Text"><text:span text:style-name="T15">type</text:span></text:span><text:span text:style-name="Source_20_Text"><text:span text:style-name="T14">_</text:span></text:span><text:span text:style-name="Source_20_Text"><text:span text:style-name="T15">shared_singleplayer</text:span></text:span><text:span text:style-name="Source_20_Text"><text:span text:style-name="T14"><text:tab/></text:span></text:span><text:span text:style-name="Source_20_Text"><text:span text:style-name="T326">=</text:span></text:span><text:span text:style-name="Source_20_Text"><text:span text:style-name="T348"> </text:span></text:span><text:span text:style-name="Source_20_Text"><text:span text:style-name="T349">4</text:span></text:span><text:span text:style-name="Source_20_Text"><text:span text:style-name="T329">,</text:span></text:span><text:span text:style-name="Source_20_Text"><text:span text:style-name="T349"><text:tab/></text:span></text:span><text:span text:style-name="Source_20_Text"><text:span text:style-name="T94">//</text:span></text:span><text:span text:style-name="Source_20_Text"><text:span text:style-name="T123"> halo 2 and onward only</text:span></text:span><text:span text:style-name="Source_20_Text"><text:span text:style-name="T328"><text:line-break/></text:span></text:span><text:span text:style-name="Source_20_Text"><text:span text:style-name="T330"> <text:s text:c="3"/>} </text:span></text:span><text:span text:style-name="Source_20_Text"><text:span text:style-name="T14">MapVersion</text:span></text:span><text:span text:style-name="Source_20_Text"><text:span text:style-name="T330">;</text:span></text:span></text:p>
      <text:p text:style-name="P204"><text:span text:style-name="Source_20_Text"><text:span text:style-name="T461">typedef</text:span></text:span><text:span text:style-name="Source_20_Text"><text:span text:style-name="T462"> </text:span></text:span><text:span text:style-name="Source_20_Text"><text:span text:style-name="T460">s</text:span></text:span><text:span text:style-name="Source_20_Text"><text:span text:style-name="T462">truct</text:span></text:span><text:span text:style-name="Source_20_Text"><text:span text:style-name="T460"> </text:span></text:span><text:span text:style-name="Source_20_Text"><text:span text:style-name="T26">Map</text:span></text:span><text:span text:style-name="Source_20_Text"><text:span text:style-name="T23">TagHeader</text:span></text:span><text:span text:style-name="Source_20_Text"><text:span text:style-name="T347"> {</text:span></text:span></text:p>
      <text:p text:style-name="P183"><text:span text:style-name="Source_20_Text"><text:span text:style-name="T412"><text:s text:c="4"/></text:span></text:span><text:span text:style-name="Source_20_Text"><text:span text:style-name="T71">TagClass</text:span></text:span><text:span text:style-name="Source_20_Text"><text:span text:style-name="T79"><text:tab/></text:span></text:span><text:span text:style-name="Source_20_Text"><text:span text:style-name="T412">class</text:span></text:span><text:span text:style-name="Source_20_Text"><text:span text:style-name="T425">_1</text:span></text:span><text:span text:style-name="Source_20_Text"><text:span text:style-name="T412">;</text:span></text:span></text:p>
      <text:p text:style-name="P183"><text:span text:style-name="Source_20_Text"><text:span text:style-name="T412"><text:s text:c="4"/></text:span></text:span><text:span text:style-name="Source_20_Text"><text:span text:style-name="T71">TagClass</text:span></text:span><text:span text:style-name="Source_20_Text"><text:span text:style-name="T79"><text:tab/></text:span></text:span><text:span text:style-name="Source_20_Text"><text:span text:style-name="T412">class</text:span></text:span><text:span text:style-name="Source_20_Text"><text:span text:style-name="T425">_2</text:span></text:span><text:span text:style-name="Source_20_Text"><text:span text:style-name="T412">;</text:span></text:span><text:span text:style-name="Source_20_Text"><text:span text:style-name="T425"><text:tab/></text:span></text:span><text:span text:style-name="Source_20_Text"><text:span text:style-name="T134">//</text:span></text:span><text:span text:style-name="Source_20_Text"><text:span text:style-name="T138"> 0xFFFFFFFF if </text:span></text:span><text:span text:style-name="Source_20_Text"><text:span text:style-name="T219">this tag has no super-types</text:span></text:span></text:p>
      <text:p text:style-name="P195"><text:span text:style-name="Source_20_Text"><text:span text:style-name="T412"><text:s text:c="4"/></text:span></text:span><text:span text:style-name="Source_20_Text"><text:span text:style-name="T71">TagClass</text:span></text:span><text:span text:style-name="Source_20_Text"><text:span text:style-name="T79"><text:tab/></text:span></text:span><text:span text:style-name="Source_20_Text"><text:span text:style-name="T412">class</text:span></text:span><text:span text:style-name="Source_20_Text"><text:span text:style-name="T425">_3</text:span></text:span><text:span text:style-name="Source_20_Text"><text:span text:style-name="T412">;</text:span></text:span><text:span text:style-name="Source_20_Text"><text:span text:style-name="T425"><text:tab/></text:span></text:span><text:span text:style-name="Source_20_Text"><text:span text:style-name="T134">//</text:span></text:span><text:span text:style-name="Source_20_Text"><text:span text:style-name="T138"> 0xFFFFFFFF if </text:span></text:span><text:span text:style-name="Source_20_Text"><text:span text:style-name="T219">this tag has no super-types</text:span></text:span></text:p>
      <text:p text:style-name="P186"><text:span text:style-name="Source_20_Text"><text:span text:style-name="T261"><text:s text:c="4"/></text:span></text:span><text:span text:style-name="Source_20_Text"><text:span text:style-name="T71">T</text:span></text:span><text:span text:style-name="Source_20_Text"><text:span text:style-name="T81">ag</text:span></text:span><text:span text:style-name="Source_20_Text"><text:span text:style-name="T70">I</text:span></text:span><text:span text:style-name="Source_20_Text"><text:span text:style-name="T81">d</text:span></text:span><text:span text:style-name="Source_20_Text"><text:span text:style-name="T296"><text:tab/></text:span></text:span><text:span text:style-name="Source_20_Text"><text:span text:style-name="T297"><text:tab/></text:span></text:span><text:span text:style-name="Source_20_Text"><text:span text:style-name="T426">id;</text:span></text:span><text:span text:style-name="Source_20_Text"><text:span text:style-name="T425"><text:tab/></text:span></text:span><text:span text:style-name="Source_20_Text"><text:span text:style-name="T427"><text:tab/></text:span></text:span><text:span text:style-name="Source_20_Text"><text:span text:style-name="T134">//</text:span></text:span><text:span text:style-name="Source_20_Text"><text:span text:style-name="T140"> </text:span></text:span><text:span text:style-name="Source_20_Text"><text:span text:style-name="T141">must</text:span></text:span><text:span text:style-name="Source_20_Text"><text:span text:style-name="T140"> point back to this tag</text:span></text:span></text:p>
      <text:p text:style-name="P183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132"><text:tab/></text:span></text:span><text:span text:style-name="Source_20_Text"><text:span text:style-name="T356">path_offset</text:span></text:span><text:span text:style-name="Source_20_Text"><text:span text:style-name="T331">;</text:span></text:span></text:p>
      <text:p text:style-name="P184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355"><text:tab/></text:span></text:span><text:span text:style-name="Source_20_Text"><text:span text:style-name="T360">meta</text:span></text:span><text:span text:style-name="Source_20_Text"><text:span text:style-name="T356">_offset</text:span></text:span><text:span text:style-name="Source_20_Text"><text:span text:style-name="T331">;</text:span></text:span></text:p>
      <text:p text:style-name="P184"><text:span text:style-name="Source_20_Text"><text:span text:style-name="T360"><text:s text:c="4"/></text:span></text:span><text:span text:style-name="Source_20_Text"><text:span text:style-name="T139">// flags</text:span></text:span></text:p>
      <text:p text:style-name="P184"><text:span text:style-name="Source_20_Text"><text:span text:style-name="T331"><text:s text:c="4"/></text:span></text:span><text:span text:style-name="Source_20_Text"><text:span text:style-name="T7">Boo</text:span></text:span><text:span text:style-name="Source_20_Text"><text:span text:style-name="T25">l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331"><text:tab/>indexed : </text:span></text:span><text:span text:style-name="Source_20_Text"><text:span text:style-name="T360">1</text:span></text:span><text:span text:style-name="Source_20_Text"><text:span text:style-name="T331">;</text:span></text:span><text:span text:style-name="Source_20_Text"><text:span text:style-name="T360"><text:tab/></text:span></text:span><text:span text:style-name="Source_20_Text"><text:span text:style-name="T139">/* If set, this tag is instead located</text:span></text:span></text:p>
      <text:p text:style-name="P184"><text:span text:style-name="Source_20_Text"><text:span text:style-name="T139"><text:s text:c="4"/>** entirely in the bitmaps/sounds/loc resource map(depends on the tag type).</text:span></text:span></text:p>
      <text:p text:style-name="P184"><text:span text:style-name="Source_20_Text"><text:span text:style-name="T139"><text:s text:c="4"/>** meta_offset will then instead be the location in that resource map's tag</text:span></text:span></text:p>
      <text:p text:style-name="P184"><text:span text:style-name="Source_20_Text"><text:span text:style-name="T139"><text:s text:c="4"/>** index you will find that tag at. So if meta_offset = </text:span></text:span><text:span text:style-name="Source_20_Text"><text:span text:style-name="T241">2</text:span></text:span><text:span text:style-name="Source_20_Text"><text:span text:style-name="T139">, you will find</text:span></text:span></text:p>
      <text:p text:style-name="P184"><text:span text:style-name="Source_20_Text"><text:span text:style-name="T139"><text:s text:c="4"/>** that tags header as the </text:span></text:span><text:span text:style-name="Source_20_Text"><text:span text:style-name="T241">third</text:span></text:span><text:span text:style-name="Source_20_Text"><text:span text:style-name="T139"> entry in the resource map's tag index.*/</text:span></text:span></text:p>
      <text:p text:style-name="P160"/>
      <text:p text:style-name="P185"><text:span text:style-name="Source_20_Text"><text:span text:style-name="T255"><text:s text:c="4"/></text:span></text:span><text:span text:style-name="Source_20_Text"><text:span text:style-name="T72">Pad</text:span></text:span><text:span text:style-name="Source_20_Text"><text:span text:style-name="T416">[</text:span></text:span><text:span text:style-name="Source_20_Text"><text:span text:style-name="T486">4</text:span></text:span><text:span text:style-name="Source_20_Text"><text:span text:style-name="T255">]<text:tab/></text:span></text:span><text:span text:style-name="Source_20_Text"><text:span text:style-name="T295"><text:tab/></text:span></text:span><text:span text:style-name="Source_20_Text"><text:span text:style-name="T416">pad0;</text:span></text:span><text:span text:style-name="Source_20_Text"><text:span text:style-name="T328"><text:line-break/></text:span></text:span><text:span text:style-name="Source_20_Text"><text:span text:style-name="T330"> <text:s text:c="3"/>} </text:span></text:span><text:span text:style-name="Source_20_Text"><text:span text:style-name="T26">Map</text:span></text:span><text:span text:style-name="Source_20_Text"><text:span text:style-name="T23">TagHeader</text:span></text:span><text:span text:style-name="Source_20_Text"><text:span text:style-name="T330">;</text:span></text:span><text:span text:style-name="Source_20_Text"><text:span text:style-name="T331"> <text:s/></text:span></text:span><text:span text:style-name="Source_20_Text"><text:span text:style-name="T94">// size == </text:span></text:span><text:span text:style-name="Source_20_Text"><text:span text:style-name="T138">32</text:span></text:span><text:span text:style-name="Source_20_Text"><text:span text:style-name="T94"> bytes</text:span></text:span></text:p>
      <text:p text:style-name="P180"><text:span text:style-name="Source_20_Text"><text:span text:style-name="T330"/></text:span></text:p>
      <text:p text:style-name="P180"><text:span text:style-name="Source_20_Text"><text:span text:style-name="T330"/></text:span></text:p>
      <text:p text:style-name="P180"><text:span text:style-name="Source_20_Text"><text:span text:style-name="T461">typedef</text:span></text:span><text:span text:style-name="Source_20_Text"><text:span text:style-name="T462"> </text:span></text:span><text:span text:style-name="Source_20_Text"><text:span text:style-name="T460">s</text:span></text:span><text:span text:style-name="Source_20_Text"><text:span text:style-name="T462">truct</text:span></text:span><text:span text:style-name="Source_20_Text"><text:span text:style-name="T460"> </text:span></text:span><text:span text:style-name="Source_20_Text"><text:span text:style-name="T22">Rsrc</text:span></text:span><text:span text:style-name="Source_20_Text"><text:span text:style-name="T23">TagHeader</text:span></text:span><text:span text:style-name="Source_20_Text"><text:span text:style-name="T347"> {</text:span></text:span></text:p>
      <text:p text:style-name="P181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132"><text:tab/></text:span></text:span><text:span text:style-name="Source_20_Text"><text:span text:style-name="T356">path_offset</text:span></text:span><text:span text:style-name="Source_20_Text"><text:span text:style-name="T331">;</text:span></text:span><text:span text:style-name="Source_20_Text"><text:span text:style-name="T357"><text:tab/></text:span></text:span><text:span text:style-name="Source_20_Text"><text:span text:style-name="T134">// relative to </text:span></text:span><text:span text:style-name="Source_20_Text"><text:span text:style-name="T132">Rsrc</text:span></text:span><text:span text:style-name="Source_20_Text"><text:span text:style-name="T124">Map</text:span></text:span><text:span text:style-name="Source_20_Text"><text:span text:style-name="T122">Header</text:span></text:span><text:span text:style-name="Source_20_Text"><text:span text:style-name="T134">.</text:span></text:span><text:span text:style-name="Source_20_Text"><text:span text:style-name="T132">tag_paths_</text:span></text:span><text:span text:style-name="Source_20_Text"><text:span text:style-name="T135">base</text:span></text:span></text:p>
      <text:p text:style-name="P180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132"><text:tab/></text:span></text:span><text:span text:style-name="Source_20_Text"><text:span text:style-name="T356">data_size</text:span></text:span><text:span text:style-name="Source_20_Text"><text:span text:style-name="T331">;</text:span></text:span><text:span text:style-name="Source_20_Text"><text:span text:style-name="T137"><text:tab/><text:tab/>// size of the data in bytes</text:span></text:span></text:p>
      <text:p text:style-name="P182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132"><text:tab/></text:span></text:span><text:span text:style-name="Source_20_Text"><text:span text:style-name="T356">data_</text:span></text:span><text:span text:style-name="Source_20_Text"><text:span text:style-name="T359">pointer</text:span></text:span><text:span text:style-name="Source_20_Text"><text:span text:style-name="T331">;</text:span></text:span><text:span text:style-name="Source_20_Text"><text:span text:style-name="T357"><text:tab/></text:span></text:span><text:span text:style-name="Source_20_Text"><text:span text:style-name="T134">// relative to </text:span></text:span><text:span text:style-name="Source_20_Text"><text:span text:style-name="T136">the start of the map</text:span></text:span><text:span text:style-name="Source_20_Text"><text:span text:style-name="T328"><text:line-break/></text:span></text:span><text:span text:style-name="Source_20_Text"><text:span text:style-name="T330"> <text:s text:c="3"/>} </text:span></text:span><text:span text:style-name="Source_20_Text"><text:span text:style-name="T22">Rsrc</text:span></text:span><text:span text:style-name="Source_20_Text"><text:span text:style-name="T23">TagHeader</text:span></text:span><text:span text:style-name="Source_20_Text"><text:span text:style-name="T330">;</text:span></text:span><text:span text:style-name="Source_20_Text"><text:span text:style-name="T331"> <text:s/></text:span></text:span><text:span text:style-name="Source_20_Text"><text:span text:style-name="T94">// size == </text:span></text:span><text:span text:style-name="Source_20_Text"><text:span text:style-name="T133">12</text:span></text:span><text:span text:style-name="Source_20_Text"><text:span text:style-name="T94"> bytes</text:span></text:span></text:p>
      <text:p text:style-name="P179"><text:span text:style-name="Source_20_Text"><text:span text:style-name="T330"/></text:span></text:p>
      <text:p text:style-name="P161"/>
      <text:p text:style-name="P187"><text:span text:style-name="Source_20_Text"><text:span text:style-name="T461">typedef</text:span></text:span><text:span text:style-name="Source_20_Text"><text:span text:style-name="T462"> </text:span></text:span><text:span text:style-name="Source_20_Text"><text:span text:style-name="T460">s</text:span></text:span><text:span text:style-name="Source_20_Text"><text:span text:style-name="T462">truct</text:span></text:span><text:span text:style-name="Source_20_Text"><text:span text:style-name="T460"> </text:span></text:span><text:span text:style-name="Source_20_Text"><text:span text:style-name="T26">XboxTag</text:span></text:span><text:span text:style-name="Source_20_Text"><text:span text:style-name="T24">Index</text:span></text:span><text:span text:style-name="Source_20_Text"><text:span text:style-name="T347"> {</text:span></text:span></text:p>
      <text:p text:style-name="P187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132"><text:tab/></text:span></text:span><text:span text:style-name="Source_20_Text"><text:span text:style-name="T361">tag_index_array_offset</text:span></text:span><text:span text:style-name="Source_20_Text"><text:span text:style-name="T331">;</text:span></text:span></text:p>
      <text:p text:style-name="P187"><text:span text:style-name="Source_20_Text"><text:span text:style-name="T261"><text:s text:c="4"/></text:span></text:span><text:span text:style-name="Source_20_Text"><text:span text:style-name="T71">T</text:span></text:span><text:span text:style-name="Source_20_Text"><text:span text:style-name="T81">ag</text:span></text:span><text:span text:style-name="Source_20_Text"><text:span text:style-name="T70">I</text:span></text:span><text:span text:style-name="Source_20_Text"><text:span text:style-name="T81">d</text:span></text:span><text:span text:style-name="Source_20_Text"><text:span text:style-name="T296"><text:tab/></text:span></text:span><text:span text:style-name="Source_20_Text"><text:span text:style-name="T297"><text:tab/></text:span></text:span><text:span text:style-name="Source_20_Text"><text:span text:style-name="T427">scenario_tag_i</text:span></text:span><text:span text:style-name="Source_20_Text"><text:span text:style-name="T426">d;</text:span></text:span><text:span text:style-name="Source_20_Text"><text:span text:style-name="T428"><text:tab/></text:span></text:span><text:span text:style-name="Source_20_Text"><text:span text:style-name="T298">// points to this maps scenario tag</text:span></text:span></text:p>
      <text:p text:style-name="P187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355"><text:tab/></text:span></text:span><text:span text:style-name="Source_20_Text"><text:span text:style-name="T361">map_id</text:span></text:span><text:span text:style-name="Source_20_Text"><text:span text:style-name="T331">;</text:span></text:span></text:p>
      <text:p text:style-name="P188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132"><text:tab/></text:span></text:span><text:span text:style-name="Source_20_Text"><text:span text:style-name="T361">tag_count</text:span></text:span><text:span text:style-name="Source_20_Text"><text:span text:style-name="T331">;</text:span></text:span></text:p>
      <text:p text:style-name="P188"><text:span text:style-name="Source_20_Text"><text:span text:style-name="T331"/></text:span></text:p>
      <text:p text:style-name="P188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132"><text:tab/></text:span></text:span><text:span text:style-name="Source_20_Text"><text:span text:style-name="T362">vertex_parts_count</text:span></text:span><text:span text:style-name="Source_20_Text"><text:span text:style-name="T331">;</text:span></text:span></text:p>
      <text:p text:style-name="P188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132"><text:tab/></text:span></text:span><text:span text:style-name="Source_20_Text"><text:span text:style-name="T362">model_data_offset</text:span></text:span><text:span text:style-name="Source_20_Text"><text:span text:style-name="T331">;</text:span></text:span></text:p>
      <text:p text:style-name="P188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132"><text:tab/></text:span></text:span><text:span text:style-name="Source_20_Text"><text:span text:style-name="T362">index_parts_count</text:span></text:span><text:span text:style-name="Source_20_Text"><text:span text:style-name="T331">;</text:span></text:span></text:p>
      <text:p text:style-name="P188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132"><text:tab/></text:span></text:span><text:span text:style-name="Source_20_Text"><text:span text:style-name="T362">index_parts_offset</text:span></text:span><text:span text:style-name="Source_20_Text"><text:span text:style-name="T331">;</text:span></text:span></text:p>
      <text:p text:style-name="P187"><text:span text:style-name="Source_20_Text"><text:span text:style-name="T416"/></text:span></text:p>
      <text:p text:style-name="P187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96"><text:tab/></text:span></text:span><text:span text:style-name="Source_20_Text"><text:span text:style-name="T361">tags</text:span></text:span><text:span text:style-name="Source_20_Text"><text:span text:style-name="T348">_integrity</text:span></text:span><text:span text:style-name="Source_20_Text"><text:span text:style-name="T331">;</text:span></text:span><text:span text:style-name="Source_20_Text"><text:span text:style-name="T348"><text:tab/></text:span></text:span><text:span text:style-name="Source_20_Text"><text:span text:style-name="T94">//</text:span></text:span><text:span text:style-name="Source_20_Text"><text:span text:style-name="T122"> </text:span></text:span><text:span text:style-name="Source_20_Text"><text:span text:style-name="T127">always</text:span></text:span><text:span text:style-name="Source_20_Text"><text:span text:style-name="T85"> == 0x</text:span></text:span><text:span text:style-name="Source_20_Text"><text:span text:style-name="T122">7461</text:span></text:span><text:span text:style-name="Source_20_Text"><text:span text:style-name="T143">6773</text:span></text:span><text:span text:style-name="Source_20_Text"><text:span text:style-name="T85">(fourcc of "ta</text:span></text:span><text:span text:style-name="Source_20_Text"><text:span text:style-name="T142">gs</text:span></text:span><text:span text:style-name="Source_20_Text"><text:span text:style-name="T122">")</text:span></text:span><text:span text:style-name="Source_20_Text"><text:span text:style-name="T328"><text:line-break/></text:span></text:span><text:span text:style-name="Source_20_Text"><text:span text:style-name="T330"> <text:s text:c="3"/>} </text:span></text:span><text:span text:style-name="Source_20_Text"><text:span text:style-name="T26">XboxTag</text:span></text:span><text:span text:style-name="Source_20_Text"><text:span text:style-name="T24">Index</text:span></text:span><text:span text:style-name="Source_20_Text"><text:span text:style-name="T330">;</text:span></text:span><text:span text:style-name="Source_20_Text"><text:span text:style-name="T331"> <text:s/></text:span></text:span><text:span text:style-name="Source_20_Text"><text:span text:style-name="T94">// size == </text:span></text:span><text:span text:style-name="Source_20_Text"><text:span text:style-name="T138">3</text:span></text:span><text:span text:style-name="Source_20_Text"><text:span text:style-name="T144">6</text:span></text:span><text:span text:style-name="Source_20_Text"><text:span text:style-name="T94"> bytes</text:span></text:span></text:p>
      <text:p text:style-name="P189"><text:span text:style-name="Source_20_Text"><text:span text:style-name="T94"/></text:span></text:p>
      <text:p text:style-name="P189"><text:span text:style-name="Source_20_Text"><text:span text:style-name="T94"/></text:span></text:p>
      <text:p text:style-name="P189"><text:span text:style-name="Source_20_Text"><text:span text:style-name="T461">typedef</text:span></text:span><text:span text:style-name="Source_20_Text"><text:span text:style-name="T462"> </text:span></text:span><text:span text:style-name="Source_20_Text"><text:span text:style-name="T460">s</text:span></text:span><text:span text:style-name="Source_20_Text"><text:span text:style-name="T462">truct</text:span></text:span><text:span text:style-name="Source_20_Text"><text:span text:style-name="T460"> </text:span></text:span><text:span text:style-name="Source_20_Text"><text:span text:style-name="T27">Pc</text:span></text:span><text:span text:style-name="Source_20_Text"><text:span text:style-name="T26">Tag</text:span></text:span><text:span text:style-name="Source_20_Text"><text:span text:style-name="T24">Index</text:span></text:span><text:span text:style-name="Source_20_Text"><text:span text:style-name="T347"> {</text:span></text:span></text:p>
      <text:p text:style-name="P189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132"><text:tab/></text:span></text:span><text:span text:style-name="Source_20_Text"><text:span text:style-name="T361">tag_index_array_offset</text:span></text:span><text:span text:style-name="Source_20_Text"><text:span text:style-name="T331">;</text:span></text:span></text:p>
      <text:p text:style-name="P189"><text:span text:style-name="Source_20_Text"><text:span text:style-name="T261"><text:s text:c="4"/></text:span></text:span><text:span text:style-name="Source_20_Text"><text:span text:style-name="T71">T</text:span></text:span><text:span text:style-name="Source_20_Text"><text:span text:style-name="T81">ag</text:span></text:span><text:span text:style-name="Source_20_Text"><text:span text:style-name="T70">I</text:span></text:span><text:span text:style-name="Source_20_Text"><text:span text:style-name="T81">d</text:span></text:span><text:span text:style-name="Source_20_Text"><text:span text:style-name="T296"><text:tab/></text:span></text:span><text:span text:style-name="Source_20_Text"><text:span text:style-name="T297"><text:tab/></text:span></text:span><text:span text:style-name="Source_20_Text"><text:span text:style-name="T427">scenario_tag_i</text:span></text:span><text:span text:style-name="Source_20_Text"><text:span text:style-name="T426">d;</text:span></text:span><text:span text:style-name="Source_20_Text"><text:span text:style-name="T428"><text:tab/></text:span></text:span><text:span text:style-name="Source_20_Text"><text:span text:style-name="T298">// points to this maps scenario tag</text:span></text:span></text:p>
      <text:p text:style-name="P189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355"><text:tab/></text:span></text:span><text:span text:style-name="Source_20_Text"><text:span text:style-name="T361">map_id</text:span></text:span><text:span text:style-name="Source_20_Text"><text:span text:style-name="T331">;</text:span></text:span></text:p>
      <text:p text:style-name="P189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132"><text:tab/></text:span></text:span><text:span text:style-name="Source_20_Text"><text:span text:style-name="T361">tag_count</text:span></text:span><text:span text:style-name="Source_20_Text"><text:span text:style-name="T331">;</text:span></text:span></text:p>
      <text:p text:style-name="P189"><text:span text:style-name="Source_20_Text"><text:span text:style-name="T331"/></text:span></text:p>
      <text:p text:style-name="P189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132"><text:tab/></text:span></text:span><text:span text:style-name="Source_20_Text"><text:span text:style-name="T362">vertex_parts_count</text:span></text:span><text:span text:style-name="Source_20_Text"><text:span text:style-name="T331">;</text:span></text:span></text:p>
      <text:p text:style-name="P189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132"><text:tab/></text:span></text:span><text:span text:style-name="Source_20_Text"><text:span text:style-name="T362">model_data_offset</text:span></text:span><text:span text:style-name="Source_20_Text"><text:span text:style-name="T331">;</text:span></text:span></text:p>
      <text:p text:style-name="P189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132"><text:tab/></text:span></text:span><text:span text:style-name="Source_20_Text"><text:span text:style-name="T362">index_parts_count</text:span></text:span><text:span text:style-name="Source_20_Text"><text:span text:style-name="T331">;</text:span></text:span></text:p>
      <text:p text:style-name="P189"><text:span text:style-name="Source_20_Text"><text:span text:style-name="T331"/></text:span></text:p>
      <text:p text:style-name="P189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132"><text:tab/></text:span></text:span><text:span text:style-name="Source_20_Text"><text:span text:style-name="T363">vertex</text:span></text:span><text:span text:style-name="Source_20_Text"><text:span text:style-name="T362">_</text:span></text:span><text:span text:style-name="Source_20_Text"><text:span text:style-name="T363">data</text:span></text:span><text:span text:style-name="Source_20_Text"><text:span text:style-name="T362">_</text:span></text:span><text:span text:style-name="Source_20_Text"><text:span text:style-name="T363">size</text:span></text:span><text:span text:style-name="Source_20_Text"><text:span text:style-name="T331">;</text:span></text:span></text:p>
      <text:p text:style-name="P196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132"><text:tab/></text:span></text:span><text:span text:style-name="Source_20_Text"><text:span text:style-name="T393">model</text:span></text:span><text:span text:style-name="Source_20_Text"><text:span text:style-name="T362">_</text:span></text:span><text:span text:style-name="Source_20_Text"><text:span text:style-name="T363">data</text:span></text:span><text:span text:style-name="Source_20_Text"><text:span text:style-name="T362">_</text:span></text:span><text:span text:style-name="Source_20_Text"><text:span text:style-name="T363">size</text:span></text:span><text:span text:style-name="Source_20_Text"><text:span text:style-name="T331">;</text:span></text:span><text:span text:style-name="Source_20_Text"><text:span text:style-name="T394"> <text:s/></text:span></text:span><text:span text:style-name="Source_20_Text"><text:span text:style-name="T94">//</text:span></text:span><text:span text:style-name="Source_20_Text"><text:span text:style-name="T122"> </text:span></text:span><text:span text:style-name="Source_20_Text"><text:span text:style-name="T226">size of </text:span></text:span><text:span text:style-name="Source_20_Text"><text:span text:style-name="T225">ALL model data(vertices + indices)</text:span></text:span></text:p>
      <text:p text:style-name="P189"><text:span text:style-name="Source_20_Text"><text:span text:style-name="T416"/></text:span></text:p>
      <text:p text:style-name="P189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96"><text:tab/></text:span></text:span><text:span text:style-name="Source_20_Text"><text:span text:style-name="T361">tags</text:span></text:span><text:span text:style-name="Source_20_Text"><text:span text:style-name="T348">_integrity</text:span></text:span><text:span text:style-name="Source_20_Text"><text:span text:style-name="T331">;</text:span></text:span><text:span text:style-name="Source_20_Text"><text:span text:style-name="T348"><text:tab/></text:span></text:span><text:span text:style-name="Source_20_Text"><text:span text:style-name="T94">//</text:span></text:span><text:span text:style-name="Source_20_Text"><text:span text:style-name="T122"> </text:span></text:span><text:span text:style-name="Source_20_Text"><text:span text:style-name="T127">always</text:span></text:span><text:span text:style-name="Source_20_Text"><text:span text:style-name="T85"> == 0x</text:span></text:span><text:span text:style-name="Source_20_Text"><text:span text:style-name="T122">7461</text:span></text:span><text:span text:style-name="Source_20_Text"><text:span text:style-name="T143">6773</text:span></text:span><text:span text:style-name="Source_20_Text"><text:span text:style-name="T85">(fourcc of "ta</text:span></text:span><text:span text:style-name="Source_20_Text"><text:span text:style-name="T142">gs</text:span></text:span><text:span text:style-name="Source_20_Text"><text:span text:style-name="T122">")</text:span></text:span><text:span text:style-name="Source_20_Text"><text:span text:style-name="T328"><text:line-break/></text:span></text:span><text:span text:style-name="Source_20_Text"><text:span text:style-name="T330"> <text:s text:c="3"/>} </text:span></text:span><text:span text:style-name="Source_20_Text"><text:span text:style-name="T27">Pc</text:span></text:span><text:span text:style-name="Source_20_Text"><text:span text:style-name="T26">Tag</text:span></text:span><text:span text:style-name="Source_20_Text"><text:span text:style-name="T24">Index</text:span></text:span><text:span text:style-name="Source_20_Text"><text:span text:style-name="T330">;</text:span></text:span><text:span text:style-name="Source_20_Text"><text:span text:style-name="T331"> <text:s/></text:span></text:span><text:span text:style-name="Source_20_Text"><text:span text:style-name="T94">// size == </text:span></text:span><text:span text:style-name="Source_20_Text"><text:span text:style-name="T144">40</text:span></text:span><text:span text:style-name="Source_20_Text"><text:span text:style-name="T94"> bytes</text:span></text:span></text:p>
      <text:p text:style-name="P203"><text:span text:style-name="Source_20_Text"><text:span text:style-name="T461">typedef</text:span></text:span><text:span text:style-name="Source_20_Text"><text:span text:style-name="T462"> </text:span></text:span><text:span text:style-name="Source_20_Text"><text:span text:style-name="T460">s</text:span></text:span><text:span text:style-name="Source_20_Text"><text:span text:style-name="T462">truct</text:span></text:span><text:span text:style-name="Source_20_Text"><text:span text:style-name="T460"> </text:span></text:span><text:span text:style-name="Source_20_Text"><text:span text:style-name="T22">Rsrc</text:span></text:span><text:span text:style-name="Source_20_Text"><text:span text:style-name="T16">Map</text:span></text:span><text:span text:style-name="Source_20_Text"><text:span text:style-name="T14">Header</text:span></text:span><text:span text:style-name="Source_20_Text"><text:span text:style-name="T347"> {</text:span></text:span></text:p>
      <text:p text:style-name="P183"><text:span text:style-name="Source_20_Text"><text:span text:style-name="T355"><text:s text:c="4"/></text:span></text:span><text:span text:style-name="Source_20_Text"><text:span text:style-name="T21">RsrcMapType</text:span></text:span><text:span text:style-name="Source_20_Text"><text:span text:style-name="T22"><text:tab/></text:span></text:span><text:span text:style-name="Source_20_Text"><text:span text:style-name="T355">map_type</text:span></text:span><text:span text:style-name="Source_20_Text"><text:span text:style-name="T331">;</text:span></text:span></text:p>
      <text:p text:style-name="P183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132"><text:tab/></text:span></text:span><text:span text:style-name="Source_20_Text"><text:span text:style-name="T355">tag_paths_</text:span></text:span><text:span text:style-name="Source_20_Text"><text:span text:style-name="T358">base</text:span></text:span><text:span text:style-name="Source_20_Text"><text:span text:style-name="T331">;</text:span></text:span></text:p>
      <text:p text:style-name="P183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132"><text:tab/></text:span></text:span><text:span text:style-name="Source_20_Text"><text:span text:style-name="T355">tag_headers_</text:span></text:span><text:span text:style-name="Source_20_Text"><text:span text:style-name="T358">pointer</text:span></text:span><text:span text:style-name="Source_20_Text"><text:span text:style-name="T331">;</text:span></text:span></text:p>
      <text:p text:style-name="P183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132"><text:tab/></text:span></text:span><text:span text:style-name="Source_20_Text"><text:span text:style-name="T355">tag_count</text:span></text:span><text:span text:style-name="Source_20_Text"><text:span text:style-name="T331">;</text:span></text:span><text:span text:style-name="Source_20_Text"><text:span text:style-name="T328"><text:line-break/></text:span></text:span><text:span text:style-name="Source_20_Text"><text:span text:style-name="T330"> <text:s text:c="3"/>} </text:span></text:span><text:span text:style-name="Source_20_Text"><text:span text:style-name="T22">Rsrc</text:span></text:span><text:span text:style-name="Source_20_Text"><text:span text:style-name="T16">Map</text:span></text:span><text:span text:style-name="Source_20_Text"><text:span text:style-name="T14">Header</text:span></text:span><text:span text:style-name="Source_20_Text"><text:span text:style-name="T330">;</text:span></text:span><text:span text:style-name="Source_20_Text"><text:span text:style-name="T331"> <text:s/></text:span></text:span><text:span text:style-name="Source_20_Text"><text:span text:style-name="T94">// size == </text:span></text:span><text:span text:style-name="Source_20_Text"><text:span text:style-name="T133">16</text:span></text:span><text:span text:style-name="Source_20_Text"><text:span text:style-name="T94"> bytes</text:span></text:span></text:p>
      <text:p text:style-name="P183"><text:span text:style-name="Source_20_Text"><text:span text:style-name="T94"/></text:span></text:p>
      <text:p text:style-name="P183"><text:span text:style-name="Source_20_Text"><text:span text:style-name="T94"/></text:span></text:p>
      <text:p text:style-name="P183"><text:span text:style-name="Source_20_Text"><text:span text:style-name="T129">/* The Halo 1 PC demo uses a different header filled with garbage as the padding</text:span></text:span></text:p>
      <text:p text:style-name="P176"><text:span text:style-name="Source_20_Text"><text:span text:style-name="T129">** instead of the standard 0x00 null padding. The belief is that this was done</text:span></text:span></text:p>
      <text:p text:style-name="P176"><text:span text:style-name="Source_20_Text"><text:span text:style-name="T129">** to make it impossible to take retail </text:span></text:span><text:span text:style-name="Source_20_Text"><text:span text:style-name="T130">Halo PC </text:span></text:span><text:span text:style-name="Source_20_Text"><text:span text:style-name="T129">maps and run them in the demo,</text:span></text:span></text:p>
      <text:p text:style-name="P177"><text:span text:style-name="Source_20_Text"><text:span text:style-name="T129">** but if</text:span></text:span><text:span text:style-name="Source_20_Text"><text:span text:style-name="T130"> </text:span></text:span><text:span text:style-name="Source_20_Text"><text:span text:style-name="T129">the REALLY wanted to make it impossible they should have just changed</text:span></text:span></text:p>
      <text:p text:style-name="P177"><text:span text:style-name="Source_20_Text"><text:span text:style-name="T129">** the</text:span></text:span><text:span text:style-name="Source_20_Text"><text:span text:style-name="T130"> </text:span></text:span><text:span text:style-name="Source_20_Text"><text:span text:style-name="T129">base address the map loads at to shift all the pointers, so idk.*/</text:span></text:span></text:p>
      <text:p text:style-name="P166"><text:span text:style-name="Source_20_Text"><text:span text:style-name="T461">typedef</text:span></text:span><text:span text:style-name="Source_20_Text"><text:span text:style-name="T462"> </text:span></text:span><text:span text:style-name="Source_20_Text"><text:span text:style-name="T460">s</text:span></text:span><text:span text:style-name="Source_20_Text"><text:span text:style-name="T462">truct</text:span></text:span><text:span text:style-name="Source_20_Text"><text:span text:style-name="T460"> </text:span></text:span><text:span text:style-name="Source_20_Text"><text:span text:style-name="T20">Halo1</text:span></text:span><text:span text:style-name="Source_20_Text"><text:span text:style-name="T17">Pc</text:span></text:span><text:span text:style-name="Source_20_Text"><text:span text:style-name="T16">Dem</text:span></text:span><text:span text:style-name="Source_20_Text"><text:span text:style-name="T17">o</text:span></text:span><text:span text:style-name="Source_20_Text"><text:span text:style-name="T16">Map</text:span></text:span><text:span text:style-name="Source_20_Text"><text:span text:style-name="T14">Header</text:span></text:span><text:span text:style-name="Source_20_Text"><text:span text:style-name="T347"> {</text:span></text:span></text:p>
      <text:p text:style-name="P166"><text:span text:style-name="Source_20_Text"><text:span text:style-name="T255"><text:s text:c="4"/></text:span></text:span><text:span text:style-name="Source_20_Text"><text:span text:style-name="T72">Pad</text:span></text:span><text:span text:style-name="Source_20_Text"><text:span text:style-name="T416">[</text:span></text:span><text:span text:style-name="Source_20_Text"><text:span text:style-name="T484">2</text:span></text:span><text:span text:style-name="Source_20_Text"><text:span text:style-name="T416">]</text:span></text:span><text:span text:style-name="Source_20_Text"><text:span text:style-name="T255"><text:tab/></text:span></text:span><text:span text:style-name="Source_20_Text"><text:span text:style-name="T295"><text:tab/></text:span></text:span><text:span text:style-name="Source_20_Text"><text:span text:style-name="T416">pad0;</text:span></text:span></text:p>
      <text:p text:style-name="P166"><text:span text:style-name="Source_20_Text"><text:span text:style-name="T422"><text:s text:c="4"/></text:span></text:span><text:span text:style-name="Source_20_Text"><text:span text:style-name="T14">Map</text:span></text:span><text:span text:style-name="Source_20_Text"><text:span text:style-name="T15">Type</text:span></text:span><text:span text:style-name="Source_20_Text"><text:span text:style-name="T19"><text:tab/><text:tab/></text:span></text:span><text:span text:style-name="Source_20_Text"><text:span text:style-name="T350">map_type;</text:span></text:span></text:p>
      <text:p text:style-name="P166"><text:span text:style-name="Source_20_Text"><text:span text:style-name="T255"><text:s text:c="4"/></text:span></text:span><text:span text:style-name="Source_20_Text"><text:span text:style-name="T72">Pad</text:span></text:span><text:span text:style-name="Source_20_Text"><text:span text:style-name="T416">[</text:span></text:span><text:span text:style-name="Source_20_Text"><text:span text:style-name="T484">700</text:span></text:span><text:span text:style-name="Source_20_Text"><text:span text:style-name="T416">]</text:span></text:span><text:span text:style-name="Source_20_Text"><text:span text:style-name="T255"><text:tab/></text:span></text:span><text:span text:style-name="Source_20_Text"><text:span text:style-name="T416">pad</text:span></text:span><text:span text:style-name="Source_20_Text"><text:span text:style-name="T420">1</text:span></text:span><text:span text:style-name="Source_20_Text"><text:span text:style-name="T416">;</text:span></text:span></text:p>
      <text:p text:style-name="P166"><text:span text:style-name="Source_20_Text"><text:span text:style-name="T416"/></text:span></text:p>
      <text:p text:style-name="P172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96"><text:tab/></text:span></text:span><text:span text:style-name="Source_20_Text"><text:span text:style-name="T348">head_integrity</text:span></text:span><text:span text:style-name="Source_20_Text"><text:span text:style-name="T331">;</text:span></text:span><text:span text:style-name="Source_20_Text"><text:span text:style-name="T348"><text:tab/></text:span></text:span><text:span text:style-name="Source_20_Text"><text:span text:style-name="T94">//</text:span></text:span><text:span text:style-name="Source_20_Text"><text:span text:style-name="T122"> </text:span></text:span><text:span text:style-name="Source_20_Text"><text:span text:style-name="T127">always</text:span></text:span><text:span text:style-name="Source_20_Text"><text:span text:style-name="T122"> == 0x</text:span></text:span><text:span text:style-name="Source_20_Text"><text:span text:style-name="T124">45686564</text:span></text:span><text:span text:style-name="Source_20_Text"><text:span text:style-name="T122">(fourcc of "</text:span></text:span><text:span text:style-name="Source_20_Text"><text:span text:style-name="T124">Ehed</text:span></text:span><text:span text:style-name="Source_20_Text"><text:span text:style-name="T122">")</text:span></text:span></text:p>
      <text:p text:style-name="P167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96"><text:tab/></text:span></text:span><text:span text:style-name="Source_20_Text"><text:span text:style-name="T351">tag_index_meta_len</text:span></text:span><text:span text:style-name="Source_20_Text"><text:span text:style-name="T331">;</text:span></text:span></text:p>
      <text:p text:style-name="P167"><text:span text:style-name="Source_20_Text"><text:span text:style-name="T255"><text:s text:c="4"/></text:span></text:span><text:span text:style-name="Source_20_Text"><text:span text:style-name="T82">StrAscii</text:span></text:span><text:span text:style-name="Source_20_Text"><text:span text:style-name="T416">[</text:span></text:span><text:span text:style-name="Source_20_Text"><text:span text:style-name="T485">32</text:span></text:span><text:span text:style-name="Source_20_Text"><text:span text:style-name="T416">]</text:span></text:span><text:span text:style-name="Source_20_Text"><text:span text:style-name="T255"><text:tab/></text:span></text:span><text:span text:style-name="Source_20_Text"><text:span text:style-name="T423">build_date</text:span></text:span><text:span text:style-name="Source_20_Text"><text:span text:style-name="T416">;</text:span></text:span><text:span text:style-name="Source_20_Text"><text:span text:style-name="T348"><text:tab/></text:span></text:span><text:span text:style-name="Source_20_Text"><text:span text:style-name="T94">//</text:span></text:span><text:span text:style-name="Source_20_Text"><text:span text:style-name="T125"> must be null terminated</text:span></text:span></text:p>
      <text:p text:style-name="P167"><text:span text:style-name="Source_20_Text"><text:span text:style-name="T255"><text:s text:c="4"/></text:span></text:span><text:span text:style-name="Source_20_Text"><text:span text:style-name="T72">Pad</text:span></text:span><text:span text:style-name="Source_20_Text"><text:span text:style-name="T416">[</text:span></text:span><text:span text:style-name="Source_20_Text"><text:span text:style-name="T484">672</text:span></text:span><text:span text:style-name="Source_20_Text"><text:span text:style-name="T416">]</text:span></text:span><text:span text:style-name="Source_20_Text"><text:span text:style-name="T255"><text:tab/></text:span></text:span><text:span text:style-name="Source_20_Text"><text:span text:style-name="T416">pad</text:span></text:span><text:span text:style-name="Source_20_Text"><text:span text:style-name="T420">2</text:span></text:span><text:span text:style-name="Source_20_Text"><text:span text:style-name="T416">;</text:span></text:span></text:p>
      <text:p text:style-name="P167"><text:span text:style-name="Source_20_Text"><text:span text:style-name="T416"/></text:span></text:p>
      <text:p text:style-name="P168"><text:span text:style-name="Source_20_Text"><text:span text:style-name="T422"><text:s text:c="4"/></text:span></text:span><text:span text:style-name="Source_20_Text"><text:span text:style-name="T14">MapVersion</text:span></text:span><text:span text:style-name="Source_20_Text"><text:span text:style-name="T19"><text:tab/></text:span></text:span><text:span text:style-name="Source_20_Text"><text:span text:style-name="T350">map_</text:span></text:span><text:span text:style-name="Source_20_Text"><text:span text:style-name="T351">version</text:span></text:span><text:span text:style-name="Source_20_Text"><text:span text:style-name="T350">;</text:span></text:span></text:p>
      <text:p text:style-name="P168"><text:span text:style-name="Source_20_Text"><text:span text:style-name="T255"><text:s text:c="4"/></text:span></text:span><text:span text:style-name="Source_20_Text"><text:span text:style-name="T82">StrAscii</text:span></text:span><text:span text:style-name="Source_20_Text"><text:span text:style-name="T416">[</text:span></text:span><text:span text:style-name="Source_20_Text"><text:span text:style-name="T485">32</text:span></text:span><text:span text:style-name="Source_20_Text"><text:span text:style-name="T416">]</text:span></text:span><text:span text:style-name="Source_20_Text"><text:span text:style-name="T255"><text:tab/></text:span></text:span><text:span text:style-name="Source_20_Text"><text:span text:style-name="T424">map_name</text:span></text:span><text:span text:style-name="Source_20_Text"><text:span text:style-name="T416">;</text:span></text:span><text:span text:style-name="Source_20_Text"><text:span text:style-name="T348"><text:tab/></text:span></text:span><text:span text:style-name="Source_20_Text"><text:span text:style-name="T94">//</text:span></text:span><text:span text:style-name="Source_20_Text"><text:span text:style-name="T125"> must be null terminated</text:span></text:span></text:p>
      <text:p text:style-name="P168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96"><text:tab/></text:span></text:span><text:span text:style-name="Source_20_Text"><text:span text:style-name="T352">unknown</text:span></text:span><text:span text:style-name="Source_20_Text"><text:span text:style-name="T331">;</text:span></text:span></text:p>
      <text:p text:style-name="P168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96"><text:tab/></text:span></text:span><text:span text:style-name="Source_20_Text"><text:span text:style-name="T352">crc32</text:span></text:span><text:span text:style-name="Source_20_Text"><text:span text:style-name="T331">;</text:span></text:span><text:span text:style-name="Source_20_Text"><text:span text:style-name="T354"><text:tab/></text:span></text:span><text:span text:style-name="Source_20_Text"><text:span text:style-name="T131">// crc32 of the maps contents(map integrity check)</text:span></text:span></text:p>
      <text:p text:style-name="P166"><text:span text:style-name="Source_20_Text"><text:span text:style-name="T255"><text:s text:c="4"/></text:span></text:span><text:span text:style-name="Source_20_Text"><text:span text:style-name="T72">Pad</text:span></text:span><text:span text:style-name="Source_20_Text"><text:span text:style-name="T416">[</text:span></text:span><text:span text:style-name="Source_20_Text"><text:span text:style-name="T484">52</text:span></text:span><text:span text:style-name="Source_20_Text"><text:span text:style-name="T416">]</text:span></text:span><text:span text:style-name="Source_20_Text"><text:span text:style-name="T295"><text:tab/></text:span></text:span><text:span text:style-name="Source_20_Text"><text:span text:style-name="T255"><text:tab/></text:span></text:span><text:span text:style-name="Source_20_Text"><text:span text:style-name="T416">pad</text:span></text:span><text:span text:style-name="Source_20_Text"><text:span text:style-name="T420">3</text:span></text:span><text:span text:style-name="Source_20_Text"><text:span text:style-name="T416">;</text:span></text:span></text:p>
      <text:p text:style-name="P159"/>
      <text:p text:style-name="P168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96"><text:tab/></text:span></text:span><text:span text:style-name="Source_20_Text"><text:span text:style-name="T352">decompressed</text:span></text:span><text:span text:style-name="Source_20_Text"><text:span text:style-name="T351">_len</text:span></text:span><text:span text:style-name="Source_20_Text"><text:span text:style-name="T331">;</text:span></text:span><text:span text:style-name="Source_20_Text"><text:span text:style-name="T352"><text:tab/></text:span></text:span><text:span text:style-name="Source_20_Text"><text:span text:style-name="T126">// map length in bytes after decompression</text:span></text:span></text:p>
      <text:p text:style-name="P168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96"><text:tab/></text:span></text:span><text:span text:style-name="Source_20_Text"><text:span text:style-name="T351">tag_index_</text:span></text:span><text:span text:style-name="Source_20_Text"><text:span text:style-name="T352">header</text:span></text:span><text:span text:style-name="Source_20_Text"><text:span text:style-name="T351">_</text:span></text:span><text:span text:style-name="Source_20_Text"><text:span text:style-name="T352">offset</text:span></text:span><text:span text:style-name="Source_20_Text"><text:span text:style-name="T331">;</text:span></text:span></text:p>
      <text:p text:style-name="P172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96"><text:tab/></text:span></text:span><text:span text:style-name="Source_20_Text"><text:span text:style-name="T348">foot_integrity</text:span></text:span><text:span text:style-name="Source_20_Text"><text:span text:style-name="T331">;</text:span></text:span><text:span text:style-name="Source_20_Text"><text:span text:style-name="T348"><text:tab/></text:span></text:span><text:span text:style-name="Source_20_Text"><text:span text:style-name="T94">//</text:span></text:span><text:span text:style-name="Source_20_Text"><text:span text:style-name="T122"> </text:span></text:span><text:span text:style-name="Source_20_Text"><text:span text:style-name="T127">always</text:span></text:span><text:span text:style-name="Source_20_Text"><text:span text:style-name="T122"> == 0x</text:span></text:span><text:span text:style-name="Source_20_Text"><text:span text:style-name="T124">47666F74</text:span></text:span><text:span text:style-name="Source_20_Text"><text:span text:style-name="T122">(fourcc of "</text:span></text:span><text:span text:style-name="Source_20_Text"><text:span text:style-name="T124">Gfot</text:span></text:span><text:span text:style-name="Source_20_Text"><text:span text:style-name="T122">")</text:span></text:span></text:p>
      <text:p text:style-name="P166"><text:span text:style-name="Source_20_Text"><text:span text:style-name="T255"><text:s text:c="4"/></text:span></text:span><text:span text:style-name="Source_20_Text"><text:span text:style-name="T72">Pad</text:span></text:span><text:span text:style-name="Source_20_Text"><text:span text:style-name="T416">[</text:span></text:span><text:span text:style-name="Source_20_Text"><text:span text:style-name="T484">524</text:span></text:span><text:span text:style-name="Source_20_Text"><text:span text:style-name="T416">]</text:span></text:span><text:span text:style-name="Source_20_Text"><text:span text:style-name="T255"><text:tab/></text:span></text:span><text:span text:style-name="Source_20_Text"><text:span text:style-name="T416">pad</text:span></text:span><text:span text:style-name="Source_20_Text"><text:span text:style-name="T420">4</text:span></text:span><text:span text:style-name="Source_20_Text"><text:span text:style-name="T416">;</text:span></text:span></text:p>
      <text:p text:style-name="P171"><text:span text:style-name="Source_20_Text"><text:span text:style-name="T331"><text:s text:c="4"/>} </text:span></text:span><text:span text:style-name="Source_20_Text"><text:span text:style-name="T20">Halo1</text:span></text:span><text:span text:style-name="Source_20_Text"><text:span text:style-name="T17">Pc</text:span></text:span><text:span text:style-name="Source_20_Text"><text:span text:style-name="T16">Dem</text:span></text:span><text:span text:style-name="Source_20_Text"><text:span text:style-name="T17">o</text:span></text:span><text:span text:style-name="Source_20_Text"><text:span text:style-name="T16">Map</text:span></text:span><text:span text:style-name="Source_20_Text"><text:span text:style-name="T14">Header</text:span></text:span><text:span text:style-name="Source_20_Text"><text:span text:style-name="T331">; <text:s/></text:span></text:span><text:span text:style-name="Source_20_Text"><text:span text:style-name="T94">// size == </text:span></text:span><text:span text:style-name="Source_20_Text"><text:span text:style-name="T122">20</text:span></text:span><text:span text:style-name="Source_20_Text"><text:span text:style-name="T95">48</text:span></text:span><text:span text:style-name="Source_20_Text"><text:span text:style-name="T94"> bytes</text:span></text:span></text:p>
      <text:p text:style-name="P163"><text:span text:style-name="Source_20_Text"><text:span text:style-name="T330"/></text:span></text:p>
      <text:p text:style-name="P171"><text:span text:style-name="Source_20_Text"><text:span text:style-name="T330"/></text:span></text:p>
      <text:p text:style-name="P171"><text:span text:style-name="Source_20_Text"><text:span text:style-name="T461">typedef</text:span></text:span><text:span text:style-name="Source_20_Text"><text:span text:style-name="T462"> </text:span></text:span><text:span text:style-name="Source_20_Text"><text:span text:style-name="T460">s</text:span></text:span><text:span text:style-name="Source_20_Text"><text:span text:style-name="T462">truct</text:span></text:span><text:span text:style-name="Source_20_Text"><text:span text:style-name="T460"> </text:span></text:span><text:span text:style-name="Source_20_Text"><text:span text:style-name="T20">Halo1</text:span></text:span><text:span text:style-name="Source_20_Text"><text:span text:style-name="T16">Map</text:span></text:span><text:span text:style-name="Source_20_Text"><text:span text:style-name="T14">Header</text:span></text:span><text:span text:style-name="Source_20_Text"><text:span text:style-name="T347"> {</text:span></text:span></text:p>
      <text:p text:style-name="P172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96"><text:tab/></text:span></text:span><text:span text:style-name="Source_20_Text"><text:span text:style-name="T348">head_integrity</text:span></text:span><text:span text:style-name="Source_20_Text"><text:span text:style-name="T331">;</text:span></text:span><text:span text:style-name="Source_20_Text"><text:span text:style-name="T348"><text:tab/></text:span></text:span><text:span text:style-name="Source_20_Text"><text:span text:style-name="T94">//</text:span></text:span><text:span text:style-name="Source_20_Text"><text:span text:style-name="T122"> </text:span></text:span><text:span text:style-name="Source_20_Text"><text:span text:style-name="T127">always</text:span></text:span><text:span text:style-name="Source_20_Text"><text:span text:style-name="T122"> == 0x68656164(fourcc of "head")</text:span></text:span></text:p>
      <text:p text:style-name="P169"><text:span text:style-name="Source_20_Text"><text:span text:style-name="T422"><text:s text:c="4"/></text:span></text:span><text:span text:style-name="Source_20_Text"><text:span text:style-name="T14">MapVersion</text:span></text:span><text:span text:style-name="Source_20_Text"><text:span text:style-name="T19"><text:tab/></text:span></text:span><text:span text:style-name="Source_20_Text"><text:span text:style-name="T350">map_</text:span></text:span><text:span text:style-name="Source_20_Text"><text:span text:style-name="T351">version</text:span></text:span><text:span text:style-name="Source_20_Text"><text:span text:style-name="T350">;</text:span></text:span></text:p>
      <text:p text:style-name="P173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96"><text:tab/></text:span></text:span><text:span text:style-name="Source_20_Text"><text:span text:style-name="T352">decompressed</text:span></text:span><text:span text:style-name="Source_20_Text"><text:span text:style-name="T351">_len</text:span></text:span><text:span text:style-name="Source_20_Text"><text:span text:style-name="T331">;</text:span></text:span><text:span text:style-name="Source_20_Text"><text:span text:style-name="T352"><text:tab/></text:span></text:span><text:span text:style-name="Source_20_Text"><text:span text:style-name="T126">// map length in bytes after decompression</text:span></text:span></text:p>
      <text:p text:style-name="P173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96"><text:tab/></text:span></text:span><text:span text:style-name="Source_20_Text"><text:span text:style-name="T352">unknown</text:span></text:span><text:span text:style-name="Source_20_Text"><text:span text:style-name="T331">;</text:span></text:span></text:p>
      <text:p text:style-name="P169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96"><text:tab/></text:span></text:span><text:span text:style-name="Source_20_Text"><text:span text:style-name="T351">tag_index_</text:span></text:span><text:span text:style-name="Source_20_Text"><text:span text:style-name="T352">header</text:span></text:span><text:span text:style-name="Source_20_Text"><text:span text:style-name="T351">_</text:span></text:span><text:span text:style-name="Source_20_Text"><text:span text:style-name="T352">offset</text:span></text:span><text:span text:style-name="Source_20_Text"><text:span text:style-name="T331">;</text:span></text:span></text:p>
      <text:p text:style-name="P169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96"><text:tab/></text:span></text:span><text:span text:style-name="Source_20_Text"><text:span text:style-name="T351">tag_index_meta_len</text:span></text:span><text:span text:style-name="Source_20_Text"><text:span text:style-name="T331">;</text:span></text:span></text:p>
      <text:p text:style-name="P169"><text:span text:style-name="Source_20_Text"><text:span text:style-name="T255"><text:s text:c="4"/></text:span></text:span><text:span text:style-name="Source_20_Text"><text:span text:style-name="T72">Pad</text:span></text:span><text:span text:style-name="Source_20_Text"><text:span text:style-name="T416">[</text:span></text:span><text:span text:style-name="Source_20_Text"><text:span text:style-name="T484">8</text:span></text:span><text:span text:style-name="Source_20_Text"><text:span text:style-name="T416">]</text:span></text:span><text:span text:style-name="Source_20_Text"><text:span text:style-name="T255"><text:tab/></text:span></text:span><text:span text:style-name="Source_20_Text"><text:span text:style-name="T295"><text:tab/></text:span></text:span><text:span text:style-name="Source_20_Text"><text:span text:style-name="T416">pad</text:span></text:span><text:span text:style-name="Source_20_Text"><text:span text:style-name="T420">0</text:span></text:span><text:span text:style-name="Source_20_Text"><text:span text:style-name="T416">;</text:span></text:span></text:p>
      <text:p text:style-name="P169"><text:span text:style-name="Source_20_Text"><text:span text:style-name="T416"/></text:span></text:p>
      <text:p text:style-name="P169"><text:span text:style-name="Source_20_Text"><text:span text:style-name="T255"><text:s text:c="4"/></text:span></text:span><text:span text:style-name="Source_20_Text"><text:span text:style-name="T82">StrAscii</text:span></text:span><text:span text:style-name="Source_20_Text"><text:span text:style-name="T416">[</text:span></text:span><text:span text:style-name="Source_20_Text"><text:span text:style-name="T485">32</text:span></text:span><text:span text:style-name="Source_20_Text"><text:span text:style-name="T416">]</text:span></text:span><text:span text:style-name="Source_20_Text"><text:span text:style-name="T255"><text:tab/></text:span></text:span><text:span text:style-name="Source_20_Text"><text:span text:style-name="T424">map_name</text:span></text:span><text:span text:style-name="Source_20_Text"><text:span text:style-name="T416">;</text:span></text:span><text:span text:style-name="Source_20_Text"><text:span text:style-name="T348"><text:tab/></text:span></text:span><text:span text:style-name="Source_20_Text"><text:span text:style-name="T94">//</text:span></text:span><text:span text:style-name="Source_20_Text"><text:span text:style-name="T125"> must be null terminated</text:span></text:span></text:p>
      <text:p text:style-name="P169"><text:span text:style-name="Source_20_Text"><text:span text:style-name="T255"><text:s text:c="4"/></text:span></text:span><text:span text:style-name="Source_20_Text"><text:span text:style-name="T82">StrAscii</text:span></text:span><text:span text:style-name="Source_20_Text"><text:span text:style-name="T416">[</text:span></text:span><text:span text:style-name="Source_20_Text"><text:span text:style-name="T485">32</text:span></text:span><text:span text:style-name="Source_20_Text"><text:span text:style-name="T416">]</text:span></text:span><text:span text:style-name="Source_20_Text"><text:span text:style-name="T255"><text:tab/></text:span></text:span><text:span text:style-name="Source_20_Text"><text:span text:style-name="T423">build_date</text:span></text:span><text:span text:style-name="Source_20_Text"><text:span text:style-name="T416">;</text:span></text:span><text:span text:style-name="Source_20_Text"><text:span text:style-name="T348"><text:tab/></text:span></text:span><text:span text:style-name="Source_20_Text"><text:span text:style-name="T94">//</text:span></text:span><text:span text:style-name="Source_20_Text"><text:span text:style-name="T125"> must be null terminated</text:span></text:span></text:p>
      <text:p text:style-name="P169"><text:span text:style-name="Source_20_Text"><text:span text:style-name="T422"><text:s text:c="4"/></text:span></text:span><text:span text:style-name="Source_20_Text"><text:span text:style-name="T14">Map</text:span></text:span><text:span text:style-name="Source_20_Text"><text:span text:style-name="T15">Type</text:span></text:span><text:span text:style-name="Source_20_Text"><text:span text:style-name="T19"><text:tab/><text:tab/></text:span></text:span><text:span text:style-name="Source_20_Text"><text:span text:style-name="T350">map_type;</text:span></text:span></text:p>
      <text:p text:style-name="P170"><text:span text:style-name="Source_20_Text"><text:span text:style-name="T255"><text:s text:c="4"/></text:span></text:span><text:span text:style-name="Source_20_Text"><text:span text:style-name="T72">Pad</text:span></text:span><text:span text:style-name="Source_20_Text"><text:span text:style-name="T416">[</text:span></text:span><text:span text:style-name="Source_20_Text"><text:span text:style-name="T484">2</text:span></text:span><text:span text:style-name="Source_20_Text"><text:span text:style-name="T416">]</text:span></text:span><text:span text:style-name="Source_20_Text"><text:span text:style-name="T255"><text:tab/></text:span></text:span><text:span text:style-name="Source_20_Text"><text:span text:style-name="T295"><text:tab/></text:span></text:span><text:span text:style-name="Source_20_Text"><text:span text:style-name="T416">pad</text:span></text:span><text:span text:style-name="Source_20_Text"><text:span text:style-name="T421">1</text:span></text:span><text:span text:style-name="Source_20_Text"><text:span text:style-name="T416">;</text:span></text:span></text:p>
      <text:p text:style-name="P170"><text:span text:style-name="Source_20_Text"><text:span text:style-name="T416"/></text:span></text:p>
      <text:p text:style-name="P178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96"><text:tab/></text:span></text:span><text:span text:style-name="Source_20_Text"><text:span text:style-name="T352">crc32</text:span></text:span><text:span text:style-name="Source_20_Text"><text:span text:style-name="T331">;</text:span></text:span><text:span text:style-name="Source_20_Text"><text:span text:style-name="T354"><text:tab/></text:span></text:span><text:span text:style-name="Source_20_Text"><text:span text:style-name="T131">// crc32 of the maps contents(map integrity check)</text:span></text:span></text:p>
      <text:p text:style-name="P165"><text:span text:style-name="Source_20_Text"><text:span text:style-name="T255"><text:s text:c="4"/></text:span></text:span><text:span text:style-name="Source_20_Text"><text:span text:style-name="T72">Pad</text:span></text:span><text:span text:style-name="Source_20_Text"><text:span text:style-name="T416">[</text:span></text:span><text:span text:style-name="Source_20_Text"><text:span text:style-name="T484">1940</text:span></text:span><text:span text:style-name="Source_20_Text"><text:span text:style-name="T416">]</text:span></text:span><text:span text:style-name="Source_20_Text"><text:span text:style-name="T255"><text:tab/></text:span></text:span><text:span text:style-name="Source_20_Text"><text:span text:style-name="T416">pad</text:span></text:span><text:span text:style-name="Source_20_Text"><text:span text:style-name="T421">2</text:span></text:span><text:span text:style-name="Source_20_Text"><text:span text:style-name="T416">;</text:span></text:span></text:p>
      <text:p text:style-name="P165"><text:span text:style-name="Source_20_Text"><text:span text:style-name="T416"/></text:span></text:p>
      <text:p text:style-name="P163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96"><text:tab/></text:span></text:span><text:span text:style-name="Source_20_Text"><text:span text:style-name="T348">foot_integrity</text:span></text:span><text:span text:style-name="Source_20_Text"><text:span text:style-name="T331">;</text:span></text:span><text:span text:style-name="Source_20_Text"><text:span text:style-name="T348"><text:tab/></text:span></text:span><text:span text:style-name="Source_20_Text"><text:span text:style-name="T94">//</text:span></text:span><text:span text:style-name="Source_20_Text"><text:span text:style-name="T122"> </text:span></text:span><text:span text:style-name="Source_20_Text"><text:span text:style-name="T127">always</text:span></text:span><text:span text:style-name="Source_20_Text"><text:span text:style-name="T122"> == 0x666F6F74(fourcc of "foot")</text:span></text:span></text:p>
      <text:p text:style-name="P171"><text:span text:style-name="Source_20_Text"><text:span text:style-name="T331"><text:s text:c="4"/>} </text:span></text:span><text:span text:style-name="Source_20_Text"><text:span text:style-name="T20">Halo1</text:span></text:span><text:span text:style-name="Source_20_Text"><text:span text:style-name="T16">Map</text:span></text:span><text:span text:style-name="Source_20_Text"><text:span text:style-name="T14">Header</text:span></text:span><text:span text:style-name="Source_20_Text"><text:span text:style-name="T331">; <text:s/></text:span></text:span><text:span text:style-name="Source_20_Text"><text:span text:style-name="T94">// size == </text:span></text:span><text:span text:style-name="Source_20_Text"><text:span text:style-name="T122">20</text:span></text:span><text:span text:style-name="Source_20_Text"><text:span text:style-name="T95">48</text:span></text:span><text:span text:style-name="Source_20_Text"><text:span text:style-name="T94"> bytes</text:span></text:span></text:p>
      <text:h text:style-name="P210" text:outline-level="1">Bitmap<text:span text:style-name="T520">s</text:span></text:h>
      <text:p text:style-name="P148"><text:span text:style-name="Source_20_Text"><text:span text:style-name="T145">/</text:span></text:span><text:span text:style-name="Source_20_Text"><text:span text:style-name="T146">*</text:span></text:span><text:span text:style-name="Source_20_Text"><text:span text:style-name="T145"> </text:span></text:span><text:span text:style-name="Source_20_Text"><text:span text:style-name="T165">These "padding" values are only relevant for xbox bitmaps.</text:span></text:span><text:span text:style-name="Source_20_Text"><text:span text:style-name="T167"> </text:span></text:span><text:span text:style-name="Source_20_Text"><text:span text:style-name="T220">See, the pixel data</text:span></text:span></text:p>
      <text:p text:style-name="P148"><text:span text:style-name="Source_20_Text"><text:span text:style-name="T167">*</text:span></text:span><text:span text:style-name="Source_20_Text"><text:span text:style-name="T220">* for bitmap </text:span></text:span><text:span text:style-name="Source_20_Text"><text:span text:style-name="T224">in a tag </text:span></text:span><text:span text:style-name="Source_20_Text"><text:span text:style-name="T223">is</text:span></text:span><text:span text:style-name="Source_20_Text"><text:span text:style-name="T220"> padded to </text:span></text:span><text:span text:style-name="Source_20_Text"><text:span text:style-name="T224">an </text:span></text:span><text:span text:style-name="Source_20_Text"><text:span text:style-name="T220">increment of these values</text:span></text:span><text:span text:style-name="Source_20_Text"><text:span text:style-name="T221">. </text:span></text:span><text:span text:style-name="Source_20_Text"><text:span text:style-name="T220">For each bitmap,</text:span></text:span></text:p>
      <text:p text:style-name="P148"><text:span text:style-name="Source_20_Text"><text:span text:style-name="T220">** </text:span></text:span><text:span text:style-name="Source_20_Text"><text:span text:style-name="T224">the </text:span></text:span><text:span text:style-name="Source_20_Text"><text:span text:style-name="T220">entirety of its pixel data(including all mipmap and cu</text:span></text:span><text:span text:style-name="Source_20_Text"><text:span text:style-name="T224">b</text:span></text:span><text:span text:style-name="Source_20_Text"><text:span text:style-name="T220">emap faces) is padded</text:span></text:span></text:p>
      <text:p text:style-name="P149"><text:span text:style-name="Source_20_Text"><text:span text:style-name="T220">** with 0x00 up to a multiple of BITMAP_PADDING </text:span></text:span><text:span text:style-name="Source_20_Text"><text:span text:style-name="T221">number </text:span></text:span><text:span text:style-name="Source_20_Text"><text:span text:style-name="T220">of bytes. For each cube</text:span></text:span><text:span text:style-name="Source_20_Text"><text:span text:style-name="T221">map,</text:span></text:span></text:p>
      <text:p text:style-name="P149"><text:span text:style-name="Source_20_Text"><text:span text:style-name="T221">**</text:span></text:span><text:span text:style-name="Source_20_Text"><text:span text:style-name="T220"> </text:span></text:span><text:span text:style-name="Source_20_Text"><text:span text:style-name="T221">the pixel data of each face(which includes that faces mipmaps) is padded to a</text:span></text:span></text:p>
      <text:p text:style-name="P149"><text:span text:style-name="Source_20_Text"><text:span text:style-name="T221">** multiple of CUBEMAP_PADDING number of bytes. All padding is done after the</text:span></text:span></text:p>
      <text:p text:style-name="P148"><text:span text:style-name="Source_20_Text"><text:span text:style-name="T221">** pixel data has been swizzled, so padding is NOT swizzled </text:span></text:span><text:span text:style-name="Source_20_Text"><text:span text:style-name="T222">in with</text:span></text:span><text:span text:style-name="Source_20_Text"><text:span text:style-name="T221"> the pixels.</text:span></text:span><text:span text:style-name="Source_20_Text"><text:span text:style-name="T148">*/</text:span></text:span></text:p>
      <text:p text:style-name="P145"><text:span text:style-name="Source_20_Text"><text:span text:style-name="T465">#</text:span></text:span><text:span text:style-name="Source_20_Text"><text:span text:style-name="T466">define</text:span></text:span><text:span text:style-name="Source_20_Text"><text:span text:style-name="T32"> </text:span></text:span><text:span text:style-name="Source_20_Text"><text:span text:style-name="T33">BITMAP_PADDING</text:span></text:span><text:span text:style-name="Source_20_Text"><text:span text:style-name="T29"><text:tab/></text:span></text:span><text:span text:style-name="Source_20_Text"><text:span text:style-name="T367">512</text:span></text:span></text:p>
      <text:p text:style-name="P104"><text:span text:style-name="Source_20_Text"><text:span text:style-name="T465">#</text:span></text:span><text:span text:style-name="Source_20_Text"><text:span text:style-name="T466">define</text:span></text:span><text:span text:style-name="Source_20_Text"><text:span text:style-name="T32"> </text:span></text:span><text:span text:style-name="Source_20_Text"><text:span text:style-name="T33">CUBEMAP_PADDING<text:tab/></text:span></text:span><text:span text:style-name="Source_20_Text"><text:span text:style-name="T367">128</text:span></text:span></text:p>
      <text:p text:style-name="P104"><text:span text:style-name="Source_20_Text"><text:span text:style-name="T366"/></text:span></text:p>
      <text:p text:style-name="P104"><text:span text:style-name="Source_20_Text"><text:span text:style-name="T366"/></text:span></text:p>
      <text:p text:style-name="P104"><text:span text:style-name="Source_20_Text"><text:span text:style-name="T99">/* Some of these SEnum16</text:span></text:span><text:span text:style-name="Source_20_Text"><text:span text:style-name="T100">'s</text:span></text:span><text:span text:style-name="Source_20_Text"><text:span text:style-name="T99"> don't have their options listed here. I did</text:span></text:span><text:span text:style-name="Source_20_Text"><text:span text:style-name="T101"> </text:span></text:span><text:span text:style-name="Source_20_Text"><text:span text:style-name="T99">n</text:span></text:span><text:span text:style-name="Source_20_Text"><text:span text:style-name="T101">o</text:span></text:span><text:span text:style-name="Source_20_Text"><text:span text:style-name="T99">t </text:span></text:span><text:span text:style-name="Source_20_Text"><text:span text:style-name="T102">see it</text:span></text:span></text:p>
      <text:p text:style-name="P35"><text:span text:style-name="Source_20_Text"><text:span text:style-name="T99">**</text:span></text:span><text:span text:style-name="Source_20_Text"><text:span text:style-name="T100"> </text:span></text:span><text:span text:style-name="Source_20_Text"><text:span text:style-name="T102">as </text:span></text:span><text:span text:style-name="Source_20_Text"><text:span text:style-name="T99">necessary as they are only used when compiling bitmaps using tool, and they</text:span></text:span></text:p>
      <text:p text:style-name="P35"><text:span text:style-name="Source_20_Text"><text:span text:style-name="T99">** would </text:span></text:span><text:span text:style-name="Source_20_Text"><text:span text:style-name="T103">take up more screenspace</text:span></text:span><text:span text:style-name="Source_20_Text"><text:span text:style-name="T99">. Use the definition extractor if you need them.*/</text:span></text:span></text:p>
      <text:p text:style-name="P24"><text:span text:style-name="Source_20_Text"><text:span text:style-name="T461">typedef</text:span></text:span><text:span text:style-name="Source_20_Text"><text:span text:style-name="T462"> </text:span></text:span><text:span text:style-name="Source_20_Text"><text:span text:style-name="T460">s</text:span></text:span><text:span text:style-name="Source_20_Text"><text:span text:style-name="T462">truct</text:span></text:span><text:span text:style-name="Source_20_Text"><text:span text:style-name="T460"> </text:span></text:span><text:span text:style-name="Source_20_Text"><text:span text:style-name="T5">BitmapBody</text:span></text:span><text:span text:style-name="Source_20_Text"><text:span text:style-name="T450"> {</text:span></text:span></text:p>
      <text:p text:style-name="P29"><text:span text:style-name="Source_20_Text"><text:span text:style-name="T86"><text:s text:c="4"/></text:span></text:span><text:span text:style-name="Source_20_Text"><text:span text:style-name="T6">SEnum16</text:span></text:span><text:span text:style-name="Source_20_Text"><text:span text:style-name="T331"><text:tab/></text:span></text:span><text:span text:style-name="Source_20_Text"><text:span text:style-name="T332">type</text:span></text:span><text:span text:style-name="Source_20_Text"><text:span text:style-name="T331">;</text:span></text:span><text:span text:style-name="Source_20_Text"><text:span text:style-name="T342"><text:tab/><text:tab/></text:span></text:span><text:span text:style-name="Source_20_Text"><text:span text:style-name="T98">// only used when compiling bitmap</text:span></text:span></text:p>
      <text:p text:style-name="P29"><text:span text:style-name="Source_20_Text"><text:span text:style-name="T86"><text:s text:c="4"/></text:span></text:span><text:span text:style-name="Source_20_Text"><text:span text:style-name="T6">SEnum16</text:span></text:span><text:span text:style-name="Source_20_Text"><text:span text:style-name="T331"><text:tab/></text:span></text:span><text:span text:style-name="Source_20_Text"><text:span text:style-name="T333">format</text:span></text:span><text:span text:style-name="Source_20_Text"><text:span text:style-name="T331">;</text:span></text:span><text:span text:style-name="Source_20_Text"><text:span text:style-name="T342"><text:tab/></text:span></text:span><text:span text:style-name="Source_20_Text"><text:span text:style-name="T98">// only used when compiling bitmap</text:span></text:span></text:p>
      <text:p text:style-name="P29"><text:span text:style-name="Source_20_Text"><text:span text:style-name="T86"><text:s text:c="4"/></text:span></text:span><text:span text:style-name="Source_20_Text"><text:span text:style-name="T6">SEnum16</text:span></text:span><text:span text:style-name="Source_20_Text"><text:span text:style-name="T331"><text:tab/></text:span></text:span><text:span text:style-name="Source_20_Text"><text:span text:style-name="T328">usa</text:span></text:span><text:span text:style-name="Source_20_Text"><text:span text:style-name="T333">ge</text:span></text:span><text:span text:style-name="Source_20_Text"><text:span text:style-name="T331">;</text:span></text:span><text:span text:style-name="Source_20_Text"><text:span text:style-name="T342"><text:tab/></text:span></text:span><text:span text:style-name="Source_20_Text"><text:span text:style-name="T98">// only used when compiling bitmap</text:span></text:span></text:p>
      <text:p text:style-name="P39"><text:span text:style-name="Source_20_Text"><text:span text:style-name="T452"><text:s text:c="4"/></text:span></text:span><text:span text:style-name="Source_20_Text"><text:span text:style-name="T87">// flags</text:span></text:span><text:span text:style-name="Source_20_Text"><text:span text:style-name="T104">(all of them are </text:span></text:span><text:span text:style-name="Source_20_Text"><text:span text:style-name="T98">only used when compiling bitmap</text:span></text:span><text:span text:style-name="Source_20_Text"><text:span text:style-name="T104">)</text:span></text:span></text:p>
      <text:p text:style-name="P25"><text:span text:style-name="Source_20_Text"><text:span text:style-name="T453"><text:s text:c="4"/></text:span></text:span><text:span text:style-name="Source_20_Text"><text:span text:style-name="T7">Bool</text:span></text:span><text:span text:style-name="Source_20_Text"><text:span text:style-name="T8">16</text:span></text:span><text:span text:style-name="Source_20_Text"><text:span text:style-name="T453"><text:tab/>enable_diffusion_dithering<text:tab/><text:tab/>: </text:span></text:span><text:span text:style-name="Source_20_Text"><text:span text:style-name="T478">1</text:span></text:span><text:span text:style-name="Source_20_Text"><text:span text:style-name="T453">;</text:span></text:span></text:p>
      <text:p text:style-name="P25"><text:span text:style-name="Source_20_Text"><text:span text:style-name="T453"><text:s text:c="4"/></text:span></text:span><text:span text:style-name="Source_20_Text"><text:span text:style-name="T7">Bool</text:span></text:span><text:span text:style-name="Source_20_Text"><text:span text:style-name="T8">16</text:span></text:span><text:span text:style-name="Source_20_Text"><text:span text:style-name="T453"><text:tab/>disable_height_map_compression<text:tab/>: </text:span></text:span><text:span text:style-name="Source_20_Text"><text:span text:style-name="T478">1</text:span></text:span><text:span text:style-name="Source_20_Text"><text:span text:style-name="T453">;</text:span></text:span></text:p>
      <text:p text:style-name="P25"><text:span text:style-name="Source_20_Text"><text:span text:style-name="T331"><text:s text:c="4"/></text:span></text:span><text:span text:style-name="Source_20_Text"><text:span text:style-name="T7">Bool</text:span></text:span><text:span text:style-name="Source_20_Text"><text:span text:style-name="T8">16</text:span></text:span><text:span text:style-name="Source_20_Text"><text:span text:style-name="T331"><text:tab/></text:span></text:span><text:span text:style-name="Source_20_Text"><text:span text:style-name="T333">uniform_sprite_sequences<text:tab/><text:tab/></text:span></text:span><text:span text:style-name="Source_20_Text"><text:span text:style-name="T331">: </text:span></text:span><text:span text:style-name="Source_20_Text"><text:span text:style-name="T478">1</text:span></text:span><text:span text:style-name="Source_20_Text"><text:span text:style-name="T331">;</text:span></text:span></text:p>
      <text:p text:style-name="P25"><text:span text:style-name="Source_20_Text"><text:span text:style-name="T331"><text:s text:c="4"/></text:span></text:span><text:span text:style-name="Source_20_Text"><text:span text:style-name="T7">Bool</text:span></text:span><text:span text:style-name="Source_20_Text"><text:span text:style-name="T8">16</text:span></text:span><text:span text:style-name="Source_20_Text"><text:span text:style-name="T331"><text:tab/></text:span></text:span><text:span text:style-name="Source_20_Text"><text:span text:style-name="T333">sprite_bug_fix</text:span></text:span><text:span text:style-name="Source_20_Text"><text:span text:style-name="T331"><text:tab/><text:tab/></text:span></text:span><text:span text:style-name="Source_20_Text"><text:span text:style-name="T333"><text:tab/><text:tab/></text:span></text:span><text:span text:style-name="Source_20_Text"><text:span text:style-name="T331">: </text:span></text:span><text:span text:style-name="Source_20_Text"><text:span text:style-name="T478">1</text:span></text:span><text:span text:style-name="Source_20_Text"><text:span text:style-name="T331">;</text:span></text:span></text:p>
      <text:p text:style-name="P25"><text:span text:style-name="Source_20_Text"><text:span text:style-name="T331"/></text:span></text:p>
      <text:p text:style-name="P36"><text:span text:style-name="Source_20_Text"><text:span text:style-name="T334"><text:s text:c="4"/></text:span></text:span><text:span text:style-name="Source_20_Text"><text:span text:style-name="T6">Float</text:span></text:span><text:span text:style-name="Source_20_Text"><text:span text:style-name="T334"><text:tab/>detail_fade_factor;</text:span></text:span><text:span text:style-name="Source_20_Text"><text:span text:style-name="T343"><text:tab/></text:span></text:span><text:span text:style-name="Source_20_Text"><text:span text:style-name="T98">// only used when compiling bitmap</text:span></text:span></text:p>
      <text:p text:style-name="P36"><text:span text:style-name="Source_20_Text"><text:span text:style-name="T334"><text:s text:c="4"/></text:span></text:span><text:span text:style-name="Source_20_Text"><text:span text:style-name="T6">Float</text:span></text:span><text:span text:style-name="Source_20_Text"><text:span text:style-name="T334"><text:tab/>sharpen_amount;</text:span></text:span><text:span text:style-name="Source_20_Text"><text:span text:style-name="T343"><text:tab/><text:tab/></text:span></text:span><text:span text:style-name="Source_20_Text"><text:span text:style-name="T98">// only used when compiling bitmap</text:span></text:span></text:p>
      <text:p text:style-name="P36"><text:span text:style-name="Source_20_Text"><text:span text:style-name="T334"><text:s text:c="4"/></text:span></text:span><text:span text:style-name="Source_20_Text"><text:span text:style-name="T6">Float</text:span></text:span><text:span text:style-name="Source_20_Text"><text:span text:style-name="T334"><text:tab/>bump_height;</text:span></text:span><text:span text:style-name="Source_20_Text"><text:span text:style-name="T343"><text:tab/><text:tab/></text:span></text:span><text:span text:style-name="Source_20_Text"><text:span text:style-name="T98">// only used when compiling bitmap</text:span></text:span></text:p>
      <text:p text:style-name="P36"><text:span text:style-name="Source_20_Text"><text:span text:style-name="T86"><text:s text:c="4"/></text:span></text:span><text:span text:style-name="Source_20_Text"><text:span text:style-name="T6">SEnum16</text:span></text:span><text:span text:style-name="Source_20_Text"><text:span text:style-name="T331"><text:tab/></text:span></text:span><text:span text:style-name="Source_20_Text"><text:span text:style-name="T334">sprite_budget_size</text:span></text:span><text:span text:style-name="Source_20_Text"><text:span text:style-name="T331">;</text:span></text:span><text:span text:style-name="Source_20_Text"><text:span text:style-name="T343"><text:tab/></text:span></text:span><text:span text:style-name="Source_20_Text"><text:span text:style-name="T98">// only used when compiling bitmap</text:span></text:span></text:p>
      <text:p text:style-name="P36"><text:span text:style-name="Source_20_Text"><text:span text:style-name="T86"><text:s text:c="4"/></text:span></text:span><text:span text:style-name="Source_20_Text"><text:span text:style-name="T6">U</text:span></text:span><text:span text:style-name="Source_20_Text"><text:span text:style-name="T7">Int</text:span></text:span><text:span text:style-name="Source_20_Text"><text:span text:style-name="T9">16</text:span></text:span><text:span text:style-name="Source_20_Text"><text:span text:style-name="T331"><text:tab/></text:span></text:span><text:span text:style-name="Source_20_Text"><text:span text:style-name="T334">sprite_budget_count</text:span></text:span><text:span text:style-name="Source_20_Text"><text:span text:style-name="T331">;</text:span></text:span><text:span text:style-name="Source_20_Text"><text:span text:style-name="T343"><text:tab/></text:span></text:span><text:span text:style-name="Source_20_Text"><text:span text:style-name="T98">// only used when compiling bitmap</text:span></text:span></text:p>
      <text:p text:style-name="P27"><text:span text:style-name="Source_20_Text"><text:span text:style-name="T406"/></text:span></text:p>
      <text:p text:style-name="P36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9">16</text:span></text:span><text:span text:style-name="Source_20_Text"><text:span text:style-name="T331"><text:tab/></text:span></text:span><text:span text:style-name="Source_20_Text"><text:span text:style-name="T339"><text:tab/></text:span></text:span><text:span text:style-name="Source_20_Text"><text:span text:style-name="T338">color_plate_</text:span></text:span><text:span text:style-name="Source_20_Text"><text:span text:style-name="T336">width</text:span></text:span><text:span text:style-name="Source_20_Text"><text:span text:style-name="T331">;</text:span></text:span><text:span text:style-name="Source_20_Text"><text:span text:style-name="T346"><text:tab/></text:span></text:span><text:span text:style-name="Source_20_Text"><text:span text:style-name="T98">// only used when compiling bitmap</text:span></text:span></text:p>
      <text:p text:style-name="P36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9">16</text:span></text:span><text:span text:style-name="Source_20_Text"><text:span text:style-name="T331"><text:tab/></text:span></text:span><text:span text:style-name="Source_20_Text"><text:span text:style-name="T339"><text:tab/></text:span></text:span><text:span text:style-name="Source_20_Text"><text:span text:style-name="T338">color_plate_</text:span></text:span><text:span text:style-name="Source_20_Text"><text:span text:style-name="T336">height</text:span></text:span><text:span text:style-name="Source_20_Text"><text:span text:style-name="T331">;</text:span></text:span><text:span text:style-name="Source_20_Text"><text:span text:style-name="T343"><text:tab/></text:span></text:span><text:span text:style-name="Source_20_Text"><text:span text:style-name="T98">// only used when compiling bitmap</text:span></text:span></text:p>
      <text:p text:style-name="P36"><text:span text:style-name="Source_20_Text"><text:span text:style-name="T339"><text:s text:c="4"/></text:span></text:span><text:span text:style-name="Source_20_Text"><text:span text:style-name="T71">RawdataRef</text:span></text:span><text:span text:style-name="Source_20_Text"><text:span text:style-name="T77"><text:tab/></text:span></text:span><text:span text:style-name="Source_20_Text"><text:span text:style-name="T414">compressed_color_plate_data;</text:span></text:span><text:span text:style-name="Source_20_Text"><text:span text:style-name="T343"><text:tab/></text:span></text:span><text:span text:style-name="Source_20_Text"><text:span text:style-name="T98">// </text:span></text:span><text:span text:style-name="Source_20_Text"><text:span text:style-name="T118">assume </text:span></text:span><text:span text:style-name="Source_20_Text"><text:span text:style-name="T170">that </text:span></text:span><text:span text:style-name="Source_20_Text"><text:span text:style-name="T118">NEITHER of these</text:span></text:span></text:p>
      <text:p text:style-name="P37"><text:span text:style-name="Source_20_Text"><text:span text:style-name="T339"><text:s text:c="4"/></text:span></text:span><text:span text:style-name="Source_20_Text"><text:span text:style-name="T71">RawdataRef</text:span></text:span><text:span text:style-name="Source_20_Text"><text:span text:style-name="T77"><text:tab/></text:span></text:span><text:span text:style-name="Source_20_Text"><text:span text:style-name="T414">processed_pixel_data;</text:span></text:span><text:span text:style-name="Source_20_Text"><text:span text:style-name="T419"><text:tab/><text:tab/></text:span></text:span><text:span text:style-name="Source_20_Text"><text:span text:style-name="T294">// </text:span></text:span><text:span text:style-name="Source_20_Text"><text:span text:style-name="T301">is </text:span></text:span><text:span text:style-name="Source_20_Text"><text:span text:style-name="T294">valid in</text:span></text:span><text:span text:style-name="Source_20_Text"><text:span text:style-name="T301">side</text:span></text:span><text:span text:style-name="Source_20_Text"><text:span text:style-name="T294"> a map</text:span></text:span><text:span text:style-name="Source_20_Text"><text:span text:style-name="T301">file</text:span></text:span><text:span text:style-name="Source_20_Text"><text:span text:style-name="T294">.</text:span></text:span></text:p>
      <text:p text:style-name="P36"><text:span text:style-name="Source_20_Text"><text:span text:style-name="T98"/></text:span></text:p>
      <text:p text:style-name="P36"><text:span text:style-name="Source_20_Text"><text:span text:style-name="T334"><text:s text:c="4"/></text:span></text:span><text:span text:style-name="Source_20_Text"><text:span text:style-name="T6">Float</text:span></text:span><text:span text:style-name="Source_20_Text"><text:span text:style-name="T334"><text:tab/></text:span></text:span><text:span text:style-name="Source_20_Text"><text:span text:style-name="T340"><text:tab/>blur_filter_size</text:span></text:span><text:span text:style-name="Source_20_Text"><text:span text:style-name="T334">;</text:span></text:span><text:span text:style-name="Source_20_Text"><text:span text:style-name="T343"><text:tab/></text:span></text:span><text:span text:style-name="Source_20_Text"><text:span text:style-name="T98">// only used when compiling bitmap</text:span></text:span></text:p>
      <text:p text:style-name="P36"><text:span text:style-name="Source_20_Text"><text:span text:style-name="T334"><text:s text:c="4"/></text:span></text:span><text:span text:style-name="Source_20_Text"><text:span text:style-name="T6">Float</text:span></text:span><text:span text:style-name="Source_20_Text"><text:span text:style-name="T334"><text:tab/></text:span></text:span><text:span text:style-name="Source_20_Text"><text:span text:style-name="T340"><text:tab/>alpha_bias</text:span></text:span><text:span text:style-name="Source_20_Text"><text:span text:style-name="T334">;</text:span></text:span><text:span text:style-name="Source_20_Text"><text:span text:style-name="T343"><text:tab/><text:tab/></text:span></text:span><text:span text:style-name="Source_20_Text"><text:span text:style-name="T98">// only used when compiling bitmap</text:span></text:span></text:p>
      <text:p text:style-name="P36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9">16</text:span></text:span><text:span text:style-name="Source_20_Text"><text:span text:style-name="T331"><text:tab/></text:span></text:span><text:span text:style-name="Source_20_Text"><text:span text:style-name="T339"><text:tab/></text:span></text:span><text:span text:style-name="Source_20_Text"><text:span text:style-name="T340">mipmap_levels</text:span></text:span><text:span text:style-name="Source_20_Text"><text:span text:style-name="T331">;</text:span></text:span><text:span text:style-name="Source_20_Text"><text:span text:style-name="T343"><text:tab/></text:span></text:span><text:span text:style-name="Source_20_Text"><text:span text:style-name="T98">// only used when compiling bitmap</text:span></text:span></text:p>
      <text:p text:style-name="P36"><text:span text:style-name="Source_20_Text"><text:span text:style-name="T86"><text:s text:c="4"/></text:span></text:span><text:span text:style-name="Source_20_Text"><text:span text:style-name="T13">SEnum</text:span></text:span><text:span text:style-name="Source_20_Text"><text:span text:style-name="T9">16</text:span></text:span><text:span text:style-name="Source_20_Text"><text:span text:style-name="T331"><text:tab/></text:span></text:span><text:span text:style-name="Source_20_Text"><text:span text:style-name="T339"><text:tab/></text:span></text:span><text:span text:style-name="Source_20_Text"><text:span text:style-name="T340">sprite_usage</text:span></text:span><text:span text:style-name="Source_20_Text"><text:span text:style-name="T331">;</text:span></text:span><text:span text:style-name="Source_20_Text"><text:span text:style-name="T343"><text:tab/></text:span></text:span><text:span text:style-name="Source_20_Text"><text:span text:style-name="T98">// only used when compiling bitmap</text:span></text:span></text:p>
      <text:p text:style-name="P36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9">16</text:span></text:span><text:span text:style-name="Source_20_Text"><text:span text:style-name="T331"><text:tab/></text:span></text:span><text:span text:style-name="Source_20_Text"><text:span text:style-name="T339"><text:tab/></text:span></text:span><text:span text:style-name="Source_20_Text"><text:span text:style-name="T340">sprite_spacing</text:span></text:span><text:span text:style-name="Source_20_Text"><text:span text:style-name="T331">;</text:span></text:span><text:span text:style-name="Source_20_Text"><text:span text:style-name="T343"><text:tab/></text:span></text:span><text:span text:style-name="Source_20_Text"><text:span text:style-name="T98">// only used when compiling bitmap</text:span></text:span></text:p>
      <text:p text:style-name="P38"><text:span text:style-name="Source_20_Text"><text:span text:style-name="T341"><text:s text:c="4"/></text:span></text:span><text:span text:style-name="Source_20_Text"><text:span text:style-name="T72">Pad</text:span></text:span><text:span text:style-name="Source_20_Text"><text:span text:style-name="T416">[</text:span></text:span><text:span text:style-name="Source_20_Text"><text:span text:style-name="T483">2</text:span></text:span><text:span text:style-name="Source_20_Text"><text:span text:style-name="T416">]<text:tab/></text:span></text:span><text:span text:style-name="Source_20_Text"><text:span text:style-name="T417"><text:tab/></text:span></text:span><text:span text:style-name="Source_20_Text"><text:span text:style-name="T416">pad0;</text:span></text:span></text:p>
      <text:p text:style-name="P38"><text:span text:style-name="Source_20_Text"><text:span text:style-name="T98"/></text:span></text:p>
      <text:p text:style-name="P115"><text:span text:style-name="Source_20_Text"><text:span text:style-name="T339"><text:s text:c="4"/></text:span></text:span><text:span text:style-name="Source_20_Text"><text:span text:style-name="T78">Reflexive</text:span></text:span><text:span text:style-name="Source_20_Text"><text:span text:style-name="T77"><text:tab/></text:span></text:span><text:span text:style-name="Source_20_Text"><text:span text:style-name="T415">sequences;</text:span></text:span><text:span text:style-name="Source_20_Text"><text:span text:style-name="T431"><text:tab/></text:span></text:span><text:span text:style-name="Source_20_Text"><text:span text:style-name="T304">/* references arrays of Sequence structs, each</text:span></text:span></text:p>
      <text:p text:style-name="P115"><text:span text:style-name="Source_20_Text"><text:span text:style-name="T304"><text:s text:c="4"/>** having reflexives referencing Sprite structs. Run the definition extractor</text:span></text:span></text:p>
      <text:p text:style-name="P115"><text:span text:style-name="Source_20_Text"><text:span text:style-name="T304"><text:s text:c="4"/>** with "hek" as the engine and "bitm" as the class to get these structs. */</text:span></text:span></text:p>
      <text:p text:style-name="P28"><text:span text:style-name="Source_20_Text"><text:span text:style-name="T339"><text:s text:c="4"/></text:span></text:span><text:span text:style-name="Source_20_Text"><text:span text:style-name="T78">Reflexive</text:span></text:span><text:span text:style-name="Source_20_Text"><text:span text:style-name="T77"><text:tab/></text:span></text:span><text:span text:style-name="Source_20_Text"><text:span text:style-name="T415">bitmaps;</text:span></text:span><text:span text:style-name="Source_20_Text"><text:span text:style-name="T431"><text:tab/></text:span></text:span><text:span text:style-name="Source_20_Text"><text:span text:style-name="T304">// references arrays of Bitmap structs</text:span></text:span><text:span text:style-name="Source_20_Text"><text:span text:style-name="T328"><text:line-break/></text:span></text:span><text:span text:style-name="Source_20_Text"><text:span text:style-name="T330"> <text:s text:c="3"/>} </text:span></text:span><text:span text:style-name="Source_20_Text"><text:span text:style-name="T5">BitmapBody</text:span></text:span><text:span text:style-name="Source_20_Text"><text:span text:style-name="T330">;</text:span></text:span></text:p>
      <text:p text:style-name="P30"><text:span text:style-name="Source_20_Text"><text:span text:style-name="T448"/></text:span></text:p>
      <text:p text:style-name="P151"><text:span text:style-name="Source_20_Text"><text:span text:style-name="T467"/></text:span></text:p>
      <text:p text:style-name="P105"><text:span text:style-name="Source_20_Text"><text:span text:style-name="T459">enum </text:span></text:span><text:span text:style-name="Source_20_Text"><text:span text:style-name="T460">class </text:span></text:span><text:span text:style-name="Source_20_Text"><text:span text:style-name="T2">Bitmap</text:span></text:span><text:span text:style-name="Source_20_Text"><text:span text:style-name="T3">Type</text:span></text:span><text:span text:style-name="Source_20_Text"><text:span text:style-name="T450"> : </text:span></text:span><text:span text:style-name="Source_20_Text"><text:span text:style-name="T2">S</text:span></text:span><text:span text:style-name="Source_20_Text"><text:span text:style-name="T4">Enum</text:span></text:span><text:span text:style-name="Source_20_Text"><text:span text:style-name="T2">16</text:span></text:span><text:span text:style-name="Source_20_Text"><text:span text:style-name="T450"> {</text:span></text:span></text:p>
      <text:p text:style-name="P105"><text:span text:style-name="Source_20_Text"><text:span text:style-name="T326"><text:s text:c="4"/></text:span></text:span><text:span text:style-name="Source_20_Text"><text:span text:style-name="T3">textyp_2d</text:span></text:span><text:span text:style-name="Source_20_Text"><text:span text:style-name="T326"> </text:span></text:span><text:span text:style-name="Source_20_Text"><text:span text:style-name="T328"><text:s text:c="6"/></text:span></text:span><text:span text:style-name="Source_20_Text"><text:span text:style-name="T326">= </text:span></text:span><text:span text:style-name="Source_20_Text"><text:span text:style-name="T328">0</text:span></text:span><text:span text:style-name="Source_20_Text"><text:span text:style-name="T329">,</text:span></text:span></text:p>
      <text:p text:style-name="P105"><text:span text:style-name="Source_20_Text"><text:span text:style-name="T326"><text:s text:c="4"/></text:span></text:span><text:span text:style-name="Source_20_Text"><text:span text:style-name="T3">textyp_3d</text:span></text:span><text:span text:style-name="Source_20_Text"><text:span text:style-name="T326"> </text:span></text:span><text:span text:style-name="Source_20_Text"><text:span text:style-name="T328"><text:s text:c="6"/></text:span></text:span><text:span text:style-name="Source_20_Text"><text:span text:style-name="T326">= </text:span></text:span><text:span text:style-name="Source_20_Text"><text:span text:style-name="T328">1</text:span></text:span><text:span text:style-name="Source_20_Text"><text:span text:style-name="T329">,</text:span></text:span></text:p>
      <text:p text:style-name="P105"><text:span text:style-name="Source_20_Text"><text:span text:style-name="T326"><text:s text:c="4"/></text:span></text:span><text:span text:style-name="Source_20_Text"><text:span text:style-name="T3">textyp_cubemap</text:span></text:span><text:span text:style-name="Source_20_Text"><text:span text:style-name="T326"> </text:span></text:span><text:span text:style-name="Source_20_Text"><text:span text:style-name="T328"><text:s/></text:span></text:span><text:span text:style-name="Source_20_Text"><text:span text:style-name="T326">= </text:span></text:span><text:span text:style-name="Source_20_Text"><text:span text:style-name="T328">2</text:span></text:span><text:span text:style-name="Source_20_Text"><text:span text:style-name="T329">,</text:span></text:span></text:p>
      <text:p text:style-name="P127"><text:span text:style-name="Source_20_Text"><text:span text:style-name="T402"><text:s text:c="4"/></text:span></text:span><text:span text:style-name="Source_20_Text"><text:span text:style-name="T61">textyp_white</text:span></text:span><text:span text:style-name="Source_20_Text"><text:span text:style-name="T402"> </text:span></text:span><text:span text:style-name="Source_20_Text"><text:span text:style-name="T403"><text:s text:c="3"/></text:span></text:span><text:span text:style-name="Source_20_Text"><text:span text:style-name="T402">= </text:span></text:span><text:span text:style-name="Source_20_Text"><text:span text:style-name="T403">3</text:span></text:span><text:span text:style-name="Source_20_Text"><text:span text:style-name="T404">,</text:span></text:span><text:span text:style-name="Source_20_Text"><text:span text:style-name="T405"> <text:s/></text:span></text:span><text:span text:style-name="Source_20_Text"><text:span text:style-name="T243">// </text:span></text:span><text:span text:style-name="Source_20_Text"><text:span text:style-name="T244">unused/</text:span></text:span><text:span text:style-name="Source_20_Text"><text:span text:style-name="T243">useless?</text:span></text:span><text:span text:style-name="Source_20_Text"><text:span text:style-name="T403"><text:line-break/></text:span></text:span><text:span text:style-name="Source_20_Text"><text:span text:style-name="T405"> <text:s text:c="3"/>} </text:span></text:span><text:span text:style-name="Source_20_Text"><text:span text:style-name="T62">Bitmap</text:span></text:span><text:span text:style-name="Source_20_Text"><text:span text:style-name="T61">Type</text:span></text:span><text:span text:style-name="Source_20_Text"><text:span text:style-name="T405">;</text:span></text:span></text:p>
      <text:p text:style-name="P205"><text:span text:style-name="Source_20_Text"><text:span text:style-name="T166">// unused texfmt options have been removed from this </text:span></text:span><text:span text:style-name="Source_20_Text"><text:span text:style-name="T202">enumerator</text:span></text:span><text:span text:style-name="Source_20_Text"><text:span text:style-name="T166"> definition.</text:span></text:span></text:p>
      <text:p text:style-name="P30"><text:span text:style-name="Source_20_Text"><text:span text:style-name="T459">enum </text:span></text:span><text:span text:style-name="Source_20_Text"><text:span text:style-name="T460">class </text:span></text:span><text:span text:style-name="Source_20_Text"><text:span text:style-name="T2">BitmapFormat</text:span></text:span><text:span text:style-name="Source_20_Text"><text:span text:style-name="T450"> : </text:span></text:span><text:span text:style-name="Source_20_Text"><text:span text:style-name="T2">S</text:span></text:span><text:span text:style-name="Source_20_Text"><text:span text:style-name="T4">Enum</text:span></text:span><text:span text:style-name="Source_20_Text"><text:span text:style-name="T2">16</text:span></text:span><text:span text:style-name="Source_20_Text"><text:span text:style-name="T450"> {</text:span></text:span></text:p>
      <text:p text:style-name="P44"><text:span text:style-name="Source_20_Text"><text:span text:style-name="T326"><text:s text:c="3"/></text:span></text:span><text:span text:style-name="Source_20_Text"><text:span text:style-name="T330"><text:s/></text:span></text:span><text:span text:style-name="Source_20_Text"><text:span text:style-name="T3">texfmt_</text:span></text:span><text:span text:style-name="Source_20_Text"><text:span text:style-name="T2">a8</text:span></text:span><text:span text:style-name="Source_20_Text"><text:span text:style-name="T326"> </text:span></text:span><text:span text:style-name="Source_20_Text"><text:span text:style-name="T328"><text:s text:c="6"/></text:span></text:span><text:span text:style-name="Source_20_Text"><text:span text:style-name="T326">= </text:span></text:span><text:span text:style-name="Source_20_Text"><text:span text:style-name="T328">0</text:span></text:span><text:span text:style-name="Source_20_Text"><text:span text:style-name="T329">,</text:span></text:span><text:span text:style-name="Source_20_Text"><text:span text:style-name="T344"><text:tab/></text:span></text:span><text:span text:style-name="Source_20_Text"><text:span text:style-name="T88">// </text:span></text:span><text:span text:style-name="Source_20_Text"><text:span text:style-name="T108">xbox-only format</text:span></text:span><text:span text:style-name="Source_20_Text"><text:span text:style-name="T110">(luminence == solid black)</text:span></text:span></text:p>
      <text:p text:style-name="P46"><text:span text:style-name="Source_20_Text"><text:span text:style-name="T326"><text:s text:c="4"/></text:span></text:span><text:span text:style-name="Source_20_Text"><text:span text:style-name="T3">texfmt_</text:span></text:span><text:span text:style-name="Source_20_Text"><text:span text:style-name="T2">y8</text:span></text:span><text:span text:style-name="Source_20_Text"><text:span text:style-name="T326"> </text:span></text:span><text:span text:style-name="Source_20_Text"><text:span text:style-name="T328"><text:s text:c="6"/></text:span></text:span><text:span text:style-name="Source_20_Text"><text:span text:style-name="T326">= </text:span></text:span><text:span text:style-name="Source_20_Text"><text:span text:style-name="T328">1</text:span></text:span><text:span text:style-name="Source_20_Text"><text:span text:style-name="T329">,</text:span></text:span><text:span text:style-name="Source_20_Text"><text:span text:style-name="T344"><text:tab/></text:span></text:span><text:span text:style-name="Source_20_Text"><text:span text:style-name="T88">// </text:span></text:span><text:span text:style-name="Source_20_Text"><text:span text:style-name="T108">xbox-only format</text:span></text:span><text:span text:style-name="Source_20_Text"><text:span text:style-name="T110">(alpha == solid white)</text:span></text:span></text:p>
      <text:p text:style-name="P46"><text:span text:style-name="Source_20_Text"><text:span text:style-name="T326"><text:s text:c="4"/></text:span></text:span><text:span text:style-name="Source_20_Text"><text:span text:style-name="T3">texfmt_</text:span></text:span><text:span text:style-name="Source_20_Text"><text:span text:style-name="T2">ay8</text:span></text:span><text:span text:style-name="Source_20_Text"><text:span text:style-name="T326"> </text:span></text:span><text:span text:style-name="Source_20_Text"><text:span text:style-name="T328"><text:s text:c="5"/></text:span></text:span><text:span text:style-name="Source_20_Text"><text:span text:style-name="T326">= </text:span></text:span><text:span text:style-name="Source_20_Text"><text:span text:style-name="T328">2</text:span></text:span><text:span text:style-name="Source_20_Text"><text:span text:style-name="T329">,</text:span></text:span><text:span text:style-name="Source_20_Text"><text:span text:style-name="T344"><text:tab/></text:span></text:span><text:span text:style-name="Source_20_Text"><text:span text:style-name="T88">// </text:span></text:span><text:span text:style-name="Source_20_Text"><text:span text:style-name="T108">xbox-only format</text:span></text:span><text:span text:style-name="Source_20_Text"><text:span text:style-name="T110">(alpha == luminence)</text:span></text:span></text:p>
      <text:p text:style-name="P44"><text:span text:style-name="Source_20_Text"><text:span text:style-name="T326"><text:s text:c="4"/></text:span></text:span><text:span text:style-name="Source_20_Text"><text:span text:style-name="T3">texfmt_</text:span></text:span><text:span text:style-name="Source_20_Text"><text:span text:style-name="T2">a8y8</text:span></text:span><text:span text:style-name="Source_20_Text"><text:span text:style-name="T326"> </text:span></text:span><text:span text:style-name="Source_20_Text"><text:span text:style-name="T328"><text:s text:c="4"/></text:span></text:span><text:span text:style-name="Source_20_Text"><text:span text:style-name="T326">= </text:span></text:span><text:span text:style-name="Source_20_Text"><text:span text:style-name="T328">3</text:span></text:span><text:span text:style-name="Source_20_Text"><text:span text:style-name="T329">,</text:span></text:span><text:span text:style-name="Source_20_Text"><text:span text:style-name="T344"><text:tab/></text:span></text:span><text:span text:style-name="Source_20_Text"><text:span text:style-name="T88">// </text:span></text:span><text:span text:style-name="Source_20_Text"><text:span text:style-name="T108">xbox-only format</text:span></text:span></text:p>
      <text:p text:style-name="P113"><text:span text:style-name="Source_20_Text"><text:span text:style-name="T326"><text:s text:c="4"/></text:span></text:span><text:span text:style-name="Source_20_Text"><text:span text:style-name="T3">texfmt_</text:span></text:span><text:span text:style-name="Source_20_Text"><text:span text:style-name="T2">r5g6b5</text:span></text:span><text:span text:style-name="Source_20_Text"><text:span text:style-name="T326"> </text:span></text:span><text:span text:style-name="Source_20_Text"><text:span text:style-name="T328"><text:s text:c="2"/></text:span></text:span><text:span text:style-name="Source_20_Text"><text:span text:style-name="T326">= </text:span></text:span><text:span text:style-name="Source_20_Text"><text:span text:style-name="T328">6</text:span></text:span><text:span text:style-name="Source_20_Text"><text:span text:style-name="T329">,</text:span></text:span><text:span text:style-name="Source_20_Text"><text:span text:style-name="T345"><text:tab/></text:span></text:span><text:span text:style-name="Source_20_Text"><text:span text:style-name="T110">// (alpha == solid white)</text:span></text:span></text:p>
      <text:p text:style-name="P30"><text:span text:style-name="Source_20_Text"><text:span text:style-name="T326"><text:s text:c="4"/></text:span></text:span><text:span text:style-name="Source_20_Text"><text:span text:style-name="T3">texfmt_</text:span></text:span><text:span text:style-name="Source_20_Text"><text:span text:style-name="T2">a1r5g5b5</text:span></text:span><text:span text:style-name="Source_20_Text"><text:span text:style-name="T326"> = </text:span></text:span><text:span text:style-name="Source_20_Text"><text:span text:style-name="T328">8</text:span></text:span><text:span text:style-name="Source_20_Text"><text:span text:style-name="T329">,</text:span></text:span></text:p>
      <text:p text:style-name="P30"><text:span text:style-name="Source_20_Text"><text:span text:style-name="T326"><text:s text:c="4"/></text:span></text:span><text:span text:style-name="Source_20_Text"><text:span text:style-name="T3">texfmt_</text:span></text:span><text:span text:style-name="Source_20_Text"><text:span text:style-name="T2">a4r4g4b4</text:span></text:span><text:span text:style-name="Source_20_Text"><text:span text:style-name="T326"> = </text:span></text:span><text:span text:style-name="Source_20_Text"><text:span text:style-name="T328">9</text:span></text:span><text:span text:style-name="Source_20_Text"><text:span text:style-name="T329">,</text:span></text:span></text:p>
      <text:p text:style-name="P46"><text:span text:style-name="Source_20_Text"><text:span text:style-name="T326"><text:s text:c="4"/></text:span></text:span><text:span text:style-name="Source_20_Text"><text:span text:style-name="T3">texfmt_</text:span></text:span><text:span text:style-name="Source_20_Text"><text:span text:style-name="T2">x8r8g8b8</text:span></text:span><text:span text:style-name="Source_20_Text"><text:span text:style-name="T326"> = </text:span></text:span><text:span text:style-name="Source_20_Text"><text:span text:style-name="T328">10</text:span></text:span><text:span text:style-name="Source_20_Text"><text:span text:style-name="T329">,</text:span></text:span><text:span text:style-name="Source_20_Text"><text:span text:style-name="T345"><text:tab/></text:span></text:span><text:span text:style-name="Source_20_Text"><text:span text:style-name="T110">// (alpha == solid white)</text:span></text:span></text:p>
      <text:p text:style-name="P30"><text:span text:style-name="Source_20_Text"><text:span text:style-name="T326"><text:s text:c="4"/></text:span></text:span><text:span text:style-name="Source_20_Text"><text:span text:style-name="T3">texfmt_</text:span></text:span><text:span text:style-name="Source_20_Text"><text:span text:style-name="T2">a8r8g8b8</text:span></text:span><text:span text:style-name="Source_20_Text"><text:span text:style-name="T326"> = </text:span></text:span><text:span text:style-name="Source_20_Text"><text:span text:style-name="T328">11</text:span></text:span><text:span text:style-name="Source_20_Text"><text:span text:style-name="T329">,</text:span></text:span></text:p>
      <text:p text:style-name="P45"><text:span text:style-name="Source_20_Text"><text:span text:style-name="T326"><text:s text:c="4"/></text:span></text:span><text:span text:style-name="Source_20_Text"><text:span text:style-name="T3">texfmt_</text:span></text:span><text:span text:style-name="Source_20_Text"><text:span text:style-name="T2">dxt1</text:span></text:span><text:span text:style-name="Source_20_Text"><text:span text:style-name="T326"> </text:span></text:span><text:span text:style-name="Source_20_Text"><text:span text:style-name="T328"><text:s text:c="4"/></text:span></text:span><text:span text:style-name="Source_20_Text"><text:span text:style-name="T326">= </text:span></text:span><text:span text:style-name="Source_20_Text"><text:span text:style-name="T328">14</text:span></text:span><text:span text:style-name="Source_20_Text"><text:span text:style-name="T329">,</text:span></text:span><text:span text:style-name="Source_20_Text"><text:span text:style-name="T344"><text:tab/></text:span></text:span><text:span text:style-name="Source_20_Text"><text:span text:style-name="T88">// </text:span></text:span><text:span text:style-name="Source_20_Text"><text:span text:style-name="T109">aka Compressed with color-key transparency</text:span></text:span></text:p>
      <text:p text:style-name="P45"><text:span text:style-name="Source_20_Text"><text:span text:style-name="T326"><text:s text:c="4"/></text:span></text:span><text:span text:style-name="Source_20_Text"><text:span text:style-name="T3">texfmt_</text:span></text:span><text:span text:style-name="Source_20_Text"><text:span text:style-name="T2">dxt3 <text:s text:c="3"/></text:span></text:span><text:span text:style-name="Source_20_Text"><text:span text:style-name="T326"><text:s/>= </text:span></text:span><text:span text:style-name="Source_20_Text"><text:span text:style-name="T328">15</text:span></text:span><text:span text:style-name="Source_20_Text"><text:span text:style-name="T329">,</text:span></text:span><text:span text:style-name="Source_20_Text"><text:span text:style-name="T344"><text:tab/></text:span></text:span><text:span text:style-name="Source_20_Text"><text:span text:style-name="T88">// </text:span></text:span><text:span text:style-name="Source_20_Text"><text:span text:style-name="T109">aka Compressed with explicit alpha</text:span></text:span></text:p>
      <text:p text:style-name="P45"><text:span text:style-name="Source_20_Text"><text:span text:style-name="T326"><text:s text:c="4"/></text:span></text:span><text:span text:style-name="Source_20_Text"><text:span text:style-name="T3">texfmt_</text:span></text:span><text:span text:style-name="Source_20_Text"><text:span text:style-name="T2">dxt5 <text:s text:c="3"/></text:span></text:span><text:span text:style-name="Source_20_Text"><text:span text:style-name="T326"><text:s/>= </text:span></text:span><text:span text:style-name="Source_20_Text"><text:span text:style-name="T328">16</text:span></text:span><text:span text:style-name="Source_20_Text"><text:span text:style-name="T329">,</text:span></text:span><text:span text:style-name="Source_20_Text"><text:span text:style-name="T344"><text:tab/></text:span></text:span><text:span text:style-name="Source_20_Text"><text:span text:style-name="T88">// </text:span></text:span><text:span text:style-name="Source_20_Text"><text:span text:style-name="T109">aka Compressed with interpolated alpha</text:span></text:span></text:p>
      <text:p text:style-name="P44"><text:span text:style-name="Source_20_Text"><text:span text:style-name="T326"><text:s text:c="4"/></text:span></text:span><text:span text:style-name="Source_20_Text"><text:span text:style-name="T3">texfmt_</text:span></text:span><text:span text:style-name="Source_20_Text"><text:span text:style-name="T2">p8_bump </text:span></text:span><text:span text:style-name="Source_20_Text"><text:span text:style-name="T326"><text:s/>= </text:span></text:span><text:span text:style-name="Source_20_Text"><text:span text:style-name="T328">17</text:span></text:span><text:span text:style-name="Source_20_Text"><text:span text:style-name="T329">,</text:span></text:span><text:span text:style-name="Source_20_Text"><text:span text:style-name="T344"><text:tab/></text:span></text:span><text:span text:style-name="Source_20_Text"><text:span text:style-name="T88">// </text:span></text:span><text:span text:style-name="Source_20_Text"><text:span text:style-name="T108">xbox-only format</text:span></text:span></text:p>
      <text:p text:style-name="P105"><text:span text:style-name="Source_20_Text"><text:span text:style-name="T85"><text:s text:c="4"/></text:span></text:span><text:span text:style-name="Source_20_Text"><text:span text:style-name="T451">} </text:span></text:span><text:span text:style-name="Source_20_Text"><text:span text:style-name="T2">BitmapFormat</text:span></text:span><text:span text:style-name="Source_20_Text"><text:span text:style-name="T451">;</text:span></text:span></text:p>
      <text:p text:style-name="P134"/>
      <text:p text:style-name="P134"/>
      <text:p text:style-name="P30"><text:span text:style-name="Source_20_Text"><text:span text:style-name="T461">typedef </text:span></text:span><text:span text:style-name="Source_20_Text"><text:span text:style-name="T463">struct</text:span></text:span><text:span text:style-name="Source_20_Text"><text:span text:style-name="T453"> </text:span></text:span><text:span text:style-name="Source_20_Text"><text:span text:style-name="T9">Bitmap</text:span></text:span><text:span text:style-name="Source_20_Text"><text:span text:style-name="T453"> {</text:span></text:span></text:p>
      <text:p text:style-name="P9"><text:span text:style-name="Source_20_Text"><text:span text:style-name="T454"><text:s text:c="4"/></text:span></text:span><text:span text:style-name="Source_20_Text"><text:span text:style-name="T10">TagClass</text:span></text:span><text:span text:style-name="Source_20_Text"><text:span text:style-name="T454"><text:tab/>bitm_id; <text:s/></text:span></text:span><text:span text:style-name="Source_20_Text"><text:span text:style-name="T88">// </text:span></text:span><text:span text:style-name="Source_20_Text"><text:span text:style-name="T121">always</text:span></text:span><text:span text:style-name="Source_20_Text"><text:span text:style-name="T88"> == </text:span></text:span><text:span text:style-name="Source_20_Text"><text:span text:style-name="T89">tagcls_</text:span></text:span><text:span text:style-name="Source_20_Text"><text:span text:style-name="T88">bitm</text:span></text:span></text:p>
      <text:p text:style-name="P9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9">16</text:span></text:span><text:span text:style-name="Source_20_Text"><text:span text:style-name="T331"><text:tab/></text:span></text:span><text:span text:style-name="Source_20_Text"><text:span text:style-name="T335"><text:tab/></text:span></text:span><text:span text:style-name="Source_20_Text"><text:span text:style-name="T336">width</text:span></text:span><text:span text:style-name="Source_20_Text"><text:span text:style-name="T331">;</text:span></text:span></text:p>
      <text:p text:style-name="P9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9">16</text:span></text:span><text:span text:style-name="Source_20_Text"><text:span text:style-name="T331"><text:tab/></text:span></text:span><text:span text:style-name="Source_20_Text"><text:span text:style-name="T335"><text:tab/></text:span></text:span><text:span text:style-name="Source_20_Text"><text:span text:style-name="T336">height</text:span></text:span><text:span text:style-name="Source_20_Text"><text:span text:style-name="T331">;</text:span></text:span></text:p>
      <text:p text:style-name="P10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9">16</text:span></text:span><text:span text:style-name="Source_20_Text"><text:span text:style-name="T331"><text:tab/></text:span></text:span><text:span text:style-name="Source_20_Text"><text:span text:style-name="T335"><text:tab/></text:span></text:span><text:span text:style-name="Source_20_Text"><text:span text:style-name="T336">depth</text:span></text:span><text:span text:style-name="Source_20_Text"><text:span text:style-name="T331">;</text:span></text:span></text:p>
      <text:p text:style-name="P10"><text:span text:style-name="Source_20_Text"><text:span text:style-name="T11"><text:s text:c="4"/></text:span></text:span><text:span text:style-name="Source_20_Text"><text:span text:style-name="T2">Bitmap</text:span></text:span><text:span text:style-name="Source_20_Text"><text:span text:style-name="T11">Type</text:span></text:span><text:span text:style-name="Source_20_Text"><text:span text:style-name="T335"><text:tab/>type;</text:span></text:span></text:p>
      <text:p text:style-name="P10"><text:span text:style-name="Source_20_Text"><text:span text:style-name="T11"><text:s text:c="4"/></text:span></text:span><text:span text:style-name="Source_20_Text"><text:span text:style-name="T2">BitmapFormat</text:span></text:span><text:span text:style-name="Source_20_Text"><text:span text:style-name="T335"><text:tab/>format;</text:span></text:span></text:p>
      <text:p text:style-name="P9"><text:span text:style-name="Source_20_Text"><text:span text:style-name="T452"><text:s text:c="4"/></text:span></text:span><text:span text:style-name="Source_20_Text"><text:span text:style-name="T87">// flags</text:span></text:span></text:p>
      <text:p text:style-name="P42"><text:span text:style-name="Source_20_Text"><text:span text:style-name="T453"><text:s text:c="4"/></text:span></text:span><text:span text:style-name="Source_20_Text"><text:span text:style-name="T7">Bool</text:span></text:span><text:span text:style-name="Source_20_Text"><text:span text:style-name="T8">16</text:span></text:span><text:span text:style-name="Source_20_Text"><text:span text:style-name="T453"><text:tab/>power_of_2_dim<text:tab/>: </text:span></text:span><text:span text:style-name="Source_20_Text"><text:span text:style-name="T478">1</text:span></text:span><text:span text:style-name="Source_20_Text"><text:span text:style-name="T453">;</text:span></text:span><text:span text:style-name="Source_20_Text"><text:span text:style-name="T456"><text:tab/></text:span></text:span><text:span text:style-name="Source_20_Text"><text:span text:style-name="T88">/</text:span></text:span><text:span text:style-name="Source_20_Text"><text:span text:style-name="T105">*</text:span></text:span><text:span text:style-name="Source_20_Text"><text:span text:style-name="T88"> </text:span></text:span><text:span text:style-name="Source_20_Text"><text:span text:style-name="T105">always have this set if the </text:span></text:span><text:span text:style-name="Source_20_Text"><text:span text:style-name="T114">compressed</text:span></text:span></text:p>
      <text:p text:style-name="P49"><text:span text:style-name="Source_20_Text"><text:span text:style-name="T105"><text:s text:c="4"/>**</text:span></text:span><text:span text:style-name="Source_20_Text"><text:span text:style-name="T113"><text:tab/><text:tab/><text:tab/><text:tab/><text:tab/> <text:s/></text:span></text:span><text:span text:style-name="Source_20_Text"><text:span text:style-name="T105"><text:s/></text:span></text:span><text:span text:style-name="Source_20_Text"><text:span text:style-name="T114">flag is set</text:span></text:span><text:span text:style-name="Source_20_Text"><text:span text:style-name="T105">, even if its dimensions are</text:span></text:span></text:p>
      <text:p text:style-name="P49"><text:span text:style-name="Source_20_Text"><text:span text:style-name="T113"><text:s text:c="4"/>**<text:tab/><text:tab/><text:tab/><text:tab/><text:tab/> <text:s text:c="2"/></text:span></text:span><text:span text:style-name="Source_20_Text"><text:span text:style-name="T114">not </text:span></text:span><text:span text:style-name="Source_20_Text"><text:span text:style-name="T105">actually powers of 2.*/</text:span></text:span></text:p>
      <text:p text:style-name="P42"><text:span text:style-name="Source_20_Text"><text:span text:style-name="T453"><text:s text:c="4"/></text:span></text:span><text:span text:style-name="Source_20_Text"><text:span text:style-name="T7">Bool</text:span></text:span><text:span text:style-name="Source_20_Text"><text:span text:style-name="T8">16</text:span></text:span><text:span text:style-name="Source_20_Text"><text:span text:style-name="T453"><text:tab/>compressed<text:tab/><text:tab/>: </text:span></text:span><text:span text:style-name="Source_20_Text"><text:span text:style-name="T478">1</text:span></text:span><text:span text:style-name="Source_20_Text"><text:span text:style-name="T453">;</text:span></text:span><text:span text:style-name="Source_20_Text"><text:span text:style-name="T456"><text:tab/></text:span></text:span><text:span text:style-name="Source_20_Text"><text:span text:style-name="T88">// </text:span></text:span><text:span text:style-name="Source_20_Text"><text:span text:style-name="T105">texture is either dxt1, dxt3, or dxt5</text:span></text:span></text:p>
      <text:p text:style-name="P43"><text:span text:style-name="Source_20_Text"><text:span text:style-name="T453"><text:s text:c="4"/></text:span></text:span><text:span text:style-name="Source_20_Text"><text:span text:style-name="T7">Bool</text:span></text:span><text:span text:style-name="Source_20_Text"><text:span text:style-name="T8">16</text:span></text:span><text:span text:style-name="Source_20_Text"><text:span text:style-name="T453"><text:tab/>palettized<text:tab/><text:tab/>: </text:span></text:span><text:span text:style-name="Source_20_Text"><text:span text:style-name="T478">1</text:span></text:span><text:span text:style-name="Source_20_Text"><text:span text:style-name="T453">;</text:span></text:span><text:span text:style-name="Source_20_Text"><text:span text:style-name="T457"><text:tab/></text:span></text:span><text:span text:style-name="Source_20_Text"><text:span text:style-name="T88">// </text:span></text:span><text:span text:style-name="Source_20_Text"><text:span text:style-name="T106">only set for p8_bump format</text:span></text:span></text:p>
      <text:p text:style-name="P9"><text:span text:style-name="Source_20_Text"><text:span text:style-name="T453"><text:s text:c="4"/></text:span></text:span><text:span text:style-name="Source_20_Text"><text:span text:style-name="T7">Bool</text:span></text:span><text:span text:style-name="Source_20_Text"><text:span text:style-name="T8">16</text:span></text:span><text:span text:style-name="Source_20_Text"><text:span text:style-name="T453"><text:tab/>swizzled<text:tab/><text:tab/>: </text:span></text:span><text:span text:style-name="Source_20_Text"><text:span text:style-name="T478">1</text:span></text:span><text:span text:style-name="Source_20_Text"><text:span text:style-name="T453">; <text:s/></text:span></text:span><text:span text:style-name="Source_20_Text"><text:span text:style-name="T86">// </text:span></text:span><text:span text:style-name="Source_20_Text"><text:span text:style-name="T97">texture is swizzled</text:span></text:span><text:span text:style-name="Source_20_Text"><text:span text:style-name="T86"> </text:span></text:span><text:span text:style-name="Source_20_Text"><text:span text:style-name="T97">using</text:span></text:span><text:span text:style-name="Source_20_Text"><text:span text:style-name="T86"> z-order</text:span></text:span><text:span text:style-name="Source_20_Text"><text:span text:style-name="T97"> curve</text:span></text:span></text:p>
      <text:p text:style-name="P43"><text:span text:style-name="Source_20_Text"><text:span text:style-name="T453"><text:s text:c="4"/></text:span></text:span><text:span text:style-name="Source_20_Text"><text:span text:style-name="T7">Bool</text:span></text:span><text:span text:style-name="Source_20_Text"><text:span text:style-name="T8">16</text:span></text:span><text:span text:style-name="Source_20_Text"><text:span text:style-name="T453"><text:tab/>linear<text:tab/><text:tab/>: </text:span></text:span><text:span text:style-name="Source_20_Text"><text:span text:style-name="T478">1</text:span></text:span><text:span text:style-name="Source_20_Text"><text:span text:style-name="T453">;</text:span></text:span><text:span text:style-name="Source_20_Text"><text:span text:style-name="T106"><text:tab/></text:span></text:span><text:span text:style-name="Source_20_Text"><text:span text:style-name="T88">// </text:span></text:span><text:span text:style-name="Source_20_Text"><text:span text:style-name="T106">unknown</text:span></text:span></text:p>
      <text:p text:style-name="P43"><text:span text:style-name="Source_20_Text"><text:span text:style-name="T453"><text:s text:c="4"/></text:span></text:span><text:span text:style-name="Source_20_Text"><text:span text:style-name="T7">Bool</text:span></text:span><text:span text:style-name="Source_20_Text"><text:span text:style-name="T8">16</text:span></text:span><text:span text:style-name="Source_20_Text"><text:span text:style-name="T453"><text:tab/>v16u16<text:tab/><text:tab/>: </text:span></text:span><text:span text:style-name="Source_20_Text"><text:span text:style-name="T478">1</text:span></text:span><text:span text:style-name="Source_20_Text"><text:span text:style-name="T453">;</text:span></text:span><text:span text:style-name="Source_20_Text"><text:span text:style-name="T457"><text:tab/></text:span></text:span><text:span text:style-name="Source_20_Text"><text:span text:style-name="T88">// </text:span></text:span><text:span text:style-name="Source_20_Text"><text:span text:style-name="T106">unknown</text:span></text:span></text:p>
      <text:p text:style-name="P9"><text:span text:style-name="Source_20_Text"><text:span text:style-name="T453"><text:s text:c="4"/></text:span></text:span><text:span text:style-name="Source_20_Text"><text:span text:style-name="T7">Bool</text:span></text:span><text:span text:style-name="Source_20_Text"><text:span text:style-name="T8">16</text:span></text:span><text:span text:style-name="Source_20_Text"><text:span text:style-name="T453"><text:tab/>unknown<text:tab/><text:tab/>: </text:span></text:span><text:span text:style-name="Source_20_Text"><text:span text:style-name="T478">1</text:span></text:span><text:span text:style-name="Source_20_Text"><text:span text:style-name="T453">;</text:span></text:span></text:p>
      <text:p text:style-name="P12"><text:span text:style-name="Source_20_Text"><text:span text:style-name="T453"><text:s text:c="4"/></text:span></text:span><text:span text:style-name="Source_20_Text"><text:span text:style-name="T7">Bool</text:span></text:span><text:span text:style-name="Source_20_Text"><text:span text:style-name="T8">16</text:span></text:span><text:span text:style-name="Source_20_Text"><text:span text:style-name="T453"><text:tab/>prefer_low_detail<text:tab/>: </text:span></text:span><text:span text:style-name="Source_20_Text"><text:span text:style-name="T478">1</text:span></text:span><text:span text:style-name="Source_20_Text"><text:span text:style-name="T453">; <text:s/></text:span></text:span><text:span text:style-name="Source_20_Text"><text:span text:style-name="T86">// </text:span></text:span><text:span text:style-name="Source_20_Text"><text:span text:style-name="T107">something to do with mipmaps(always set?)</text:span></text:span></text:p>
      <text:p text:style-name="P18"><text:span text:style-name="Source_20_Text"><text:span text:style-name="T453"><text:s text:c="4"/></text:span></text:span><text:span text:style-name="Source_20_Text"><text:span text:style-name="T7">Bool</text:span></text:span><text:span text:style-name="Source_20_Text"><text:span text:style-name="T8">16</text:span></text:span><text:span text:style-name="Source_20_Text"><text:span text:style-name="T453"><text:tab/>data_in_rsrc_map<text:tab/>: </text:span></text:span><text:span text:style-name="Source_20_Text"><text:span text:style-name="T478">1</text:span></text:span><text:span text:style-name="Source_20_Text"><text:span text:style-name="T453">; <text:s/></text:span></text:span><text:span text:style-name="Source_20_Text"><text:span text:style-name="T90">/</text:span></text:span><text:span text:style-name="Source_20_Text"><text:span text:style-name="T91">*</text:span></text:span><text:span text:style-name="Source_20_Text"><text:span text:style-name="T90"> </text:span></text:span><text:span text:style-name="Source_20_Text"><text:span text:style-name="T92">Only used in PC and CE.</text:span></text:span></text:p>
      <text:p text:style-name="P48"><text:span text:style-name="Source_20_Text"><text:span text:style-name="T92"><text:s text:c="4"/>**</text:span></text:span><text:span text:style-name="Source_20_Text"><text:span text:style-name="T112"><text:tab/><text:tab/><text:tab/><text:tab/><text:tab/> <text:s/></text:span></text:span><text:span text:style-name="Source_20_Text"><text:span text:style-name="T92"><text:s/></text:span></text:span><text:span text:style-name="Source_20_Text"><text:span text:style-name="T93">If set, specifies</text:span></text:span><text:span text:style-name="Source_20_Text"><text:span text:style-name="T90"> </text:span></text:span><text:span text:style-name="Source_20_Text"><text:span text:style-name="T92">the pixel</text:span></text:span><text:span text:style-name="Source_20_Text"><text:span text:style-name="T93"> data</text:span></text:span><text:span text:style-name="Source_20_Text"><text:span text:style-name="T92"> </text:span></text:span><text:span text:style-name="Source_20_Text"><text:span text:style-name="T93">is</text:span></text:span><text:span text:style-name="Source_20_Text"><text:span text:style-name="T92"> in the</text:span></text:span></text:p>
      <text:p text:style-name="P48"><text:span text:style-name="Source_20_Text"><text:span text:style-name="T93"><text:s text:c="4"/>**<text:tab/><text:tab/><text:tab/><text:tab/><text:tab/> </text:span></text:span><text:span text:style-name="Source_20_Text"><text:span text:style-name="T112"><text:s/></text:span></text:span><text:span text:style-name="Source_20_Text"><text:span text:style-name="T93"><text:s/></text:span></text:span><text:span text:style-name="Source_20_Text"><text:span text:style-name="T92">bitmaps.map</text:span></text:span><text:span text:style-name="Source_20_Text"><text:span text:style-name="T112"> </text:span></text:span><text:span text:style-name="Source_20_Text"><text:span text:style-name="T92">resource map</text:span></text:span><text:span text:style-name="Source_20_Text"><text:span text:style-name="T93"> rather than the</text:span></text:span></text:p>
      <text:p text:style-name="P48"><text:span text:style-name="Source_20_Text"><text:span text:style-name="T112"><text:s text:c="3"/></text:span></text:span><text:span text:style-name="Source_20_Text"><text:span text:style-name="T93"><text:s/></text:span></text:span><text:span text:style-name="Source_20_Text"><text:span text:style-name="T112">**<text:tab/><text:tab/><text:tab/><text:tab/><text:tab/> <text:s text:c="2"/></text:span></text:span><text:span text:style-name="Source_20_Text"><text:span text:style-name="T93">map this struct is in.</text:span></text:span><text:span text:style-name="Source_20_Text"><text:span text:style-name="T91">*/</text:span></text:span></text:p>
      <text:p text:style-name="P11"><text:span text:style-name="Source_20_Text"><text:span text:style-name="T86"/></text:span></text:p>
      <text:p text:style-name="P50"><text:span text:style-name="Source_20_Text"><text:span text:style-name="T453"><text:s text:c="4"/></text:span></text:span><text:span text:style-name="Source_20_Text"><text:span text:style-name="T7">UInt</text:span></text:span><text:span text:style-name="Source_20_Text"><text:span text:style-name="T12">16</text:span></text:span><text:span text:style-name="Source_20_Text"><text:span text:style-name="T453"><text:tab/></text:span></text:span><text:span text:style-name="Source_20_Text"><text:span text:style-name="T455"><text:tab/></text:span></text:span><text:span text:style-name="Source_20_Text"><text:span text:style-name="T453">registration_point_x;<text:tab/></text:span></text:span><text:span text:style-name="Source_20_Text"><text:span text:style-name="T86">//</text:span></text:span><text:span text:style-name="Source_20_Text"><text:span text:style-name="T115"> bitmap x center(should be width/2)</text:span></text:span></text:p>
      <text:p text:style-name="P50"><text:span text:style-name="Source_20_Text"><text:span text:style-name="T453"><text:s text:c="4"/></text:span></text:span><text:span text:style-name="Source_20_Text"><text:span text:style-name="T7">UInt</text:span></text:span><text:span text:style-name="Source_20_Text"><text:span text:style-name="T12">16</text:span></text:span><text:span text:style-name="Source_20_Text"><text:span text:style-name="T453"><text:tab/></text:span></text:span><text:span text:style-name="Source_20_Text"><text:span text:style-name="T455"><text:tab/></text:span></text:span><text:span text:style-name="Source_20_Text"><text:span text:style-name="T453">registration_point_y;<text:tab/></text:span></text:span><text:span text:style-name="Source_20_Text"><text:span text:style-name="T86">//</text:span></text:span><text:span text:style-name="Source_20_Text"><text:span text:style-name="T115"> bitmap y center(should be height/2)</text:span></text:span></text:p>
      <text:p text:style-name="P11"><text:span text:style-name="Source_20_Text"><text:span text:style-name="T453"><text:s text:c="4"/></text:span></text:span><text:span text:style-name="Source_20_Text"><text:span text:style-name="T7">UInt</text:span></text:span><text:span text:style-name="Source_20_Text"><text:span text:style-name="T12">16</text:span></text:span><text:span text:style-name="Source_20_Text"><text:span text:style-name="T453"><text:tab/></text:span></text:span><text:span text:style-name="Source_20_Text"><text:span text:style-name="T455"><text:tab/></text:span></text:span><text:span text:style-name="Source_20_Text"><text:span text:style-name="T453">mip_count;<text:tab/></text:span></text:span><text:span text:style-name="Source_20_Text"><text:span text:style-name="T86">// does NOT include fullsize texture</text:span></text:span><text:span text:style-name="Source_20_Text"><text:span text:style-name="T119"> in the count</text:span></text:span></text:p>
      <text:p text:style-name="P11"><text:span text:style-name="Source_20_Text"><text:span text:style-name="T453"><text:s text:c="4"/></text:span></text:span><text:span text:style-name="Source_20_Text"><text:span text:style-name="T12">FlU</text:span></text:span><text:span text:style-name="Source_20_Text"><text:span text:style-name="T7">Int</text:span></text:span><text:span text:style-name="Source_20_Text"><text:span text:style-name="T12">16</text:span></text:span><text:span text:style-name="Source_20_Text"><text:span text:style-name="T453"><text:tab/>pixels;<text:tab/></text:span></text:span><text:span text:style-name="Source_20_Text"><text:span text:style-name="T86">// unknown?</text:span></text:span></text:p>
      <text:p text:style-name="P51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96"><text:tab/></text:span></text:span><text:span text:style-name="Source_20_Text"><text:span text:style-name="T337">pixels_offset</text:span></text:span><text:span text:style-name="Source_20_Text"><text:span text:style-name="T331">;<text:tab/></text:span></text:span><text:span text:style-name="Source_20_Text"><text:span text:style-name="T86">/</text:span></text:span><text:span text:style-name="Source_20_Text"><text:span text:style-name="T111">* </text:span></text:span><text:span text:style-name="Source_20_Text"><text:span text:style-name="T116">Has a different meaning based on if the</text:span></text:span></text:p>
      <text:p text:style-name="P51"><text:span text:style-name="Source_20_Text"><text:span text:style-name="T116"><text:s text:c="4"/>**<text:tab/><text:tab/><text:tab/><text:tab/><text:tab/> <text:s text:c="2"/>bitmap is in a tagfile or a mapfile.</text:span></text:span></text:p>
      <text:p text:style-name="P51"><text:span text:style-name="Source_20_Text"><text:span text:style-name="T111"><text:s text:c="4"/>** Tagfile</text:span></text:span><text:span text:style-name="Source_20_Text"><text:span text:style-name="T116">:</text:span></text:span></text:p>
      <text:p text:style-name="P52"><text:span text:style-name="Source_20_Text"><text:span text:style-name="T111"><text:s text:c="4"/>** <text:s text:c="4"/></text:span></text:span><text:span text:style-name="Source_20_Text"><text:span text:style-name="T116">O</text:span></text:span><text:span text:style-name="Source_20_Text"><text:span text:style-name="T111">ffset into the </text:span></text:span><text:span text:style-name="Source_20_Text"><text:span text:style-name="T291">processed_pixel_data</text:span></text:span><text:span text:style-name="Source_20_Text"><text:span text:style-name="T292"> this bitmap's pixel data starts at.</text:span></text:span></text:p>
      <text:p text:style-name="P52"><text:span text:style-name="Source_20_Text"><text:span text:style-name="T111"><text:s text:c="4"/>** </text:span></text:span><text:span text:style-name="Source_20_Text"><text:span text:style-name="T117">Map</text:span></text:span><text:span text:style-name="Source_20_Text"><text:span text:style-name="T111">file</text:span></text:span><text:span text:style-name="Source_20_Text"><text:span text:style-name="T116">:</text:span></text:span></text:p>
      <text:p text:style-name="P52"><text:span text:style-name="Source_20_Text"><text:span text:style-name="T111"><text:s text:c="4"/>** <text:s text:c="4"/></text:span></text:span><text:span text:style-name="Source_20_Text"><text:span text:style-name="T120">Non-magic o</text:span></text:span><text:span text:style-name="Source_20_Text"><text:span text:style-name="T111">ffset into the </text:span></text:span><text:span text:style-name="Source_20_Text"><text:span text:style-name="T293">mapfile</text:span></text:span><text:span text:style-name="Source_20_Text"><text:span text:style-name="T292"> this bitmap's pixel data starts at.</text:span></text:span><text:span text:style-name="Source_20_Text"><text:span text:style-name="T293">*/</text:span></text:span></text:p>
      <text:p text:style-name="P47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96"><text:tab/></text:span></text:span><text:span text:style-name="Source_20_Text"><text:span text:style-name="T337">pixels_meta_size</text:span></text:span><text:span text:style-name="Source_20_Text"><text:span text:style-name="T331">;<text:tab/></text:span></text:span><text:span text:style-name="Source_20_Text"><text:span text:style-name="T86">/</text:span></text:span><text:span text:style-name="Source_20_Text"><text:span text:style-name="T111">* number of bytes this bitmaps pixel data</text:span></text:span></text:p>
      <text:p text:style-name="P47"><text:span text:style-name="Source_20_Text"><text:span text:style-name="T111"><text:s text:c="4"/>**<text:tab/><text:tab/><text:tab/><text:tab/><text:tab/> <text:s text:c="2"/>takes up. Only used inside a map.*/</text:span></text:span></text:p>
      <text:p text:style-name="P47"><text:span text:style-name="Source_20_Text"><text:span text:style-name="T111"/></text:span></text:p>
      <text:p text:style-name="P11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96"><text:tab/></text:span></text:span><text:span text:style-name="Source_20_Text"><text:span text:style-name="T337">unknown_id_1</text:span></text:span><text:span text:style-name="Source_20_Text"><text:span text:style-name="T331">;</text:span></text:span></text:p>
      <text:p text:style-name="P34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96"><text:tab/></text:span></text:span><text:span text:style-name="Source_20_Text"><text:span text:style-name="T337">data_pointer</text:span></text:span><text:span text:style-name="Source_20_Text"><text:span text:style-name="T331">;</text:span></text:span><text:span text:style-name="Source_20_Text"><text:span text:style-name="T280"> <text:s/>// only used in</text:span></text:span><text:span text:style-name="Source_20_Text"><text:span text:style-name="T282">side</text:span></text:span><text:span text:style-name="Source_20_Text"><text:span text:style-name="T280"> a map</text:span></text:span></text:p>
      <text:p text:style-name="P11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96"><text:tab/></text:span></text:span><text:span text:style-name="Source_20_Text"><text:span text:style-name="T337">unknown_id_2</text:span></text:span><text:span text:style-name="Source_20_Text"><text:span text:style-name="T331">;</text:span></text:span></text:p>
      <text:p text:style-name="P34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96"><text:tab/></text:span></text:span><text:span text:style-name="Source_20_Text"><text:span text:style-name="T337">base_address</text:span></text:span><text:span text:style-name="Source_20_Text"><text:span text:style-name="T331">;</text:span></text:span><text:span text:style-name="Source_20_Text"><text:span text:style-name="T280"> <text:s/>// only used in</text:span></text:span><text:span text:style-name="Source_20_Text"><text:span text:style-name="T282">side</text:span></text:span><text:span text:style-name="Source_20_Text"><text:span text:style-name="T280"> a map</text:span></text:span></text:p>
      <text:p text:style-name="P106"><text:span text:style-name="Source_20_Text"><text:span text:style-name="T453"><text:s text:c="4"/>} </text:span></text:span><text:span text:style-name="Source_20_Text"><text:span text:style-name="T9">Bitmap</text:span></text:span><text:span text:style-name="Source_20_Text"><text:span text:style-name="T453">; <text:s/></text:span></text:span><text:span text:style-name="Source_20_Text"><text:span text:style-name="T94">// size == </text:span></text:span><text:span text:style-name="Source_20_Text"><text:span text:style-name="T95">48</text:span></text:span><text:span text:style-name="Source_20_Text"><text:span text:style-name="T94"> bytes</text:span></text:span></text:p>
      <text:p text:style-name="P121"><text:soft-page-break/><text:span text:style-name="Source_20_Text"><text:span text:style-name="T444">Sounds</text:span></text:span></text:p>
      <text:p text:style-name="P122"><text:span text:style-name="Source_20_Text"><text:span text:style-name="T459"/></text:span></text:p>
      <text:p text:style-name="P122"><text:span text:style-name="Source_20_Text"><text:span text:style-name="T459">enum </text:span></text:span><text:span text:style-name="Source_20_Text"><text:span text:style-name="T460">class </text:span></text:span><text:span text:style-name="Source_20_Text"><text:span text:style-name="T53">SoundClass</text:span></text:span><text:span text:style-name="Source_20_Text"><text:span text:style-name="T450"> : </text:span></text:span><text:span text:style-name="Source_20_Text"><text:span text:style-name="T2">S</text:span></text:span><text:span text:style-name="Source_20_Text"><text:span text:style-name="T4">Enum</text:span></text:span><text:span text:style-name="Source_20_Text"><text:span text:style-name="T2">16</text:span></text:span><text:span text:style-name="Source_20_Text"><text:span text:style-name="T450"> {</text:span></text:span></text:p>
      <text:p text:style-name="P126"><text:span text:style-name="Source_20_Text"><text:span text:style-name="T453"><text:s/></text:span></text:span><text:span text:style-name="Source_20_Text"><text:span text:style-name="T458"><text:s text:c="2"/></text:span></text:span><text:span text:style-name="Source_20_Text"><text:span text:style-name="T453"><text:s/></text:span></text:span><text:span text:style-name="Source_20_Text"><text:span text:style-name="T94">//</text:span></text:span><text:span text:style-name="Source_20_Text"><text:span text:style-name="T235"> some of these values aren't specified</text:span></text:span><text:span text:style-name="Source_20_Text"><text:span text:style-name="T236">,</text:span></text:span><text:span text:style-name="Source_20_Text"><text:span text:style-name="T235"> as they aren't used. </text:span></text:span><text:span text:style-name="Source_20_Text"><text:span text:style-name="T237">For example,</text:span></text:span></text:p>
      <text:p text:style-name="P126"><text:span text:style-name="Source_20_Text"><text:span text:style-name="T235"><text:s text:c="2"/></text:span></text:span><text:span text:style-name="Source_20_Text"><text:span text:style-name="T86"><text:s text:c="2"/></text:span></text:span><text:span text:style-name="Source_20_Text"><text:span text:style-name="T94">//</text:span></text:span><text:span text:style-name="Source_20_Text"><text:span text:style-name="T235"> </text:span></text:span><text:span text:style-name="Source_20_Text"><text:span text:style-name="T237">values 2 and 3 are unused</text:span></text:span><text:span text:style-name="Source_20_Text"><text:span text:style-name="T235">. I've lined all values up that are contiguous.</text:span></text:span></text:p>
      <text:p text:style-name="P87"><text:span text:style-name="Source_20_Text"><text:span text:style-name="T395"><text:s text:c="4"/></text:span></text:span><text:span text:style-name="Source_20_Text"><text:span text:style-name="T53">projectile_impact</text:span></text:span><text:span text:style-name="Source_20_Text"><text:span text:style-name="T55"> <text:s text:c="3"/></text:span></text:span><text:span text:style-name="Source_20_Text"><text:span text:style-name="T395"><text:s/>= 0,</text:span></text:span></text:p>
      <text:p text:style-name="P87"><text:span text:style-name="Source_20_Text"><text:span text:style-name="T395"><text:s text:c="4"/></text:span></text:span><text:span text:style-name="Source_20_Text"><text:span text:style-name="T53">projectile_detonation</text:span></text:span><text:span text:style-name="Source_20_Text"><text:span text:style-name="T395"> = 1,</text:span></text:span></text:p>
      <text:p text:style-name="P87"><text:span text:style-name="Source_20_Text"><text:span text:style-name="T395"><text:s text:c="4"/></text:span></text:span><text:span text:style-name="Source_20_Text"><text:span text:style-name="T53">weapon_fire</text:span></text:span><text:span text:style-name="Source_20_Text"><text:span text:style-name="T395"> </text:span></text:span><text:span text:style-name="Source_20_Text"><text:span text:style-name="T397"><text:s text:c="4"/></text:span></text:span><text:span text:style-name="Source_20_Text"><text:span text:style-name="T395">= 4,</text:span></text:span></text:p>
      <text:p text:style-name="P87"><text:span text:style-name="Source_20_Text"><text:span text:style-name="T395"><text:s text:c="4"/></text:span></text:span><text:span text:style-name="Source_20_Text"><text:span text:style-name="T53">weapon_ready</text:span></text:span><text:span text:style-name="Source_20_Text"><text:span text:style-name="T55"> <text:s text:c="2"/></text:span></text:span><text:span text:style-name="Source_20_Text"><text:span text:style-name="T395"><text:s/>= 5,</text:span></text:span></text:p>
      <text:p text:style-name="P87"><text:span text:style-name="Source_20_Text"><text:span text:style-name="T395"><text:s text:c="4"/></text:span></text:span><text:span text:style-name="Source_20_Text"><text:span text:style-name="T53">weapon_reload</text:span></text:span><text:span text:style-name="Source_20_Text"><text:span text:style-name="T55"> <text:s/></text:span></text:span><text:span text:style-name="Source_20_Text"><text:span text:style-name="T395"><text:s/>= 6,</text:span></text:span></text:p>
      <text:p text:style-name="P87"><text:span text:style-name="Source_20_Text"><text:span text:style-name="T395"><text:s text:c="4"/></text:span></text:span><text:span text:style-name="Source_20_Text"><text:span text:style-name="T53">weapon_empty</text:span></text:span><text:span text:style-name="Source_20_Text"><text:span text:style-name="T395"> </text:span></text:span><text:span text:style-name="Source_20_Text"><text:span text:style-name="T397"><text:s text:c="3"/></text:span></text:span><text:span text:style-name="Source_20_Text"><text:span text:style-name="T395">= 7,</text:span></text:span></text:p>
      <text:p text:style-name="P87"><text:span text:style-name="Source_20_Text"><text:span text:style-name="T395"><text:s text:c="4"/></text:span></text:span><text:span text:style-name="Source_20_Text"><text:span text:style-name="T53">weapon_charge</text:span></text:span><text:span text:style-name="Source_20_Text"><text:span text:style-name="T395"> </text:span></text:span><text:span text:style-name="Source_20_Text"><text:span text:style-name="T397"><text:s text:c="2"/></text:span></text:span><text:span text:style-name="Source_20_Text"><text:span text:style-name="T395">= 8,</text:span></text:span></text:p>
      <text:p text:style-name="P87"><text:span text:style-name="Source_20_Text"><text:span text:style-name="T395"><text:s text:c="4"/></text:span></text:span><text:span text:style-name="Source_20_Text"><text:span text:style-name="T53">weapon_overheat</text:span></text:span><text:span text:style-name="Source_20_Text"><text:span text:style-name="T395"> = 9,</text:span></text:span></text:p>
      <text:p text:style-name="P87"><text:span text:style-name="Source_20_Text"><text:span text:style-name="T395"><text:s text:c="4"/></text:span></text:span><text:span text:style-name="Source_20_Text"><text:span text:style-name="T53">weapon_idle</text:span></text:span><text:span text:style-name="Source_20_Text"><text:span text:style-name="T55"> <text:s text:c="3"/></text:span></text:span><text:span text:style-name="Source_20_Text"><text:span text:style-name="T395"><text:s/>= 10,</text:span></text:span></text:p>
      <text:p text:style-name="P87"><text:span text:style-name="Source_20_Text"><text:span text:style-name="T395"><text:s text:c="4"/></text:span></text:span><text:span text:style-name="Source_20_Text"><text:span text:style-name="T53">object_impacts</text:span></text:span><text:span text:style-name="Source_20_Text"><text:span text:style-name="T395"> </text:span></text:span><text:span text:style-name="Source_20_Text"><text:span text:style-name="T397"><text:s text:c="7"/></text:span></text:span><text:span text:style-name="Source_20_Text"><text:span text:style-name="T395">= 13,</text:span></text:span></text:p>
      <text:p text:style-name="P87"><text:span text:style-name="Source_20_Text"><text:span text:style-name="T395"><text:s text:c="4"/></text:span></text:span><text:span text:style-name="Source_20_Text"><text:span text:style-name="T53">particle_impacts </text:span></text:span><text:span text:style-name="Source_20_Text"><text:span text:style-name="T55"><text:s text:c="5"/></text:span></text:span><text:span text:style-name="Source_20_Text"><text:span text:style-name="T395">= 14,</text:span></text:span></text:p>
      <text:p text:style-name="P87"><text:span text:style-name="Source_20_Text"><text:span text:style-name="T395"><text:s text:c="4"/></text:span></text:span><text:span text:style-name="Source_20_Text"><text:span text:style-name="T53">slow_particle_impacts</text:span></text:span><text:span text:style-name="Source_20_Text"><text:span text:style-name="T395"> = 15,</text:span></text:span></text:p>
      <text:p text:style-name="P87"><text:span text:style-name="Source_20_Text"><text:span text:style-name="T395"><text:s text:c="4"/></text:span></text:span><text:span text:style-name="Source_20_Text"><text:span text:style-name="T53">unit_footsteps</text:span></text:span><text:span text:style-name="Source_20_Text"><text:span text:style-name="T395"> = 18,</text:span></text:span></text:p>
      <text:p text:style-name="P87"><text:span text:style-name="Source_20_Text"><text:span text:style-name="T395"><text:s text:c="4"/></text:span></text:span><text:span text:style-name="Source_20_Text"><text:span text:style-name="T53">unit_dialog</text:span></text:span><text:span text:style-name="Source_20_Text"><text:span text:style-name="T395"> </text:span></text:span><text:span text:style-name="Source_20_Text"><text:span text:style-name="T397"><text:s text:c="3"/></text:span></text:span><text:span text:style-name="Source_20_Text"><text:span text:style-name="T395">= 19,</text:span></text:span></text:p>
      <text:p text:style-name="P87"><text:span text:style-name="Source_20_Text"><text:span text:style-name="T395"><text:s text:c="4"/></text:span></text:span><text:span text:style-name="Source_20_Text"><text:span text:style-name="T53">vehicle_collision</text:span></text:span><text:span text:style-name="Source_20_Text"><text:span text:style-name="T395"> = 22,</text:span></text:span></text:p>
      <text:p text:style-name="P87"><text:span text:style-name="Source_20_Text"><text:span text:style-name="T395"><text:s text:c="4"/></text:span></text:span><text:span text:style-name="Source_20_Text"><text:span text:style-name="T53">vehicle_engine</text:span></text:span><text:span text:style-name="Source_20_Text"><text:span text:style-name="T395"> </text:span></text:span><text:span text:style-name="Source_20_Text"><text:span text:style-name="T397"><text:s text:c="3"/></text:span></text:span><text:span text:style-name="Source_20_Text"><text:span text:style-name="T395">= 23,</text:span></text:span></text:p>
      <text:p text:style-name="P87"><text:span text:style-name="Source_20_Text"><text:span text:style-name="T395"><text:s text:c="4"/></text:span></text:span><text:span text:style-name="Source_20_Text"><text:span text:style-name="T53">device_door</text:span></text:span><text:span text:style-name="Source_20_Text"><text:span text:style-name="T395"> </text:span></text:span><text:span text:style-name="Source_20_Text"><text:span text:style-name="T397"><text:s text:c="7"/></text:span></text:span><text:span text:style-name="Source_20_Text"><text:span text:style-name="T401"><text:s/></text:span></text:span><text:span text:style-name="Source_20_Text"><text:span text:style-name="T395">= 26,</text:span></text:span></text:p>
      <text:p text:style-name="P87"><text:span text:style-name="Source_20_Text"><text:span text:style-name="T395"><text:s text:c="4"/></text:span></text:span><text:span text:style-name="Source_20_Text"><text:span text:style-name="T53">device_force_field</text:span></text:span><text:span text:style-name="Source_20_Text"><text:span text:style-name="T395"> </text:span></text:span><text:span text:style-name="Source_20_Text"><text:span text:style-name="T401"><text:s/></text:span></text:span><text:span text:style-name="Source_20_Text"><text:span text:style-name="T395">= 27,</text:span></text:span></text:p>
      <text:p text:style-name="P87"><text:span text:style-name="Source_20_Text"><text:span text:style-name="T395"><text:s text:c="4"/></text:span></text:span><text:span text:style-name="Source_20_Text"><text:span text:style-name="T53">device_machinery</text:span></text:span><text:span text:style-name="Source_20_Text"><text:span text:style-name="T395"> </text:span></text:span><text:span text:style-name="Source_20_Text"><text:span text:style-name="T397"><text:s text:c="2"/></text:span></text:span><text:span text:style-name="Source_20_Text"><text:span text:style-name="T401"><text:s/></text:span></text:span><text:span text:style-name="Source_20_Text"><text:span text:style-name="T395">= 28,</text:span></text:span></text:p>
      <text:p text:style-name="P87"><text:span text:style-name="Source_20_Text"><text:span text:style-name="T395"><text:s text:c="4"/></text:span></text:span><text:span text:style-name="Source_20_Text"><text:span text:style-name="T53">device_nature</text:span></text:span><text:span text:style-name="Source_20_Text"><text:span text:style-name="T395"> </text:span></text:span><text:span text:style-name="Source_20_Text"><text:span text:style-name="T397"><text:s text:c="5"/></text:span></text:span><text:span text:style-name="Source_20_Text"><text:span text:style-name="T401"><text:s/></text:span></text:span><text:span text:style-name="Source_20_Text"><text:span text:style-name="T395">= 29,</text:span></text:span></text:p>
      <text:p text:style-name="P87"><text:span text:style-name="Source_20_Text"><text:span text:style-name="T395"><text:s text:c="4"/></text:span></text:span><text:span text:style-name="Source_20_Text"><text:span text:style-name="T53">device_computers</text:span></text:span><text:span text:style-name="Source_20_Text"><text:span text:style-name="T55"> <text:s/></text:span></text:span><text:span text:style-name="Source_20_Text"><text:span text:style-name="T395"><text:s/></text:span></text:span><text:span text:style-name="Source_20_Text"><text:span text:style-name="T401"><text:s/></text:span></text:span><text:span text:style-name="Source_20_Text"><text:span text:style-name="T395">= 30,</text:span></text:span></text:p>
      <text:p text:style-name="P87"><text:span text:style-name="Source_20_Text"><text:span text:style-name="T395"><text:s text:c="4"/></text:span></text:span><text:span text:style-name="Source_20_Text"><text:span text:style-name="T53">music</text:span></text:span><text:span text:style-name="Source_20_Text"><text:span text:style-name="T395"> </text:span></text:span><text:span text:style-name="Source_20_Text"><text:span text:style-name="T397"><text:s text:c="12"/></text:span></text:span><text:span text:style-name="Source_20_Text"><text:span text:style-name="T395">= 32,</text:span></text:span></text:p>
      <text:p text:style-name="P87"><text:span text:style-name="Source_20_Text"><text:span text:style-name="T395"><text:s text:c="4"/></text:span></text:span><text:span text:style-name="Source_20_Text"><text:span text:style-name="T53">ambient_nature</text:span></text:span><text:span text:style-name="Source_20_Text"><text:span text:style-name="T55"> <text:s text:c="2"/></text:span></text:span><text:span text:style-name="Source_20_Text"><text:span text:style-name="T395"><text:s/>= 33,</text:span></text:span></text:p>
      <text:p text:style-name="P87"><text:span text:style-name="Source_20_Text"><text:span text:style-name="T395"><text:s text:c="4"/></text:span></text:span><text:span text:style-name="Source_20_Text"><text:span text:style-name="T53">ambient_machinery</text:span></text:span><text:span text:style-name="Source_20_Text"><text:span text:style-name="T395"> = 34,</text:span></text:span></text:p>
      <text:p text:style-name="P87"><text:span text:style-name="Source_20_Text"><text:span text:style-name="T395"><text:s text:c="4"/></text:span></text:span><text:span text:style-name="Source_20_Text"><text:span text:style-name="T53">ambient_computers</text:span></text:span><text:span text:style-name="Source_20_Text"><text:span text:style-name="T395"> = 35,</text:span></text:span></text:p>
      <text:p text:style-name="P87"><text:span text:style-name="Source_20_Text"><text:span text:style-name="T395"><text:s text:c="3"/></text:span></text:span><text:span text:style-name="Source_20_Text"><text:span text:style-name="T53"><text:s/>first_person_damage</text:span></text:span><text:span text:style-name="Source_20_Text"><text:span text:style-name="T395"> = 39,</text:span></text:span></text:p>
      <text:p text:style-name="P87"><text:span text:style-name="Source_20_Text"><text:span text:style-name="T395"><text:s text:c="4"/></text:span></text:span><text:span text:style-name="Source_20_Text"><text:span text:style-name="T53">scripted_dialog_player</text:span></text:span><text:span text:style-name="Source_20_Text"><text:span text:style-name="T395"> </text:span></text:span><text:span text:style-name="Source_20_Text"><text:span text:style-name="T399"><text:s text:c="13"/></text:span></text:span><text:span text:style-name="Source_20_Text"><text:span text:style-name="T395">= 44,</text:span></text:span></text:p>
      <text:p text:style-name="P87"><text:span text:style-name="Source_20_Text"><text:span text:style-name="T395"><text:s text:c="4"/></text:span></text:span><text:span text:style-name="Source_20_Text"><text:span text:style-name="T53">scripted_effect</text:span></text:span><text:span text:style-name="Source_20_Text"><text:span text:style-name="T55"> <text:s text:c="6"/></text:span></text:span><text:span text:style-name="Source_20_Text"><text:span text:style-name="T395"><text:s/></text:span></text:span><text:span text:style-name="Source_20_Text"><text:span text:style-name="T399"><text:s text:c="13"/></text:span></text:span><text:span text:style-name="Source_20_Text"><text:span text:style-name="T395">= 45,</text:span></text:span></text:p>
      <text:p text:style-name="P87"><text:span text:style-name="Source_20_Text"><text:span text:style-name="T395"><text:s text:c="4"/></text:span></text:span><text:span text:style-name="Source_20_Text"><text:span text:style-name="T53">scripted_dialog_other</text:span></text:span><text:span text:style-name="Source_20_Text"><text:span text:style-name="T395"> </text:span></text:span><text:span text:style-name="Source_20_Text"><text:span text:style-name="T399"><text:s text:c="13"/></text:span></text:span><text:span text:style-name="Source_20_Text"><text:span text:style-name="T397"><text:s/></text:span></text:span><text:span text:style-name="Source_20_Text"><text:span text:style-name="T395">= 46,</text:span></text:span></text:p>
      <text:p text:style-name="P87"><text:span text:style-name="Source_20_Text"><text:span text:style-name="T395"><text:s text:c="4"/></text:span></text:span><text:span text:style-name="Source_20_Text"><text:span text:style-name="T53">scripted_dialog_force_unspatialized</text:span></text:span><text:span text:style-name="Source_20_Text"><text:span text:style-name="T395"> = 47,</text:span></text:span></text:p>
      <text:p text:style-name="P87"><text:span text:style-name="Source_20_Text"><text:span text:style-name="T395"><text:s text:c="4"/></text:span></text:span><text:span text:style-name="Source_20_Text"><text:span text:style-name="T53">game_event</text:span></text:span><text:span text:style-name="Source_20_Text"><text:span text:style-name="T395"> = 50,</text:span></text:span></text:p>
      <text:p text:style-name="P90"><text:span text:style-name="Source_20_Text"><text:span text:style-name="T395"><text:s text:c="4"/>}</text:span></text:span><text:span text:style-name="Source_20_Text"><text:span text:style-name="T53"> SoundClass</text:span></text:span><text:span text:style-name="Source_20_Text"><text:span text:style-name="T397">;</text:span></text:span></text:p>
      <text:p text:style-name="P153"><text:span text:style-name="Source_20_Text"><text:span text:style-name="T467"/></text:span></text:p>
      <text:p text:style-name="P153"><text:span text:style-name="Source_20_Text"><text:span text:style-name="T467"/></text:span></text:p>
      <text:p text:style-name="P87"><text:span text:style-name="Source_20_Text"><text:span text:style-name="T459">enum </text:span></text:span><text:span text:style-name="Source_20_Text"><text:span text:style-name="T460">class </text:span></text:span><text:span text:style-name="Source_20_Text"><text:span text:style-name="T53">SoundSampleRate</text:span></text:span><text:span text:style-name="Source_20_Text"><text:span text:style-name="T347"> : </text:span></text:span><text:span text:style-name="Source_20_Text"><text:span text:style-name="T2">S</text:span></text:span><text:span text:style-name="Source_20_Text"><text:span text:style-name="T4">Enum</text:span></text:span><text:span text:style-name="Source_20_Text"><text:span text:style-name="T2">16</text:span></text:span><text:span text:style-name="Source_20_Text"><text:span text:style-name="T347"> {</text:span></text:span></text:p>
      <text:p text:style-name="P87"><text:span text:style-name="Source_20_Text"><text:span text:style-name="T395"><text:s text:c="4"/></text:span></text:span><text:span text:style-name="Source_20_Text"><text:span text:style-name="T53">khz_22 </text:span></text:span><text:span text:style-name="Source_20_Text"><text:span text:style-name="T395">= 0,</text:span></text:span></text:p>
      <text:p text:style-name="P87"><text:span text:style-name="Source_20_Text"><text:span text:style-name="T395"><text:s text:c="4"/></text:span></text:span><text:span text:style-name="Source_20_Text"><text:span text:style-name="T53">khz_44</text:span></text:span><text:span text:style-name="Source_20_Text"><text:span text:style-name="T395"> = 1,</text:span></text:span></text:p>
      <text:p text:style-name="P90"><text:span text:style-name="Source_20_Text"><text:span text:style-name="T395"><text:s text:c="4"/>}</text:span></text:span><text:span text:style-name="Source_20_Text"><text:span text:style-name="T53"> SoundSampleRate</text:span></text:span><text:span text:style-name="Source_20_Text"><text:span text:style-name="T397">;</text:span></text:span></text:p>
      <text:p text:style-name="P153"><text:span text:style-name="Source_20_Text"><text:span text:style-name="T467"/></text:span></text:p>
      <text:p text:style-name="P153"><text:span text:style-name="Source_20_Text"><text:span text:style-name="T467"/></text:span></text:p>
      <text:p text:style-name="P87"><text:span text:style-name="Source_20_Text"><text:span text:style-name="T459">enum </text:span></text:span><text:span text:style-name="Source_20_Text"><text:span text:style-name="T460">class </text:span></text:span><text:span text:style-name="Source_20_Text"><text:span text:style-name="T53">SoundEncoding</text:span></text:span><text:span text:style-name="Source_20_Text"><text:span text:style-name="T347"> : </text:span></text:span><text:span text:style-name="Source_20_Text"><text:span text:style-name="T2">S</text:span></text:span><text:span text:style-name="Source_20_Text"><text:span text:style-name="T4">Enum</text:span></text:span><text:span text:style-name="Source_20_Text"><text:span text:style-name="T2">16</text:span></text:span><text:span text:style-name="Source_20_Text"><text:span text:style-name="T347"> {</text:span></text:span></text:p>
      <text:p text:style-name="P87"><text:span text:style-name="Source_20_Text"><text:span text:style-name="T395"><text:s text:c="4"/></text:span></text:span><text:span text:style-name="Source_20_Text"><text:span text:style-name="T53">mono</text:span></text:span><text:span text:style-name="Source_20_Text"><text:span text:style-name="T395"> </text:span></text:span><text:span text:style-name="Source_20_Text"><text:span text:style-name="T397"><text:s text:c="2"/></text:span></text:span><text:span text:style-name="Source_20_Text"><text:span text:style-name="T395">= 0,</text:span></text:span></text:p>
      <text:p text:style-name="P87"><text:span text:style-name="Source_20_Text"><text:span text:style-name="T395"><text:s text:c="4"/></text:span></text:span><text:span text:style-name="Source_20_Text"><text:span text:style-name="T53">stereo</text:span></text:span><text:span text:style-name="Source_20_Text"><text:span text:style-name="T395"> = 1,</text:span></text:span></text:p>
      <text:p text:style-name="P90"><text:span text:style-name="Source_20_Text"><text:span text:style-name="T395"><text:s text:c="4"/>}</text:span></text:span><text:span text:style-name="Source_20_Text"><text:span text:style-name="T53"> SoundEncoding</text:span></text:span><text:span text:style-name="Source_20_Text"><text:span text:style-name="T397">;</text:span></text:span></text:p>
      <text:p text:style-name="P153"><text:span text:style-name="Source_20_Text"><text:span text:style-name="T467"/></text:span></text:p>
      <text:p text:style-name="P153"><text:span text:style-name="Source_20_Text"><text:span text:style-name="T467"/></text:span></text:p>
      <text:p text:style-name="P87"><text:span text:style-name="Source_20_Text"><text:span text:style-name="T459">enum </text:span></text:span><text:span text:style-name="Source_20_Text"><text:span text:style-name="T460">class </text:span></text:span><text:span text:style-name="Source_20_Text"><text:span text:style-name="T53">SoundCompression</text:span></text:span><text:span text:style-name="Source_20_Text"><text:span text:style-name="T347"> : </text:span></text:span><text:span text:style-name="Source_20_Text"><text:span text:style-name="T2">S</text:span></text:span><text:span text:style-name="Source_20_Text"><text:span text:style-name="T4">Enum</text:span></text:span><text:span text:style-name="Source_20_Text"><text:span text:style-name="T2">16</text:span></text:span><text:span text:style-name="Source_20_Text"><text:span text:style-name="T347"> {</text:span></text:span></text:p>
      <text:p text:style-name="P88"><text:span text:style-name="Source_20_Text"><text:span text:style-name="T395"><text:s text:c="4"/></text:span></text:span><text:span text:style-name="Source_20_Text"><text:span text:style-name="T53">none</text:span></text:span><text:span text:style-name="Source_20_Text"><text:span text:style-name="T55"> <text:s text:c="5"/></text:span></text:span><text:span text:style-name="Source_20_Text"><text:span text:style-name="T395"><text:s/>= 0,<text:tab/></text:span></text:span><text:span text:style-name="Source_20_Text"><text:span text:style-name="T227">//</text:span></text:span><text:span text:style-name="Source_20_Text"><text:span text:style-name="T228"> This is </text:span></text:span><text:span text:style-name="Source_20_Text"><text:span text:style-name="T229">uncompressed, </text:span></text:span><text:span text:style-name="Source_20_Text"><text:span text:style-name="T228">16Bit signed PCM</text:span></text:span><text:span text:style-name="Source_20_Text"><text:span text:style-name="T238">.</text:span></text:span></text:p>
      <text:p text:style-name="P88"><text:span text:style-name="Source_20_Text"><text:span text:style-name="T395"><text:s text:c="4"/></text:span></text:span><text:span text:style-name="Source_20_Text"><text:span text:style-name="T53">xbox_adpcm</text:span></text:span><text:span text:style-name="Source_20_Text"><text:span text:style-name="T395"> = 1,<text:tab/></text:span></text:span><text:span text:style-name="Source_20_Text"><text:span text:style-name="T227">//</text:span></text:span><text:span text:style-name="Source_20_Text"><text:span text:style-name="T229"> These two are effectively the same</text:span></text:span></text:p>
      <text:p text:style-name="P88"><text:span text:style-name="Source_20_Text"><text:span text:style-name="T395"><text:s text:c="3"/></text:span></text:span><text:span text:style-name="Source_20_Text"><text:span text:style-name="T53"><text:s/>ima_adpcm</text:span></text:span><text:span text:style-name="Source_20_Text"><text:span text:style-name="T395"> </text:span></text:span><text:span text:style-name="Source_20_Text"><text:span text:style-name="T397"><text:s/></text:span></text:span><text:span text:style-name="Source_20_Text"><text:span text:style-name="T395">= 2,<text:tab/></text:span></text:span><text:span text:style-name="Source_20_Text"><text:span text:style-name="T227">//</text:span></text:span><text:span text:style-name="Source_20_Text"><text:span text:style-name="T229"> format, and can be interchanged.</text:span></text:span></text:p>
      <text:p text:style-name="P89"><text:span text:style-name="Source_20_Text"><text:span text:style-name="T395"><text:s text:c="4"/></text:span></text:span><text:span text:style-name="Source_20_Text"><text:span text:style-name="T53">ogg</text:span></text:span><text:span text:style-name="Source_20_Text"><text:span text:style-name="T395"> </text:span></text:span><text:span text:style-name="Source_20_Text"><text:span text:style-name="T397"><text:s text:c="7"/></text:span></text:span><text:span text:style-name="Source_20_Text"><text:span text:style-name="T395">= 3,</text:span></text:span><text:span text:style-name="Source_20_Text"><text:span text:style-name="T396"><text:tab/></text:span></text:span><text:span text:style-name="Source_20_Text"><text:span text:style-name="T227">//</text:span></text:span><text:span text:style-name="Source_20_Text"><text:span text:style-name="T230"> </text:span></text:span><text:span text:style-name="Source_20_Text"><text:span text:style-name="T239">ogg is a</text:span></text:span><text:span text:style-name="Source_20_Text"><text:span text:style-name="T240"> </text:span></text:span><text:span text:style-name="Source_20_Text"><text:span text:style-name="T230">PC ONLY compression</text:span></text:span><text:span text:style-name="Source_20_Text"><text:span text:style-name="T240">.</text:span></text:span></text:p>
      <text:p text:style-name="P90"><text:span text:style-name="Source_20_Text"><text:span text:style-name="T395"><text:s text:c="4"/>}</text:span></text:span><text:span text:style-name="Source_20_Text"><text:span text:style-name="T53"> SoundCompression</text:span></text:span><text:span text:style-name="Source_20_Text"><text:span text:style-name="T397">;</text:span></text:span></text:p>
      <text:p text:style-name="P202"><text:span text:style-name="Source_20_Text"><text:span text:style-name="T94"/></text:span></text:p>
      <text:p text:style-name="P90"><text:soft-page-break/><text:span text:style-name="Source_20_Text"><text:span text:style-name="T461">typedef </text:span></text:span><text:span text:style-name="Source_20_Text"><text:span text:style-name="T463">struct</text:span></text:span><text:span text:style-name="Source_20_Text"><text:span text:style-name="T331"> </text:span></text:span><text:span text:style-name="Source_20_Text"><text:span text:style-name="T55">SoundScaleModifiers</text:span></text:span><text:span text:style-name="Source_20_Text"><text:span text:style-name="T331"> {</text:span></text:span></text:p>
      <text:p text:style-name="P90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390"><text:tab/></text:span></text:span><text:span text:style-name="Source_20_Text"><text:span text:style-name="T397">skip_fraction;</text:span></text:span></text:p>
      <text:p text:style-name="P90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390"><text:tab/></text:span></text:span><text:span text:style-name="Source_20_Text"><text:span text:style-name="T397">gain;</text:span></text:span></text:p>
      <text:p text:style-name="P90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390"><text:tab/></text:span></text:span><text:span text:style-name="Source_20_Text"><text:span text:style-name="T397">pitch;</text:span></text:span></text:p>
      <text:p text:style-name="P91"><text:span text:style-name="Source_20_Text"><text:span text:style-name="T395"><text:s text:c="4"/>} </text:span></text:span><text:span text:style-name="Source_20_Text"><text:span text:style-name="T55">SoundScaleModifiers</text:span></text:span><text:span text:style-name="Source_20_Text"><text:span text:style-name="T397">;</text:span></text:span><text:span text:style-name="Source_20_Text"><text:span text:style-name="T431"><text:tab/></text:span></text:span><text:span text:style-name="Source_20_Text"><text:span text:style-name="T304">//</text:span></text:span><text:span text:style-name="Source_20_Text"><text:span text:style-name="T318"> </text:span></text:span><text:span text:style-name="Source_20_Text"><text:span text:style-name="T94">size == </text:span></text:span><text:span text:style-name="Source_20_Text"><text:span text:style-name="T234">12</text:span></text:span><text:span text:style-name="Source_20_Text"><text:span text:style-name="T94"> bytes</text:span></text:span></text:p>
      <text:p text:style-name="P87"><text:span text:style-name="Source_20_Text"><text:span text:style-name="T328"/></text:span></text:p>
      <text:p text:style-name="P87"><text:span text:style-name="Source_20_Text"><text:span text:style-name="T461">typedef </text:span></text:span><text:span text:style-name="Source_20_Text"><text:span text:style-name="T463">struct</text:span></text:span><text:span text:style-name="Source_20_Text"><text:span text:style-name="T331"> </text:span></text:span><text:span text:style-name="Source_20_Text"><text:span text:style-name="T53">SoundBody</text:span></text:span><text:span text:style-name="Source_20_Text"><text:span text:style-name="T331"> {</text:span></text:span><text:span text:style-name="Source_20_Text"><text:span text:style-name="T330"> <text:s/></text:span></text:span><text:span text:style-name="Source_20_Text"><text:span text:style-name="T227">//</text:span></text:span><text:span text:style-name="Source_20_Text"><text:span text:style-name="T228"> <text:s/>mind, and soul(lululul)</text:span></text:span></text:p>
      <text:p text:style-name="P87"><text:span text:style-name="Source_20_Text"><text:span text:style-name="T331"><text:s text:c="4"/></text:span></text:span><text:span text:style-name="Source_20_Text"><text:span text:style-name="T7">Bool</text:span></text:span><text:span text:style-name="Source_20_Text"><text:span text:style-name="T53">32</text:span></text:span><text:span text:style-name="Source_20_Text"><text:span text:style-name="T331"><text:tab/></text:span></text:span><text:span text:style-name="Source_20_Text"><text:span text:style-name="T396"><text:tab/></text:span></text:span><text:span text:style-name="Source_20_Text"><text:span text:style-name="T395">fit_to_adpcm_blocksize</text:span></text:span><text:span text:style-name="Source_20_Text"><text:span text:style-name="T331"><text:tab/><text:tab/></text:span></text:span><text:span text:style-name="Source_20_Text"><text:span text:style-name="T395"><text:tab/></text:span></text:span><text:span text:style-name="Source_20_Text"><text:span text:style-name="T331">: </text:span></text:span><text:span text:style-name="Source_20_Text"><text:span text:style-name="T478">1</text:span></text:span><text:span text:style-name="Source_20_Text"><text:span text:style-name="T331">;</text:span></text:span></text:p>
      <text:p text:style-name="P89"><text:span text:style-name="Source_20_Text"><text:span text:style-name="T331"><text:s text:c="4"/></text:span></text:span><text:span text:style-name="Source_20_Text"><text:span text:style-name="T7">Bool</text:span></text:span><text:span text:style-name="Source_20_Text"><text:span text:style-name="T53">32</text:span></text:span><text:span text:style-name="Source_20_Text"><text:span text:style-name="T331"><text:tab/></text:span></text:span><text:span text:style-name="Source_20_Text"><text:span text:style-name="T396"><text:tab/></text:span></text:span><text:span text:style-name="Source_20_Text"><text:span text:style-name="T395">split_long_sound_into_permutations</text:span></text:span><text:span text:style-name="Source_20_Text"><text:span text:style-name="T331"><text:tab/>: </text:span></text:span><text:span text:style-name="Source_20_Text"><text:span text:style-name="T478">1</text:span></text:span><text:span text:style-name="Source_20_Text"><text:span text:style-name="T331">;</text:span></text:span></text:p>
      <text:p text:style-name="P89"><text:span text:style-name="Source_20_Text"><text:span text:style-name="T11"><text:s text:c="4"/></text:span></text:span><text:span text:style-name="Source_20_Text"><text:span text:style-name="T53">SoundClass</text:span></text:span><text:span text:style-name="Source_20_Text"><text:span text:style-name="T335"><text:tab/></text:span></text:span><text:span text:style-name="Source_20_Text"><text:span text:style-name="T396"><text:tab/>class</text:span></text:span><text:span text:style-name="Source_20_Text"><text:span text:style-name="T335">;</text:span></text:span></text:p>
      <text:p text:style-name="P89"><text:span text:style-name="Source_20_Text"><text:span text:style-name="T11"><text:s text:c="4"/></text:span></text:span><text:span text:style-name="Source_20_Text"><text:span text:style-name="T53">SoundSampleRate</text:span></text:span><text:span text:style-name="Source_20_Text"><text:span text:style-name="T335"><text:tab/></text:span></text:span><text:span text:style-name="Source_20_Text"><text:span text:style-name="T396">sample_rate</text:span></text:span><text:span text:style-name="Source_20_Text"><text:span text:style-name="T335">;</text:span></text:span></text:p>
      <text:p text:style-name="P89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7"><text:tab/></text:span></text:span><text:span text:style-name="Source_20_Text"><text:span text:style-name="T54"><text:tab/></text:span></text:span><text:span text:style-name="Source_20_Text"><text:span text:style-name="T396">minimum_distance</text:span></text:span><text:span text:style-name="Source_20_Text"><text:span text:style-name="T335">;</text:span></text:span></text:p>
      <text:p text:style-name="P89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7"><text:tab/></text:span></text:span><text:span text:style-name="Source_20_Text"><text:span text:style-name="T396"><text:tab/></text:span></text:span><text:span text:style-name="Source_20_Text"><text:span text:style-name="T395">maximum</text:span></text:span><text:span text:style-name="Source_20_Text"><text:span text:style-name="T396">_distance</text:span></text:span><text:span text:style-name="Source_20_Text"><text:span text:style-name="T335">;</text:span></text:span></text:p>
      <text:p text:style-name="P89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7"><text:tab/></text:span></text:span><text:span text:style-name="Source_20_Text"><text:span text:style-name="T396"><text:tab/></text:span></text:span><text:span text:style-name="Source_20_Text"><text:span text:style-name="T395">skip_fraction</text:span></text:span><text:span text:style-name="Source_20_Text"><text:span text:style-name="T335">;</text:span></text:span></text:p>
      <text:p text:style-name="P89"><text:span text:style-name="Source_20_Text"><text:span text:style-name="T11"><text:s text:c="4"/></text:span></text:span><text:span text:style-name="Source_20_Text"><text:span text:style-name="T84">FromTo</text:span></text:span><text:span text:style-name="Source_20_Text"><text:span text:style-name="T47"><text:tab/></text:span></text:span><text:span text:style-name="Source_20_Text"><text:span text:style-name="T55"><text:tab/></text:span></text:span><text:span text:style-name="Source_20_Text"><text:span text:style-name="T395">random_pitch_bounds</text:span></text:span><text:span text:style-name="Source_20_Text"><text:span text:style-name="T335">;</text:span></text:span></text:p>
      <text:p text:style-name="P89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7"><text:tab/></text:span></text:span><text:span text:style-name="Source_20_Text"><text:span text:style-name="T396"><text:tab/></text:span></text:span><text:span text:style-name="Source_20_Text"><text:span text:style-name="T395">inner_cone_angle</text:span></text:span><text:span text:style-name="Source_20_Text"><text:span text:style-name="T335">;</text:span></text:span></text:p>
      <text:p text:style-name="P89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7"><text:tab/></text:span></text:span><text:span text:style-name="Source_20_Text"><text:span text:style-name="T396"><text:tab/></text:span></text:span><text:span text:style-name="Source_20_Text"><text:span text:style-name="T395">outer_cone_angle</text:span></text:span><text:span text:style-name="Source_20_Text"><text:span text:style-name="T335">;</text:span></text:span></text:p>
      <text:p text:style-name="P89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7"><text:tab/></text:span></text:span><text:span text:style-name="Source_20_Text"><text:span text:style-name="T396"><text:tab/></text:span></text:span><text:span text:style-name="Source_20_Text"><text:span text:style-name="T395">outer_cone_gain</text:span></text:span><text:span text:style-name="Source_20_Text"><text:span text:style-name="T335">;</text:span></text:span></text:p>
      <text:p text:style-name="P89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7"><text:tab/></text:span></text:span><text:span text:style-name="Source_20_Text"><text:span text:style-name="T396"><text:tab/></text:span></text:span><text:span text:style-name="Source_20_Text"><text:span text:style-name="T395">gain_modifier</text:span></text:span><text:span text:style-name="Source_20_Text"><text:span text:style-name="T335">;</text:span></text:span></text:p>
      <text:p text:style-name="P93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7"><text:tab/></text:span></text:span><text:span text:style-name="Source_20_Text"><text:span text:style-name="T396"><text:tab/></text:span></text:span><text:span text:style-name="Source_20_Text"><text:span text:style-name="T395">maximum_bend_per_second</text:span></text:span><text:span text:style-name="Source_20_Text"><text:span text:style-name="T335">;</text:span></text:span></text:p>
      <text:p text:style-name="P93"><text:span text:style-name="Source_20_Text"><text:span text:style-name="T341"><text:s text:c="4"/></text:span></text:span><text:span text:style-name="Source_20_Text"><text:span text:style-name="T72">Pad</text:span></text:span><text:span text:style-name="Source_20_Text"><text:span text:style-name="T416">[</text:span></text:span><text:span text:style-name="Source_20_Text"><text:span text:style-name="T491">12</text:span></text:span><text:span text:style-name="Source_20_Text"><text:span text:style-name="T416">]</text:span></text:span><text:span text:style-name="Source_20_Text"><text:span text:style-name="T435"><text:tab/></text:span></text:span><text:span text:style-name="Source_20_Text"><text:span text:style-name="T416"><text:tab/></text:span></text:span><text:span text:style-name="Source_20_Text"><text:span text:style-name="T440"><text:tab/></text:span></text:span><text:span text:style-name="Source_20_Text"><text:span text:style-name="T416">pad0;</text:span></text:span></text:p>
      <text:p text:style-name="P133"><text:span text:style-name="Source_20_Text"><text:span text:style-name="T1"><text:s text:c="4"/>SoundScaleModifiers<text:tab/></text:span></text:span><text:span text:style-name="Source_20_Text"><text:span text:style-name="T395">modifiers_when_scale_is_zero</text:span></text:span><text:span text:style-name="Source_20_Text"><text:span text:style-name="T325">;</text:span></text:span></text:p>
      <text:p text:style-name="P133"><text:span text:style-name="Source_20_Text"><text:span text:style-name="T341"><text:s text:c="4"/></text:span></text:span><text:span text:style-name="Source_20_Text"><text:span text:style-name="T72">Pad</text:span></text:span><text:span text:style-name="Source_20_Text"><text:span text:style-name="T416">[</text:span></text:span><text:span text:style-name="Source_20_Text"><text:span text:style-name="T479">12</text:span></text:span><text:span text:style-name="Source_20_Text"><text:span text:style-name="T416">]<text:tab/></text:span></text:span><text:span text:style-name="Source_20_Text"><text:span text:style-name="T438"><text:tab/></text:span></text:span><text:span text:style-name="Source_20_Text"><text:span text:style-name="T440"><text:tab/></text:span></text:span><text:span text:style-name="Source_20_Text"><text:span text:style-name="T416">pad</text:span></text:span><text:span text:style-name="Source_20_Text"><text:span text:style-name="T438">1</text:span></text:span><text:span text:style-name="Source_20_Text"><text:span text:style-name="T416">;</text:span></text:span></text:p>
      <text:p text:style-name="P133"><text:span text:style-name="Source_20_Text"><text:span text:style-name="T1"><text:s text:c="4"/>SoundScaleModifiers<text:tab/></text:span></text:span><text:span text:style-name="Source_20_Text"><text:span text:style-name="T395">modifiers_when_scale_is_</text:span></text:span><text:span text:style-name="Source_20_Text"><text:span text:style-name="T325">one;</text:span></text:span></text:p>
      <text:p text:style-name="P133"><text:span text:style-name="Source_20_Text"><text:span text:style-name="T341"><text:s text:c="4"/></text:span></text:span><text:span text:style-name="Source_20_Text"><text:span text:style-name="T72">Pad</text:span></text:span><text:span text:style-name="Source_20_Text"><text:span text:style-name="T416">[</text:span></text:span><text:span text:style-name="Source_20_Text"><text:span text:style-name="T479">12</text:span></text:span><text:span text:style-name="Source_20_Text"><text:span text:style-name="T416">]<text:tab/></text:span></text:span><text:span text:style-name="Source_20_Text"><text:span text:style-name="T438"><text:tab/></text:span></text:span><text:span text:style-name="Source_20_Text"><text:span text:style-name="T440"><text:tab/></text:span></text:span><text:span text:style-name="Source_20_Text"><text:span text:style-name="T416">pad</text:span></text:span><text:span text:style-name="Source_20_Text"><text:span text:style-name="T438">2</text:span></text:span><text:span text:style-name="Source_20_Text"><text:span text:style-name="T416">;</text:span></text:span></text:p>
      <text:p text:style-name="P132"><text:span text:style-name="Source_20_Text"><text:span text:style-name="T11"><text:s text:c="4"/></text:span></text:span><text:span text:style-name="Source_20_Text"><text:span text:style-name="T53">SoundEncoding</text:span></text:span><text:span text:style-name="Source_20_Text"><text:span text:style-name="T1"><text:tab/></text:span></text:span><text:span text:style-name="Source_20_Text"><text:span text:style-name="T335"><text:tab/></text:span></text:span><text:span text:style-name="Source_20_Text"><text:span text:style-name="T395">encoding</text:span></text:span><text:span text:style-name="Source_20_Text"><text:span text:style-name="T335">;</text:span></text:span></text:p>
      <text:p text:style-name="P132"><text:span text:style-name="Source_20_Text"><text:span text:style-name="T11"><text:s text:c="4"/></text:span></text:span><text:span text:style-name="Source_20_Text"><text:span text:style-name="T53">SoundCompression</text:span></text:span><text:span text:style-name="Source_20_Text"><text:span text:style-name="T335"><text:tab/></text:span></text:span><text:span text:style-name="Source_20_Text"><text:span text:style-name="T395">compression</text:span></text:span><text:span text:style-name="Source_20_Text"><text:span text:style-name="T335">;</text:span></text:span></text:p>
      <text:p text:style-name="P90"><text:span text:style-name="Source_20_Text"><text:span text:style-name="T395"><text:s text:c="4"/></text:span></text:span><text:span text:style-name="Source_20_Text"><text:span text:style-name="T71">TagRef</text:span></text:span><text:span text:style-name="Source_20_Text"><text:span text:style-name="T395"> </text:span></text:span><text:span text:style-name="Source_20_Text"><text:span text:style-name="T397"><text:tab/><text:tab/></text:span></text:span><text:span text:style-name="Source_20_Text"><text:span text:style-name="T395">promotion_sound</text:span></text:span><text:span text:style-name="Source_20_Text"><text:span text:style-name="T397">;</text:span></text:span></text:p>
      <text:p text:style-name="P91"><text:span text:style-name="Source_20_Text"><text:span text:style-name="T11"><text:s text:c="4"/></text:span></text:span><text:span text:style-name="Source_20_Text"><text:span text:style-name="T55">SInt16</text:span></text:span><text:span text:style-name="Source_20_Text"><text:span text:style-name="T47"><text:tab/></text:span></text:span><text:span text:style-name="Source_20_Text"><text:span text:style-name="T396"><text:tab/></text:span></text:span><text:span text:style-name="Source_20_Text"><text:span text:style-name="T395">promotion_count</text:span></text:span><text:span text:style-name="Source_20_Text"><text:span text:style-name="T335">;</text:span></text:span></text:p>
      <text:p text:style-name="P99"><text:span text:style-name="Source_20_Text"><text:span text:style-name="T341"><text:s text:c="4"/></text:span></text:span><text:span text:style-name="Source_20_Text"><text:span text:style-name="T72">Pad</text:span></text:span><text:span text:style-name="Source_20_Text"><text:span text:style-name="T416">[</text:span></text:span><text:span text:style-name="Source_20_Text"><text:span text:style-name="T491">2</text:span></text:span><text:span text:style-name="Source_20_Text"><text:span text:style-name="T416">]<text:tab/></text:span></text:span><text:span text:style-name="Source_20_Text"><text:span text:style-name="T433"><text:tab/></text:span></text:span><text:span text:style-name="Source_20_Text"><text:span text:style-name="T416">pad</text:span></text:span><text:span text:style-name="Source_20_Text"><text:span text:style-name="T441">3</text:span></text:span><text:span text:style-name="Source_20_Text"><text:span text:style-name="T416">;</text:span></text:span></text:p>
      <text:p text:style-name="P99"><text:span text:style-name="Source_20_Text"><text:span text:style-name="T11"><text:s text:c="4"/></text:span></text:span><text:span text:style-name="Source_20_Text"><text:span text:style-name="T60">U</text:span></text:span><text:span text:style-name="Source_20_Text"><text:span text:style-name="T56">Int32</text:span></text:span><text:span text:style-name="Source_20_Text"><text:span text:style-name="T416">[</text:span></text:span><text:span text:style-name="Source_20_Text"><text:span text:style-name="T493">5</text:span></text:span><text:span text:style-name="Source_20_Text"><text:span text:style-name="T416">]</text:span></text:span><text:span text:style-name="Source_20_Text"><text:span text:style-name="T396"><text:tab/></text:span></text:span><text:span text:style-name="Source_20_Text"><text:span text:style-name="T398">unknown</text:span></text:span><text:span text:style-name="Source_20_Text"><text:span text:style-name="T335">;</text:span></text:span></text:p>
      <text:p text:style-name="P91"><text:span text:style-name="Source_20_Text"><text:span text:style-name="T339"><text:s text:c="4"/></text:span></text:span><text:span text:style-name="Source_20_Text"><text:span text:style-name="T78">Reflexive</text:span></text:span><text:span text:style-name="Source_20_Text"><text:span text:style-name="T77"><text:tab/></text:span></text:span><text:span text:style-name="Source_20_Text"><text:span text:style-name="T395">pitch_ranges</text:span></text:span><text:span text:style-name="Source_20_Text"><text:span text:style-name="T415">;</text:span></text:span><text:span text:style-name="Source_20_Text"><text:span text:style-name="T431"><text:tab/></text:span></text:span><text:span text:style-name="Source_20_Text"><text:span text:style-name="T304">// references arrays of </text:span></text:span><text:span text:style-name="Source_20_Text"><text:span text:style-name="T318">PitchRange</text:span></text:span><text:span text:style-name="Source_20_Text"><text:span text:style-name="T304">s</text:span></text:span></text:p>
      <text:p text:style-name="P92"><text:span text:style-name="Source_20_Text"><text:span text:style-name="T395"><text:s text:c="4"/>} </text:span></text:span><text:span text:style-name="Source_20_Text"><text:span text:style-name="T53">SoundBody</text:span></text:span><text:span text:style-name="Source_20_Text"><text:span text:style-name="T397">;</text:span></text:span><text:span text:style-name="Source_20_Text"><text:span text:style-name="T431"><text:tab/></text:span></text:span><text:span text:style-name="Source_20_Text"><text:span text:style-name="T304">//</text:span></text:span><text:span text:style-name="Source_20_Text"><text:span text:style-name="T318"> </text:span></text:span><text:span text:style-name="Source_20_Text"><text:span text:style-name="T94">size == </text:span></text:span><text:span text:style-name="Source_20_Text"><text:span text:style-name="T231">164</text:span></text:span><text:span text:style-name="Source_20_Text"><text:span text:style-name="T94"> bytes</text:span></text:span></text:p>
      <text:p text:style-name="P92"><text:span text:style-name="Source_20_Text"><text:span text:style-name="T328"/></text:span></text:p>
      <text:p text:style-name="P98"><text:span text:style-name="Source_20_Text"><text:span text:style-name="T461">typedef </text:span></text:span><text:span text:style-name="Source_20_Text"><text:span text:style-name="T463">struct</text:span></text:span><text:span text:style-name="Source_20_Text"><text:span text:style-name="T331"> </text:span></text:span><text:span text:style-name="Source_20_Text"><text:span text:style-name="T59">Sound</text:span></text:span><text:span text:style-name="Source_20_Text"><text:span text:style-name="T56">PitchRange</text:span></text:span><text:span text:style-name="Source_20_Text"><text:span text:style-name="T331"> {</text:span></text:span></text:p>
      <text:p text:style-name="P92"><text:span text:style-name="Source_20_Text"><text:span text:style-name="T255"><text:s text:c="4"/></text:span></text:span><text:span text:style-name="Source_20_Text"><text:span text:style-name="T82">StrAscii</text:span></text:span><text:span text:style-name="Source_20_Text"><text:span text:style-name="T416">[</text:span></text:span><text:span text:style-name="Source_20_Text"><text:span text:style-name="T485">32</text:span></text:span><text:span text:style-name="Source_20_Text"><text:span text:style-name="T416">]</text:span></text:span><text:span text:style-name="Source_20_Text"><text:span text:style-name="T255"><text:tab/></text:span></text:span><text:span text:style-name="Source_20_Text"><text:span text:style-name="T434">n</text:span></text:span><text:span text:style-name="Source_20_Text"><text:span text:style-name="T424">ame</text:span></text:span><text:span text:style-name="Source_20_Text"><text:span text:style-name="T416">;</text:span></text:span><text:span text:style-name="Source_20_Text"><text:span text:style-name="T348"><text:tab/></text:span></text:span><text:span text:style-name="Source_20_Text"><text:span text:style-name="T94">//</text:span></text:span><text:span text:style-name="Source_20_Text"><text:span text:style-name="T125"> must be null terminated</text:span></text:span></text:p>
      <text:p text:style-name="P92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7"><text:tab/></text:span></text:span><text:span text:style-name="Source_20_Text"><text:span text:style-name="T54"><text:tab/></text:span></text:span><text:span text:style-name="Source_20_Text"><text:span text:style-name="T398">natural_pitch</text:span></text:span><text:span text:style-name="Source_20_Text"><text:span text:style-name="T335">;</text:span></text:span></text:p>
      <text:p text:style-name="P92"><text:span text:style-name="Source_20_Text"><text:span text:style-name="T11"><text:s text:c="4"/></text:span></text:span><text:span text:style-name="Source_20_Text"><text:span text:style-name="T84">FromTo</text:span></text:span><text:span text:style-name="Source_20_Text"><text:span text:style-name="T47"><text:tab/></text:span></text:span><text:span text:style-name="Source_20_Text"><text:span text:style-name="T55"><text:tab/></text:span></text:span><text:span text:style-name="Source_20_Text"><text:span text:style-name="T398">bend</text:span></text:span><text:span text:style-name="Source_20_Text"><text:span text:style-name="T395">_bounds</text:span></text:span><text:span text:style-name="Source_20_Text"><text:span text:style-name="T335">;</text:span></text:span></text:p>
      <text:p text:style-name="P94"><text:span text:style-name="Source_20_Text"><text:span text:style-name="T11"><text:s text:c="4"/></text:span></text:span><text:span text:style-name="Source_20_Text"><text:span text:style-name="T56">UInt32</text:span></text:span><text:span text:style-name="Source_20_Text"><text:span text:style-name="T47"><text:tab/></text:span></text:span><text:span text:style-name="Source_20_Text"><text:span text:style-name="T396"><text:tab/></text:span></text:span><text:span text:style-name="Source_20_Text"><text:span text:style-name="T398">actual_permutation_count</text:span></text:span><text:span text:style-name="Source_20_Text"><text:span text:style-name="T335">;</text:span></text:span></text:p>
      <text:p text:style-name="P95"><text:span text:style-name="Source_20_Text"><text:span text:style-name="T341"><text:s text:c="4"/></text:span></text:span><text:span text:style-name="Source_20_Text"><text:span text:style-name="T72">Pad</text:span></text:span><text:span text:style-name="Source_20_Text"><text:span text:style-name="T416">[</text:span></text:span><text:span text:style-name="Source_20_Text"><text:span text:style-name="T491">2</text:span></text:span><text:span text:style-name="Source_20_Text"><text:span text:style-name="T416">]<text:tab/></text:span></text:span><text:span text:style-name="Source_20_Text"><text:span text:style-name="T433"><text:tab/></text:span></text:span><text:span text:style-name="Source_20_Text"><text:span text:style-name="T416">pad</text:span></text:span><text:span text:style-name="Source_20_Text"><text:span text:style-name="T436">0</text:span></text:span><text:span text:style-name="Source_20_Text"><text:span text:style-name="T416">;</text:span></text:span></text:p>
      <text:p text:style-name="P95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58"><text:tab/></text:span></text:span><text:span text:style-name="Source_20_Text"><text:span text:style-name="T396"><text:tab/></text:span></text:span><text:span text:style-name="Source_20_Text"><text:span text:style-name="T398">unknown0</text:span></text:span><text:span text:style-name="Source_20_Text"><text:span text:style-name="T335">;</text:span></text:span></text:p>
      <text:p text:style-name="P93"><text:span text:style-name="Source_20_Text"><text:span text:style-name="T11"><text:s text:c="4"/></text:span></text:span><text:span text:style-name="Source_20_Text"><text:span text:style-name="T58">S</text:span></text:span><text:span text:style-name="Source_20_Text"><text:span text:style-name="T56">Int32</text:span></text:span><text:span text:style-name="Source_20_Text"><text:span text:style-name="T416">[</text:span></text:span><text:span text:style-name="Source_20_Text"><text:span text:style-name="T492">2</text:span></text:span><text:span text:style-name="Source_20_Text"><text:span text:style-name="T416">]</text:span></text:span><text:span text:style-name="Source_20_Text"><text:span text:style-name="T396"><text:tab/></text:span></text:span><text:span text:style-name="Source_20_Text"><text:span text:style-name="T398">unknown</text:span></text:span><text:span text:style-name="Source_20_Text"><text:span text:style-name="T400">1</text:span></text:span><text:span text:style-name="Source_20_Text"><text:span text:style-name="T335">;</text:span></text:span></text:p>
      <text:p text:style-name="P92"><text:span text:style-name="Source_20_Text"><text:span text:style-name="T339"><text:s text:c="4"/></text:span></text:span><text:span text:style-name="Source_20_Text"><text:span text:style-name="T78">Reflexive</text:span></text:span><text:span text:style-name="Source_20_Text"><text:span text:style-name="T77"><text:tab/></text:span></text:span><text:span text:style-name="Source_20_Text"><text:span text:style-name="T395">p</text:span></text:span><text:span text:style-name="Source_20_Text"><text:span text:style-name="T398">ermutations</text:span></text:span><text:span text:style-name="Source_20_Text"><text:span text:style-name="T415">;</text:span></text:span><text:span text:style-name="Source_20_Text"><text:span text:style-name="T439"><text:tab/></text:span></text:span><text:span text:style-name="Source_20_Text"><text:span text:style-name="T304">// references arrays of </text:span></text:span><text:span text:style-name="Source_20_Text"><text:span text:style-name="T323">Sound</text:span></text:span><text:span text:style-name="Source_20_Text"><text:span text:style-name="T319">Permutation</text:span></text:span><text:span text:style-name="Source_20_Text"><text:span text:style-name="T304">s</text:span></text:span></text:p>
      <text:p text:style-name="P98"><text:span text:style-name="Source_20_Text"><text:span text:style-name="T395"><text:s text:c="4"/>} </text:span></text:span><text:span text:style-name="Source_20_Text"><text:span text:style-name="T59">Sound</text:span></text:span><text:span text:style-name="Source_20_Text"><text:span text:style-name="T56">PitchRange</text:span></text:span><text:span text:style-name="Source_20_Text"><text:span text:style-name="T397">;</text:span></text:span><text:span text:style-name="Source_20_Text"><text:span text:style-name="T431"><text:tab/></text:span></text:span><text:span text:style-name="Source_20_Text"><text:span text:style-name="T304">//</text:span></text:span><text:span text:style-name="Source_20_Text"><text:span text:style-name="T318"> </text:span></text:span><text:span text:style-name="Source_20_Text"><text:span text:style-name="T94">size == </text:span></text:span><text:span text:style-name="Source_20_Text"><text:span text:style-name="T232">72</text:span></text:span><text:span text:style-name="Source_20_Text"><text:span text:style-name="T94"> bytes</text:span></text:span></text:p>
      <text:p text:style-name="P93"><text:span text:style-name="Source_20_Text"><text:span text:style-name="T328"/></text:span></text:p>
      <text:p text:style-name="P93"><text:span text:style-name="Source_20_Text"><text:span text:style-name="T461">typedef </text:span></text:span><text:span text:style-name="Source_20_Text"><text:span text:style-name="T463">struct</text:span></text:span><text:span text:style-name="Source_20_Text"><text:span text:style-name="T331"> </text:span></text:span><text:span text:style-name="Source_20_Text"><text:span text:style-name="T59">SoundP</text:span></text:span><text:span text:style-name="Source_20_Text"><text:span text:style-name="T57">ermutation</text:span></text:span><text:span text:style-name="Source_20_Text"><text:span text:style-name="T331"> {</text:span></text:span></text:p>
      <text:p text:style-name="P93"><text:span text:style-name="Source_20_Text"><text:span text:style-name="T255"><text:s text:c="4"/></text:span></text:span><text:span text:style-name="Source_20_Text"><text:span text:style-name="T82">StrAscii</text:span></text:span><text:span text:style-name="Source_20_Text"><text:span text:style-name="T416">[</text:span></text:span><text:span text:style-name="Source_20_Text"><text:span text:style-name="T485">32</text:span></text:span><text:span text:style-name="Source_20_Text"><text:span text:style-name="T416">]</text:span></text:span><text:span text:style-name="Source_20_Text"><text:span text:style-name="T255"><text:tab/></text:span></text:span><text:span text:style-name="Source_20_Text"><text:span text:style-name="T434">n</text:span></text:span><text:span text:style-name="Source_20_Text"><text:span text:style-name="T424">ame</text:span></text:span><text:span text:style-name="Source_20_Text"><text:span text:style-name="T416">;</text:span></text:span><text:span text:style-name="Source_20_Text"><text:span text:style-name="T348"><text:tab/></text:span></text:span><text:span text:style-name="Source_20_Text"><text:span text:style-name="T94">//</text:span></text:span><text:span text:style-name="Source_20_Text"><text:span text:style-name="T125"> must be null terminated</text:span></text:span></text:p>
      <text:p text:style-name="P93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7"><text:tab/></text:span></text:span><text:span text:style-name="Source_20_Text"><text:span text:style-name="T54"><text:tab/></text:span></text:span><text:span text:style-name="Source_20_Text"><text:span text:style-name="T399">skip_fraction</text:span></text:span><text:span text:style-name="Source_20_Text"><text:span text:style-name="T335">;</text:span></text:span></text:p>
      <text:p text:style-name="P93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7"><text:tab/></text:span></text:span><text:span text:style-name="Source_20_Text"><text:span text:style-name="T55"><text:tab/></text:span></text:span><text:span text:style-name="Source_20_Text"><text:span text:style-name="T399">gain</text:span></text:span><text:span text:style-name="Source_20_Text"><text:span text:style-name="T335">;</text:span></text:span></text:p>
      <text:p text:style-name="P93"><text:span text:style-name="Source_20_Text"><text:span text:style-name="T11"><text:s text:c="4"/></text:span></text:span><text:span text:style-name="Source_20_Text"><text:span text:style-name="T53">SoundCompression</text:span></text:span><text:span text:style-name="Source_20_Text"><text:span text:style-name="T335"><text:tab/></text:span></text:span><text:span text:style-name="Source_20_Text"><text:span text:style-name="T395">compression</text:span></text:span><text:span text:style-name="Source_20_Text"><text:span text:style-name="T335">;</text:span></text:span></text:p>
      <text:p text:style-name="P93"><text:span text:style-name="Source_20_Text"><text:span text:style-name="T11"><text:s text:c="4"/></text:span></text:span><text:span text:style-name="Source_20_Text"><text:span text:style-name="T56">SInt</text:span></text:span><text:span text:style-name="Source_20_Text"><text:span text:style-name="T57">16</text:span></text:span><text:span text:style-name="Source_20_Text"><text:span text:style-name="T47"><text:tab/></text:span></text:span><text:span text:style-name="Source_20_Text"><text:span text:style-name="T396"><text:tab/></text:span></text:span><text:span text:style-name="Source_20_Text"><text:span text:style-name="T399">next_permutation_index</text:span></text:span><text:span text:style-name="Source_20_Text"><text:span text:style-name="T335">;</text:span></text:span></text:p>
      <text:p text:style-name="P93"><text:span text:style-name="Source_20_Text"><text:span text:style-name="T11"><text:s text:c="4"/></text:span></text:span><text:span text:style-name="Source_20_Text"><text:span text:style-name="T57">U</text:span></text:span><text:span text:style-name="Source_20_Text"><text:span text:style-name="T56">Int32</text:span></text:span><text:span text:style-name="Source_20_Text"><text:span text:style-name="T416">[</text:span></text:span><text:span text:style-name="Source_20_Text"><text:span text:style-name="T485">3</text:span></text:span><text:span text:style-name="Source_20_Text"><text:span text:style-name="T416">]</text:span></text:span><text:span text:style-name="Source_20_Text"><text:span text:style-name="T47"><text:tab/></text:span></text:span><text:span text:style-name="Source_20_Text"><text:span text:style-name="T398">unknown</text:span></text:span><text:span text:style-name="Source_20_Text"><text:span text:style-name="T399">0</text:span></text:span><text:span text:style-name="Source_20_Text"><text:span text:style-name="T335">;</text:span></text:span></text:p>
      <text:p text:style-name="P97"><text:span text:style-name="Source_20_Text"><text:span text:style-name="T11"><text:s text:c="4"/></text:span></text:span><text:span text:style-name="Source_20_Text"><text:span text:style-name="T57">FlU</text:span></text:span><text:span text:style-name="Source_20_Text"><text:span text:style-name="T56">Int32</text:span></text:span><text:span text:style-name="Source_20_Text"><text:span text:style-name="T47"><text:tab/></text:span></text:span><text:span text:style-name="Source_20_Text"><text:span text:style-name="T399">ogg_sample_count</text:span></text:span><text:span text:style-name="Source_20_Text"><text:span text:style-name="T335">;</text:span></text:span><text:span text:style-name="Source_20_Text"><text:span text:style-name="T437"><text:tab/></text:span></text:span><text:span text:style-name="Source_20_Text"><text:span text:style-name="T304">//</text:span></text:span><text:span text:style-name="Source_20_Text"><text:span text:style-name="T321"> a precomputed count of the number of </text:span></text:span><text:span text:style-name="Source_20_Text"><text:span text:style-name="T322">audio</text:span></text:span></text:p>
      <text:p text:style-name="P97"><text:span text:style-name="Source_20_Text"><text:span text:style-name="T437"><text:tab/></text:span></text:span><text:span text:style-name="Source_20_Text"><text:span text:style-name="T438"><text:tab/><text:tab/><text:tab/><text:tab/><text:tab/></text:span></text:span><text:span text:style-name="Source_20_Text"><text:span text:style-name="T304">//</text:span></text:span><text:span text:style-name="Source_20_Text"><text:span text:style-name="T321"> samples this ogg sample data contains.</text:span></text:span></text:p>
      <text:p text:style-name="P93"><text:span text:style-name="Source_20_Text"><text:span text:style-name="T11"><text:s text:c="4"/></text:span></text:span><text:span text:style-name="Source_20_Text"><text:span text:style-name="T57">U</text:span></text:span><text:span text:style-name="Source_20_Text"><text:span text:style-name="T56">Int32</text:span></text:span><text:span text:style-name="Source_20_Text"><text:span text:style-name="T57"><text:tab/></text:span></text:span><text:span text:style-name="Source_20_Text"><text:span text:style-name="T47"><text:tab/></text:span></text:span><text:span text:style-name="Source_20_Text"><text:span text:style-name="T398">unknown</text:span></text:span><text:span text:style-name="Source_20_Text"><text:span text:style-name="T399">1</text:span></text:span><text:span text:style-name="Source_20_Text"><text:span text:style-name="T335">;</text:span></text:span></text:p>
      <text:p text:style-name="P96"><text:span text:style-name="Source_20_Text"><text:span text:style-name="T339"><text:s text:c="4"/></text:span></text:span><text:span text:style-name="Source_20_Text"><text:span text:style-name="T71">RawdataRef</text:span></text:span><text:span text:style-name="Source_20_Text"><text:span text:style-name="T414"><text:tab/></text:span></text:span><text:span text:style-name="Source_20_Text"><text:span text:style-name="T435">samples</text:span></text:span><text:span text:style-name="Source_20_Text"><text:span text:style-name="T414">;</text:span></text:span><text:span text:style-name="Source_20_Text"><text:span text:style-name="T431"><text:tab/></text:span></text:span><text:span text:style-name="Source_20_Text"><text:span text:style-name="T437"><text:tab/></text:span></text:span><text:span text:style-name="Source_20_Text"><text:span text:style-name="T304">//</text:span></text:span><text:span text:style-name="Source_20_Text"><text:span text:style-name="T320"> </text:span></text:span><text:span text:style-name="Source_20_Text"><text:span text:style-name="T324">check</text:span></text:span><text:span text:style-name="Source_20_Text"><text:span text:style-name="T320"> the </text:span></text:span><text:span text:style-name="Source_20_Text"><text:span text:style-name="T261">data_in_resource_map</text:span></text:span><text:span text:style-name="Source_20_Text"><text:span text:style-name="T320"> flag in</text:span></text:span><text:span text:style-name="Source_20_Text"><text:span text:style-name="T324"> these</text:span></text:span></text:p>
      <text:p text:style-name="P93"><text:span text:style-name="Source_20_Text"><text:span text:style-name="T339"><text:s text:c="4"/></text:span></text:span><text:span text:style-name="Source_20_Text"><text:span text:style-name="T71">RawdataRef</text:span></text:span><text:span text:style-name="Source_20_Text"><text:span text:style-name="T414"><text:tab/></text:span></text:span><text:span text:style-name="Source_20_Text"><text:span text:style-name="T435">mouth_data</text:span></text:span><text:span text:style-name="Source_20_Text"><text:span text:style-name="T414">;</text:span></text:span><text:span text:style-name="Source_20_Text"><text:span text:style-name="T320"><text:tab/><text:tab/>// RawdataRef structs</text:span></text:span><text:span text:style-name="Source_20_Text"><text:span text:style-name="T324"> to determine whether or</text:span></text:span></text:p>
      <text:p text:style-name="P96"><text:span text:style-name="Source_20_Text"><text:span text:style-name="T339"><text:s text:c="4"/></text:span></text:span><text:span text:style-name="Source_20_Text"><text:span text:style-name="T71">RawdataRef</text:span></text:span><text:span text:style-name="Source_20_Text"><text:span text:style-name="T414"><text:tab/></text:span></text:span><text:span text:style-name="Source_20_Text"><text:span text:style-name="T435">subtitle_data</text:span></text:span><text:span text:style-name="Source_20_Text"><text:span text:style-name="T414">;</text:span></text:span><text:span text:style-name="Source_20_Text"><text:span text:style-name="T320"><text:tab/>// </text:span></text:span><text:span text:style-name="Source_20_Text"><text:span text:style-name="T324">not</text:span></text:span><text:span text:style-name="Source_20_Text"><text:span text:style-name="T320"> the data is in the </text:span></text:span><text:span text:style-name="Source_20_Text"><text:span text:style-name="T324">sounds </text:span></text:span><text:span text:style-name="Source_20_Text"><text:span text:style-name="T320">resource map</text:span></text:span><text:span text:style-name="Source_20_Text"><text:span text:style-name="T324">.</text:span></text:span></text:p>
      <text:p text:style-name="P98"><text:span text:style-name="Source_20_Text"><text:span text:style-name="T395"><text:s text:c="4"/>} </text:span></text:span><text:span text:style-name="Source_20_Text"><text:span text:style-name="T59">Sound</text:span></text:span><text:span text:style-name="Source_20_Text"><text:span text:style-name="T57">Permutation</text:span></text:span><text:span text:style-name="Source_20_Text"><text:span text:style-name="T397">;</text:span></text:span><text:span text:style-name="Source_20_Text"><text:span text:style-name="T431"><text:tab/></text:span></text:span><text:span text:style-name="Source_20_Text"><text:span text:style-name="T304">//</text:span></text:span><text:span text:style-name="Source_20_Text"><text:span text:style-name="T318"> </text:span></text:span><text:span text:style-name="Source_20_Text"><text:span text:style-name="T94">size == </text:span></text:span><text:span text:style-name="Source_20_Text"><text:span text:style-name="T233">124</text:span></text:span><text:span text:style-name="Source_20_Text"><text:span text:style-name="T94"> bytes</text:span></text:span></text:p>
      <text:p text:style-name="P207"><text:span text:style-name="Source_20_Text"><text:span text:style-name="T445">Models</text:span></text:span></text:p>
      <text:p text:style-name="P111"/>
      <text:p text:style-name="P111"><text:span text:style-name="Source_20_Text"><text:span text:style-name="T459">enum </text:span></text:span><text:span text:style-name="Source_20_Text"><text:span text:style-name="T460">class </text:span></text:span><text:span text:style-name="Source_20_Text"><text:span text:style-name="T46">ModelIndexType</text:span></text:span><text:span text:style-name="Source_20_Text"><text:span text:style-name="T450"> : </text:span></text:span><text:span text:style-name="Source_20_Text"><text:span text:style-name="T46">UEnum32</text:span></text:span><text:span text:style-name="Source_20_Text"><text:span text:style-name="T450"> {</text:span></text:span></text:p>
      <text:p text:style-name="P111"><text:span text:style-name="Source_20_Text"><text:span text:style-name="T326"><text:s text:c="4"/></text:span></text:span><text:span text:style-name="Source_20_Text"><text:span text:style-name="T46">model_index_type_uncompressed<text:tab/></text:span></text:span><text:span text:style-name="Source_20_Text"><text:span text:style-name="T326">= </text:span></text:span><text:span text:style-name="Source_20_Text"><text:span text:style-name="T328">1</text:span></text:span><text:span text:style-name="Source_20_Text"><text:span text:style-name="T329">,</text:span></text:span><text:span text:style-name="Source_20_Text"><text:span text:style-name="T389"> <text:s/></text:span></text:span><text:span text:style-name="Source_20_Text"><text:span text:style-name="T134">//</text:span></text:span><text:span text:style-name="Source_20_Text"><text:span text:style-name="T200"> this guess is based on ModelVertexType</text:span></text:span></text:p>
      <text:p text:style-name="P111"><text:span text:style-name="Source_20_Text"><text:span text:style-name="T330"><text:s text:c="3"/></text:span></text:span><text:span text:style-name="Source_20_Text"><text:span text:style-name="T200"><text:s/></text:span></text:span><text:span text:style-name="Source_20_Text"><text:span text:style-name="T330">} </text:span></text:span><text:span text:style-name="Source_20_Text"><text:span text:style-name="T46">ModelIndexType</text:span></text:span><text:span text:style-name="Source_20_Text"><text:span text:style-name="T330">;</text:span></text:span></text:p>
      <text:p text:style-name="P192"><text:span text:style-name="Source_20_Text"><text:span text:style-name="T330"/></text:span></text:p>
      <text:p text:style-name="P198"><text:span text:style-name="Source_20_Text"><text:span text:style-name="T134">//</text:span></text:span><text:span text:style-name="Source_20_Text"><text:span text:style-name="T200"> </text:span></text:span><text:span text:style-name="Source_20_Text"><text:span text:style-name="T211">determines whether the vertices in the geometries part are compressed or not.</text:span></text:span></text:p>
      <text:p text:style-name="P112"><text:span text:style-name="Source_20_Text"><text:span text:style-name="T459">enum </text:span></text:span><text:span text:style-name="Source_20_Text"><text:span text:style-name="T460">class </text:span></text:span><text:span text:style-name="Source_20_Text"><text:span text:style-name="T46">ModelVertexType</text:span></text:span><text:span text:style-name="Source_20_Text"><text:span text:style-name="T450"> : </text:span></text:span><text:span text:style-name="Source_20_Text"><text:span text:style-name="T46">UEnum32</text:span></text:span><text:span text:style-name="Source_20_Text"><text:span text:style-name="T450"> {</text:span></text:span></text:p>
      <text:p text:style-name="P114"><text:span text:style-name="Source_20_Text"><text:span text:style-name="T326"><text:s text:c="4"/></text:span></text:span><text:span text:style-name="Source_20_Text"><text:span text:style-name="T46">model_vertex_type_uncompressed<text:tab/></text:span></text:span><text:span text:style-name="Source_20_Text"><text:span text:style-name="T326">= </text:span></text:span><text:span text:style-name="Source_20_Text"><text:span text:style-name="T389">4</text:span></text:span><text:span text:style-name="Source_20_Text"><text:span text:style-name="T329">,</text:span></text:span></text:p>
      <text:p text:style-name="P112"><text:span text:style-name="Source_20_Text"><text:span text:style-name="T326"><text:s text:c="4"/></text:span></text:span><text:span text:style-name="Source_20_Text"><text:span text:style-name="T46">model_vertex_type_compressed<text:tab/></text:span></text:span><text:span text:style-name="Source_20_Text"><text:span text:style-name="T326">= </text:span></text:span><text:span text:style-name="Source_20_Text"><text:span text:style-name="T389">5</text:span></text:span><text:span text:style-name="Source_20_Text"><text:span text:style-name="T329">,</text:span></text:span></text:p>
      <text:p text:style-name="P112"><text:span text:style-name="Source_20_Text"><text:span text:style-name="T330"><text:s text:c="3"/></text:span></text:span><text:span text:style-name="Source_20_Text"><text:span text:style-name="T200"><text:s/></text:span></text:span><text:span text:style-name="Source_20_Text"><text:span text:style-name="T330">} </text:span></text:span><text:span text:style-name="Source_20_Text"><text:span text:style-name="T46">ModelVertexType</text:span></text:span><text:span text:style-name="Source_20_Text"><text:span text:style-name="T330">;</text:span></text:span></text:p>
      <text:p text:style-name="P197"><text:span text:style-name="Source_20_Text"><text:span text:style-name="T330"/></text:span></text:p>
      <text:p text:style-name="P112"><text:span text:style-name="Source_20_Text"><text:span text:style-name="T459"/></text:span></text:p>
      <text:p text:style-name="P193"><text:span text:style-name="Source_20_Text"><text:span text:style-name="T461">typedef</text:span></text:span><text:span text:style-name="Source_20_Text"><text:span text:style-name="T462"> </text:span></text:span><text:span text:style-name="Source_20_Text"><text:span text:style-name="T460">s</text:span></text:span><text:span text:style-name="Source_20_Text"><text:span text:style-name="T462">truct</text:span></text:span><text:span text:style-name="Source_20_Text"><text:span text:style-name="T460"> </text:span></text:span><text:span text:style-name="Source_20_Text"><text:span text:style-name="T47">PcModelMetaInfo</text:span></text:span><text:span text:style-name="Source_20_Text"><text:span text:style-name="T347"> {</text:span></text:span></text:p>
      <text:p text:style-name="P193"><text:span text:style-name="Source_20_Text"><text:span text:style-name="T11"><text:s text:c="4"/></text:span></text:span><text:span text:style-name="Source_20_Text"><text:span text:style-name="T46">ModelIndexType</text:span></text:span><text:span text:style-name="Source_20_Text"><text:span text:style-name="T335"><text:tab/></text:span></text:span><text:span text:style-name="Source_20_Text"><text:span text:style-name="T390">index_type</text:span></text:span><text:span text:style-name="Source_20_Text"><text:span text:style-name="T335">;</text:span></text:span></text:p>
      <text:p text:style-name="P193"><text:span text:style-name="Source_20_Text"><text:span text:style-name="T11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47"><text:tab/><text:tab/></text:span></text:span><text:span text:style-name="Source_20_Text"><text:span text:style-name="T335"><text:tab/></text:span></text:span><text:span text:style-name="Source_20_Text"><text:span text:style-name="T390">index_count</text:span></text:span><text:span text:style-name="Source_20_Text"><text:span text:style-name="T335">;</text:span></text:span></text:p>
      <text:p text:style-name="P193"><text:span text:style-name="Source_20_Text"><text:span text:style-name="T11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47"><text:tab/><text:tab/></text:span></text:span><text:span text:style-name="Source_20_Text"><text:span text:style-name="T335"><text:tab/></text:span></text:span><text:span text:style-name="Source_20_Text"><text:span text:style-name="T331">ind</text:span></text:span><text:span text:style-name="Source_20_Text"><text:span text:style-name="T390">ices</text:span></text:span><text:span text:style-name="Source_20_Text"><text:span text:style-name="T331">_magic_offse</text:span></text:span><text:span text:style-name="Source_20_Text"><text:span text:style-name="T390">t</text:span></text:span><text:span text:style-name="Source_20_Text"><text:span text:style-name="T335">;</text:span></text:span></text:p>
      <text:p text:style-name="P193"><text:span text:style-name="Source_20_Text"><text:span text:style-name="T11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47"><text:tab/><text:tab/></text:span></text:span><text:span text:style-name="Source_20_Text"><text:span text:style-name="T335"><text:tab/></text:span></text:span><text:span text:style-name="Source_20_Text"><text:span text:style-name="T331">ind</text:span></text:span><text:span text:style-name="Source_20_Text"><text:span text:style-name="T390">ices</text:span></text:span><text:span text:style-name="Source_20_Text"><text:span text:style-name="T331">_offse</text:span></text:span><text:span text:style-name="Source_20_Text"><text:span text:style-name="T390">t</text:span></text:span><text:span text:style-name="Source_20_Text"><text:span text:style-name="T335">;</text:span></text:span></text:p>
      <text:p text:style-name="P162"/>
      <text:p text:style-name="P193"><text:span text:style-name="Source_20_Text"><text:span text:style-name="T11"><text:s text:c="4"/></text:span></text:span><text:span text:style-name="Source_20_Text"><text:span text:style-name="T46">ModelVertexType</text:span></text:span><text:span text:style-name="Source_20_Text"><text:span text:style-name="T335"><text:tab/></text:span></text:span><text:span text:style-name="Source_20_Text"><text:span text:style-name="T390">vertex_type</text:span></text:span><text:span text:style-name="Source_20_Text"><text:span text:style-name="T335">;</text:span></text:span></text:p>
      <text:p text:style-name="P193"><text:span text:style-name="Source_20_Text"><text:span text:style-name="T11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47"><text:tab/><text:tab/></text:span></text:span><text:span text:style-name="Source_20_Text"><text:span text:style-name="T335"><text:tab/></text:span></text:span><text:span text:style-name="Source_20_Text"><text:span text:style-name="T390">vertex_count</text:span></text:span><text:span text:style-name="Source_20_Text"><text:span text:style-name="T335">;</text:span></text:span></text:p>
      <text:p text:style-name="P193"><text:span text:style-name="Source_20_Text"><text:span text:style-name="T341"><text:s text:c="4"/></text:span></text:span><text:span text:style-name="Source_20_Text"><text:span text:style-name="T72">Pad</text:span></text:span><text:span text:style-name="Source_20_Text"><text:span text:style-name="T416">[</text:span></text:span><text:span text:style-name="Source_20_Text"><text:span text:style-name="T488">4</text:span></text:span><text:span text:style-name="Source_20_Text"><text:span text:style-name="T416">]<text:tab/></text:span></text:span><text:span text:style-name="Source_20_Text"><text:span text:style-name="T417"><text:tab/></text:span></text:span><text:span text:style-name="Source_20_Text"><text:span text:style-name="T430"><text:tab/></text:span></text:span><text:span text:style-name="Source_20_Text"><text:span text:style-name="T416">pad0;</text:span></text:span></text:p>
      <text:p text:style-name="P193"><text:span text:style-name="Source_20_Text"><text:span text:style-name="T11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47"><text:tab/><text:tab/></text:span></text:span><text:span text:style-name="Source_20_Text"><text:span text:style-name="T335"><text:tab/></text:span></text:span><text:span text:style-name="Source_20_Text"><text:span text:style-name="T390">vertices</text:span></text:span><text:span text:style-name="Source_20_Text"><text:span text:style-name="T331">_magic_offse</text:span></text:span><text:span text:style-name="Source_20_Text"><text:span text:style-name="T390">t</text:span></text:span><text:span text:style-name="Source_20_Text"><text:span text:style-name="T335">;</text:span></text:span></text:p>
      <text:p text:style-name="P193"><text:span text:style-name="Source_20_Text"><text:span text:style-name="T335"><text:s text:c="4"/></text:span></text:span><text:span text:style-name="Source_20_Text"><text:span text:style-name="T2">UInt</text:span></text:span><text:span text:style-name="Source_20_Text"><text:span text:style-name="T12">32</text:span></text:span><text:span text:style-name="Source_20_Text"><text:span text:style-name="T47"><text:tab/><text:tab/></text:span></text:span><text:span text:style-name="Source_20_Text"><text:span text:style-name="T335"><text:tab/></text:span></text:span><text:span text:style-name="Source_20_Text"><text:span text:style-name="T390">vertices</text:span></text:span><text:span text:style-name="Source_20_Text"><text:span text:style-name="T328">_offse</text:span></text:span><text:span text:style-name="Source_20_Text"><text:span text:style-name="T335">t</text:span></text:span><text:span text:style-name="Source_20_Text"><text:span text:style-name="T328">;<text:line-break/></text:span></text:span><text:span text:style-name="Source_20_Text"><text:span text:style-name="T330"> <text:s text:c="3"/>} </text:span></text:span><text:span text:style-name="Source_20_Text"><text:span text:style-name="T47">PcModelMetaInfo</text:span></text:span><text:span text:style-name="Source_20_Text"><text:span text:style-name="T330">;</text:span></text:span><text:span text:style-name="Source_20_Text"><text:span text:style-name="T331"> <text:s/></text:span></text:span><text:span text:style-name="Source_20_Text"><text:span text:style-name="T94">// size == </text:span></text:span><text:span text:style-name="Source_20_Text"><text:span text:style-name="T201">36</text:span></text:span><text:span text:style-name="Source_20_Text"><text:span text:style-name="T94"> bytes</text:span></text:span></text:p>
      <text:p text:style-name="P197"><text:span text:style-name="Source_20_Text"><text:span text:style-name="T330"/></text:span></text:p>
      <text:p text:style-name="P112"><text:span text:style-name="Source_20_Text"><text:span text:style-name="T459"/></text:span></text:p>
      <text:p text:style-name="P193"><text:span text:style-name="Source_20_Text"><text:span text:style-name="T461">typedef</text:span></text:span><text:span text:style-name="Source_20_Text"><text:span text:style-name="T462"> </text:span></text:span><text:span text:style-name="Source_20_Text"><text:span text:style-name="T460">s</text:span></text:span><text:span text:style-name="Source_20_Text"><text:span text:style-name="T462">truct</text:span></text:span><text:span text:style-name="Source_20_Text"><text:span text:style-name="T460"> </text:span></text:span><text:span text:style-name="Source_20_Text"><text:span text:style-name="T47">XboxModelMetaInfo</text:span></text:span><text:span text:style-name="Source_20_Text"><text:span text:style-name="T347"> {</text:span></text:span></text:p>
      <text:p text:style-name="P193"><text:span text:style-name="Source_20_Text"><text:span text:style-name="T11"><text:s text:c="4"/></text:span></text:span><text:span text:style-name="Source_20_Text"><text:span text:style-name="T46">ModelIndexType</text:span></text:span><text:span text:style-name="Source_20_Text"><text:span text:style-name="T335"><text:tab/></text:span></text:span><text:span text:style-name="Source_20_Text"><text:span text:style-name="T390">index_type</text:span></text:span><text:span text:style-name="Source_20_Text"><text:span text:style-name="T335">;</text:span></text:span></text:p>
      <text:p text:style-name="P193"><text:span text:style-name="Source_20_Text"><text:span text:style-name="T11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47"><text:tab/><text:tab/></text:span></text:span><text:span text:style-name="Source_20_Text"><text:span text:style-name="T335"><text:tab/></text:span></text:span><text:span text:style-name="Source_20_Text"><text:span text:style-name="T390">index_count</text:span></text:span><text:span text:style-name="Source_20_Text"><text:span text:style-name="T335">;</text:span></text:span></text:p>
      <text:p text:style-name="P193"><text:span text:style-name="Source_20_Text"><text:span text:style-name="T11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47"><text:tab/><text:tab/></text:span></text:span><text:span text:style-name="Source_20_Text"><text:span text:style-name="T335"><text:tab/></text:span></text:span><text:span text:style-name="Source_20_Text"><text:span text:style-name="T331">ind</text:span></text:span><text:span text:style-name="Source_20_Text"><text:span text:style-name="T390">ices</text:span></text:span><text:span text:style-name="Source_20_Text"><text:span text:style-name="T331">_offse</text:span></text:span><text:span text:style-name="Source_20_Text"><text:span text:style-name="T390">t</text:span></text:span><text:span text:style-name="Source_20_Text"><text:span text:style-name="T335">;</text:span></text:span></text:p>
      <text:p text:style-name="P193"><text:span text:style-name="Source_20_Text"><text:span text:style-name="T11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47"><text:tab/><text:tab/></text:span></text:span><text:span text:style-name="Source_20_Text"><text:span text:style-name="T335"><text:tab/></text:span></text:span><text:span text:style-name="Source_20_Text"><text:span text:style-name="T331">ind</text:span></text:span><text:span text:style-name="Source_20_Text"><text:span text:style-name="T390">ices</text:span></text:span><text:span text:style-name="Source_20_Text"><text:span text:style-name="T331">_</text:span></text:span><text:span text:style-name="Source_20_Text"><text:span text:style-name="T390">reflexive</text:span></text:span><text:span text:style-name="Source_20_Text"><text:span text:style-name="T331">_offse</text:span></text:span><text:span text:style-name="Source_20_Text"><text:span text:style-name="T390">t</text:span></text:span><text:span text:style-name="Source_20_Text"><text:span text:style-name="T335">;</text:span></text:span></text:p>
      <text:p text:style-name="P162"/>
      <text:p text:style-name="P193"><text:span text:style-name="Source_20_Text"><text:span text:style-name="T11"><text:s text:c="4"/></text:span></text:span><text:span text:style-name="Source_20_Text"><text:span text:style-name="T46">ModelVertexType</text:span></text:span><text:span text:style-name="Source_20_Text"><text:span text:style-name="T335"><text:tab/></text:span></text:span><text:span text:style-name="Source_20_Text"><text:span text:style-name="T390">vertex_type</text:span></text:span><text:span text:style-name="Source_20_Text"><text:span text:style-name="T335">;</text:span></text:span></text:p>
      <text:p text:style-name="P193"><text:span text:style-name="Source_20_Text"><text:span text:style-name="T11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47"><text:tab/><text:tab/></text:span></text:span><text:span text:style-name="Source_20_Text"><text:span text:style-name="T335"><text:tab/></text:span></text:span><text:span text:style-name="Source_20_Text"><text:span text:style-name="T390">vertex_count</text:span></text:span><text:span text:style-name="Source_20_Text"><text:span text:style-name="T335">;</text:span></text:span></text:p>
      <text:p text:style-name="P193"><text:span text:style-name="Source_20_Text"><text:span text:style-name="T341"><text:s text:c="4"/></text:span></text:span><text:span text:style-name="Source_20_Text"><text:span text:style-name="T72">Pad</text:span></text:span><text:span text:style-name="Source_20_Text"><text:span text:style-name="T416">[</text:span></text:span><text:span text:style-name="Source_20_Text"><text:span text:style-name="T488">4</text:span></text:span><text:span text:style-name="Source_20_Text"><text:span text:style-name="T416">]<text:tab/></text:span></text:span><text:span text:style-name="Source_20_Text"><text:span text:style-name="T417"><text:tab/></text:span></text:span><text:span text:style-name="Source_20_Text"><text:span text:style-name="T430"><text:tab/></text:span></text:span><text:span text:style-name="Source_20_Text"><text:span text:style-name="T416">pad0;</text:span></text:span></text:p>
      <text:p text:style-name="P193"><text:span text:style-name="Source_20_Text"><text:span text:style-name="T335"><text:s text:c="4"/></text:span></text:span><text:span text:style-name="Source_20_Text"><text:span text:style-name="T2">UInt</text:span></text:span><text:span text:style-name="Source_20_Text"><text:span text:style-name="T12">32</text:span></text:span><text:span text:style-name="Source_20_Text"><text:span text:style-name="T47"><text:tab/><text:tab/></text:span></text:span><text:span text:style-name="Source_20_Text"><text:span text:style-name="T335"><text:tab/></text:span></text:span><text:span text:style-name="Source_20_Text"><text:span text:style-name="T390">vertices</text:span></text:span><text:span text:style-name="Source_20_Text"><text:span text:style-name="T328">_offse</text:span></text:span><text:span text:style-name="Source_20_Text"><text:span text:style-name="T335">t</text:span></text:span><text:span text:style-name="Source_20_Text"><text:span text:style-name="T328">;</text:span></text:span></text:p>
      <text:p text:style-name="P193"><text:span text:style-name="Source_20_Text"><text:span text:style-name="T11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47"><text:tab/><text:tab/></text:span></text:span><text:span text:style-name="Source_20_Text"><text:span text:style-name="T335"><text:tab/></text:span></text:span><text:span text:style-name="Source_20_Text"><text:span text:style-name="T390">vertices</text:span></text:span><text:span text:style-name="Source_20_Text"><text:span text:style-name="T331">_</text:span></text:span><text:span text:style-name="Source_20_Text"><text:span text:style-name="T390">reflexive</text:span></text:span><text:span text:style-name="Source_20_Text"><text:span text:style-name="T331">_offse</text:span></text:span><text:span text:style-name="Source_20_Text"><text:span text:style-name="T390">t</text:span></text:span><text:span text:style-name="Source_20_Text"><text:span text:style-name="T335">;</text:span></text:span><text:span text:style-name="Source_20_Text"><text:span text:style-name="T328"><text:line-break/></text:span></text:span><text:span text:style-name="Source_20_Text"><text:span text:style-name="T330"> <text:s text:c="3"/>} </text:span></text:span><text:span text:style-name="Source_20_Text"><text:span text:style-name="T47">XboxModelMetaInfo</text:span></text:span><text:span text:style-name="Source_20_Text"><text:span text:style-name="T330">;</text:span></text:span><text:span text:style-name="Source_20_Text"><text:span text:style-name="T331"> <text:s/></text:span></text:span><text:span text:style-name="Source_20_Text"><text:span text:style-name="T94">// size == </text:span></text:span><text:span text:style-name="Source_20_Text"><text:span text:style-name="T201">36</text:span></text:span><text:span text:style-name="Source_20_Text"><text:span text:style-name="T94"> bytes</text:span></text:span></text:p>
      <text:p text:style-name="P208"><text:span text:style-name="Source_20_Text"><text:span text:style-name="T447">Scenario Structure BSP</text:span></text:span></text:p>
      <text:p text:style-name="P83"><text:span text:style-name="Source_20_Text"><text:span text:style-name="T461">typedef </text:span></text:span><text:span text:style-name="Source_20_Text"><text:span text:style-name="T463">struct</text:span></text:span><text:span text:style-name="Source_20_Text"><text:span text:style-name="T331"> </text:span></text:span><text:span text:style-name="Source_20_Text"><text:span text:style-name="T49">SbspUncompVertex</text:span></text:span><text:span text:style-name="Source_20_Text"><text:span text:style-name="T331"> {</text:span></text:span></text:p>
      <text:p text:style-name="P83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16">[</text:span></text:span><text:span text:style-name="Source_20_Text"><text:span text:style-name="T489">3</text:span></text:span><text:span text:style-name="Source_20_Text"><text:span text:style-name="T416">]</text:span></text:span><text:span text:style-name="Source_20_Text"><text:span text:style-name="T47"><text:tab/></text:span></text:span><text:span text:style-name="Source_20_Text"><text:span text:style-name="T391">position</text:span></text:span><text:span text:style-name="Source_20_Text"><text:span text:style-name="T335">;</text:span></text:span><text:span text:style-name="Source_20_Text"><text:span text:style-name="T391"><text:tab/></text:span></text:span><text:span text:style-name="Source_20_Text"><text:span text:style-name="T94">//</text:span></text:span><text:span text:style-name="Source_20_Text"><text:span text:style-name="T215"> x, y, z</text:span></text:span></text:p>
      <text:p text:style-name="P83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16">[</text:span></text:span><text:span text:style-name="Source_20_Text"><text:span text:style-name="T489">3</text:span></text:span><text:span text:style-name="Source_20_Text"><text:span text:style-name="T416">]</text:span></text:span><text:span text:style-name="Source_20_Text"><text:span text:style-name="T47"><text:tab/></text:span></text:span><text:span text:style-name="Source_20_Text"><text:span text:style-name="T391">normal</text:span></text:span><text:span text:style-name="Source_20_Text"><text:span text:style-name="T335">;</text:span></text:span><text:span text:style-name="Source_20_Text"><text:span text:style-name="T391"><text:tab/></text:span></text:span><text:span text:style-name="Source_20_Text"><text:span text:style-name="T94">//</text:span></text:span><text:span text:style-name="Source_20_Text"><text:span text:style-name="T215"> i, j, k</text:span></text:span></text:p>
      <text:p text:style-name="P83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16">[</text:span></text:span><text:span text:style-name="Source_20_Text"><text:span text:style-name="T489">3</text:span></text:span><text:span text:style-name="Source_20_Text"><text:span text:style-name="T416">]</text:span></text:span><text:span text:style-name="Source_20_Text"><text:span text:style-name="T47"><text:tab/></text:span></text:span><text:span text:style-name="Source_20_Text"><text:span text:style-name="T391">binormal</text:span></text:span><text:span text:style-name="Source_20_Text"><text:span text:style-name="T335">;</text:span></text:span><text:span text:style-name="Source_20_Text"><text:span text:style-name="T391"><text:tab/></text:span></text:span><text:span text:style-name="Source_20_Text"><text:span text:style-name="T94">//</text:span></text:span><text:span text:style-name="Source_20_Text"><text:span text:style-name="T215"> i, j, k</text:span></text:span></text:p>
      <text:p text:style-name="P83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16">[</text:span></text:span><text:span text:style-name="Source_20_Text"><text:span text:style-name="T489">3</text:span></text:span><text:span text:style-name="Source_20_Text"><text:span text:style-name="T416">]</text:span></text:span><text:span text:style-name="Source_20_Text"><text:span text:style-name="T47"><text:tab/></text:span></text:span><text:span text:style-name="Source_20_Text"><text:span text:style-name="T391">tangent</text:span></text:span><text:span text:style-name="Source_20_Text"><text:span text:style-name="T335">;</text:span></text:span><text:span text:style-name="Source_20_Text"><text:span text:style-name="T391"><text:tab/></text:span></text:span><text:span text:style-name="Source_20_Text"><text:span text:style-name="T94">//</text:span></text:span><text:span text:style-name="Source_20_Text"><text:span text:style-name="T215"> i, j, k</text:span></text:span></text:p>
      <text:p text:style-name="P83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16">[</text:span></text:span><text:span text:style-name="Source_20_Text"><text:span text:style-name="T490">2</text:span></text:span><text:span text:style-name="Source_20_Text"><text:span text:style-name="T416">]</text:span></text:span><text:span text:style-name="Source_20_Text"><text:span text:style-name="T47"><text:tab/></text:span></text:span><text:span text:style-name="Source_20_Text"><text:span text:style-name="T391">tex_coords</text:span></text:span><text:span text:style-name="Source_20_Text"><text:span text:style-name="T335">;</text:span></text:span><text:span text:style-name="Source_20_Text"><text:span text:style-name="T391"><text:tab/></text:span></text:span><text:span text:style-name="Source_20_Text"><text:span text:style-name="T94">//</text:span></text:span><text:span text:style-name="Source_20_Text"><text:span text:style-name="T215"> u, v</text:span></text:span></text:p>
      <text:p text:style-name="P199"><text:span text:style-name="Source_20_Text"><text:span text:style-name="T368"><text:s text:c="4"/>} </text:span></text:span><text:span text:style-name="Source_20_Text"><text:span text:style-name="T49">SbspUncompVertex</text:span></text:span><text:span text:style-name="Source_20_Text"><text:span text:style-name="T368">; <text:s/></text:span></text:span><text:span text:style-name="Source_20_Text"><text:span text:style-name="T94">// size == </text:span></text:span><text:span text:style-name="Source_20_Text"><text:span text:style-name="T215">56</text:span></text:span><text:span text:style-name="Source_20_Text"><text:span text:style-name="T94"> bytes</text:span></text:span></text:p>
      <text:p text:style-name="P199"><text:span text:style-name="Source_20_Text"><text:span text:style-name="T94"/></text:span></text:p>
      <text:p text:style-name="P199"><text:span text:style-name="Source_20_Text"><text:span text:style-name="T94"/></text:span></text:p>
      <text:p text:style-name="P83"><text:span text:style-name="Source_20_Text"><text:span text:style-name="T461">typedef </text:span></text:span><text:span text:style-name="Source_20_Text"><text:span text:style-name="T463">struct</text:span></text:span><text:span text:style-name="Source_20_Text"><text:span text:style-name="T331"> </text:span></text:span><text:span text:style-name="Source_20_Text"><text:span text:style-name="T49">SbspCompVertex</text:span></text:span><text:span text:style-name="Source_20_Text"><text:span text:style-name="T331"> {</text:span></text:span></text:p>
      <text:p text:style-name="P83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16">[</text:span></text:span><text:span text:style-name="Source_20_Text"><text:span text:style-name="T489">3</text:span></text:span><text:span text:style-name="Source_20_Text"><text:span text:style-name="T416">]</text:span></text:span><text:span text:style-name="Source_20_Text"><text:span text:style-name="T47"><text:tab/></text:span></text:span><text:span text:style-name="Source_20_Text"><text:span text:style-name="T50"><text:tab/></text:span></text:span><text:span text:style-name="Source_20_Text"><text:span text:style-name="T391">position</text:span></text:span><text:span text:style-name="Source_20_Text"><text:span text:style-name="T335">;</text:span></text:span><text:span text:style-name="Source_20_Text"><text:span text:style-name="T391"><text:tab/></text:span></text:span><text:span text:style-name="Source_20_Text"><text:span text:style-name="T94">//</text:span></text:span><text:span text:style-name="Source_20_Text"><text:span text:style-name="T215"> x, y, z</text:span></text:span></text:p>
      <text:p text:style-name="P84"><text:span text:style-name="Source_20_Text"><text:span text:style-name="T11"><text:s text:c="4"/></text:span></text:span><text:span text:style-name="Source_20_Text"><text:span text:style-name="T73">Co</text:span></text:span><text:span text:style-name="Source_20_Text"><text:span text:style-name="T74">mpressed</text:span></text:span><text:span text:style-name="Source_20_Text"><text:span text:style-name="T73">N</text:span></text:span><text:span text:style-name="Source_20_Text"><text:span text:style-name="T74">ormal32</text:span></text:span><text:span text:style-name="Source_20_Text"><text:span text:style-name="T47"><text:tab/></text:span></text:span><text:span text:style-name="Source_20_Text"><text:span text:style-name="T391">normal</text:span></text:span><text:span text:style-name="Source_20_Text"><text:span text:style-name="T335">;</text:span></text:span><text:span text:style-name="Source_20_Text"><text:span text:style-name="T391"><text:tab/></text:span></text:span><text:span text:style-name="Source_20_Text"><text:span text:style-name="T94">//</text:span></text:span><text:span text:style-name="Source_20_Text"><text:span text:style-name="T215"> i, j, k</text:span></text:span></text:p>
      <text:p text:style-name="P84"><text:span text:style-name="Source_20_Text"><text:span text:style-name="T11"><text:s text:c="4"/></text:span></text:span><text:span text:style-name="Source_20_Text"><text:span text:style-name="T73">Co</text:span></text:span><text:span text:style-name="Source_20_Text"><text:span text:style-name="T74">mpressed</text:span></text:span><text:span text:style-name="Source_20_Text"><text:span text:style-name="T73">N</text:span></text:span><text:span text:style-name="Source_20_Text"><text:span text:style-name="T74">ormal32</text:span></text:span><text:span text:style-name="Source_20_Text"><text:span text:style-name="T47"><text:tab/></text:span></text:span><text:span text:style-name="Source_20_Text"><text:span text:style-name="T392">bin</text:span></text:span><text:span text:style-name="Source_20_Text"><text:span text:style-name="T391">ormal</text:span></text:span><text:span text:style-name="Source_20_Text"><text:span text:style-name="T335">;</text:span></text:span><text:span text:style-name="Source_20_Text"><text:span text:style-name="T391"><text:tab/></text:span></text:span><text:span text:style-name="Source_20_Text"><text:span text:style-name="T94">//</text:span></text:span><text:span text:style-name="Source_20_Text"><text:span text:style-name="T215"> i, j, k</text:span></text:span></text:p>
      <text:p text:style-name="P84"><text:span text:style-name="Source_20_Text"><text:span text:style-name="T11"><text:s text:c="4"/></text:span></text:span><text:span text:style-name="Source_20_Text"><text:span text:style-name="T73">Co</text:span></text:span><text:span text:style-name="Source_20_Text"><text:span text:style-name="T74">mpressed</text:span></text:span><text:span text:style-name="Source_20_Text"><text:span text:style-name="T73">N</text:span></text:span><text:span text:style-name="Source_20_Text"><text:span text:style-name="T74">ormal32</text:span></text:span><text:span text:style-name="Source_20_Text"><text:span text:style-name="T47"><text:tab/></text:span></text:span><text:span text:style-name="Source_20_Text"><text:span text:style-name="T392">tangent</text:span></text:span><text:span text:style-name="Source_20_Text"><text:span text:style-name="T335">;</text:span></text:span><text:span text:style-name="Source_20_Text"><text:span text:style-name="T391"><text:tab/></text:span></text:span><text:span text:style-name="Source_20_Text"><text:span text:style-name="T94">//</text:span></text:span><text:span text:style-name="Source_20_Text"><text:span text:style-name="T215"> i, j, k</text:span></text:span></text:p>
      <text:p text:style-name="P83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16">[</text:span></text:span><text:span text:style-name="Source_20_Text"><text:span text:style-name="T490">2</text:span></text:span><text:span text:style-name="Source_20_Text"><text:span text:style-name="T416">]</text:span></text:span><text:span text:style-name="Source_20_Text"><text:span text:style-name="T47"><text:tab/></text:span></text:span><text:span text:style-name="Source_20_Text"><text:span text:style-name="T50"><text:tab/></text:span></text:span><text:span text:style-name="Source_20_Text"><text:span text:style-name="T391">tex_coords</text:span></text:span><text:span text:style-name="Source_20_Text"><text:span text:style-name="T335">;</text:span></text:span><text:span text:style-name="Source_20_Text"><text:span text:style-name="T391"><text:tab/></text:span></text:span><text:span text:style-name="Source_20_Text"><text:span text:style-name="T94">//</text:span></text:span><text:span text:style-name="Source_20_Text"><text:span text:style-name="T215"> u, v</text:span></text:span></text:p>
      <text:p text:style-name="P199"><text:span text:style-name="Source_20_Text"><text:span text:style-name="T368"><text:s text:c="4"/>} </text:span></text:span><text:span text:style-name="Source_20_Text"><text:span text:style-name="T49">SbspCompVertex</text:span></text:span><text:span text:style-name="Source_20_Text"><text:span text:style-name="T368">; <text:s/></text:span></text:span><text:span text:style-name="Source_20_Text"><text:span text:style-name="T94">// size == </text:span></text:span><text:span text:style-name="Source_20_Text"><text:span text:style-name="T216">32</text:span></text:span><text:span text:style-name="Source_20_Text"><text:span text:style-name="T94"> bytes</text:span></text:span></text:p>
      <text:p text:style-name="P199"><text:span text:style-name="Source_20_Text"><text:span text:style-name="T94"/></text:span></text:p>
      <text:p text:style-name="P199"><text:span text:style-name="Source_20_Text"><text:span text:style-name="T94"/></text:span></text:p>
      <text:p text:style-name="P85"><text:span text:style-name="Source_20_Text"><text:span text:style-name="T461">typedef </text:span></text:span><text:span text:style-name="Source_20_Text"><text:span text:style-name="T463">struct</text:span></text:span><text:span text:style-name="Source_20_Text"><text:span text:style-name="T331"> </text:span></text:span><text:span text:style-name="Source_20_Text"><text:span text:style-name="T49">SbspUncomp</text:span></text:span><text:span text:style-name="Source_20_Text"><text:span text:style-name="T51">Lightmap</text:span></text:span><text:span text:style-name="Source_20_Text"><text:span text:style-name="T49">Vertex</text:span></text:span><text:span text:style-name="Source_20_Text"><text:span text:style-name="T331"> {</text:span></text:span></text:p>
      <text:p text:style-name="P86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16">[</text:span></text:span><text:span text:style-name="Source_20_Text"><text:span text:style-name="T489">3</text:span></text:span><text:span text:style-name="Source_20_Text"><text:span text:style-name="T416">]</text:span></text:span><text:span text:style-name="Source_20_Text"><text:span text:style-name="T47"><text:tab/></text:span></text:span><text:span text:style-name="Source_20_Text"><text:span text:style-name="T391">normal</text:span></text:span><text:span text:style-name="Source_20_Text"><text:span text:style-name="T335">;</text:span></text:span><text:span text:style-name="Source_20_Text"><text:span text:style-name="T391"><text:tab/></text:span></text:span><text:span text:style-name="Source_20_Text"><text:span text:style-name="T94">//</text:span></text:span><text:span text:style-name="Source_20_Text"><text:span text:style-name="T215"> x, y, z</text:span></text:span></text:p>
      <text:p text:style-name="P85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16">[</text:span></text:span><text:span text:style-name="Source_20_Text"><text:span text:style-name="T490">2</text:span></text:span><text:span text:style-name="Source_20_Text"><text:span text:style-name="T416">]</text:span></text:span><text:span text:style-name="Source_20_Text"><text:span text:style-name="T47"><text:tab/></text:span></text:span><text:span text:style-name="Source_20_Text"><text:span text:style-name="T391">tex_coords</text:span></text:span><text:span text:style-name="Source_20_Text"><text:span text:style-name="T335">;</text:span></text:span><text:span text:style-name="Source_20_Text"><text:span text:style-name="T391"><text:tab/></text:span></text:span><text:span text:style-name="Source_20_Text"><text:span text:style-name="T94">//</text:span></text:span><text:span text:style-name="Source_20_Text"><text:span text:style-name="T215"> u, v</text:span></text:span></text:p>
      <text:p text:style-name="P201"><text:span text:style-name="Source_20_Text"><text:span text:style-name="T368"><text:s text:c="4"/>} </text:span></text:span><text:span text:style-name="Source_20_Text"><text:span text:style-name="T49">SbspUncomp</text:span></text:span><text:span text:style-name="Source_20_Text"><text:span text:style-name="T51">Lightmap</text:span></text:span><text:span text:style-name="Source_20_Text"><text:span text:style-name="T49">Vertex</text:span></text:span><text:span text:style-name="Source_20_Text"><text:span text:style-name="T368">; <text:s/></text:span></text:span><text:span text:style-name="Source_20_Text"><text:span text:style-name="T94">// size == </text:span></text:span><text:span text:style-name="Source_20_Text"><text:span text:style-name="T217">20</text:span></text:span><text:span text:style-name="Source_20_Text"><text:span text:style-name="T94"> bytes</text:span></text:span></text:p>
      <text:p text:style-name="P200"><text:span text:style-name="Source_20_Text"><text:span text:style-name="T94"/></text:span></text:p>
      <text:p text:style-name="P200"><text:span text:style-name="Source_20_Text"><text:span text:style-name="T94"/></text:span></text:p>
      <text:p text:style-name="P85"><text:span text:style-name="Source_20_Text"><text:span text:style-name="T461">typedef </text:span></text:span><text:span text:style-name="Source_20_Text"><text:span text:style-name="T463">struct</text:span></text:span><text:span text:style-name="Source_20_Text"><text:span text:style-name="T331"> </text:span></text:span><text:span text:style-name="Source_20_Text"><text:span text:style-name="T49">SbspComp</text:span></text:span><text:span text:style-name="Source_20_Text"><text:span text:style-name="T51">Lightmap</text:span></text:span><text:span text:style-name="Source_20_Text"><text:span text:style-name="T49">Vertex</text:span></text:span><text:span text:style-name="Source_20_Text"><text:span text:style-name="T331"> {</text:span></text:span></text:p>
      <text:p text:style-name="P85"><text:span text:style-name="Source_20_Text"><text:span text:style-name="T11"><text:s text:c="4"/></text:span></text:span><text:span text:style-name="Source_20_Text"><text:span text:style-name="T73">Co</text:span></text:span><text:span text:style-name="Source_20_Text"><text:span text:style-name="T74">mpressed</text:span></text:span><text:span text:style-name="Source_20_Text"><text:span text:style-name="T73">N</text:span></text:span><text:span text:style-name="Source_20_Text"><text:span text:style-name="T74">ormal32</text:span></text:span><text:span text:style-name="Source_20_Text"><text:span text:style-name="T47"><text:tab/></text:span></text:span><text:span text:style-name="Source_20_Text"><text:span text:style-name="T391">normal</text:span></text:span><text:span text:style-name="Source_20_Text"><text:span text:style-name="T335">;</text:span></text:span><text:span text:style-name="Source_20_Text"><text:span text:style-name="T391"><text:tab/></text:span></text:span><text:span text:style-name="Source_20_Text"><text:span text:style-name="T94">//</text:span></text:span><text:span text:style-name="Source_20_Text"><text:span text:style-name="T215"> i, j, k</text:span></text:span></text:p>
      <text:p text:style-name="P85"><text:span text:style-name="Source_20_Text"><text:span text:style-name="T11"><text:s text:c="4"/></text:span></text:span><text:span text:style-name="Source_20_Text"><text:span text:style-name="T52">SInt16</text:span></text:span><text:span text:style-name="Source_20_Text"><text:span text:style-name="T416">[</text:span></text:span><text:span text:style-name="Source_20_Text"><text:span text:style-name="T490">2</text:span></text:span><text:span text:style-name="Source_20_Text"><text:span text:style-name="T416">]</text:span></text:span><text:span text:style-name="Source_20_Text"><text:span text:style-name="T47"><text:tab/></text:span></text:span><text:span text:style-name="Source_20_Text"><text:span text:style-name="T50"><text:tab/></text:span></text:span><text:span text:style-name="Source_20_Text"><text:span text:style-name="T391">tex_coords</text:span></text:span><text:span text:style-name="Source_20_Text"><text:span text:style-name="T335">;</text:span></text:span><text:span text:style-name="Source_20_Text"><text:span text:style-name="T391"><text:tab/></text:span></text:span><text:span text:style-name="Source_20_Text"><text:span text:style-name="T94">//</text:span></text:span><text:span text:style-name="Source_20_Text"><text:span text:style-name="T215"> u, v</text:span></text:span><text:span text:style-name="Source_20_Text"><text:span text:style-name="T218"><text:tab/>[-32768, 32767] == [-1, 1]</text:span></text:span></text:p>
      <text:p text:style-name="P201"><text:span text:style-name="Source_20_Text"><text:span text:style-name="T368"><text:s text:c="4"/>} </text:span></text:span><text:span text:style-name="Source_20_Text"><text:span text:style-name="T49">SbspComp</text:span></text:span><text:span text:style-name="Source_20_Text"><text:span text:style-name="T51">Lightmap</text:span></text:span><text:span text:style-name="Source_20_Text"><text:span text:style-name="T49">Vertex</text:span></text:span><text:span text:style-name="Source_20_Text"><text:span text:style-name="T368">; <text:s/></text:span></text:span><text:span text:style-name="Source_20_Text"><text:span text:style-name="T94">// size == </text:span></text:span><text:span text:style-name="Source_20_Text"><text:span text:style-name="T217">8</text:span></text:span><text:span text:style-name="Source_20_Text"><text:span text:style-name="T94"> bytes</text:span></text:span></text:p>
      <text:p text:style-name="P206"><text:span text:style-name="Source_20_Text"><text:span text:style-name="T446">Animations</text:span></text:span></text:p>
      <text:p text:style-name="P69"><text:span text:style-name="Source_20_Text"><text:span text:style-name="T184">/* Okay so, the compressed </text:span></text:span><text:span text:style-name="Source_20_Text"><text:span text:style-name="T198">quaternions</text:span></text:span><text:span text:style-name="Source_20_Text"><text:span text:style-name="T184"> are really weird.</text:span></text:span><text:span text:style-name="Source_20_Text"><text:span text:style-name="T194"> Like, a mix of big</text:span></text:span></text:p>
      <text:p text:style-name="P69"><text:span text:style-name="Source_20_Text"><text:span text:style-name="T194">** and little endian</text:span></text:span><text:span text:style-name="Source_20_Text"><text:span text:style-name="T196"> kinda weird</text:span></text:span><text:span text:style-name="Source_20_Text"><text:span text:style-name="T194">.</text:span></text:span><text:span text:style-name="Source_20_Text"><text:span text:style-name="T184"> </text:span></text:span><text:span text:style-name="Source_20_Text"><text:span text:style-name="T188">Halo</text:span></text:span><text:span text:style-name="Source_20_Text"><text:span text:style-name="T185"> store</text:span></text:span><text:span text:style-name="Source_20_Text"><text:span text:style-name="T188">s</text:span></text:span><text:span text:style-name="Source_20_Text"><text:span text:style-name="T185"> the</text:span></text:span><text:span text:style-name="Source_20_Text"><text:span text:style-name="T186">m</text:span></text:span><text:span text:style-name="Source_20_Text"><text:span text:style-name="T185"> as</text:span></text:span><text:span text:style-name="Source_20_Text"><text:span text:style-name="T194"> </text:span></text:span><text:span text:style-name="Source_20_Text"><text:span text:style-name="T185">4 ones-signed, 12bit</text:span></text:span><text:span text:style-name="Source_20_Text"><text:span text:style-name="T196"> ints,</text:span></text:span></text:p>
      <text:p text:style-name="P69"><text:span text:style-name="Source_20_Text"><text:span text:style-name="T194">** </text:span></text:span><text:span text:style-name="Source_20_Text"><text:span text:style-name="T185">but</text:span></text:span><text:span text:style-name="Source_20_Text"><text:span text:style-name="T194"> </text:span></text:span><text:span text:style-name="Source_20_Text"><text:span text:style-name="T185">because</text:span></text:span><text:span text:style-name="Source_20_Text"><text:span text:style-name="T194"> </text:span></text:span><text:span text:style-name="Source_20_Text"><text:span text:style-name="T185">this will end up being 6 bytes</text:span></text:span><text:span text:style-name="Source_20_Text"><text:span text:style-name="T194"> </text:span></text:span><text:span text:style-name="Source_20_Text"><text:span text:style-name="T185">they store them in 3 UInt16's</text:span></text:span></text:p>
      <text:p text:style-name="P76"><text:span text:style-name="Source_20_Text"><text:span text:style-name="T194">**</text:span></text:span><text:span text:style-name="Source_20_Text"><text:span text:style-name="T185"> instead</text:span></text:span><text:span text:style-name="Source_20_Text"><text:span text:style-name="T194"> </text:span></text:span><text:span text:style-name="Source_20_Text"><text:span text:style-name="T185">of </text:span></text:span><text:span text:style-name="Source_20_Text"><text:span text:style-name="T187">one</text:span></text:span><text:span text:style-name="Source_20_Text"><text:span text:style-name="T194"> </text:span></text:span><text:span text:style-name="Source_20_Text"><text:span text:style-name="T185">UInt32</text:span></text:span><text:span text:style-name="Source_20_Text"><text:span text:style-name="T187">(</text:span></text:span><text:span text:style-name="Source_20_Text"><text:span text:style-name="T199">since UInt48 isnt supported in C</text:span></text:span><text:span text:style-name="Source_20_Text"><text:span text:style-name="T187">)</text:span></text:span><text:span text:style-name="Source_20_Text"><text:span text:style-name="T185">. This makes the</text:span></text:span></text:p>
      <text:p text:style-name="P69"><text:span text:style-name="Source_20_Text"><text:span text:style-name="T194">**</text:span></text:span><text:span text:style-name="Source_20_Text"><text:span text:style-name="T185"> task of</text:span></text:span><text:span text:style-name="Source_20_Text"><text:span text:style-name="T194"> </text:span></text:span><text:span text:style-name="Source_20_Text"><text:span text:style-name="T189">extracting i, j, k, and w</text:span></text:span><text:span text:style-name="Source_20_Text"><text:span text:style-name="T194"> </text:span></text:span><text:span text:style-name="Source_20_Text"><text:span text:style-name="T189">a bit more convoluted than it ought to be.</text:span></text:span></text:p>
      <text:p text:style-name="P70"><text:span text:style-name="Source_20_Text"><text:span text:style-name="T195">**</text:span></text:span></text:p>
      <text:p text:style-name="P68"><text:span text:style-name="Source_20_Text"><text:span text:style-name="T190">** </text:span></text:span><text:span text:style-name="Source_20_Text"><text:span text:style-name="T191">Below, </text:span></text:span><text:span text:style-name="Source_20_Text"><text:span text:style-name="T190">"a" is the first of the 6 bytes, while "f" is the last.</text:span></text:span></text:p>
      <text:p text:style-name="P68"><text:span text:style-name="Source_20_Text"><text:span text:style-name="T190">** Bits AND bytes are ordered left to right as most significant to least</text:span></text:span></text:p>
      <text:p text:style-name="P66"><text:span text:style-name="Source_20_Text"><text:span text:style-name="T190">** These are where each of the bits for i, j, k, and w lie in each byte.</text:span></text:span></text:p>
      <text:p text:style-name="P66"><text:span text:style-name="Source_20_Text"><text:span text:style-name="T190">** The ordering is really REALLY weird, but test for yourself and you'll see.</text:span></text:span></text:p>
      <text:p text:style-name="P67"><text:span text:style-name="Source_20_Text"><text:span text:style-name="T192">** <text:s text:c="3"/>q0<text:tab/><text:tab/><text:tab/><text:tab/>q1<text:tab/><text:tab/><text:tab/><text:tab/>q2</text:span></text:span></text:p>
      <text:p text:style-name="P66"><text:span text:style-name="Source_20_Text"><text:span text:style-name="T190">** <text:s text:c="3"/></text:span></text:span><text:span text:style-name="Source_20_Text"><text:span text:style-name="T192">b</text:span></text:span><text:span text:style-name="Source_20_Text"><text:span text:style-name="T190">bbbbbbb aaaaaaaa<text:tab/><text:tab/>dddddddd cccccccc<text:tab/><text:tab/>ffffffff eeeeeeee</text:span></text:span></text:p>
      <text:p text:style-name="P77"><text:span text:style-name="Source_20_Text"><text:span text:style-name="T190">** <text:s text:c="3"/></text:span></text:span><text:span text:style-name="Source_20_Text"><text:span text:style-name="T193">iiiiiiii</text:span></text:span><text:span text:style-name="Source_20_Text"><text:span text:style-name="T190"> </text:span></text:span><text:span text:style-name="Source_20_Text"><text:span text:style-name="T193">iiiijjjj</text:span></text:span><text:span text:style-name="Source_20_Text"><text:span text:style-name="T190"><text:tab/><text:tab/>jjjjjjjj kkkkkkkk<text:tab/><text:tab/></text:span></text:span><text:span text:style-name="Source_20_Text"><text:span text:style-name="T193">kkkkwwww</text:span></text:span><text:span text:style-name="Source_20_Text"><text:span text:style-name="T190"> </text:span></text:span><text:span text:style-name="Source_20_Text"><text:span text:style-name="T193">wwwwwwww</text:span></text:span></text:p>
      <text:p text:style-name="P82"><text:span text:style-name="Source_20_Text"><text:span text:style-name="T210">**</text:span></text:span></text:p>
      <text:p text:style-name="P78"><text:span text:style-name="Source_20_Text"><text:span text:style-name="T203">**</text:span></text:span><text:span text:style-name="Source_20_Text"><text:span text:style-name="T206"> Here is some C++ code to extract i, j, k, and w from these 3 UInt16'</text:span></text:span><text:span text:style-name="Source_20_Text"><text:span text:style-name="T207">s:</text:span></text:span></text:p>
      <text:p text:style-name="P78"><text:span text:style-name="Source_20_Text"><text:span text:style-name="T203">** <text:s text:c="3"/>UInt</text:span></text:span><text:span text:style-name="Source_20_Text"><text:span text:style-name="T242">64</text:span></text:span><text:span text:style-name="Source_20_Text"><text:span text:style-name="T203"> quat = q2 + (q1&lt;&lt;16) + (q0&lt;&lt;32)</text:span></text:span><text:span text:style-name="Source_20_Text"><text:span text:style-name="T204">;</text:span></text:span></text:p>
      <text:p text:style-name="P78"><text:span text:style-name="Source_20_Text"><text:span text:style-name="T203">** <text:s text:c="3"/>Float <text:s/>i = (quat&gt;&gt;36) &amp; 0x7FF;<text:tab/>Float <text:s/>j = (quat&gt;&gt;24) &amp; 0x7FF;</text:span></text:span></text:p>
      <text:p text:style-name="P78"><text:span text:style-name="Source_20_Text"><text:span text:style-name="T203">** <text:s text:c="3"/>Float <text:s/>k = (quat&gt;&gt;12) &amp; 0x7FF;<text:tab/>Float <text:s/>w = <text:s/>quat <text:s text:c="5"/>&amp; 0x7FF;</text:span></text:span></text:p>
      <text:p text:style-name="P79"><text:span text:style-name="Source_20_Text"><text:span text:style-name="T204">** <text:s text:c="3"/>if ((</text:span></text:span><text:span text:style-name="Source_20_Text"><text:span text:style-name="T203">quat</text:span></text:span><text:span text:style-name="Source_20_Text"><text:span text:style-name="T204">&gt;&gt;36) &amp; 0x800) i -= 2047;<text:tab/>if ((</text:span></text:span><text:span text:style-name="Source_20_Text"><text:span text:style-name="T203">quat</text:span></text:span><text:span text:style-name="Source_20_Text"><text:span text:style-name="T204">&gt;&gt;24) &amp; 0x800) j -= 2047;</text:span></text:span></text:p>
      <text:p text:style-name="P79"><text:span text:style-name="Source_20_Text"><text:span text:style-name="T204">** <text:s text:c="3"/>if ((</text:span></text:span><text:span text:style-name="Source_20_Text"><text:span text:style-name="T203">quat</text:span></text:span><text:span text:style-name="Source_20_Text"><text:span text:style-name="T204">&gt;&gt;12) &amp; 0x800) k -= 2047;<text:tab/>if ( </text:span></text:span><text:span text:style-name="Source_20_Text"><text:span text:style-name="T203">quat</text:span></text:span><text:span text:style-name="Source_20_Text"><text:span text:style-name="T204"> <text:s text:c="5"/>&amp; 0x800) w -= 2047;</text:span></text:span></text:p>
      <text:p text:style-name="P79"><text:span text:style-name="Source_20_Text"><text:span text:style-name="T204">** <text:s text:c="3"/>Float <text:s/>length = i*i + j*j + k*k + w*w;</text:span></text:span></text:p>
      <text:p text:style-name="P79"><text:span text:style-name="Source_20_Text"><text:span text:style-name="T204">** <text:s text:c="3"/>if (length &lt;= 0) {</text:span></text:span></text:p>
      <text:p text:style-name="P79"><text:span text:style-name="Source_20_Text"><text:span text:style-name="T204">** <text:s text:c="7"/>i = j = k = 0.0;</text:span></text:span></text:p>
      <text:p text:style-name="P79"><text:span text:style-name="Source_20_Text"><text:span text:style-name="T204">** <text:s text:c="7"/>w = 1.0;</text:span></text:span></text:p>
      <text:p text:style-name="P79"><text:span text:style-name="Source_20_Text"><text:span text:style-name="T204">** <text:s text:c="3"/>}</text:span></text:span><text:span text:style-name="Source_20_Text"><text:span text:style-name="T205"> else {</text:span></text:span></text:p>
      <text:p text:style-name="P79"><text:span text:style-name="Source_20_Text"><text:span text:style-name="T204">*</text:span></text:span><text:span text:style-name="Source_20_Text"><text:span text:style-name="T205">*</text:span></text:span><text:span text:style-name="Source_20_Text"><text:span text:style-name="T204"> <text:s text:c="3"/></text:span></text:span><text:span text:style-name="Source_20_Text"><text:span text:style-name="T205"><text:s text:c="4"/></text:span></text:span><text:span text:style-name="Source_20_Text"><text:span text:style-name="T204">length = sqrt(length);</text:span></text:span></text:p>
      <text:p text:style-name="P80"><text:span text:style-name="Source_20_Text"><text:span text:style-name="T205">** <text:s text:c="7"/>i = i/length;<text:tab/><text:tab/>j = j/length;<text:tab/>k = k/length;<text:tab/>w = w/length;</text:span></text:span></text:p>
      <text:p text:style-name="P80"><text:span text:style-name="Source_20_Text"><text:span text:style-name="T205">** <text:s text:c="3"/>}</text:span></text:span><text:span text:style-name="Source_20_Text"><text:span text:style-name="T184">*/</text:span></text:span></text:p>
      <text:p text:style-name="P64"><text:span text:style-name="Source_20_Text"><text:span text:style-name="T461">typedef </text:span></text:span><text:span text:style-name="Source_20_Text"><text:span text:style-name="T463">struct</text:span></text:span><text:span text:style-name="Source_20_Text"><text:span text:style-name="T331"> </text:span></text:span><text:span text:style-name="Source_20_Text"><text:span text:style-name="T45">CompNodeRotation</text:span></text:span><text:span text:style-name="Source_20_Text"><text:span text:style-name="T331"> </text:span></text:span><text:span text:style-name="Source_20_Text"><text:span text:style-name="T380">{</text:span></text:span></text:p>
      <text:p text:style-name="P65"><text:span text:style-name="Source_20_Text"><text:span text:style-name="T86"><text:s text:c="4"/></text:span></text:span><text:span text:style-name="Source_20_Text"><text:span text:style-name="T44">UInt16<text:tab/></text:span></text:span><text:span text:style-name="Source_20_Text"><text:span text:style-name="T385">q0;</text:span></text:span></text:p>
      <text:p text:style-name="P65"><text:span text:style-name="Source_20_Text"><text:span text:style-name="T86"><text:s text:c="4"/></text:span></text:span><text:span text:style-name="Source_20_Text"><text:span text:style-name="T44">UInt16<text:tab/></text:span></text:span><text:span text:style-name="Source_20_Text"><text:span text:style-name="T385">q1</text:span></text:span><text:span text:style-name="Source_20_Text"><text:span text:style-name="T386">;</text:span></text:span></text:p>
      <text:p text:style-name="P65"><text:span text:style-name="Source_20_Text"><text:span text:style-name="T86"><text:s text:c="4"/></text:span></text:span><text:span text:style-name="Source_20_Text"><text:span text:style-name="T44">UInt16<text:tab/></text:span></text:span><text:span text:style-name="Source_20_Text"><text:span text:style-name="T385">q</text:span></text:span><text:span text:style-name="Source_20_Text"><text:span text:style-name="T386">2</text:span></text:span><text:span text:style-name="Source_20_Text"><text:span text:style-name="T385">;</text:span></text:span></text:p>
      <text:p text:style-name="P72"><text:span text:style-name="Source_20_Text"><text:span text:style-name="T381"><text:s text:c="4"/>} </text:span></text:span><text:span text:style-name="Source_20_Text"><text:span text:style-name="T45">CompNodeRotation</text:span></text:span><text:span text:style-name="Source_20_Text"><text:span text:style-name="T381">;</text:span></text:span><text:span text:style-name="Source_20_Text"><text:span text:style-name="T368"> <text:s/></text:span></text:span><text:span text:style-name="Source_20_Text"><text:span text:style-name="T94">// size == </text:span></text:span><text:span text:style-name="Source_20_Text"><text:span text:style-name="T183">6</text:span></text:span><text:span text:style-name="Source_20_Text"><text:span text:style-name="T94"> bytes</text:span></text:span></text:p>
      <text:p text:style-name="P71"><text:span text:style-name="Source_20_Text"><text:span text:style-name="T476"/></text:span></text:p>
      <text:p text:style-name="P71"><text:span text:style-name="Source_20_Text"><text:span text:style-name="T476"/></text:span></text:p>
      <text:p text:style-name="P71"><text:span text:style-name="Source_20_Text"><text:span text:style-name="T461">typedef </text:span></text:span><text:span text:style-name="Source_20_Text"><text:span text:style-name="T463">struct</text:span></text:span><text:span text:style-name="Source_20_Text"><text:span text:style-name="T331"> </text:span></text:span><text:span text:style-name="Source_20_Text"><text:span text:style-name="T43">Keyf</text:span></text:span><text:span text:style-name="Source_20_Text"><text:span text:style-name="T41">rameHeader</text:span></text:span><text:span text:style-name="Source_20_Text"><text:span text:style-name="T331"> </text:span></text:span><text:span text:style-name="Source_20_Text"><text:span text:style-name="T380">{</text:span></text:span></text:p>
      <text:p text:style-name="P71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42">32</text:span></text:span><text:span text:style-name="Source_20_Text"><text:span text:style-name="T174"><text:tab/></text:span></text:span><text:span text:style-name="Source_20_Text"><text:span text:style-name="T384">key</text:span></text:span><text:span text:style-name="Source_20_Text"><text:span text:style-name="T381">frame_count<text:tab/>: 12</text:span></text:span><text:span text:style-name="Source_20_Text"><text:span text:style-name="T331">;</text:span></text:span></text:p>
      <text:p text:style-name="P71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42">32</text:span></text:span><text:span text:style-name="Source_20_Text"><text:span text:style-name="T174"><text:tab/></text:span></text:span><text:span text:style-name="Source_20_Text"><text:span text:style-name="T384">key</text:span></text:span><text:span text:style-name="Source_20_Text"><text:span text:style-name="T381">frame</text:span></text:span><text:span text:style-name="Source_20_Text"><text:span text:style-name="T379">_</text:span></text:span><text:span text:style-name="Source_20_Text"><text:span text:style-name="T378">offset</text:span></text:span><text:span text:style-name="Source_20_Text"><text:span text:style-name="T381"><text:tab/>: 20</text:span></text:span><text:span text:style-name="Source_20_Text"><text:span text:style-name="T331">;</text:span></text:span></text:p>
      <text:p text:style-name="P71"><text:span text:style-name="Source_20_Text"><text:span text:style-name="T381"><text:s text:c="4"/>} </text:span></text:span><text:span text:style-name="Source_20_Text"><text:span text:style-name="T43">Keyf</text:span></text:span><text:span text:style-name="Source_20_Text"><text:span text:style-name="T41">rameHeader</text:span></text:span><text:span text:style-name="Source_20_Text"><text:span text:style-name="T381">;</text:span></text:span><text:span text:style-name="Source_20_Text"><text:span text:style-name="T368"> <text:s/></text:span></text:span><text:span text:style-name="Source_20_Text"><text:span text:style-name="T94">// size == </text:span></text:span><text:span text:style-name="Source_20_Text"><text:span text:style-name="T180">4</text:span></text:span><text:span text:style-name="Source_20_Text"><text:span text:style-name="T94"> bytes</text:span></text:span></text:p>
      <text:p text:style-name="P71"><text:span text:style-name="Source_20_Text"><text:span text:style-name="T461"/></text:span></text:p>
      <text:p text:style-name="P71"><text:span text:style-name="Source_20_Text"><text:span text:style-name="T475"/></text:span></text:p>
      <text:p text:style-name="P61"><text:span text:style-name="Source_20_Text"><text:span text:style-name="T461">typedef </text:span></text:span><text:span text:style-name="Source_20_Text"><text:span text:style-name="T463">struct</text:span></text:span><text:span text:style-name="Source_20_Text"><text:span text:style-name="T331"> </text:span></text:span><text:span text:style-name="Source_20_Text"><text:span text:style-name="T41">CompressedFramedataHeader</text:span></text:span><text:span text:style-name="Source_20_Text"><text:span text:style-name="T331"> </text:span></text:span><text:span text:style-name="Source_20_Text"><text:span text:style-name="T380">{</text:span></text:span></text:p>
      <text:p text:style-name="P81"><text:span text:style-name="Source_20_Text"><text:span text:style-name="T179"><text:s text:c="4"/>// </text:span></text:span><text:span text:style-name="Source_20_Text"><text:span text:style-name="T177">rotation_</text:span></text:span><text:span text:style-name="Source_20_Text"><text:span text:style-name="T182">key</text:span></text:span><text:span text:style-name="Source_20_Text"><text:span text:style-name="T178">frame</text:span></text:span><text:span text:style-name="Source_20_Text"><text:span text:style-name="T197">s</text:span></text:span><text:span text:style-name="Source_20_Text"><text:span text:style-name="T178">_head</text:span></text:span><text:span text:style-name="Source_20_Text"><text:span text:style-name="T181">er</text:span></text:span><text:span text:style-name="Source_20_Text"><text:span text:style-name="T178">s</text:span></text:span><text:span text:style-name="Source_20_Text"><text:span text:style-name="T177">_offset</text:span></text:span><text:span text:style-name="Source_20_Text"><text:span text:style-name="T179"> isnt actually stored, as it is</text:span></text:span></text:p>
      <text:p text:style-name="P81"><text:span text:style-name="Source_20_Text"><text:span text:style-name="T208"><text:s text:c="4"/>// </text:span></text:span><text:span text:style-name="Source_20_Text"><text:span text:style-name="T179">assumed to be</text:span></text:span><text:span text:style-name="Source_20_Text"><text:span text:style-name="T208"> </text:span></text:span><text:span text:style-name="Source_20_Text"><text:span text:style-name="T179">equal to the length of this header, which is 44</text:span></text:span><text:span text:style-name="Source_20_Text"><text:span text:style-name="T209"> bytes</text:span></text:span><text:span text:style-name="Source_20_Text"><text:span text:style-name="T179">.</text:span></text:span></text:p>
      <text:p text:style-name="P62"><text:span text:style-name="Source_20_Text"><text:span text:style-name="T179"><text:s text:c="4"/>// </text:span></text:span><text:span text:style-name="Source_20_Text"><text:span text:style-name="T86">UInt</text:span></text:span><text:span text:style-name="Source_20_Text"><text:span text:style-name="T178">32</text:span></text:span><text:span text:style-name="Source_20_Text"><text:span text:style-name="T174"><text:tab/></text:span></text:span><text:span text:style-name="Source_20_Text"><text:span text:style-name="T177">rotation_</text:span></text:span><text:span text:style-name="Source_20_Text"><text:span text:style-name="T182">key</text:span></text:span><text:span text:style-name="Source_20_Text"><text:span text:style-name="T178">frame</text:span></text:span><text:span text:style-name="Source_20_Text"><text:span text:style-name="T197">s</text:span></text:span><text:span text:style-name="Source_20_Text"><text:span text:style-name="T178">_head</text:span></text:span><text:span text:style-name="Source_20_Text"><text:span text:style-name="T181">er</text:span></text:span><text:span text:style-name="Source_20_Text"><text:span text:style-name="T178">s</text:span></text:span><text:span text:style-name="Source_20_Text"><text:span text:style-name="T177">_offset</text:span></text:span><text:span text:style-name="Source_20_Text"><text:span text:style-name="T86">;</text:span></text:span></text:p>
      <text:p text:style-name="P60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42">32</text:span></text:span><text:span text:style-name="Source_20_Text"><text:span text:style-name="T174"><text:tab/><text:tab/></text:span></text:span><text:span text:style-name="Source_20_Text"><text:span text:style-name="T378">rotation_</text:span></text:span><text:span text:style-name="Source_20_Text"><text:span text:style-name="T387">key</text:span></text:span><text:span text:style-name="Source_20_Text"><text:span text:style-name="T379">frame</text:span></text:span><text:span text:style-name="Source_20_Text"><text:span text:style-name="T388">s</text:span></text:span><text:span text:style-name="Source_20_Text"><text:span text:style-name="T379">_</text:span></text:span><text:span text:style-name="Source_20_Text"><text:span text:style-name="T378">nums_offset</text:span></text:span><text:span text:style-name="Source_20_Text"><text:span text:style-name="T331">;</text:span></text:span></text:p>
      <text:p text:style-name="P75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42">32</text:span></text:span><text:span text:style-name="Source_20_Text"><text:span text:style-name="T174"><text:tab/><text:tab/></text:span></text:span><text:span text:style-name="Source_20_Text"><text:span text:style-name="T378">rotation_</text:span></text:span><text:span text:style-name="Source_20_Text"><text:span text:style-name="T379">begin_</text:span></text:span><text:span text:style-name="Source_20_Text"><text:span text:style-name="T387">key</text:span></text:span><text:span text:style-name="Source_20_Text"><text:span text:style-name="T379">frame</text:span></text:span><text:span text:style-name="Source_20_Text"><text:span text:style-name="T378">_offset</text:span></text:span><text:span text:style-name="Source_20_Text"><text:span text:style-name="T331">;</text:span></text:span></text:p>
      <text:p text:style-name="P74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42">32</text:span></text:span><text:span text:style-name="Source_20_Text"><text:span text:style-name="T174"><text:tab/><text:tab/></text:span></text:span><text:span text:style-name="Source_20_Text"><text:span text:style-name="T378">rotation</text:span></text:span><text:span text:style-name="Source_20_Text"><text:span text:style-name="T379">_</text:span></text:span><text:span text:style-name="Source_20_Text"><text:span text:style-name="T387">key</text:span></text:span><text:span text:style-name="Source_20_Text"><text:span text:style-name="T379">frame</text:span></text:span><text:span text:style-name="Source_20_Text"><text:span text:style-name="T388">s</text:span></text:span><text:span text:style-name="Source_20_Text"><text:span text:style-name="T378">_</text:span></text:span><text:span text:style-name="Source_20_Text"><text:span text:style-name="T379">data_</text:span></text:span><text:span text:style-name="Source_20_Text"><text:span text:style-name="T378">offset</text:span></text:span><text:span text:style-name="Source_20_Text"><text:span text:style-name="T331">;</text:span></text:span></text:p>
      <text:p text:style-name="P63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42">32</text:span></text:span><text:span text:style-name="Source_20_Text"><text:span text:style-name="T174"><text:tab/><text:tab/></text:span></text:span><text:span text:style-name="Source_20_Text"><text:span text:style-name="T379">translation</text:span></text:span><text:span text:style-name="Source_20_Text"><text:span text:style-name="T378">_</text:span></text:span><text:span text:style-name="Source_20_Text"><text:span text:style-name="T383">key</text:span></text:span><text:span text:style-name="Source_20_Text"><text:span text:style-name="T379">frame</text:span></text:span><text:span text:style-name="Source_20_Text"><text:span text:style-name="T388">s</text:span></text:span><text:span text:style-name="Source_20_Text"><text:span text:style-name="T379">_head</text:span></text:span><text:span text:style-name="Source_20_Text"><text:span text:style-name="T382">er</text:span></text:span><text:span text:style-name="Source_20_Text"><text:span text:style-name="T379">s</text:span></text:span><text:span text:style-name="Source_20_Text"><text:span text:style-name="T378">_offset</text:span></text:span><text:span text:style-name="Source_20_Text"><text:span text:style-name="T331">;</text:span></text:span></text:p>
      <text:p text:style-name="P73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42">32</text:span></text:span><text:span text:style-name="Source_20_Text"><text:span text:style-name="T174"><text:tab/><text:tab/></text:span></text:span><text:span text:style-name="Source_20_Text"><text:span text:style-name="T379">translation</text:span></text:span><text:span text:style-name="Source_20_Text"><text:span text:style-name="T378">_</text:span></text:span><text:span text:style-name="Source_20_Text"><text:span text:style-name="T387">key</text:span></text:span><text:span text:style-name="Source_20_Text"><text:span text:style-name="T379">frame</text:span></text:span><text:span text:style-name="Source_20_Text"><text:span text:style-name="T388">s</text:span></text:span><text:span text:style-name="Source_20_Text"><text:span text:style-name="T379">_</text:span></text:span><text:span text:style-name="Source_20_Text"><text:span text:style-name="T378">nums_offset</text:span></text:span><text:span text:style-name="Source_20_Text"><text:span text:style-name="T331">;</text:span></text:span></text:p>
      <text:p text:style-name="P75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42">32</text:span></text:span><text:span text:style-name="Source_20_Text"><text:span text:style-name="T174"><text:tab/><text:tab/></text:span></text:span><text:span text:style-name="Source_20_Text"><text:span text:style-name="T379">translation</text:span></text:span><text:span text:style-name="Source_20_Text"><text:span text:style-name="T378">_</text:span></text:span><text:span text:style-name="Source_20_Text"><text:span text:style-name="T379">begin_</text:span></text:span><text:span text:style-name="Source_20_Text"><text:span text:style-name="T387">key</text:span></text:span><text:span text:style-name="Source_20_Text"><text:span text:style-name="T379">frame</text:span></text:span><text:span text:style-name="Source_20_Text"><text:span text:style-name="T378">_offset</text:span></text:span><text:span text:style-name="Source_20_Text"><text:span text:style-name="T331">;</text:span></text:span></text:p>
      <text:p text:style-name="P74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42">32</text:span></text:span><text:span text:style-name="Source_20_Text"><text:span text:style-name="T174"><text:tab/><text:tab/></text:span></text:span><text:span text:style-name="Source_20_Text"><text:span text:style-name="T379">translation_</text:span></text:span><text:span text:style-name="Source_20_Text"><text:span text:style-name="T387">key</text:span></text:span><text:span text:style-name="Source_20_Text"><text:span text:style-name="T379">frame</text:span></text:span><text:span text:style-name="Source_20_Text"><text:span text:style-name="T388">s</text:span></text:span><text:span text:style-name="Source_20_Text"><text:span text:style-name="T378">_</text:span></text:span><text:span text:style-name="Source_20_Text"><text:span text:style-name="T379">data_</text:span></text:span><text:span text:style-name="Source_20_Text"><text:span text:style-name="T378">offset</text:span></text:span><text:span text:style-name="Source_20_Text"><text:span text:style-name="T331">;</text:span></text:span></text:p>
      <text:p text:style-name="P62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42">32</text:span></text:span><text:span text:style-name="Source_20_Text"><text:span text:style-name="T174"><text:tab/><text:tab/></text:span></text:span><text:span text:style-name="Source_20_Text"><text:span text:style-name="T380">scale</text:span></text:span><text:span text:style-name="Source_20_Text"><text:span text:style-name="T378">_</text:span></text:span><text:span text:style-name="Source_20_Text"><text:span text:style-name="T383">key</text:span></text:span><text:span text:style-name="Source_20_Text"><text:span text:style-name="T379">frame</text:span></text:span><text:span text:style-name="Source_20_Text"><text:span text:style-name="T388">s</text:span></text:span><text:span text:style-name="Source_20_Text"><text:span text:style-name="T379">_head</text:span></text:span><text:span text:style-name="Source_20_Text"><text:span text:style-name="T382">ers</text:span></text:span><text:span text:style-name="Source_20_Text"><text:span text:style-name="T378">_offset</text:span></text:span><text:span text:style-name="Source_20_Text"><text:span text:style-name="T331">;</text:span></text:span></text:p>
      <text:p text:style-name="P61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42">32</text:span></text:span><text:span text:style-name="Source_20_Text"><text:span text:style-name="T174"><text:tab/><text:tab/></text:span></text:span><text:span text:style-name="Source_20_Text"><text:span text:style-name="T380">scale</text:span></text:span><text:span text:style-name="Source_20_Text"><text:span text:style-name="T378">_</text:span></text:span><text:span text:style-name="Source_20_Text"><text:span text:style-name="T387">key</text:span></text:span><text:span text:style-name="Source_20_Text"><text:span text:style-name="T379">frame</text:span></text:span><text:span text:style-name="Source_20_Text"><text:span text:style-name="T388">s</text:span></text:span><text:span text:style-name="Source_20_Text"><text:span text:style-name="T379">_</text:span></text:span><text:span text:style-name="Source_20_Text"><text:span text:style-name="T378">nums_offset</text:span></text:span><text:span text:style-name="Source_20_Text"><text:span text:style-name="T331">;</text:span></text:span></text:p>
      <text:p text:style-name="P75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42">32</text:span></text:span><text:span text:style-name="Source_20_Text"><text:span text:style-name="T174"><text:tab/><text:tab/></text:span></text:span><text:span text:style-name="Source_20_Text"><text:span text:style-name="T380">scale</text:span></text:span><text:span text:style-name="Source_20_Text"><text:span text:style-name="T378">_</text:span></text:span><text:span text:style-name="Source_20_Text"><text:span text:style-name="T379">begin_</text:span></text:span><text:span text:style-name="Source_20_Text"><text:span text:style-name="T387">key</text:span></text:span><text:span text:style-name="Source_20_Text"><text:span text:style-name="T379">frame</text:span></text:span><text:span text:style-name="Source_20_Text"><text:span text:style-name="T378">_offset</text:span></text:span><text:span text:style-name="Source_20_Text"><text:span text:style-name="T331">;</text:span></text:span></text:p>
      <text:p text:style-name="P74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42">32</text:span></text:span><text:span text:style-name="Source_20_Text"><text:span text:style-name="T174"><text:tab/><text:tab/></text:span></text:span><text:span text:style-name="Source_20_Text"><text:span text:style-name="T380">scale</text:span></text:span><text:span text:style-name="Source_20_Text"><text:span text:style-name="T379">_</text:span></text:span><text:span text:style-name="Source_20_Text"><text:span text:style-name="T387">key</text:span></text:span><text:span text:style-name="Source_20_Text"><text:span text:style-name="T379">frame</text:span></text:span><text:span text:style-name="Source_20_Text"><text:span text:style-name="T388">s</text:span></text:span><text:span text:style-name="Source_20_Text"><text:span text:style-name="T378">_</text:span></text:span><text:span text:style-name="Source_20_Text"><text:span text:style-name="T379">data_</text:span></text:span><text:span text:style-name="Source_20_Text"><text:span text:style-name="T378">offset</text:span></text:span><text:span text:style-name="Source_20_Text"><text:span text:style-name="T331">;</text:span></text:span></text:p>
      <text:p text:style-name="P59"><text:span text:style-name="Source_20_Text"><text:span text:style-name="T368"><text:s text:c="4"/>} </text:span></text:span><text:span text:style-name="Source_20_Text"><text:span text:style-name="T41">CompressedFramedataHeader</text:span></text:span><text:span text:style-name="Source_20_Text"><text:span text:style-name="T368">; <text:s/></text:span></text:span><text:span text:style-name="Source_20_Text"><text:span text:style-name="T94">// size == </text:span></text:span><text:span text:style-name="Source_20_Text"><text:span text:style-name="T177">44</text:span></text:span><text:span text:style-name="Source_20_Text"><text:span text:style-name="T94"> bytes</text:span></text:span></text:p>
      <text:p text:style-name="P206"><text:span text:style-name="Source_20_Text"><text:span text:style-name="T446">Scripts</text:span></text:span></text:p>
      <text:p text:style-name="P152"><text:span text:style-name="Source_20_Text"><text:span text:style-name="T468"/></text:span></text:p>
      <text:p text:style-name="P109"><text:span text:style-name="Source_20_Text"><text:span text:style-name="T459">enum </text:span></text:span><text:span text:style-name="Source_20_Text"><text:span text:style-name="T460">class </text:span></text:span><text:span text:style-name="Source_20_Text"><text:span text:style-name="T39">Script</text:span></text:span><text:span text:style-name="Source_20_Text"><text:span text:style-name="T40">Object</text:span></text:span><text:span text:style-name="Source_20_Text"><text:span text:style-name="T3">Type</text:span></text:span><text:span text:style-name="Source_20_Text"><text:span text:style-name="T450"> : </text:span></text:span><text:span text:style-name="Source_20_Text"><text:span text:style-name="T2">S</text:span></text:span><text:span text:style-name="Source_20_Text"><text:span text:style-name="T4">Enum</text:span></text:span><text:span text:style-name="Source_20_Text"><text:span text:style-name="T2">16</text:span></text:span><text:span text:style-name="Source_20_Text"><text:span text:style-name="T450"> {</text:span></text:span></text:p>
      <text:p text:style-name="P109"><text:span text:style-name="Source_20_Text"><text:span text:style-name="T40"><text:s text:c="4"/>script_object_type_unparsed</text:span></text:span><text:span text:style-name="Source_20_Text"><text:span text:style-name="T376"><text:tab/><text:tab/>= 0,</text:span></text:span></text:p>
      <text:p text:style-name="P109"><text:span text:style-name="Source_20_Text"><text:span text:style-name="T40"><text:s text:c="4"/>script_object_type_special_form</text:span></text:span><text:span text:style-name="Source_20_Text"><text:span text:style-name="T376"><text:tab/><text:tab/>= 1,</text:span></text:span></text:p>
      <text:p text:style-name="P109"><text:span text:style-name="Source_20_Text"><text:span text:style-name="T40"><text:s text:c="4"/>script_object_type_function_name</text:span></text:span><text:span text:style-name="Source_20_Text"><text:span text:style-name="T376"><text:tab/>= 2,</text:span></text:span></text:p>
      <text:p text:style-name="P109"><text:span text:style-name="Source_20_Text"><text:span text:style-name="T40"><text:s text:c="4"/>script_object_type_passthrough</text:span></text:span><text:span text:style-name="Source_20_Text"><text:span text:style-name="T376"><text:tab/><text:tab/>= 3,</text:span></text:span></text:p>
      <text:p text:style-name="P109"><text:span text:style-name="Source_20_Text"><text:span text:style-name="T40"><text:s text:c="4"/>script_object_type_void</text:span></text:span><text:span text:style-name="Source_20_Text"><text:span text:style-name="T376"><text:tab/><text:tab/><text:tab/>= 4,</text:span></text:span></text:p>
      <text:p text:style-name="P109"><text:span text:style-name="Source_20_Text"><text:span text:style-name="T40"><text:s text:c="4"/>script_object_type_boolean</text:span></text:span><text:span text:style-name="Source_20_Text"><text:span text:style-name="T376"><text:tab/><text:tab/>= 5,</text:span></text:span></text:p>
      <text:p text:style-name="P109"><text:span text:style-name="Source_20_Text"><text:span text:style-name="T40"><text:s text:c="4"/>script_object_type_real</text:span></text:span><text:span text:style-name="Source_20_Text"><text:span text:style-name="T376"><text:tab/><text:tab/><text:tab/>= 6,</text:span></text:span></text:p>
      <text:p text:style-name="P109"><text:span text:style-name="Source_20_Text"><text:span text:style-name="T40"><text:s text:c="4"/>script_object_type_short</text:span></text:span><text:span text:style-name="Source_20_Text"><text:span text:style-name="T376"><text:tab/><text:tab/><text:tab/>= 7,</text:span></text:span></text:p>
      <text:p text:style-name="P109"><text:span text:style-name="Source_20_Text"><text:span text:style-name="T40"><text:s text:c="4"/>script_object_type_long</text:span></text:span><text:span text:style-name="Source_20_Text"><text:span text:style-name="T376"><text:tab/><text:tab/></text:span></text:span><text:span text:style-name="Source_20_Text"><text:span text:style-name="T377"><text:tab/></text:span></text:span><text:span text:style-name="Source_20_Text"><text:span text:style-name="T376">= 8,</text:span></text:span></text:p>
      <text:p text:style-name="P109"><text:span text:style-name="Source_20_Text"><text:span text:style-name="T40"><text:s text:c="4"/>script_object_type_string</text:span></text:span><text:span text:style-name="Source_20_Text"><text:span text:style-name="T376"><text:tab/><text:tab/><text:tab/></text:span></text:span><text:span text:style-name="Source_20_Text"><text:span text:style-name="T377">=</text:span></text:span><text:span text:style-name="Source_20_Text"><text:span text:style-name="T376"> 9,</text:span></text:span></text:p>
      <text:p text:style-name="P109"><text:span text:style-name="Source_20_Text"><text:span text:style-name="T40"><text:s text:c="4"/>script_object_type_script</text:span></text:span><text:span text:style-name="Source_20_Text"><text:span text:style-name="T376"><text:tab/><text:tab/></text:span></text:span><text:span text:style-name="Source_20_Text"><text:span text:style-name="T377"><text:tab/></text:span></text:span><text:span text:style-name="Source_20_Text"><text:span text:style-name="T376">= 10,</text:span></text:span></text:p>
      <text:p text:style-name="P109"><text:span text:style-name="Source_20_Text"><text:span text:style-name="T376"/></text:span></text:p>
      <text:p text:style-name="P109"><text:span text:style-name="Source_20_Text"><text:span text:style-name="T40"><text:s text:c="4"/>script_object_type_trigger_volume</text:span></text:span><text:span text:style-name="Source_20_Text"><text:span text:style-name="T376"><text:tab/>= 11,</text:span></text:span></text:p>
      <text:p text:style-name="P109"><text:span text:style-name="Source_20_Text"><text:span text:style-name="T40"><text:s text:c="4"/>script_object_type_cutscene_flag</text:span></text:span><text:span text:style-name="Source_20_Text"><text:span text:style-name="T376"><text:tab/>= 12,</text:span></text:span></text:p>
      <text:p text:style-name="P109"><text:span text:style-name="Source_20_Text"><text:span text:style-name="T40"><text:s text:c="4"/>script_object_type_cutscene_camera_point</text:span></text:span><text:span text:style-name="Source_20_Text"><text:span text:style-name="T376"><text:tab/>= 13,</text:span></text:span></text:p>
      <text:p text:style-name="P109"><text:span text:style-name="Source_20_Text"><text:span text:style-name="T40"><text:s text:c="4"/>script_object_type_cutscene_title</text:span></text:span><text:span text:style-name="Source_20_Text"><text:span text:style-name="T376"><text:tab/>= 14,</text:span></text:span></text:p>
      <text:p text:style-name="P109"><text:span text:style-name="Source_20_Text"><text:span text:style-name="T40"><text:s text:c="4"/>script_object_type_cutscene_recording</text:span></text:span><text:span text:style-name="Source_20_Text"><text:span text:style-name="T376"><text:tab/>= 15,</text:span></text:span></text:p>
      <text:p text:style-name="P109"><text:span text:style-name="Source_20_Text"><text:span text:style-name="T40"><text:s text:c="4"/>script_object_type_device_group</text:span></text:span><text:span text:style-name="Source_20_Text"><text:span text:style-name="T376"><text:tab/><text:tab/>= 1</text:span></text:span><text:span text:style-name="Source_20_Text"><text:span text:style-name="T377">6</text:span></text:span><text:span text:style-name="Source_20_Text"><text:span text:style-name="T376">,</text:span></text:span></text:p>
      <text:p text:style-name="P110"><text:span text:style-name="Source_20_Text"><text:span text:style-name="T40"><text:s text:c="4"/>script_object_type_ai</text:span></text:span><text:span text:style-name="Source_20_Text"><text:span text:style-name="T376"><text:tab/></text:span></text:span><text:span text:style-name="Source_20_Text"><text:span text:style-name="T377"><text:tab/><text:tab/></text:span></text:span><text:span text:style-name="Source_20_Text"><text:span text:style-name="T376">= 1</text:span></text:span><text:span text:style-name="Source_20_Text"><text:span text:style-name="T377">7</text:span></text:span><text:span text:style-name="Source_20_Text"><text:span text:style-name="T376">,</text:span></text:span></text:p>
      <text:p text:style-name="P110"><text:span text:style-name="Source_20_Text"><text:span text:style-name="T40"><text:s text:c="4"/>script_object_type_ai_command_list</text:span></text:span><text:span text:style-name="Source_20_Text"><text:span text:style-name="T376"><text:tab/>= 1</text:span></text:span><text:span text:style-name="Source_20_Text"><text:span text:style-name="T377">8</text:span></text:span><text:span text:style-name="Source_20_Text"><text:span text:style-name="T376">,</text:span></text:span></text:p>
      <text:p text:style-name="P110"><text:span text:style-name="Source_20_Text"><text:span text:style-name="T40"><text:s text:c="4"/>script_object_type_starting_profile</text:span></text:span><text:span text:style-name="Source_20_Text"><text:span text:style-name="T376"><text:tab/>= 1</text:span></text:span><text:span text:style-name="Source_20_Text"><text:span text:style-name="T377">9</text:span></text:span><text:span text:style-name="Source_20_Text"><text:span text:style-name="T376">,</text:span></text:span></text:p>
      <text:p text:style-name="P110"><text:span text:style-name="Source_20_Text"><text:span text:style-name="T40"><text:s text:c="4"/>script_object_type_conversation</text:span></text:span><text:span text:style-name="Source_20_Text"><text:span text:style-name="T376"><text:tab/><text:tab/>= 2</text:span></text:span><text:span text:style-name="Source_20_Text"><text:span text:style-name="T377">0</text:span></text:span><text:span text:style-name="Source_20_Text"><text:span text:style-name="T376">,</text:span></text:span></text:p>
      <text:p text:style-name="P110"><text:span text:style-name="Source_20_Text"><text:span text:style-name="T40"><text:s text:c="4"/>script_object_type_navpoint</text:span></text:span><text:span text:style-name="Source_20_Text"><text:span text:style-name="T376"><text:tab/><text:tab/>= 2</text:span></text:span><text:span text:style-name="Source_20_Text"><text:span text:style-name="T377">1</text:span></text:span><text:span text:style-name="Source_20_Text"><text:span text:style-name="T376">,</text:span></text:span></text:p>
      <text:p text:style-name="P110"><text:span text:style-name="Source_20_Text"><text:span text:style-name="T40"><text:s text:c="4"/>script_object_type_hud_message</text:span></text:span><text:span text:style-name="Source_20_Text"><text:span text:style-name="T376"><text:tab/></text:span></text:span><text:span text:style-name="Source_20_Text"><text:span text:style-name="T377"><text:tab/></text:span></text:span><text:span text:style-name="Source_20_Text"><text:span text:style-name="T376">= 2</text:span></text:span><text:span text:style-name="Source_20_Text"><text:span text:style-name="T377">2</text:span></text:span><text:span text:style-name="Source_20_Text"><text:span text:style-name="T376">,</text:span></text:span></text:p>
      <text:p text:style-name="P110"><text:span text:style-name="Source_20_Text"><text:span text:style-name="T40"><text:s text:c="4"/>script_object_type_object_list</text:span></text:span><text:span text:style-name="Source_20_Text"><text:span text:style-name="T376"><text:tab/></text:span></text:span><text:span text:style-name="Source_20_Text"><text:span text:style-name="T377"><text:tab/></text:span></text:span><text:span text:style-name="Source_20_Text"><text:span text:style-name="T376">= 2</text:span></text:span><text:span text:style-name="Source_20_Text"><text:span text:style-name="T377">3</text:span></text:span><text:span text:style-name="Source_20_Text"><text:span text:style-name="T376">,</text:span></text:span></text:p>
      <text:p text:style-name="P110"><text:span text:style-name="Source_20_Text"><text:span text:style-name="T376"/></text:span></text:p>
      <text:p text:style-name="P110"><text:span text:style-name="Source_20_Text"><text:span text:style-name="T40"><text:s text:c="4"/>script_object_type_sound</text:span></text:span><text:span text:style-name="Source_20_Text"><text:span text:style-name="T376"><text:tab/></text:span></text:span><text:span text:style-name="Source_20_Text"><text:span text:style-name="T377"><text:tab/><text:tab/></text:span></text:span><text:span text:style-name="Source_20_Text"><text:span text:style-name="T376">= 2</text:span></text:span><text:span text:style-name="Source_20_Text"><text:span text:style-name="T377">4</text:span></text:span><text:span text:style-name="Source_20_Text"><text:span text:style-name="T376">,</text:span></text:span></text:p>
      <text:p text:style-name="P110"><text:span text:style-name="Source_20_Text"><text:span text:style-name="T40"><text:s text:c="4"/>script_object_type_effect</text:span></text:span><text:span text:style-name="Source_20_Text"><text:span text:style-name="T376"><text:tab/></text:span></text:span><text:span text:style-name="Source_20_Text"><text:span text:style-name="T377"><text:tab/><text:tab/></text:span></text:span><text:span text:style-name="Source_20_Text"><text:span text:style-name="T376">= 2</text:span></text:span><text:span text:style-name="Source_20_Text"><text:span text:style-name="T377">5</text:span></text:span><text:span text:style-name="Source_20_Text"><text:span text:style-name="T376">,</text:span></text:span></text:p>
      <text:p text:style-name="P110"><text:span text:style-name="Source_20_Text"><text:span text:style-name="T40"><text:s text:c="4"/>script_object_type_damage</text:span></text:span><text:span text:style-name="Source_20_Text"><text:span text:style-name="T376"><text:tab/><text:tab/></text:span></text:span><text:span text:style-name="Source_20_Text"><text:span text:style-name="T377"><text:tab/></text:span></text:span><text:span text:style-name="Source_20_Text"><text:span text:style-name="T376">= 2</text:span></text:span><text:span text:style-name="Source_20_Text"><text:span text:style-name="T377">6</text:span></text:span><text:span text:style-name="Source_20_Text"><text:span text:style-name="T376">,</text:span></text:span></text:p>
      <text:p text:style-name="P110"><text:span text:style-name="Source_20_Text"><text:span text:style-name="T40"><text:s text:c="4"/>script_object_type_looping_sound</text:span></text:span><text:span text:style-name="Source_20_Text"><text:span text:style-name="T376"><text:tab/>= 2</text:span></text:span><text:span text:style-name="Source_20_Text"><text:span text:style-name="T377">7</text:span></text:span><text:span text:style-name="Source_20_Text"><text:span text:style-name="T376">,</text:span></text:span></text:p>
      <text:p text:style-name="P110"><text:span text:style-name="Source_20_Text"><text:span text:style-name="T40"><text:s text:c="4"/>script_object_type_animation_graph</text:span></text:span><text:span text:style-name="Source_20_Text"><text:span text:style-name="T376"><text:tab/>= 2</text:span></text:span><text:span text:style-name="Source_20_Text"><text:span text:style-name="T377">8</text:span></text:span><text:span text:style-name="Source_20_Text"><text:span text:style-name="T376">,</text:span></text:span></text:p>
      <text:p text:style-name="P110"><text:span text:style-name="Source_20_Text"><text:span text:style-name="T40"><text:s text:c="4"/>script_object_type_actor_variant</text:span></text:span><text:span text:style-name="Source_20_Text"><text:span text:style-name="T376"><text:tab/>= 2</text:span></text:span><text:span text:style-name="Source_20_Text"><text:span text:style-name="T377">9</text:span></text:span><text:span text:style-name="Source_20_Text"><text:span text:style-name="T376">,</text:span></text:span></text:p>
      <text:p text:style-name="P110"><text:span text:style-name="Source_20_Text"><text:span text:style-name="T40"><text:s text:c="4"/>script_object_type_damage_effect</text:span></text:span><text:span text:style-name="Source_20_Text"><text:span text:style-name="T376"><text:tab/>= </text:span></text:span><text:span text:style-name="Source_20_Text"><text:span text:style-name="T377">30</text:span></text:span><text:span text:style-name="Source_20_Text"><text:span text:style-name="T376">,</text:span></text:span></text:p>
      <text:p text:style-name="P110"><text:span text:style-name="Source_20_Text"><text:span text:style-name="T40"><text:s text:c="4"/>script_object_type_object_definition</text:span></text:span><text:span text:style-name="Source_20_Text"><text:span text:style-name="T376"><text:tab/>= </text:span></text:span><text:span text:style-name="Source_20_Text"><text:span text:style-name="T377">31</text:span></text:span><text:span text:style-name="Source_20_Text"><text:span text:style-name="T376">,</text:span></text:span></text:p>
      <text:p text:style-name="P110"><text:span text:style-name="Source_20_Text"><text:span text:style-name="T40"><text:s text:c="4"/>script_object_type_game_difficulty</text:span></text:span><text:span text:style-name="Source_20_Text"><text:span text:style-name="T376"><text:tab/>= </text:span></text:span><text:span text:style-name="Source_20_Text"><text:span text:style-name="T377">32</text:span></text:span><text:span text:style-name="Source_20_Text"><text:span text:style-name="T376">,</text:span></text:span></text:p>
      <text:p text:style-name="P110"><text:span text:style-name="Source_20_Text"><text:span text:style-name="T40"><text:s text:c="4"/>script_object_type_team</text:span></text:span><text:span text:style-name="Source_20_Text"><text:span text:style-name="T376"><text:tab/><text:tab/></text:span></text:span><text:span text:style-name="Source_20_Text"><text:span text:style-name="T377"><text:tab/></text:span></text:span><text:span text:style-name="Source_20_Text"><text:span text:style-name="T376">= </text:span></text:span><text:span text:style-name="Source_20_Text"><text:span text:style-name="T377">33</text:span></text:span><text:span text:style-name="Source_20_Text"><text:span text:style-name="T376">,</text:span></text:span></text:p>
      <text:p text:style-name="P110"><text:span text:style-name="Source_20_Text"><text:span text:style-name="T40"><text:s text:c="4"/>script_object_type_ai_default_state</text:span></text:span><text:span text:style-name="Source_20_Text"><text:span text:style-name="T376"><text:tab/>= </text:span></text:span><text:span text:style-name="Source_20_Text"><text:span text:style-name="T377">34</text:span></text:span><text:span text:style-name="Source_20_Text"><text:span text:style-name="T376">,</text:span></text:span></text:p>
      <text:p text:style-name="P110"><text:span text:style-name="Source_20_Text"><text:span text:style-name="T40"><text:s text:c="4"/>script_object_type_actor_type</text:span></text:span><text:span text:style-name="Source_20_Text"><text:span text:style-name="T376"><text:tab/><text:tab/>= </text:span></text:span><text:span text:style-name="Source_20_Text"><text:span text:style-name="T377">35</text:span></text:span><text:span text:style-name="Source_20_Text"><text:span text:style-name="T376">,</text:span></text:span></text:p>
      <text:p text:style-name="P110"><text:span text:style-name="Source_20_Text"><text:span text:style-name="T40"><text:s text:c="4"/>script_object_type_hud_corner</text:span></text:span><text:span text:style-name="Source_20_Text"><text:span text:style-name="T376"><text:tab/><text:tab/>= </text:span></text:span><text:span text:style-name="Source_20_Text"><text:span text:style-name="T377">36</text:span></text:span><text:span text:style-name="Source_20_Text"><text:span text:style-name="T376">,</text:span></text:span></text:p>
      <text:p text:style-name="P110"><text:span text:style-name="Source_20_Text"><text:span text:style-name="T376"/></text:span></text:p>
      <text:p text:style-name="P110"><text:span text:style-name="Source_20_Text"><text:span text:style-name="T40"><text:s text:c="4"/>script_object_type_object</text:span></text:span><text:span text:style-name="Source_20_Text"><text:span text:style-name="T376"><text:tab/><text:tab/></text:span></text:span><text:span text:style-name="Source_20_Text"><text:span text:style-name="T377"><text:tab/></text:span></text:span><text:span text:style-name="Source_20_Text"><text:span text:style-name="T376">= </text:span></text:span><text:span text:style-name="Source_20_Text"><text:span text:style-name="T377">37</text:span></text:span><text:span text:style-name="Source_20_Text"><text:span text:style-name="T376">,</text:span></text:span></text:p>
      <text:p text:style-name="P110"><text:span text:style-name="Source_20_Text"><text:span text:style-name="T40"><text:s text:c="4"/>script_object_type_unit</text:span></text:span><text:span text:style-name="Source_20_Text"><text:span text:style-name="T376"><text:tab/><text:tab/></text:span></text:span><text:span text:style-name="Source_20_Text"><text:span text:style-name="T377"><text:tab/></text:span></text:span><text:span text:style-name="Source_20_Text"><text:span text:style-name="T376">= </text:span></text:span><text:span text:style-name="Source_20_Text"><text:span text:style-name="T377">38</text:span></text:span><text:span text:style-name="Source_20_Text"><text:span text:style-name="T376">,</text:span></text:span></text:p>
      <text:p text:style-name="P110"><text:span text:style-name="Source_20_Text"><text:span text:style-name="T40"><text:s text:c="4"/>script_object_type_vehicle</text:span></text:span><text:span text:style-name="Source_20_Text"><text:span text:style-name="T376"><text:tab/><text:tab/>= </text:span></text:span><text:span text:style-name="Source_20_Text"><text:span text:style-name="T377">39</text:span></text:span><text:span text:style-name="Source_20_Text"><text:span text:style-name="T376">,</text:span></text:span></text:p>
      <text:p text:style-name="P110"><text:span text:style-name="Source_20_Text"><text:span text:style-name="T40"><text:s text:c="4"/>script_object_type_weapon</text:span></text:span><text:span text:style-name="Source_20_Text"><text:span text:style-name="T376"><text:tab/><text:tab/></text:span></text:span><text:span text:style-name="Source_20_Text"><text:span text:style-name="T377"><text:tab/></text:span></text:span><text:span text:style-name="Source_20_Text"><text:span text:style-name="T376">= </text:span></text:span><text:span text:style-name="Source_20_Text"><text:span text:style-name="T377">40</text:span></text:span><text:span text:style-name="Source_20_Text"><text:span text:style-name="T376">,</text:span></text:span></text:p>
      <text:p text:style-name="P110"><text:span text:style-name="Source_20_Text"><text:span text:style-name="T40"><text:s text:c="4"/>script_object_type_device</text:span></text:span><text:span text:style-name="Source_20_Text"><text:span text:style-name="T376"><text:tab/></text:span></text:span><text:span text:style-name="Source_20_Text"><text:span text:style-name="T377"><text:tab/><text:tab/></text:span></text:span><text:span text:style-name="Source_20_Text"><text:span text:style-name="T376">= </text:span></text:span><text:span text:style-name="Source_20_Text"><text:span text:style-name="T377">41</text:span></text:span><text:span text:style-name="Source_20_Text"><text:span text:style-name="T376">,</text:span></text:span></text:p>
      <text:p text:style-name="P110"><text:span text:style-name="Source_20_Text"><text:span text:style-name="T40"><text:s text:c="4"/>script_object_type_scenery</text:span></text:span><text:span text:style-name="Source_20_Text"><text:span text:style-name="T376"><text:tab/></text:span></text:span><text:span text:style-name="Source_20_Text"><text:span text:style-name="T377"><text:tab/></text:span></text:span><text:span text:style-name="Source_20_Text"><text:span text:style-name="T376">= </text:span></text:span><text:span text:style-name="Source_20_Text"><text:span text:style-name="T377">42</text:span></text:span><text:span text:style-name="Source_20_Text"><text:span text:style-name="T376">,</text:span></text:span></text:p>
      <text:p text:style-name="P110"><text:span text:style-name="Source_20_Text"><text:span text:style-name="T376"/></text:span></text:p>
      <text:p text:style-name="P110"><text:span text:style-name="Source_20_Text"><text:span text:style-name="T40"><text:s text:c="4"/>script_object_type_object_name</text:span></text:span><text:span text:style-name="Source_20_Text"><text:span text:style-name="T376"><text:tab/></text:span></text:span><text:span text:style-name="Source_20_Text"><text:span text:style-name="T377"><text:tab/></text:span></text:span><text:span text:style-name="Source_20_Text"><text:span text:style-name="T376">= </text:span></text:span><text:span text:style-name="Source_20_Text"><text:span text:style-name="T377">43</text:span></text:span><text:span text:style-name="Source_20_Text"><text:span text:style-name="T376">,</text:span></text:span></text:p>
      <text:p text:style-name="P110"><text:span text:style-name="Source_20_Text"><text:span text:style-name="T40"><text:s text:c="4"/>script_object_type_unit_name</text:span></text:span><text:span text:style-name="Source_20_Text"><text:span text:style-name="T376"><text:tab/></text:span></text:span><text:span text:style-name="Source_20_Text"><text:span text:style-name="T377"><text:tab/></text:span></text:span><text:span text:style-name="Source_20_Text"><text:span text:style-name="T376">= </text:span></text:span><text:span text:style-name="Source_20_Text"><text:span text:style-name="T377">44</text:span></text:span><text:span text:style-name="Source_20_Text"><text:span text:style-name="T376">,</text:span></text:span></text:p>
      <text:p text:style-name="P110"><text:span text:style-name="Source_20_Text"><text:span text:style-name="T40"><text:s text:c="4"/>script_object_type_vehicle_name</text:span></text:span><text:span text:style-name="Source_20_Text"><text:span text:style-name="T376"><text:tab/></text:span></text:span><text:span text:style-name="Source_20_Text"><text:span text:style-name="T377"><text:tab/></text:span></text:span><text:span text:style-name="Source_20_Text"><text:span text:style-name="T376">= </text:span></text:span><text:span text:style-name="Source_20_Text"><text:span text:style-name="T377">45</text:span></text:span><text:span text:style-name="Source_20_Text"><text:span text:style-name="T376">,</text:span></text:span></text:p>
      <text:p text:style-name="P110"><text:span text:style-name="Source_20_Text"><text:span text:style-name="T40"><text:s text:c="4"/>script_object_type_weapon_name</text:span></text:span><text:span text:style-name="Source_20_Text"><text:span text:style-name="T376"><text:tab/></text:span></text:span><text:span text:style-name="Source_20_Text"><text:span text:style-name="T377"><text:tab/></text:span></text:span><text:span text:style-name="Source_20_Text"><text:span text:style-name="T376">= </text:span></text:span><text:span text:style-name="Source_20_Text"><text:span text:style-name="T377">46</text:span></text:span><text:span text:style-name="Source_20_Text"><text:span text:style-name="T376">,</text:span></text:span></text:p>
      <text:p text:style-name="P110"><text:span text:style-name="Source_20_Text"><text:span text:style-name="T40"><text:s text:c="4"/>script_object_type_device_name</text:span></text:span><text:span text:style-name="Source_20_Text"><text:span text:style-name="T376"><text:tab/></text:span></text:span><text:span text:style-name="Source_20_Text"><text:span text:style-name="T377"><text:tab/></text:span></text:span><text:span text:style-name="Source_20_Text"><text:span text:style-name="T376">= </text:span></text:span><text:span text:style-name="Source_20_Text"><text:span text:style-name="T377">47</text:span></text:span><text:span text:style-name="Source_20_Text"><text:span text:style-name="T376">,</text:span></text:span></text:p>
      <text:p text:style-name="P110"><text:span text:style-name="Source_20_Text"><text:span text:style-name="T2"><text:s text:c="4"/></text:span></text:span><text:span text:style-name="Source_20_Text"><text:span text:style-name="T40">script_object_type_scenery_name</text:span></text:span><text:span text:style-name="Source_20_Text"><text:span text:style-name="T376"><text:tab/></text:span></text:span><text:span text:style-name="Source_20_Text"><text:span text:style-name="T377"><text:tab/></text:span></text:span><text:span text:style-name="Source_20_Text"><text:span text:style-name="T376">= </text:span></text:span><text:span text:style-name="Source_20_Text"><text:span text:style-name="T377">48</text:span></text:span><text:span text:style-name="Source_20_Text"><text:span text:style-name="T376">,</text:span></text:span><text:span text:style-name="Source_20_Text"><text:span text:style-name="T328"><text:line-break/></text:span></text:span><text:span text:style-name="Source_20_Text"><text:span text:style-name="T330"> <text:s text:c="3"/>} </text:span></text:span><text:span text:style-name="Source_20_Text"><text:span text:style-name="T39">Script</text:span></text:span><text:span text:style-name="Source_20_Text"><text:span text:style-name="T40">Object</text:span></text:span><text:span text:style-name="Source_20_Text"><text:span text:style-name="T3">Type</text:span></text:span><text:span text:style-name="Source_20_Text"><text:span text:style-name="T330">;</text:span></text:span></text:p>
      <text:p text:style-name="P128"><text:span text:style-name="Source_20_Text"><text:span text:style-name="T330"/></text:span></text:p>
      <text:p text:style-name="P109"><text:soft-page-break/><text:span text:style-name="Source_20_Text"><text:span text:style-name="T459">enum </text:span></text:span><text:span text:style-name="Source_20_Text"><text:span text:style-name="T460">class </text:span></text:span><text:span text:style-name="Source_20_Text"><text:span text:style-name="T39">Script</text:span></text:span><text:span text:style-name="Source_20_Text"><text:span text:style-name="T3">Type</text:span></text:span><text:span text:style-name="Source_20_Text"><text:span text:style-name="T450"> : </text:span></text:span><text:span text:style-name="Source_20_Text"><text:span text:style-name="T2">S</text:span></text:span><text:span text:style-name="Source_20_Text"><text:span text:style-name="T4">Enum</text:span></text:span><text:span text:style-name="Source_20_Text"><text:span text:style-name="T2">16</text:span></text:span><text:span text:style-name="Source_20_Text"><text:span text:style-name="T450"> {</text:span></text:span></text:p>
      <text:p text:style-name="P109"><text:span text:style-name="Source_20_Text"><text:span text:style-name="T326"><text:s text:c="4"/></text:span></text:span><text:span text:style-name="Source_20_Text"><text:span text:style-name="T39">script_type</text:span></text:span><text:span text:style-name="Source_20_Text"><text:span text:style-name="T3">_</text:span></text:span><text:span text:style-name="Source_20_Text"><text:span text:style-name="T39">startup<text:tab/></text:span></text:span><text:span text:style-name="Source_20_Text"><text:span text:style-name="T375"><text:tab/></text:span></text:span><text:span text:style-name="Source_20_Text"><text:span text:style-name="T326">= </text:span></text:span><text:span text:style-name="Source_20_Text"><text:span text:style-name="T328">0</text:span></text:span><text:span text:style-name="Source_20_Text"><text:span text:style-name="T329">,</text:span></text:span></text:p>
      <text:p text:style-name="P109"><text:span text:style-name="Source_20_Text"><text:span text:style-name="T326"><text:s text:c="4"/></text:span></text:span><text:span text:style-name="Source_20_Text"><text:span text:style-name="T39">script_type</text:span></text:span><text:span text:style-name="Source_20_Text"><text:span text:style-name="T3">_</text:span></text:span><text:span text:style-name="Source_20_Text"><text:span text:style-name="T39">dormant<text:tab/></text:span></text:span><text:span text:style-name="Source_20_Text"><text:span text:style-name="T375"><text:tab/></text:span></text:span><text:span text:style-name="Source_20_Text"><text:span text:style-name="T326">= </text:span></text:span><text:span text:style-name="Source_20_Text"><text:span text:style-name="T375">1</text:span></text:span><text:span text:style-name="Source_20_Text"><text:span text:style-name="T329">,</text:span></text:span></text:p>
      <text:p text:style-name="P109"><text:span text:style-name="Source_20_Text"><text:span text:style-name="T326"><text:s text:c="4"/></text:span></text:span><text:span text:style-name="Source_20_Text"><text:span text:style-name="T39">script_type</text:span></text:span><text:span text:style-name="Source_20_Text"><text:span text:style-name="T3">_</text:span></text:span><text:span text:style-name="Source_20_Text"><text:span text:style-name="T39">continuous</text:span></text:span><text:span text:style-name="Source_20_Text"><text:span text:style-name="T375"><text:tab/></text:span></text:span><text:span text:style-name="Source_20_Text"><text:span text:style-name="T326">= </text:span></text:span><text:span text:style-name="Source_20_Text"><text:span text:style-name="T375">2</text:span></text:span><text:span text:style-name="Source_20_Text"><text:span text:style-name="T329">,</text:span></text:span></text:p>
      <text:p text:style-name="P109"><text:span text:style-name="Source_20_Text"><text:span text:style-name="T326"><text:s text:c="4"/></text:span></text:span><text:span text:style-name="Source_20_Text"><text:span text:style-name="T39">script_type</text:span></text:span><text:span text:style-name="Source_20_Text"><text:span text:style-name="T3">_</text:span></text:span><text:span text:style-name="Source_20_Text"><text:span text:style-name="T39">static</text:span></text:span><text:span text:style-name="Source_20_Text"><text:span text:style-name="T375"><text:tab/><text:tab/></text:span></text:span><text:span text:style-name="Source_20_Text"><text:span text:style-name="T326">= </text:span></text:span><text:span text:style-name="Source_20_Text"><text:span text:style-name="T375">3</text:span></text:span><text:span text:style-name="Source_20_Text"><text:span text:style-name="T329">,</text:span></text:span></text:p>
      <text:p text:style-name="P109"><text:span text:style-name="Source_20_Text"><text:span text:style-name="T326"><text:s text:c="4"/></text:span></text:span><text:span text:style-name="Source_20_Text"><text:span text:style-name="T39">script_type</text:span></text:span><text:span text:style-name="Source_20_Text"><text:span text:style-name="T3">_</text:span></text:span><text:span text:style-name="Source_20_Text"><text:span text:style-name="T39">stub</text:span></text:span><text:span text:style-name="Source_20_Text"><text:span text:style-name="T375"><text:tab/><text:tab/></text:span></text:span><text:span text:style-name="Source_20_Text"><text:span text:style-name="T326">= </text:span></text:span><text:span text:style-name="Source_20_Text"><text:span text:style-name="T375">4</text:span></text:span><text:span text:style-name="Source_20_Text"><text:span text:style-name="T329">,</text:span></text:span><text:span text:style-name="Source_20_Text"><text:span text:style-name="T328"><text:line-break/></text:span></text:span><text:span text:style-name="Source_20_Text"><text:span text:style-name="T330"> <text:s text:c="3"/>} </text:span></text:span><text:span text:style-name="Source_20_Text"><text:span text:style-name="T39">Script</text:span></text:span><text:span text:style-name="Source_20_Text"><text:span text:style-name="T3">Type</text:span></text:span><text:span text:style-name="Source_20_Text"><text:span text:style-name="T330">;</text:span></text:span></text:p>
      <text:p text:style-name="P128"><text:span text:style-name="Source_20_Text"><text:span text:style-name="T330"/></text:span></text:p>
      <text:p text:style-name="P128"><text:span text:style-name="Source_20_Text"><text:span text:style-name="T475"/></text:span></text:p>
      <text:p text:style-name="P58"><text:span text:style-name="Source_20_Text"><text:span text:style-name="T461">typedef </text:span></text:span><text:span text:style-name="Source_20_Text"><text:span text:style-name="T463">struct</text:span></text:span><text:span text:style-name="Source_20_Text"><text:span text:style-name="T331"> </text:span></text:span><text:span text:style-name="Source_20_Text"><text:span text:style-name="T34">Script</text:span></text:span><text:span text:style-name="Source_20_Text"><text:span text:style-name="T36">SyntaxDataHeader</text:span></text:span><text:span text:style-name="Source_20_Text"><text:span text:style-name="T331"> {</text:span></text:span></text:p>
      <text:p text:style-name="P190"><text:span text:style-name="Source_20_Text"><text:span text:style-name="T255"><text:s text:c="4"/></text:span></text:span><text:span text:style-name="Source_20_Text"><text:span text:style-name="T82">StrAscii</text:span></text:span><text:span text:style-name="Source_20_Text"><text:span text:style-name="T255">[</text:span></text:span><text:span text:style-name="Source_20_Text"><text:span text:style-name="T485">32</text:span></text:span><text:span text:style-name="Source_20_Text"><text:span text:style-name="T255">]<text:tab/></text:span></text:span><text:span text:style-name="Source_20_Text"><text:span text:style-name="T429">name</text:span></text:span><text:span text:style-name="Source_20_Text"><text:span text:style-name="T416">;</text:span></text:span><text:span text:style-name="Source_20_Text"><text:span text:style-name="T373"><text:tab/><text:tab/></text:span></text:span><text:span text:style-name="Source_20_Text"><text:span text:style-name="T94">//</text:span></text:span><text:span text:style-name="Source_20_Text"><text:span text:style-name="T125"> must be null terminated</text:span></text:span></text:p>
      <text:p text:style-name="P191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34">16</text:span></text:span><text:span text:style-name="Source_20_Text"><text:span text:style-name="T86"><text:tab/></text:span></text:span><text:span text:style-name="Source_20_Text"><text:span text:style-name="T174"><text:tab/></text:span></text:span><text:span text:style-name="Source_20_Text"><text:span text:style-name="T373">max_nodes</text:span></text:span><text:span text:style-name="Source_20_Text"><text:span text:style-name="T331">;</text:span></text:span><text:span text:style-name="Source_20_Text"><text:span text:style-name="T373"><text:tab/></text:span></text:span><text:span text:style-name="Source_20_Text"><text:span text:style-name="T94">//</text:span></text:span><text:span text:style-name="Source_20_Text"><text:span text:style-name="T125"> </text:span></text:span><text:span text:style-name="Source_20_Text"><text:span text:style-name="T175">always == </text:span></text:span><text:span text:style-name="Source_20_Text"><text:span text:style-name="T174">19001 for non-open sauce halo</text:span></text:span></text:p>
      <text:p text:style-name="P191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34">16</text:span></text:span><text:span text:style-name="Source_20_Text"><text:span text:style-name="T174"><text:tab/><text:tab/></text:span></text:span><text:span text:style-name="Source_20_Text"><text:span text:style-name="T373">node_size</text:span></text:span><text:span text:style-name="Source_20_Text"><text:span text:style-name="T331">;</text:span></text:span><text:span text:style-name="Source_20_Text"><text:span text:style-name="T373"><text:tab/></text:span></text:span><text:span text:style-name="Source_20_Text"><text:span text:style-name="T94">//</text:span></text:span><text:span text:style-name="Source_20_Text"><text:span text:style-name="T174"> </text:span></text:span><text:span text:style-name="Source_20_Text"><text:span text:style-name="T175">always == </text:span></text:span><text:span text:style-name="Source_20_Text"><text:span text:style-name="T174">20</text:span></text:span></text:p>
      <text:p text:style-name="P191"><text:span text:style-name="Source_20_Text"><text:span text:style-name="T86"><text:s text:c="4"/></text:span></text:span><text:span text:style-name="Source_20_Text"><text:span text:style-name="T37">UInt8</text:span></text:span><text:span text:style-name="Source_20_Text"><text:span text:style-name="T174"><text:tab/><text:tab/></text:span></text:span><text:span text:style-name="Source_20_Text"><text:span text:style-name="T373">is_valid</text:span></text:span><text:span text:style-name="Source_20_Text"><text:span text:style-name="T331">;</text:span></text:span><text:span text:style-name="Source_20_Text"><text:span text:style-name="T373"><text:tab/><text:tab/></text:span></text:span><text:span text:style-name="Source_20_Text"><text:span text:style-name="T94">//</text:span></text:span><text:span text:style-name="Source_20_Text"><text:span text:style-name="T174"> </text:span></text:span><text:span text:style-name="Source_20_Text"><text:span text:style-name="T175">always == </text:span></text:span><text:span text:style-name="Source_20_Text"><text:span text:style-name="T174">1</text:span></text:span></text:p>
      <text:p text:style-name="P191"><text:span text:style-name="Source_20_Text"><text:span text:style-name="T86"><text:s text:c="4"/></text:span></text:span><text:span text:style-name="Source_20_Text"><text:span text:style-name="T37">UInt8</text:span></text:span><text:span text:style-name="Source_20_Text"><text:span text:style-name="T174"><text:tab/><text:tab/></text:span></text:span><text:span text:style-name="Source_20_Text"><text:span text:style-name="T373">id_zero_invalid</text:span></text:span><text:span text:style-name="Source_20_Text"><text:span text:style-name="T331">;</text:span></text:span><text:span text:style-name="Source_20_Text"><text:span text:style-name="T373"><text:tab/></text:span></text:span><text:span text:style-name="Source_20_Text"><text:span text:style-name="T94">//</text:span></text:span><text:span text:style-name="Source_20_Text"><text:span text:style-name="T174"> </text:span></text:span><text:span text:style-name="Source_20_Text"><text:span text:style-name="T175">always == </text:span></text:span><text:span text:style-name="Source_20_Text"><text:span text:style-name="T174">0</text:span></text:span></text:p>
      <text:p text:style-name="P56"><text:span text:style-name="Source_20_Text"><text:span text:style-name="T255"><text:s text:c="4"/></text:span></text:span><text:span text:style-name="Source_20_Text"><text:span text:style-name="T72">Pad</text:span></text:span><text:span text:style-name="Source_20_Text"><text:span text:style-name="T255">[</text:span></text:span><text:span text:style-name="Source_20_Text"><text:span text:style-name="T487">2</text:span></text:span><text:span text:style-name="Source_20_Text"><text:span text:style-name="T255">]<text:tab/></text:span></text:span><text:span text:style-name="Source_20_Text"><text:span text:style-name="T303"><text:tab/></text:span></text:span><text:span text:style-name="Source_20_Text"><text:span text:style-name="T416">pad</text:span></text:span><text:span text:style-name="Source_20_Text"><text:span text:style-name="T429">0</text:span></text:span><text:span text:style-name="Source_20_Text"><text:span text:style-name="T416">;</text:span></text:span></text:p>
      <text:p text:style-name="P57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96"><text:tab/></text:span></text:span><text:span text:style-name="Source_20_Text"><text:span text:style-name="T373">sig</text:span></text:span><text:span text:style-name="Source_20_Text"><text:span text:style-name="T331">;</text:span></text:span><text:span text:style-name="Source_20_Text"><text:span text:style-name="T373"><text:tab/><text:tab/></text:span></text:span><text:span text:style-name="Source_20_Text"><text:span text:style-name="T94">//</text:span></text:span><text:span text:style-name="Source_20_Text"><text:span text:style-name="T122"> </text:span></text:span><text:span text:style-name="Source_20_Text"><text:span text:style-name="T127">always</text:span></text:span><text:span text:style-name="Source_20_Text"><text:span text:style-name="T122"> == 0x</text:span></text:span><text:span text:style-name="Source_20_Text"><text:span text:style-name="T174">64407440</text:span></text:span><text:span text:style-name="Source_20_Text"><text:span text:style-name="T122">(fourcc of "</text:span></text:span><text:span text:style-name="Source_20_Text"><text:span text:style-name="T174">d@t@</text:span></text:span><text:span text:style-name="Source_20_Text"><text:span text:style-name="T122">")</text:span></text:span></text:p>
      <text:p text:style-name="P57"><text:span text:style-name="Source_20_Text"><text:span text:style-name="T86"><text:s text:c="4"/></text:span></text:span><text:span text:style-name="Source_20_Text"><text:span text:style-name="T37">UInt</text:span></text:span><text:span text:style-name="Source_20_Text"><text:span text:style-name="T38">16</text:span></text:span><text:span text:style-name="Source_20_Text"><text:span text:style-name="T174"><text:tab/><text:tab/></text:span></text:span><text:span text:style-name="Source_20_Text"><text:span text:style-name="T374">next_node</text:span></text:span><text:span text:style-name="Source_20_Text"><text:span text:style-name="T331">;</text:span></text:span><text:span text:style-name="Source_20_Text"><text:span text:style-name="T373"><text:tab/></text:span></text:span><text:span text:style-name="Source_20_Text"><text:span text:style-name="T94">//</text:span></text:span><text:span text:style-name="Source_20_Text"><text:span text:style-name="T174"> </text:span></text:span><text:span text:style-name="Source_20_Text"><text:span text:style-name="T175">always == 0?</text:span></text:span></text:p>
      <text:p text:style-name="P57"><text:span text:style-name="Source_20_Text"><text:span text:style-name="T86"><text:s text:c="4"/></text:span></text:span><text:span text:style-name="Source_20_Text"><text:span text:style-name="T37">UInt</text:span></text:span><text:span text:style-name="Source_20_Text"><text:span text:style-name="T38">16</text:span></text:span><text:span text:style-name="Source_20_Text"><text:span text:style-name="T174"><text:tab/><text:tab/></text:span></text:span><text:span text:style-name="Source_20_Text"><text:span text:style-name="T374">last_node</text:span></text:span><text:span text:style-name="Source_20_Text"><text:span text:style-name="T331">;</text:span></text:span><text:span text:style-name="Source_20_Text"><text:span text:style-name="T373"><text:tab/></text:span></text:span><text:span text:style-name="Source_20_Text"><text:span text:style-name="T94">//</text:span></text:span><text:span text:style-name="Source_20_Text"><text:span text:style-name="T174"> </text:span></text:span><text:span text:style-name="Source_20_Text"><text:span text:style-name="T213">index of </text:span></text:span><text:span text:style-name="Source_20_Text"><text:span text:style-name="T175">the last valid </text:span></text:span><text:span text:style-name="Source_20_Text"><text:span text:style-name="T214">ScriptN</text:span></text:span><text:span text:style-name="Source_20_Text"><text:span text:style-name="T175">ode in the data</text:span></text:span></text:p>
      <text:p text:style-name="P57"><text:span text:style-name="Source_20_Text"><text:span text:style-name="T86"><text:s text:c="4"/></text:span></text:span><text:span text:style-name="Source_20_Text"><text:span text:style-name="T37">UInt</text:span></text:span><text:span text:style-name="Source_20_Text"><text:span text:style-name="T38">32</text:span></text:span><text:span text:style-name="Source_20_Text"><text:span text:style-name="T174"><text:tab/><text:tab/></text:span></text:span><text:span text:style-name="Source_20_Text"><text:span text:style-name="T374">next</text:span></text:span><text:span text:style-name="Source_20_Text"><text:span text:style-name="T331">;</text:span></text:span></text:p>
      <text:p text:style-name="P57"><text:span text:style-name="Source_20_Text"><text:span text:style-name="T86"><text:s text:c="4"/></text:span></text:span><text:span text:style-name="Source_20_Text"><text:span text:style-name="T37">UInt</text:span></text:span><text:span text:style-name="Source_20_Text"><text:span text:style-name="T38">32</text:span></text:span><text:span text:style-name="Source_20_Text"><text:span text:style-name="T174"><text:tab/><text:tab/></text:span></text:span><text:span text:style-name="Source_20_Text"><text:span text:style-name="T374">first</text:span></text:span><text:span text:style-name="Source_20_Text"><text:span text:style-name="T331">;</text:span></text:span></text:p>
      <text:p text:style-name="P55"><text:span text:style-name="Source_20_Text"><text:span text:style-name="T369"><text:s text:c="4"/>}</text:span></text:span><text:span text:style-name="Source_20_Text"><text:span text:style-name="T372"> </text:span></text:span><text:span text:style-name="Source_20_Text"><text:span text:style-name="T34">Script</text:span></text:span><text:span text:style-name="Source_20_Text"><text:span text:style-name="T36">SyntaxDataHeader</text:span></text:span><text:span text:style-name="Source_20_Text"><text:span text:style-name="T369">;</text:span></text:span><text:span text:style-name="Source_20_Text"><text:span text:style-name="T372"> </text:span></text:span><text:span text:style-name="Source_20_Text"><text:span text:style-name="T368"><text:s/></text:span></text:span><text:span text:style-name="Source_20_Text"><text:span text:style-name="T94">// size == </text:span></text:span><text:span text:style-name="Source_20_Text"><text:span text:style-name="T173">5</text:span></text:span><text:span text:style-name="Source_20_Text"><text:span text:style-name="T174">6</text:span></text:span><text:span text:style-name="Source_20_Text"><text:span text:style-name="T94"> bytes</text:span></text:span></text:p>
      <text:p text:style-name="P53"><text:span text:style-name="Source_20_Text"><text:span text:style-name="T461"/></text:span></text:p>
      <text:p text:style-name="P53"><text:span text:style-name="Source_20_Text"><text:span text:style-name="T461"/></text:span></text:p>
      <text:p text:style-name="P53"><text:span text:style-name="Source_20_Text"><text:span text:style-name="T461">typedef </text:span></text:span><text:span text:style-name="Source_20_Text"><text:span text:style-name="T463">struct</text:span></text:span><text:span text:style-name="Source_20_Text"><text:span text:style-name="T331"> </text:span></text:span><text:span text:style-name="Source_20_Text"><text:span text:style-name="T34">ScriptNode</text:span></text:span><text:span text:style-name="Source_20_Text"><text:span text:style-name="T331"> {</text:span></text:span></text:p>
      <text:p text:style-name="P53"><text:span text:style-name="Source_20_Text"><text:span text:style-name="T86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6"><text:tab/></text:span></text:span><text:span text:style-name="Source_20_Text"><text:span text:style-name="T171"><text:tab/></text:span></text:span><text:span text:style-name="Source_20_Text"><text:span text:style-name="T369">salt</text:span></text:span><text:span text:style-name="Source_20_Text"><text:span text:style-name="T331">;</text:span></text:span></text:p>
      <text:p text:style-name="P53"><text:span text:style-name="Source_20_Text"><text:span text:style-name="T86"><text:s text:c="4"/></text:span></text:span><text:span text:style-name="Source_20_Text"><text:span text:style-name="T34">union</text:span></text:span><text:span text:style-name="Source_20_Text"><text:span text:style-name="T171"> </text:span></text:span><text:span text:style-name="Source_20_Text"><text:span text:style-name="T369">{</text:span></text:span></text:p>
      <text:p text:style-name="P53"><text:span text:style-name="Source_20_Text"><text:span text:style-name="T86"><text:s text:c="4"/></text:span></text:span><text:span text:style-name="Source_20_Text"><text:span text:style-name="T171"><text:s text:c="4"/></text:span></text:span><text:span text:style-name="Source_20_Text"><text:span text:style-name="T7">UInt</text:span></text:span><text:span text:style-name="Source_20_Text"><text:span text:style-name="T34">16</text:span></text:span><text:span text:style-name="Source_20_Text"><text:span text:style-name="T86"><text:tab/></text:span></text:span><text:span text:style-name="Source_20_Text"><text:span text:style-name="T369">constant_index</text:span></text:span><text:span text:style-name="Source_20_Text"><text:span text:style-name="T331">;</text:span></text:span></text:p>
      <text:p text:style-name="P53"><text:span text:style-name="Source_20_Text"><text:span text:style-name="T86"><text:s text:c="4"/></text:span></text:span><text:span text:style-name="Source_20_Text"><text:span text:style-name="T171"><text:s text:c="4"/></text:span></text:span><text:span text:style-name="Source_20_Text"><text:span text:style-name="T7">UInt</text:span></text:span><text:span text:style-name="Source_20_Text"><text:span text:style-name="T34">16</text:span></text:span><text:span text:style-name="Source_20_Text"><text:span text:style-name="T86"><text:tab/></text:span></text:span><text:span text:style-name="Source_20_Text"><text:span text:style-name="T369">function_index</text:span></text:span><text:span text:style-name="Source_20_Text"><text:span text:style-name="T331">;</text:span></text:span></text:p>
      <text:p text:style-name="P53"><text:span text:style-name="Source_20_Text"><text:span text:style-name="T86"><text:s text:c="3"/></text:span></text:span><text:span text:style-name="Source_20_Text"><text:span text:style-name="T171"><text:s text:c="4"/></text:span></text:span><text:span text:style-name="Source_20_Text"><text:span text:style-name="T86"><text:s/></text:span></text:span><text:span text:style-name="Source_20_Text"><text:span text:style-name="T7">UInt</text:span></text:span><text:span text:style-name="Source_20_Text"><text:span text:style-name="T34">16</text:span></text:span><text:span text:style-name="Source_20_Text"><text:span text:style-name="T86"><text:tab/></text:span></text:span><text:span text:style-name="Source_20_Text"><text:span text:style-name="T369">script_index</text:span></text:span><text:span text:style-name="Source_20_Text"><text:span text:style-name="T331">;</text:span></text:span></text:p>
      <text:p text:style-name="P53"><text:span text:style-name="Source_20_Text"><text:span text:style-name="T369"><text:s text:c="8"/>};</text:span></text:span></text:p>
      <text:p text:style-name="P53"><text:span text:style-name="Source_20_Text"><text:span text:style-name="T302"><text:s text:c="2"/></text:span></text:span><text:span text:style-name="Source_20_Text"><text:span text:style-name="T280"><text:s text:c="2"/>//</text:span></text:span><text:span text:style-name="Source_20_Text"><text:span text:style-name="T302"> flags</text:span></text:span></text:p>
      <text:p text:style-name="P53"><text:span text:style-name="Source_20_Text"><text:span text:style-name="T86"><text:s text:c="4"/></text:span></text:span><text:span text:style-name="Source_20_Text"><text:span text:style-name="T34">ScriptObjectType</text:span></text:span><text:span text:style-name="Source_20_Text"><text:span text:style-name="T86"><text:tab/></text:span></text:span><text:span text:style-name="Source_20_Text"><text:span text:style-name="T369">type</text:span></text:span><text:span text:style-name="Source_20_Text"><text:span text:style-name="T331">;</text:span></text:span></text:p>
      <text:p text:style-name="P53"><text:span text:style-name="Source_20_Text"><text:span text:style-name="T86"><text:s text:c="4"/></text:span></text:span><text:span text:style-name="Source_20_Text"><text:span text:style-name="T34">Bool16</text:span></text:span><text:span text:style-name="Source_20_Text"><text:span text:style-name="T86"><text:tab/></text:span></text:span><text:span text:style-name="Source_20_Text"><text:span text:style-name="T369">is_primitive<text:tab/><text:tab/>: 1</text:span></text:span><text:span text:style-name="Source_20_Text"><text:span text:style-name="T331">;</text:span></text:span></text:p>
      <text:p text:style-name="P53"><text:span text:style-name="Source_20_Text"><text:span text:style-name="T86"><text:s text:c="4"/></text:span></text:span><text:span text:style-name="Source_20_Text"><text:span text:style-name="T34">Bool16</text:span></text:span><text:span text:style-name="Source_20_Text"><text:span text:style-name="T86"><text:tab/></text:span></text:span><text:span text:style-name="Source_20_Text"><text:span text:style-name="T369">is_script_call<text:tab/><text:tab/>: 1</text:span></text:span><text:span text:style-name="Source_20_Text"><text:span text:style-name="T331">;</text:span></text:span></text:p>
      <text:p text:style-name="P53"><text:span text:style-name="Source_20_Text"><text:span text:style-name="T86"><text:s text:c="4"/></text:span></text:span><text:span text:style-name="Source_20_Text"><text:span text:style-name="T34">Bool16</text:span></text:span><text:span text:style-name="Source_20_Text"><text:span text:style-name="T86"><text:tab/></text:span></text:span><text:span text:style-name="Source_20_Text"><text:span text:style-name="T369">is_global <text:tab/><text:tab/><text:tab/>: 1</text:span></text:span><text:span text:style-name="Source_20_Text"><text:span text:style-name="T331">;</text:span></text:span></text:p>
      <text:p text:style-name="P53"><text:span text:style-name="Source_20_Text"><text:span text:style-name="T86"><text:s text:c="4"/></text:span></text:span><text:span text:style-name="Source_20_Text"><text:span text:style-name="T34">Bool16</text:span></text:span><text:span text:style-name="Source_20_Text"><text:span text:style-name="T86"><text:tab/></text:span></text:span><text:span text:style-name="Source_20_Text"><text:span text:style-name="T369">is_garbage_collectable<text:tab/>: 1</text:span></text:span><text:span text:style-name="Source_20_Text"><text:span text:style-name="T331">;</text:span></text:span></text:p>
      <text:p text:style-name="P53"><text:span text:style-name="Source_20_Text"><text:span text:style-name="T406"/></text:span></text:p>
      <text:p text:style-name="P53"><text:span text:style-name="Source_20_Text"><text:span text:style-name="T86"><text:s text:c="4"/></text:span></text:span><text:span text:style-name="Source_20_Text"><text:span text:style-name="T34">UInt32</text:span></text:span><text:span text:style-name="Source_20_Text"><text:span text:style-name="T86"><text:tab/></text:span></text:span><text:span text:style-name="Source_20_Text"><text:span text:style-name="T369">next_node;</text:span></text:span></text:p>
      <text:p text:style-name="P54"><text:span text:style-name="Source_20_Text"><text:span text:style-name="T86"><text:s text:c="4"/></text:span></text:span><text:span text:style-name="Source_20_Text"><text:span text:style-name="T34">UInt32</text:span></text:span><text:span text:style-name="Source_20_Text"><text:span text:style-name="T86"><text:tab/></text:span></text:span><text:span text:style-name="Source_20_Text"><text:span text:style-name="T369">string_offset;</text:span></text:span></text:p>
      <text:p text:style-name="P54"><text:span text:style-name="Source_20_Text"><text:span text:style-name="T86"><text:s text:c="4"/></text:span></text:span><text:span text:style-name="Source_20_Text"><text:span text:style-name="T34">union</text:span></text:span><text:span text:style-name="Source_20_Text"><text:span text:style-name="T171"> </text:span></text:span><text:span text:style-name="Source_20_Text"><text:span text:style-name="T369">{</text:span></text:span></text:p>
      <text:p text:style-name="P54"><text:span text:style-name="Source_20_Text"><text:span text:style-name="T86"><text:s text:c="4"/></text:span></text:span><text:span text:style-name="Source_20_Text"><text:span text:style-name="T171"><text:s text:c="4"/></text:span></text:span><text:span text:style-name="Source_20_Text"><text:span text:style-name="T7">UInt</text:span></text:span><text:span text:style-name="Source_20_Text"><text:span text:style-name="T35">32</text:span></text:span><text:span text:style-name="Source_20_Text"><text:span text:style-name="T86"><text:tab/></text:span></text:span><text:span text:style-name="Source_20_Text"><text:span text:style-name="T370">boolean</text:span></text:span><text:span text:style-name="Source_20_Text"><text:span text:style-name="T331">;</text:span></text:span><text:span text:style-name="Source_20_Text"><text:span text:style-name="T371"><text:tab/></text:span></text:span><text:span text:style-name="Source_20_Text"><text:span text:style-name="T172">// for endianness alignment purposes, these</text:span></text:span></text:p>
      <text:p text:style-name="P54"><text:span text:style-name="Source_20_Text"><text:span text:style-name="T86"><text:s text:c="4"/></text:span></text:span><text:span text:style-name="Source_20_Text"><text:span text:style-name="T171"><text:s text:c="4"/></text:span></text:span><text:span text:style-name="Source_20_Text"><text:span text:style-name="T7">UInt</text:span></text:span><text:span text:style-name="Source_20_Text"><text:span text:style-name="T35">32</text:span></text:span><text:span text:style-name="Source_20_Text"><text:span text:style-name="T86"><text:tab/></text:span></text:span><text:span text:style-name="Source_20_Text"><text:span text:style-name="T370">int16</text:span></text:span><text:span text:style-name="Source_20_Text"><text:span text:style-name="T331">;</text:span></text:span><text:span text:style-name="Source_20_Text"><text:span text:style-name="T371"><text:tab/></text:span></text:span><text:span text:style-name="Source_20_Text"><text:span text:style-name="T172">// union members will all take up 4 bytes.</text:span></text:span></text:p>
      <text:p text:style-name="P54"><text:span text:style-name="Source_20_Text"><text:span text:style-name="T86"><text:s text:c="3"/></text:span></text:span><text:span text:style-name="Source_20_Text"><text:span text:style-name="T171"><text:s text:c="4"/></text:span></text:span><text:span text:style-name="Source_20_Text"><text:span text:style-name="T86"><text:s/></text:span></text:span><text:span text:style-name="Source_20_Text"><text:span text:style-name="T7">UInt</text:span></text:span><text:span text:style-name="Source_20_Text"><text:span text:style-name="T35">32</text:span></text:span><text:span text:style-name="Source_20_Text"><text:span text:style-name="T86"><text:tab/></text:span></text:span><text:span text:style-name="Source_20_Text"><text:span text:style-name="T370">int32</text:span></text:span><text:span text:style-name="Source_20_Text"><text:span text:style-name="T331">;</text:span></text:span><text:span text:style-name="Source_20_Text"><text:span text:style-name="T371"><text:tab/></text:span></text:span><text:span text:style-name="Source_20_Text"><text:span text:style-name="T172">// this is to make sure the int16 and boolean</text:span></text:span></text:p>
      <text:p text:style-name="P54"><text:span text:style-name="Source_20_Text"><text:span text:style-name="T86"><text:s text:c="3"/></text:span></text:span><text:span text:style-name="Source_20_Text"><text:span text:style-name="T171"><text:s text:c="4"/></text:span></text:span><text:span text:style-name="Source_20_Text"><text:span text:style-name="T86"><text:s/></text:span></text:span><text:span text:style-name="Source_20_Text"><text:span text:style-name="T35">Float</text:span></text:span><text:span text:style-name="Source_20_Text"><text:span text:style-name="T86"><text:tab/></text:span></text:span><text:span text:style-name="Source_20_Text"><text:span text:style-name="T370">real</text:span></text:span><text:span text:style-name="Source_20_Text"><text:span text:style-name="T331">;</text:span></text:span><text:span text:style-name="Source_20_Text"><text:span text:style-name="T371"><text:tab/><text:tab/></text:span></text:span><text:span text:style-name="Source_20_Text"><text:span text:style-name="T172">// are on the right side of the 4 bytes in</text:span></text:span></text:p>
      <text:p text:style-name="P54"><text:span text:style-name="Source_20_Text"><text:span text:style-name="T86"><text:s text:c="3"/></text:span></text:span><text:span text:style-name="Source_20_Text"><text:span text:style-name="T171"><text:s text:c="4"/></text:span></text:span><text:span text:style-name="Source_20_Text"><text:span text:style-name="T86"><text:s/></text:span></text:span><text:span text:style-name="Source_20_Text"><text:span text:style-name="T7">UInt</text:span></text:span><text:span text:style-name="Source_20_Text"><text:span text:style-name="T35">32</text:span></text:span><text:span text:style-name="Source_20_Text"><text:span text:style-name="T86"><text:tab/></text:span></text:span><text:span text:style-name="Source_20_Text"><text:span text:style-name="T370">node</text:span></text:span><text:span text:style-name="Source_20_Text"><text:span text:style-name="T331">;</text:span></text:span><text:span text:style-name="Source_20_Text"><text:span text:style-name="T371"><text:tab/><text:tab/></text:span></text:span><text:span text:style-name="Source_20_Text"><text:span text:style-name="T172">// big endian, and the left side in little.</text:span></text:span></text:p>
      <text:p text:style-name="P54"><text:span text:style-name="Source_20_Text"><text:span text:style-name="T369"><text:s text:c="8"/>};</text:span></text:span></text:p>
      <text:p text:style-name="P53"><text:span text:style-name="Source_20_Text"><text:span text:style-name="T331"/></text:span></text:p>
      <text:p text:style-name="P53"><text:span text:style-name="Source_20_Text"><text:span text:style-name="T368"><text:s text:c="4"/>} </text:span></text:span><text:span text:style-name="Source_20_Text"><text:span text:style-name="T34">ScriptNode</text:span></text:span><text:span text:style-name="Source_20_Text"><text:span text:style-name="T368">; <text:s/></text:span></text:span><text:span text:style-name="Source_20_Text"><text:span text:style-name="T94">// size == </text:span></text:span><text:span text:style-name="Source_20_Text"><text:span text:style-name="T171">20</text:span></text:span><text:span text:style-name="Source_20_Text"><text:span text:style-name="T94"> byte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3:38:49.713000000</meta:creation-date>
    <meta:generator>LibreOffice/5.2.4.2$Windows_x86 LibreOffice_project/3d5603e1122f0f102b62521720ab13a38a4e0eb0</meta:generator>
    <dc:date>2018-09-20T18:50:11.339000000</dc:date>
    <meta:editing-duration>P3DT8H57M29S</meta:editing-duration>
    <meta:editing-cycles>580</meta:editing-cycles>
    <meta:document-statistic meta:table-count="0" meta:image-count="0" meta:object-count="0" meta:page-count="16" meta:paragraph-count="700" meta:word-count="4236" meta:character-count="31598" meta:non-whitespace-character-count="24915"/>
  </office:meta>
</office:document-meta>
</file>